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Garamond" svg:font-family="Garamond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Garamond" style:font-name-asian="Garamond" style:font-name-complex="Garamond" style:font-family-generic="roman"/>
    </style:style>
    <style:style style:name="ce3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style:font-name="Garamond" style:font-name-asian="Garamond" style:font-name-complex="Garamond" style:font-family-generic="roman"/>
    </style:style>
    <style:style style:name="ce4" style:family="table-cell" style:parent-style-name="Default" style:data-style-name="N0">
      <style:table-cell-properties fo:background-color="transparent"/>
      <style:text-properties style:font-name="Garamond" style:font-name-asian="Garamond" style:font-name-complex="Garamond" style:font-family-generic="roman"/>
    </style:style>
    <style:style style:name="ce5" style:family="table-cell" style:parent-style-name="Default" style:data-style-name="N0">
      <style:text-properties fo:color="#000000" style:font-name="Garamond" style:font-name-asian="Garamond" style:font-name-complex="Garamond" style:font-family-generic="roman"/>
    </style:style>
    <style:style style:name="ce6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000000" style:font-name="Garamond" style:font-name-asian="Garamond" style:font-name-complex="Garamond" style:font-family-generic="roman"/>
    </style:style>
    <style:style style:name="ce7" style:family="table-cell" style:parent-style-name="Default" style:data-style-name="N0">
      <style:table-cell-properties fo:background-color="#A9D08E"/>
      <style:text-properties style:font-name="Garamond" style:font-name-asian="Garamond" style:font-name-complex="Garamond" style:font-family-generic="roman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Garamond" style:font-name-asian="Garamond" style:font-name-complex="Garamond" style:font-family-generic="roman"/>
    </style:style>
    <style:style style:name="ce9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050505" style:font-name="Garamond" style:font-name-asian="Garamond" style:font-name-complex="Garamond" style:font-family-generic="roman"/>
    </style:style>
    <style:style style:name="ce10" style:family="table-cell" style:parent-style-name="Default" style:data-style-name="N0">
      <style:table-cell-properties fo:background-color="#FFC000"/>
      <style:text-properties style:font-name="Garamond" style:font-name-asian="Garamond" style:font-name-complex="Garamond" style:font-family-generic="roman"/>
    </style:style>
    <style:style style:name="ce11" style:family="table-cell" style:parent-style-name="Default" style:data-style-name="N0">
      <style:table-cell-properties fo:background-color="#FFFF66"/>
      <style:text-properties style:font-name="Garamond" style:font-name-asian="Garamond" style:font-name-complex="Garamond" style:font-family-generic="roman"/>
    </style:style>
    <style:style style:name="ce12" style:family="table-cell" style:parent-style-name="Default" style:data-style-name="N0">
      <style:table-cell-properties style:vertical-align="top"/>
      <style:text-properties fo:color="#050505" style:font-name="Garamond" style:font-name-asian="Garamond" style:font-name-complex="Garamond" style:font-family-generic="roman"/>
    </style:style>
    <style:style style:name="ce13" style:family="table-cell" style:parent-style-name="Default" style:data-style-name="N0">
      <style:table-cell-properties fo:background-color="#CC00FF"/>
      <style:text-properties style:font-name="Garamond" style:font-name-asian="Garamond" style:font-name-complex="Garamond" style:font-family-generic="roman"/>
    </style:style>
    <style:style style:name="ce14" style:family="table-cell" style:parent-style-name="Default" style:data-style-name="N0">
      <style:table-cell-properties fo:background-color="#BF8F00"/>
      <style:text-properties style:font-name="Garamond" style:font-name-asian="Garamond" style:font-name-complex="Garamond" style:font-family-generic="roman"/>
    </style:style>
    <style:style style:name="ce15" style:family="table-cell" style:parent-style-name="Default" style:data-style-name="N0">
      <style:table-cell-properties fo:background-color="#00FFFF"/>
      <style:text-properties style:font-name="Garamond" style:font-name-asian="Garamond" style:font-name-complex="Garamond" style:font-family-generic="roman"/>
    </style:style>
    <style:style style:name="ce16" style:family="table-cell" style:parent-style-name="Default" style:data-style-name="N0">
      <style:table-cell-properties fo:background-color="#9BC2E6"/>
      <style:text-properties style:font-name="Garamond" style:font-name-asian="Garamond" style:font-name-complex="Garamond" style:font-family-generic="roman"/>
    </style:style>
    <style:style style:name="ce17" style:family="table-cell" style:parent-style-name="Default" style:data-style-name="N0">
      <style:table-cell-properties fo:background-color="#D0CECE"/>
      <style:text-properties style:font-name="Garamond" style:font-name-asian="Garamond" style:font-name-complex="Garamond" style:font-family-generic="roman"/>
    </style:style>
    <style:style style:name="ce18" style:family="table-cell" style:parent-style-name="Default" style:data-style-name="N0">
      <style:text-properties style:font-name="Garamond" style:font-name-asian="Garamond" style:font-name-complex="Garamond" style:font-family-generic="roman"/>
    </style:style>
    <style:style style:name="ce19" style:family="table-cell" style:parent-style-name="Default" style:data-style-name="N0">
      <style:table-cell-properties fo:background-color="#FF66CC"/>
      <style:text-properties style:font-name="Garamond" style:font-name-asian="Garamond" style:font-name-complex="Garamond" style:font-family-generic="roman"/>
    </style:style>
    <style:style style:name="ce20" style:family="table-cell" style:parent-style-name="Default" style:data-style-name="N1">
      <style:text-properties style:font-name="Garamond" style:font-name-asian="Garamond" style:font-name-complex="Garamond" style:font-family-generic="roman"/>
    </style:style>
    <style:style style:name="ce21" style:family="table-cell" style:parent-style-name="Default" style:data-style-name="N0">
      <style:table-cell-properties fo:background-color="transparent"/>
      <style:text-properties fo:color="#000000" style:font-name="Garamond" style:font-name-asian="Garamond" style:font-name-complex="Garamond" style:font-family-generic="roman"/>
    </style:style>
    <style:style style:name="ce22" style:family="table-cell" style:parent-style-name="Default" style:data-style-name="N1">
      <style:table-cell-properties fo:background-color="transparent"/>
      <style:text-properties style:font-name="Garamond" style:font-name-asian="Garamond" style:font-name-complex="Garamond" style:font-family-generic="roman"/>
    </style:style>
    <style:style style:name="ce23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fo:color="#000000" style:font-name="Garamond" style:font-name-asian="Garamond" style:font-name-complex="Garamond" style:font-family-generic="roman"/>
    </style:style>
    <style:style style:name="ce24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fo:color="#050505" style:font-name="Garamond" style:font-name-asian="Garamond" style:font-name-complex="Garamond" style:font-family-generic="roman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name="Garamond" style:font-name-asian="Garamond" style:font-name-complex="Garamond" style:font-family-generic="roman"/>
    </style:style>
    <style:style style:name="ce26" style:family="table-cell" style:parent-style-name="Default" style:data-style-name="N0">
      <style:table-cell-properties style:vertical-align="automatic" fo:wrap-option="wrap" fo:background-color="#9BC2E6"/>
      <style:text-properties style:font-name="Garamond" style:font-name-asian="Garamond" style:font-name-complex="Garamond" style:font-family-generic="roman"/>
    </style:style>
    <style:style style:name="ce27" style:family="table-cell" style:parent-style-name="Default" style:data-style-name="N0">
      <style:table-cell-properties fo:background-color="#8497B0"/>
      <style:text-properties style:font-name="Garamond" style:font-name-asian="Garamond" style:font-name-complex="Garamond" style:font-family-generic="roman"/>
    </style:style>
    <style:style style:name="ce28" style:family="table-cell" style:parent-style-name="Default" style:data-style-name="N0">
      <style:text-properties style:font-name="Garamond" style:font-name-asian="Garamond" style:font-name-complex="Garamond"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fo:background-color="#D9E1F2"/>
      <style:text-properties style:font-name="Garamond" style:font-name-asian="Garamond" style:font-name-complex="Garamond" style:font-family-generic="roman"/>
    </style:style>
    <style:style style:name="ce30" style:family="table-cell" style:parent-style-name="Default" style:data-style-name="N2">
      <style:text-properties style:font-name="Garamond" style:font-name-asian="Garamond" style:font-name-complex="Garamond" style:font-family-generic="roman"/>
    </style:style>
    <style:style style:name="ce31" style:family="table-cell" style:parent-style-name="Default" style:data-style-name="N0">
      <style:text-properties style:font-name="Garamond" style:font-name-asian="Garamond" style:font-name-complex="Garamond" fo:font-style="italic" style:font-style-asian="italic" style:font-style-complex="italic" style:font-family-generic="roman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Garamond" style:font-name-asian="Garamond" style:font-name-complex="Garamond" style:font-family-generic="roman"/>
    </style:style>
    <style:style style:name="ce33" style:family="table-cell" style:parent-style-name="Default" style:data-style-name="N0">
      <style:table-cell-properties style:vertical-align="automatic" fo:background-color="#A9D08E" style:repeat-content="false"/>
      <style:paragraph-properties fo:text-align="center"/>
      <style:text-properties style:font-name="Garamond" style:font-name-asian="Garamond" style:font-name-complex="Garamond" style:font-family-generic="roman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aramond" style:font-name-asian="Garamond" style:font-name-complex="Garamond" style:font-family-generic="roman"/>
    </style:style>
    <style:style style:name="ce35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  <style:text-properties style:font-name="Garamond" style:font-name-asian="Garamond" style:font-name-complex="Garamond" style:font-family-generic="roman"/>
    </style:style>
    <style:style style:name="ce36" style:family="table-cell" style:parent-style-name="Default" style:data-style-name="N0">
      <style:table-cell-properties style:vertical-align="automatic" fo:background-color="#FFFF66" style:repeat-content="false"/>
      <style:paragraph-properties fo:text-align="center"/>
      <style:text-properties style:font-name="Garamond" style:font-name-asian="Garamond" style:font-name-complex="Garamond" style:font-family-generic="roman"/>
    </style:style>
    <style:style style:name="ce37" style:family="table-cell" style:parent-style-name="Default" style:data-style-name="N0">
      <style:table-cell-properties style:vertical-align="automatic" fo:background-color="#CC00FF" style:repeat-content="false"/>
      <style:paragraph-properties fo:text-align="center"/>
      <style:text-properties style:font-name="Garamond" style:font-name-asian="Garamond" style:font-name-complex="Garamond" style:font-family-generic="roman"/>
    </style:style>
    <style:style style:name="ce38" style:family="table-cell" style:parent-style-name="Default" style:data-style-name="N0">
      <style:table-cell-properties style:vertical-align="automatic" fo:background-color="#BF8F00" style:repeat-content="false"/>
      <style:paragraph-properties fo:text-align="center"/>
      <style:text-properties style:font-name="Garamond" style:font-name-asian="Garamond" style:font-name-complex="Garamond" style:font-family-generic="roman"/>
    </style:style>
    <style:style style:name="ce39" style:family="table-cell" style:parent-style-name="Default" style:data-style-name="N0">
      <style:table-cell-properties style:vertical-align="automatic" fo:background-color="#00FFFF" style:repeat-content="false"/>
      <style:paragraph-properties fo:text-align="center"/>
      <style:text-properties style:font-name="Garamond" style:font-name-asian="Garamond" style:font-name-complex="Garamond" style:font-family-generic="roman"/>
    </style:style>
    <style:style style:name="ce40" style:family="table-cell" style:parent-style-name="Default" style:data-style-name="N0">
      <style:table-cell-properties style:vertical-align="automatic" fo:background-color="#9BC2E6" style:repeat-content="false"/>
      <style:paragraph-properties fo:text-align="center"/>
      <style:text-properties style:font-name="Garamond" style:font-name-asian="Garamond" style:font-name-complex="Garamond" style:font-family-generic="roman"/>
    </style:style>
    <style:style style:name="ce41" style:family="table-cell" style:parent-style-name="Default" style:data-style-name="N0">
      <style:table-cell-properties style:vertical-align="automatic" fo:background-color="#D0CECE" style:repeat-content="false"/>
      <style:paragraph-properties fo:text-align="center"/>
      <style:text-properties style:font-name="Garamond" style:font-name-asian="Garamond" style:font-name-complex="Garamond" style:font-family-generic="roman"/>
    </style:style>
    <style:style style:name="ce42" style:family="table-cell" style:parent-style-name="Default" style:data-style-name="N0">
      <style:table-cell-properties style:vertical-align="automatic" fo:background-color="#FF66CC" style:repeat-content="false"/>
      <style:paragraph-properties fo:text-align="center"/>
      <style:text-properties style:font-name="Garamond" style:font-name-asian="Garamond" style:font-name-complex="Garamond" style:font-family-generic="roman"/>
    </style:style>
    <style:style style:name="ce43" style:family="table-cell" style:parent-style-name="Default" style:data-style-name="N0">
      <style:table-cell-properties style:vertical-align="automatic" fo:background-color="#8497B0" style:repeat-content="false"/>
      <style:paragraph-properties fo:text-align="center"/>
      <style:text-properties style:font-name="Garamond" style:font-name-asian="Garamond" style:font-name-complex="Garamond" style:font-family-generic="roman"/>
    </style:style>
    <style:style style:name="ce44" style:family="table-cell" style:parent-style-name="Default" style:data-style-name="N0">
      <style:text-properties style:font-name="Garamond" style:font-name-asian="Garamond" style:font-name-complex="Garamond" style:font-family-generic="roman"/>
    </style:style>
    <style:style style:name="ce45" style:family="table-cell" style:parent-style-name="Default" style:data-style-name="N0">
      <style:table-cell-properties fo:background-color="#FFFF00"/>
      <style:text-properties style:font-name="Garamond" style:font-name-asian="Garamond" style:font-name-complex="Garamond" fo:font-style="italic" style:font-style-asian="italic" style:font-style-complex="italic" style:font-family-generic="roman"/>
    </style:style>
    <style:style style:name="ce46" style:family="table-cell" style:parent-style-name="Default" style:data-style-name="N1">
      <style:table-cell-properties fo:background-color="transparent"/>
      <style:text-properties fo:color="#000000" style:font-name="Garamond" style:font-name-asian="Garamond" style:font-name-complex="Garamond" style:font-family-generic="roman"/>
    </style:style>
    <style:style style:name="ce47" style:family="table-cell" style:parent-style-name="Default" style:data-style-name="N1">
      <style:table-cell-properties style:vertical-align="automatic" fo:background-color="transparent" style:repeat-content="false"/>
      <style:paragraph-properties fo:text-align="end" fo:margin-right="0cm"/>
      <style:text-properties fo:color="#000000" style:font-name="Garamond" style:font-name-asian="Garamond" style:font-name-complex="Garamond" style:font-family-generic="roman"/>
    </style:style>
    <style:style style:name="ce48" style:family="table-cell" style:parent-style-name="Default" style:data-style-name="N1">
      <style:table-cell-properties style:vertical-align="middle" fo:wrap-option="wrap" fo:background-color="transparent" style:repeat-content="false"/>
      <style:paragraph-properties fo:text-align="end" fo:margin-right="0cm"/>
      <style:text-properties fo:color="#000000" style:font-name="Garamond" style:font-name-asian="Garamond" style:font-name-complex="Garamond" style:font-family-generic="roman"/>
    </style:style>
    <style:style style:name="ce49" style:family="table-cell" style:parent-style-name="Percent" style:data-style-name="N13">
      <style:text-properties style:font-name="Garamond" style:font-name-asian="Garamond" style:font-name-complex="Garamond" style:font-family-generic="roman"/>
    </style:style>
    <style:style style:name="ce50" style:family="table-cell" style:parent-style-name="Percent" style:data-style-name="N0">
      <style:text-properties style:font-name="Garamond" style:font-name-asian="Garamond" style:font-name-complex="Garamond" style:font-family-generic="roman"/>
    </style:style>
    <style:style style:name="ce51" style:family="table-cell" style:parent-style-name="Percent" style:data-style-name="N13">
      <style:text-properties style:font-name="Garamond" style:font-name-asian="Garamond" style:font-name-complex="Garamond" style:font-family-generic="roman"/>
    </style:style>
    <style:style style:name="ce52" style:family="table-cell" style:parent-style-name="Default" style:data-style-name="N0">
      <style:table-cell-properties fo:background-color="transparent"/>
      <style:text-properties fo:color="#000000" style:font-name="Garamond" style:font-name-asian="Garamond" style:font-name-complex="Garamond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53" style:family="table-cell" style:parent-style-name="Default" style:data-style-name="N0">
      <style:table-cell-properties fo:background-color="transparent"/>
      <style:text-properties fo:color="#000000" style:font-name="Garamond" style:font-name-asian="Garamond" style:font-name-complex="Garamond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2.301875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54" style:family="table-cell" style:parent-style-name="Default" style:data-style-name="N1">
      <style:text-properties style:font-name="Garamond" style:font-name-asian="Garamond" style:font-name-complex="Garamond" style:font-family-generic="roman"/>
      <style:map style:condition="of:cell-content()!=0" style:apply-style-name="cf1"/>
    </style:style>
    <style:style style:name="ce55" style:family="table-cell" style:parent-style-name="Percent" style:data-style-name="N13">
      <style:text-properties style:font-name="Garamond" style:font-name-asian="Garamond" style:font-name-complex="Garamond" style:font-family-generic="roman"/>
      <style:map style:condition="of:cell-content()!=0" style:apply-style-name="cf1"/>
    </style:style>
    <style:style style:name="ce56" style:family="table-cell" style:parent-style-name="Percent" style:data-style-name="N13">
      <style:text-properties style:font-name="Garamond" style:font-name-asian="Garamond" style:font-name-complex="Garamond" style:font-family-generic="roman"/>
      <style:map style:condition="of:cell-content()!=0" style:apply-style-name="cf1"/>
    </style:style>
    <style:style style:name="ce57" style:family="table-cell" style:parent-style-name="Default" style:data-style-name="N1">
      <style:text-properties style:font-name="Garamond" style:font-name-asian="Garamond" style:font-name-complex="Garamond" style:font-family-generic="roman"/>
      <style:map style:condition="of:cell-content()!=0" style:apply-style-name="cf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ocumentation" table:style-name="ta1">
        <table:table-column table:style-name="co1" table:default-cell-style-name="ce18"/>
        <table:table-column table:style-name="co2" table:number-columns-repeated="16383" table:default-cell-style-name="ce18"/>
        <table:table-row table:style-name="ro1">
          <table:table-cell office:value-type="string" table:style-name="ce52">
            <text:p>Documentation of Crop Area and Production Statistics (15 crops) for Kerala (V 1 - 16052018)</text:p>
          </table:table-cell>
          <table:table-cell table:number-columns-repeated="5" table:style-name="ce18"/>
          <table:table-cell table:style-name="ce28"/>
          <table:table-cell table:number-columns-repeated="16377"/>
        </table:table-row>
        <table:table-row table:style-name="ro1">
          <table:table-cell office:value-type="string" table:style-name="ce53">
            <text:p>(Edit: Some minor updates in documentation in 2018 and 2024)</text:p>
          </table:table-cell>
          <table:table-cell table:number-columns-repeated="5" table:style-name="ce18"/>
          <table:table-cell table:style-name="ce28"/>
          <table:table-cell table:number-columns-repeated="16377"/>
        </table:table-row>
        <table:table-row table:style-name="ro1">
          <table:table-cell table:style-name="ce53"/>
          <table:table-cell table:number-columns-repeated="5" table:style-name="ce18"/>
          <table:table-cell table:style-name="ce28"/>
          <table:table-cell table:number-columns-repeated="16377"/>
        </table:table-row>
        <table:table-row table:style-name="ro1">
          <table:table-cell office:value-type="string" table:style-name="ce53">
            <text:p>This is the area and production statistics for 15 crops and 2 aggregate categories (food and non-food crops) for Kerala at the state level.<text:s/></text:p>
          </table:table-cell>
          <table:table-cell table:number-columns-repeated="5" table:style-name="ce18"/>
          <table:table-cell table:style-name="ce28"/>
          <table:table-cell table:number-columns-repeated="16377"/>
        </table:table-row>
        <table:table-row table:style-name="ro1">
          <table:table-cell office:value-type="string" table:style-name="ce53">
            <text:p>The data for this workbook has been compiled from several published sources.<text:s/></text:p>
          </table:table-cell>
          <table:table-cell table:number-columns-repeated="5" table:style-name="ce18"/>
          <table:table-cell table:style-name="ce28"/>
          <table:table-cell table:number-columns-repeated="16377"/>
        </table:table-row>
        <table:table-row table:style-name="ro1">
          <table:table-cell office:value-type="string" table:style-name="ce53">
            <text:p>The list of all variables can be found in Section I.<text:s/></text:p>
          </table:table-cell>
          <table:table-cell table:number-columns-repeated="5" table:style-name="ce18"/>
          <table:table-cell table:style-name="ce28"/>
          <table:table-cell table:number-columns-repeated="16377"/>
        </table:table-row>
        <table:table-row table:style-name="ro1">
          <table:table-cell office:value-type="string" table:style-name="ce53">
            <text:p>Colour code is listed in Section II, detailed notes related to the dataset are given in Section III, and source of each observation is given in Section IV.</text:p>
          </table:table-cell>
          <table:table-cell table:number-columns-repeated="5" table:style-name="ce18"/>
          <table:table-cell table:style-name="ce28"/>
          <table:table-cell table:number-columns-repeated="16377"/>
        </table:table-row>
        <table:table-row table:style-name="ro1">
          <table:table-cell office:value-type="string" table:style-name="ce53">
            <text:p>This document has three sheets - Documentation, Area, Production, and CORR.</text:p>
          </table:table-cell>
          <table:table-cell table:number-columns-repeated="5" table:style-name="ce18"/>
          <table:table-cell table:style-name="ce28"/>
          <table:table-cell table:number-columns-repeated="16377"/>
        </table:table-row>
        <table:table-row table:style-name="ro1">
          <table:table-cell office:value-type="string" table:style-name="ce53">
            <text:p>Area and Production sheets show the corrected data at the state level. CORR is the worksheet used for making some calculations to identify errors and to correct the observations.<text:s/></text:p>
          </table:table-cell>
          <table:table-cell table:number-columns-repeated="5" table:style-name="ce18"/>
          <table:table-cell table:style-name="ce28"/>
          <table:table-cell table:number-columns-repeated="16377"/>
        </table:table-row>
        <table:table-row table:style-name="ro1">
          <table:table-cell office:value-type="string" table:style-name="ce53">
            <text:p>Update 2024: This documentation section was polished in 2024. But no change to the dataset was made after V 1.</text:p>
          </table:table-cell>
          <table:table-cell table:number-columns-repeated="5" table:style-name="ce18"/>
          <table:table-cell table:style-name="ce28"/>
          <table:table-cell table:number-columns-repeated="16377"/>
        </table:table-row>
        <table:table-row table:style-name="ro2">
          <table:table-cell table:style-name="ce31"/>
          <table:table-cell table:number-columns-repeated="5" table:style-name="ce18"/>
          <table:table-cell table:style-name="ce28"/>
          <table:table-cell table:number-columns-repeated="16377"/>
        </table:table-row>
        <table:table-row table:style-name="ro2">
          <table:table-cell office:value-type="string" table:style-name="ce28">
            <text:p>Section I</text:p>
          </table:table-cell>
          <table:table-cell office:value-type="string" table:style-name="ce28">
            <text:p>Variables</text:p>
          </table:table-cell>
          <table:table-cell table:number-columns-repeated="4" table:style-name="ce18"/>
          <table:table-cell table:style-name="ce28"/>
          <table:table-cell table:number-columns-repeated="16377"/>
        </table:table-row>
        <table:table-row table:style-name="ro2">
          <table:table-cell table:number-columns-repeated="2" table:style-name="ce28"/>
          <table:table-cell table:number-columns-repeated="4" table:style-name="ce18"/>
          <table:table-cell table:style-name="ce28"/>
          <table:table-cell table:number-columns-repeated="16377"/>
        </table:table-row>
        <table:table-row table:style-name="ro2">
          <table:table-cell office:value-type="string" table:style-name="ce31">
            <text:p>A. Area sheet</text:p>
          </table:table-cell>
          <table:table-cell table:style-name="ce18"/>
          <table:table-cell office:value-type="string" table:style-name="ce31">
            <text:p>B. Production sheet</text:p>
          </table:table-cell>
          <table:table-cell table:number-columns-repeated="3" table:style-name="ce18"/>
          <table:table-cell table:style-name="ce28"/>
          <table:table-cell table:number-columns-repeated="16377"/>
        </table:table-row>
        <table:table-row table:style-name="ro2">
          <table:table-cell office:value-type="string" table:style-name="ce18">
            <text:p>Rice (Ha)</text:p>
          </table:table-cell>
          <table:table-cell table:style-name="ce18"/>
          <table:table-cell office:value-type="string" table:style-name="ce18">
            <text:p>Rice (Tonnes)</text:p>
          </table:table-cell>
          <table:table-cell table:number-columns-repeated="3" table:style-name="ce18"/>
          <table:table-cell table:style-name="ce28"/>
          <table:table-cell table:number-columns-repeated="16377"/>
        </table:table-row>
        <table:table-row table:style-name="ro2">
          <table:table-cell office:value-type="string" table:style-name="ce18">
            <text:p>Sugarcane (Ha)</text:p>
          </table:table-cell>
          <table:table-cell table:style-name="ce18"/>
          <table:table-cell office:value-type="string" table:style-name="ce18">
            <text:p>Sugarcane (Tonnes)</text:p>
          </table:table-cell>
          <table:table-cell table:number-columns-repeated="3" table:style-name="ce18"/>
          <table:table-cell table:style-name="ce28"/>
          <table:table-cell table:number-columns-repeated="16377"/>
        </table:table-row>
        <table:table-row table:style-name="ro2">
          <table:table-cell office:value-type="string" table:style-name="ce18">
            <text:p>Pepper (Ha)</text:p>
          </table:table-cell>
          <table:table-cell table:style-name="ce18"/>
          <table:table-cell office:value-type="string" table:style-name="ce18">
            <text:p>Pepper (Tonnes)</text:p>
          </table:table-cell>
          <table:table-cell table:number-columns-repeated="3" table:style-name="ce18"/>
          <table:table-cell table:style-name="ce28"/>
          <table:table-cell table:number-columns-repeated="16377"/>
        </table:table-row>
        <table:table-row table:style-name="ro2">
          <table:table-cell office:value-type="string" table:style-name="ce18">
            <text:p>Ginger (Ha)</text:p>
          </table:table-cell>
          <table:table-cell table:style-name="ce18"/>
          <table:table-cell office:value-type="string" table:style-name="ce18">
            <text:p>Ginger (Tonnes)</text:p>
          </table:table-cell>
          <table:table-cell table:number-columns-repeated="3" table:style-name="ce18"/>
          <table:table-cell table:style-name="ce28"/>
          <table:table-cell table:number-columns-repeated="16377"/>
        </table:table-row>
        <table:table-row table:style-name="ro2">
          <table:table-cell office:value-type="string" table:style-name="ce18">
            <text:p>Turmeric (Ha)</text:p>
          </table:table-cell>
          <table:table-cell table:style-name="ce18"/>
          <table:table-cell office:value-type="string" table:style-name="ce18">
            <text:p>Turmeric (Tonnes)</text:p>
          </table:table-cell>
          <table:table-cell table:number-columns-repeated="3" table:style-name="ce18"/>
          <table:table-cell table:style-name="ce28"/>
          <table:table-cell table:number-columns-repeated="16377"/>
        </table:table-row>
        <table:table-row table:style-name="ro2">
          <table:table-cell office:value-type="string" table:style-name="ce18">
            <text:p>Cardamom (Ha)</text:p>
          </table:table-cell>
          <table:table-cell table:style-name="ce18"/>
          <table:table-cell office:value-type="string" table:style-name="ce18">
            <text:p>Cardamom (Tonnes)</text:p>
          </table:table-cell>
          <table:table-cell table:number-columns-repeated="3" table:style-name="ce18"/>
          <table:table-cell table:style-name="ce28"/>
          <table:table-cell table:number-columns-repeated="16377"/>
        </table:table-row>
        <table:table-row table:style-name="ro2">
          <table:table-cell office:value-type="string" table:style-name="ce18">
            <text:p>Banana (Ha)</text:p>
          </table:table-cell>
          <table:table-cell table:style-name="ce18"/>
          <table:table-cell office:value-type="string" table:style-name="ce18">
            <text:p>Banana (Tonnes)</text:p>
          </table:table-cell>
          <table:table-cell table:number-columns-repeated="3" table:style-name="ce18"/>
          <table:table-cell table:style-name="ce28"/>
          <table:table-cell table:number-columns-repeated="16377"/>
        </table:table-row>
        <table:table-row table:style-name="ro2">
          <table:table-cell office:value-type="string" table:style-name="ce18">
            <text:p>Other Plantain (Ha)</text:p>
          </table:table-cell>
          <table:table-cell table:style-name="ce18"/>
          <table:table-cell office:value-type="string" table:style-name="ce18">
            <text:p>Other Plantain (Tonnes)</text:p>
          </table:table-cell>
          <table:table-cell table:number-columns-repeated="3" table:style-name="ce18"/>
          <table:table-cell table:style-name="ce28"/>
          <table:table-cell table:number-columns-repeated="16377"/>
        </table:table-row>
        <table:table-row table:style-name="ro2">
          <table:table-cell office:value-type="string" table:style-name="ce18">
            <text:p>Total Banana (Ha)</text:p>
          </table:table-cell>
          <table:table-cell table:style-name="ce18"/>
          <table:table-cell office:value-type="string" table:style-name="ce18">
            <text:p>Total Banana (Tonnes)</text:p>
          </table:table-cell>
          <table:table-cell table:number-columns-repeated="3" table:style-name="ce18"/>
          <table:table-cell table:style-name="ce28"/>
          <table:table-cell table:number-columns-repeated="16377"/>
        </table:table-row>
        <table:table-row table:style-name="ro2">
          <table:table-cell office:value-type="string" table:style-name="ce18">
            <text:p>Cashew (Ha)</text:p>
          </table:table-cell>
          <table:table-cell table:style-name="ce18"/>
          <table:table-cell office:value-type="string" table:style-name="ce18">
            <text:p>Cashewnut (Tonnes)</text:p>
          </table:table-cell>
          <table:table-cell table:number-columns-repeated="3" table:style-name="ce18"/>
          <table:table-cell table:style-name="ce28"/>
          <table:table-cell table:number-columns-repeated="16377"/>
        </table:table-row>
        <table:table-row table:style-name="ro2">
          <table:table-cell office:value-type="string" table:style-name="ce18">
            <text:p>Tapioca (Ha)</text:p>
          </table:table-cell>
          <table:table-cell table:style-name="ce18"/>
          <table:table-cell office:value-type="string" table:style-name="ce18">
            <text:p>Tapioca (Tonnes)</text:p>
          </table:table-cell>
          <table:table-cell table:number-columns-repeated="3" table:style-name="ce18"/>
          <table:table-cell table:style-name="ce28"/>
          <table:table-cell table:number-columns-repeated="16377"/>
        </table:table-row>
        <table:table-row table:style-name="ro2">
          <table:table-cell office:value-type="string" table:style-name="ce18">
            <text:p>Arecanut (Ha)</text:p>
          </table:table-cell>
          <table:table-cell table:style-name="ce18"/>
          <table:table-cell office:value-type="string" table:style-name="ce18">
            <text:p>Arecanut (Mn Nuts)</text:p>
          </table:table-cell>
          <table:table-cell table:number-columns-repeated="3" table:style-name="ce18"/>
          <table:table-cell table:style-name="ce28"/>
          <table:table-cell table:number-columns-repeated="16377"/>
        </table:table-row>
        <table:table-row table:style-name="ro2">
          <table:table-cell office:value-type="string" table:style-name="ce18">
            <text:p>Food Crops (Ha)</text:p>
          </table:table-cell>
          <table:table-cell table:style-name="ce18"/>
          <table:table-cell office:value-type="string" table:style-name="ce18">
            <text:p>-</text:p>
          </table:table-cell>
          <table:table-cell table:number-columns-repeated="3" table:style-name="ce18"/>
          <table:table-cell table:style-name="ce28"/>
          <table:table-cell table:number-columns-repeated="16377"/>
        </table:table-row>
        <table:table-row table:style-name="ro2">
          <table:table-cell office:value-type="string" table:style-name="ce18">
            <text:p>Sesamum (Ha)</text:p>
          </table:table-cell>
          <table:table-cell table:style-name="ce18"/>
          <table:table-cell office:value-type="string" table:style-name="ce18">
            <text:p>Sesamum (Tonnes)</text:p>
          </table:table-cell>
          <table:table-cell table:number-columns-repeated="3" table:style-name="ce18"/>
          <table:table-cell table:style-name="ce28"/>
          <table:table-cell table:number-columns-repeated="16377"/>
        </table:table-row>
        <table:table-row table:style-name="ro2">
          <table:table-cell office:value-type="string" table:style-name="ce18">
            <text:p>Coconut (Ha)</text:p>
          </table:table-cell>
          <table:table-cell table:style-name="ce18"/>
          <table:table-cell office:value-type="string" table:style-name="ce18">
            <text:p>Coconut (Mn Nuts)</text:p>
          </table:table-cell>
          <table:table-cell table:number-columns-repeated="3" table:style-name="ce18"/>
          <table:table-cell table:style-name="ce28"/>
          <table:table-cell table:number-columns-repeated="16377"/>
        </table:table-row>
        <table:table-row table:style-name="ro2">
          <table:table-cell office:value-type="string" table:style-name="ce18">
            <text:p>Rubber (Ha)</text:p>
          </table:table-cell>
          <table:table-cell table:style-name="ce18"/>
          <table:table-cell office:value-type="string" table:style-name="ce18">
            <text:p>Rubber (Tonnes)</text:p>
          </table:table-cell>
          <table:table-cell table:number-columns-repeated="3" table:style-name="ce18"/>
          <table:table-cell table:style-name="ce28"/>
          <table:table-cell table:number-columns-repeated="16377"/>
        </table:table-row>
        <table:table-row table:style-name="ro2">
          <table:table-cell office:value-type="string" table:style-name="ce18">
            <text:p>Tea (Ha)</text:p>
          </table:table-cell>
          <table:table-cell table:style-name="ce18"/>
          <table:table-cell office:value-type="string" table:style-name="ce18">
            <text:p>Tea (Tonnes)</text:p>
          </table:table-cell>
          <table:table-cell table:number-columns-repeated="3" table:style-name="ce18"/>
          <table:table-cell table:style-name="ce28"/>
          <table:table-cell table:number-columns-repeated="16377"/>
        </table:table-row>
        <table:table-row table:style-name="ro2">
          <table:table-cell office:value-type="string" table:style-name="ce18">
            <text:p>Coffee (Ha)</text:p>
          </table:table-cell>
          <table:table-cell table:style-name="ce18"/>
          <table:table-cell office:value-type="string" table:style-name="ce18">
            <text:p>Coffee (Tonnes)</text:p>
          </table:table-cell>
          <table:table-cell table:number-columns-repeated="3" table:style-name="ce18"/>
          <table:table-cell table:style-name="ce28"/>
          <table:table-cell table:number-columns-repeated="16377"/>
        </table:table-row>
        <table:table-row table:style-name="ro2">
          <table:table-cell office:value-type="string" table:style-name="ce18">
            <text:p>Non-Food Crops (Ha)</text:p>
          </table:table-cell>
          <table:table-cell table:style-name="ce18"/>
          <table:table-cell office:value-type="string" table:style-name="ce18">
            <text:p>-</text:p>
          </table:table-cell>
          <table:table-cell table:number-columns-repeated="3" table:style-name="ce18"/>
          <table:table-cell table:style-name="ce28"/>
          <table:table-cell table:number-columns-repeated="16377"/>
        </table:table-row>
        <table:table-row table:style-name="ro2">
          <table:table-cell table:number-columns-repeated="6" table:style-name="ce18"/>
          <table:table-cell table:style-name="ce28"/>
          <table:table-cell table:number-columns-repeated="16377"/>
        </table:table-row>
        <table:table-row table:style-name="ro2">
          <table:table-cell office:value-type="string" table:style-name="ce18">
            <text:p>Update 2024: There are 17 individual entries for crops. But banana, plantain, and total banana (banana+plantain) are given separately. Reducing these give the number of crops to 15.<text:s/></text:p>
          </table:table-cell>
          <table:table-cell table:number-columns-repeated="5" table:style-name="ce18"/>
          <table:table-cell table:style-name="ce28"/>
          <table:table-cell table:number-columns-repeated="16377"/>
        </table:table-row>
        <table:table-row table:style-name="ro2">
          <table:table-cell table:style-name="ce31"/>
          <table:table-cell table:number-columns-repeated="5" table:style-name="ce18"/>
          <table:table-cell table:style-name="ce28"/>
          <table:table-cell table:number-columns-repeated="16377"/>
        </table:table-row>
        <table:table-row table:style-name="ro2">
          <table:table-cell office:value-type="string" table:style-name="ce28">
            <text:p>Section II</text:p>
          </table:table-cell>
          <table:table-cell office:value-type="string" table:style-name="ce28">
            <text:p>Colour Code</text:p>
          </table:table-cell>
          <table:table-cell table:number-columns-repeated="4" table:style-name="ce18"/>
          <table:table-cell table:style-name="ce28"/>
          <table:table-cell table:number-columns-repeated="16377"/>
        </table:table-row>
        <table:table-row table:style-name="ro2">
          <table:table-cell office:value-type="string" table:style-name="ce18">
            <text:p>This section contains information on background colours used for each cell.<text:s/></text:p>
          </table:table-cell>
          <table:table-cell table:number-columns-repeated="5" table:style-name="ce18"/>
          <table:table-cell table:style-name="ce28"/>
          <table:table-cell table:number-columns-repeated="16377"/>
        </table:table-row>
        <table:table-row table:style-name="ro2">
          <table:table-cell office:value-type="string" table:style-name="ce18">
            <text:p>The crop area and production were sourced from different documents. Each observation is coloured according to the data source.</text:p>
          </table:table-cell>
          <table:table-cell table:number-columns-repeated="5" table:style-name="ce18"/>
          <table:table-cell table:style-name="ce28"/>
          <table:table-cell table:number-columns-repeated="16377"/>
        </table:table-row>
        <table:table-row table:style-name="ro2">
          <table:table-cell office:value-type="string" table:style-name="ce18">
            <text:p>The colour code followed is given below:</text:p>
          </table:table-cell>
          <table:table-cell table:number-columns-repeated="5" table:style-name="ce18"/>
          <table:table-cell table:style-name="ce28"/>
          <table:table-cell table:number-columns-repeated="16377"/>
        </table:table-row>
        <table:table-row table:style-name="ro2">
          <table:table-cell table:number-columns-repeated="6" table:style-name="ce18"/>
          <table:table-cell table:style-name="ce28"/>
          <table:table-cell table:number-columns-repeated="16377"/>
        </table:table-row>
        <table:table-row table:style-name="ro2">
          <table:table-cell office:value-type="string" table:style-name="ce31">
            <text:p>Colour</text:p>
          </table:table-cell>
          <table:table-cell office:value-type="string" table:style-name="ce31">
            <text:p>Data Source</text:p>
          </table:table-cell>
          <table:table-cell table:number-columns-repeated="4" table:style-name="ce18"/>
          <table:table-cell table:style-name="ce4"/>
          <table:table-cell table:number-columns-repeated="16377"/>
        </table:table-row>
        <table:table-row table:style-name="ro2">
          <table:table-cell table:style-name="ce7"/>
          <table:table-cell office:value-type="string" table:style-name="ce18">
            <text:p>Agricultural Statistics till 1975 (Publication of DES)</text:p>
          </table:table-cell>
          <table:table-cell table:number-columns-repeated="4" table:style-name="ce18"/>
          <table:table-cell table:style-name="ce4"/>
          <table:table-cell table:number-columns-repeated="16377"/>
        </table:table-row>
        <table:table-row table:style-name="ro2">
          <table:table-cell table:style-name="ce29"/>
          <table:table-cell office:value-type="string" table:style-name="ce18">
            <text:p>Statistics for Planning, 1972 (SFP 1972)</text:p>
          </table:table-cell>
          <table:table-cell table:number-columns-repeated="4" table:style-name="ce18"/>
          <table:table-cell table:style-name="ce4"/>
          <table:table-cell table:number-columns-repeated="16377"/>
        </table:table-row>
        <table:table-row table:style-name="ro2">
          <table:table-cell table:style-name="ce10"/>
          <table:table-cell office:value-type="string" table:style-name="ce18">
            <text:p>Statistics for Planning, 1977 (SFP 1977)</text:p>
          </table:table-cell>
          <table:table-cell table:number-columns-repeated="4" table:style-name="ce18"/>
          <table:table-cell table:style-name="ce4"/>
          <table:table-cell table:number-columns-repeated="16377"/>
        </table:table-row>
        <table:table-row table:style-name="ro2">
          <table:table-cell table:style-name="ce11"/>
          <table:table-cell office:value-type="string" table:style-name="ce18">
            <text:p>Statistics for Planning, 1979 (SFP 1979)</text:p>
          </table:table-cell>
          <table:table-cell table:number-columns-repeated="4" table:style-name="ce18"/>
          <table:table-cell table:style-name="ce4"/>
          <table:table-cell table:number-columns-repeated="16377"/>
        </table:table-row>
        <table:table-row table:style-name="ro2">
          <table:table-cell table:style-name="ce13"/>
          <table:table-cell office:value-type="string" table:style-name="ce18">
            <text:p>Statistics for Planning, 1983 (SFP 1983)</text:p>
          </table:table-cell>
          <table:table-cell table:number-columns-repeated="4" table:style-name="ce18"/>
          <table:table-cell table:style-name="ce4"/>
          <table:table-cell table:number-columns-repeated="16377"/>
        </table:table-row>
        <table:table-row table:style-name="ro2">
          <table:table-cell table:style-name="ce14"/>
          <table:table-cell office:value-type="string" table:style-name="ce18">
            <text:p>Statistics for Planning, 1988 (SFP 1988)</text:p>
          </table:table-cell>
          <table:table-cell table:number-columns-repeated="4" table:style-name="ce18"/>
          <table:table-cell table:style-name="ce4"/>
          <table:table-cell table:number-columns-repeated="16377"/>
        </table:table-row>
        <table:table-row table:style-name="ro2">
          <table:table-cell table:style-name="ce15"/>
          <table:table-cell office:value-type="string" table:style-name="ce18">
            <text:p>Statistics for Planning, 1993 (SFP 1993)</text:p>
          </table:table-cell>
          <table:table-cell table:number-columns-repeated="4" table:style-name="ce18"/>
          <table:table-cell table:style-name="ce4"/>
          <table:table-cell table:number-columns-repeated="16377"/>
        </table:table-row>
        <table:table-row table:style-name="ro2">
          <table:table-cell table:style-name="ce27"/>
          <table:table-cell office:value-type="string" table:style-name="ce18">
            <text:p>Trends from 1995-96 to 2004-05 (Publication of DES)</text:p>
          </table:table-cell>
          <table:table-cell table:number-columns-repeated="4" table:style-name="ce18"/>
          <table:table-cell table:style-name="ce4"/>
          <table:table-cell table:number-columns-repeated="16377"/>
        </table:table-row>
        <table:table-row table:style-name="ro2">
          <table:table-cell table:style-name="ce16"/>
          <table:table-cell office:value-type="string" table:style-name="ce18">
            <text:p>Statistics for Planning, 2005 (SFP 2005)</text:p>
          </table:table-cell>
          <table:table-cell table:number-columns-repeated="4" table:style-name="ce18"/>
          <table:table-cell table:style-name="ce4"/>
          <table:table-cell table:number-columns-repeated="16377"/>
        </table:table-row>
        <table:table-row table:style-name="ro2">
          <table:table-cell table:style-name="ce17"/>
          <table:table-cell office:value-type="string" table:style-name="ce18">
            <text:p>Statistics for Planning, 2009 (SFP 2009)</text:p>
          </table:table-cell>
          <table:table-cell table:number-columns-repeated="4" table:style-name="ce18"/>
          <table:table-cell table:style-name="ce4"/>
          <table:table-cell table:number-columns-repeated="16377"/>
        </table:table-row>
        <table:table-row table:style-name="ro2">
          <table:table-cell table:style-name="ce19"/>
          <table:table-cell office:value-type="string" table:style-name="ce18">
            <text:p>Facts and Figures 2013 (Publication of DES)</text:p>
          </table:table-cell>
          <table:table-cell table:number-columns-repeated="4" table:style-name="ce18"/>
          <table:table-cell table:style-name="ce4"/>
          <table:table-cell table:number-columns-repeated="16377"/>
        </table:table-row>
        <table:table-row table:style-name="ro2">
          <table:table-cell office:value-type="string" table:style-name="ce34">
            <text:p>-</text:p>
          </table:table-cell>
          <table:table-cell office:value-type="string" table:style-name="ce18">
            <text:p>State Planning Board - Human Development Data Series (SPB - HD Series)</text:p>
          </table:table-cell>
          <table:table-cell table:number-columns-repeated="4" table:style-name="ce18"/>
          <table:table-cell table:style-name="ce4"/>
          <table:table-cell table:number-columns-repeated="16377"/>
        </table:table-row>
        <table:table-row table:style-name="ro2">
          <table:table-cell office:value-type="string" table:style-name="ce34">
            <text:p>-</text:p>
          </table:table-cell>
          <table:table-cell office:value-type="string" table:style-name="ce18">
            <text:p>Agricultural Statistics, 2011-12</text:p>
          </table:table-cell>
          <table:table-cell table:number-columns-repeated="4" table:style-name="ce18"/>
          <table:table-cell table:style-name="ce4"/>
          <table:table-cell table:number-columns-repeated="16377"/>
        </table:table-row>
        <table:table-row table:style-name="ro2">
          <table:table-cell office:value-type="string" table:style-name="ce34">
            <text:p>-</text:p>
          </table:table-cell>
          <table:table-cell office:value-type="string" table:style-name="ce18">
            <text:p>Agricultural Statistics, 2012-13</text:p>
          </table:table-cell>
          <table:table-cell table:number-columns-repeated="4" table:style-name="ce18"/>
          <table:table-cell table:style-name="ce4"/>
          <table:table-cell table:number-columns-repeated="16377"/>
        </table:table-row>
        <table:table-row table:style-name="ro2">
          <table:table-cell office:value-type="string" table:style-name="ce34">
            <text:p>-</text:p>
          </table:table-cell>
          <table:table-cell office:value-type="string" table:style-name="ce18">
            <text:p>Agricultural Statistics, 2013-14</text:p>
          </table:table-cell>
          <table:table-cell table:number-columns-repeated="4" table:style-name="ce18"/>
          <table:table-cell table:style-name="ce4"/>
          <table:table-cell table:number-columns-repeated="16377"/>
        </table:table-row>
        <table:table-row table:style-name="ro2">
          <table:table-cell office:value-type="string" table:style-name="ce34">
            <text:p>-</text:p>
          </table:table-cell>
          <table:table-cell office:value-type="string" table:style-name="ce18">
            <text:p>Agricultural Statistics, 2014-15</text:p>
          </table:table-cell>
          <table:table-cell table:number-columns-repeated="4" table:style-name="ce18"/>
          <table:table-cell table:style-name="ce4"/>
          <table:table-cell table:number-columns-repeated="16377"/>
        </table:table-row>
        <table:table-row table:style-name="ro2">
          <table:table-cell office:value-type="string" table:style-name="ce34">
            <text:p>-</text:p>
          </table:table-cell>
          <table:table-cell office:value-type="string" table:style-name="ce18">
            <text:p>Agricultural Statistics, 2015-16</text:p>
          </table:table-cell>
          <table:table-cell table:number-columns-repeated="4" table:style-name="ce18"/>
          <table:table-cell table:style-name="ce4"/>
          <table:table-cell table:number-columns-repeated="16377"/>
        </table:table-row>
        <table:table-row table:style-name="ro2">
          <table:table-cell office:value-type="string" table:style-name="ce34">
            <text:p>-</text:p>
          </table:table-cell>
          <table:table-cell office:value-type="string" table:style-name="ce18">
            <text:p>Agricultural Statistics, 2016-17</text:p>
          </table:table-cell>
          <table:table-cell table:number-columns-repeated="4" table:style-name="ce18"/>
          <table:table-cell table:style-name="ce4"/>
          <table:table-cell table:number-columns-repeated="16377"/>
        </table:table-row>
        <table:table-row table:style-name="ro2">
          <table:table-cell table:number-columns-repeated="6" table:style-name="ce18"/>
          <table:table-cell table:style-name="ce4"/>
          <table:table-cell table:number-columns-repeated="16377"/>
        </table:table-row>
        <table:table-row table:style-name="ro2">
          <table:table-cell office:value-type="string" table:style-name="ce28">
            <text:p>Section III</text:p>
          </table:table-cell>
          <table:table-cell office:value-type="string" table:style-name="ce28">
            <text:p>Other Notes</text:p>
          </table:table-cell>
          <table:table-cell table:number-columns-repeated="4" table:style-name="ce18"/>
          <table:table-cell table:style-name="ce4"/>
          <table:table-cell table:number-columns-repeated="16377"/>
        </table:table-row>
        <table:table-row table:style-name="ro2">
          <table:table-cell table:number-columns-repeated="6" table:style-name="ce18"/>
          <table:table-cell table:style-name="ce4"/>
          <table:table-cell table:number-columns-repeated="16377"/>
        </table:table-row>
        <table:table-row table:style-name="ro2">
          <table:table-cell office:value-type="string" table:style-name="ce18">
            <text:p>3.1. Arecanut production shows a big jump after 1995-96. Two sources give conflicting values.<text:s/></text:p>
          </table:table-cell>
          <table:table-cell table:number-columns-repeated="5" table:style-name="ce18"/>
          <table:table-cell table:style-name="ce4"/>
          <table:table-cell table:number-columns-repeated="16377"/>
        </table:table-row>
        <table:table-row table:style-name="ro2">
          <table:table-cell office:value-type="string" table:style-name="ce44">
            <text:p>Year</text:p>
          </table:table-cell>
          <table:table-cell office:value-type="string" table:style-name="ce44">
            <text:p>Prodn (Mn Nuts)</text:p>
          </table:table-cell>
          <table:table-cell office:value-type="string" table:style-name="ce44">
            <text:p>Prodn (Mn Nuts)</text:p>
          </table:table-cell>
          <table:table-cell table:number-columns-repeated="3" table:style-name="ce18"/>
          <table:table-cell table:style-name="ce4"/>
          <table:table-cell table:number-columns-repeated="16377"/>
        </table:table-row>
        <table:table-row table:style-name="ro2">
          <table:table-cell office:value-type="string" table:style-name="ce44">
            <text:p>1995-96</text:p>
          </table:table-cell>
          <table:table-cell office:value-type="float" office:value="17429" table:style-name="ce44">
            <text:p>17429</text:p>
          </table:table-cell>
          <table:table-cell office:value-type="float" office:value="86032" table:style-name="ce44">
            <text:p>86032</text:p>
          </table:table-cell>
          <table:table-cell table:number-columns-repeated="3" table:style-name="ce18"/>
          <table:table-cell table:style-name="ce4"/>
          <table:table-cell table:number-columns-repeated="16377"/>
        </table:table-row>
        <table:table-row table:style-name="ro2">
          <table:table-cell office:value-type="string" table:style-name="ce44">
            <text:p>Source</text:p>
          </table:table-cell>
          <table:table-cell office:value-type="string" table:style-name="ce44">
            <text:p>SFP 2005</text:p>
          </table:table-cell>
          <table:table-cell office:value-type="string" table:style-name="ce44">
            <text:p>Trends DES</text:p>
          </table:table-cell>
          <table:table-cell table:number-columns-repeated="3" table:style-name="ce18"/>
          <table:table-cell table:style-name="ce4"/>
          <table:table-cell table:number-columns-repeated="16377"/>
        </table:table-row>
        <table:table-row table:style-name="ro2">
          <table:table-cell office:value-type="string" table:style-name="ce18">
            <text:p>Therefore, for correcting the production figures, a linking factor of 4.94 may be used.</text:p>
          </table:table-cell>
          <table:table-cell table:style-name="ce18"/>
          <table:table-cell table:style-name="ce30"/>
          <table:table-cell table:number-columns-repeated="3" table:style-name="ce18"/>
          <table:table-cell table:style-name="ce4"/>
          <table:table-cell table:number-columns-repeated="16377"/>
        </table:table-row>
        <table:table-row table:style-name="ro2">
          <table:table-cell office:value-type="string" table:style-name="ce18">
            <text:p>Update 2018: This was checked with another agricultural statistician. It seems that there was a change in 1995 in estimating production. So comparability across time periods has to be done after checking multiple sources. A simple linking factor approach may not be useful.</text:p>
          </table:table-cell>
          <table:table-cell table:style-name="ce18"/>
          <table:table-cell table:style-name="ce30"/>
          <table:table-cell table:number-columns-repeated="3" table:style-name="ce18"/>
          <table:table-cell table:style-name="ce4"/>
          <table:table-cell table:number-columns-repeated="16377"/>
        </table:table-row>
        <table:table-row table:style-name="ro2">
          <table:table-cell table:number-columns-repeated="6" table:style-name="ce18"/>
          <table:table-cell table:style-name="ce4"/>
          <table:table-cell table:number-columns-repeated="16377"/>
        </table:table-row>
        <table:table-row table:style-name="ro2">
          <table:table-cell office:value-type="string" table:style-name="ce18">
            <text:p>3.2. Obvious errors like changes decimal points are corrected at the time of data entry.<text:s/></text:p>
          </table:table-cell>
          <table:table-cell table:number-columns-repeated="5" table:style-name="ce18"/>
          <table:table-cell table:style-name="ce4"/>
          <table:table-cell table:number-columns-repeated="16377"/>
        </table:table-row>
        <table:table-row table:style-name="ro2">
          <table:table-cell table:number-columns-repeated="6" table:style-name="ce18"/>
          <table:table-cell table:style-name="ce4"/>
          <table:table-cell table:number-columns-repeated="16377"/>
        </table:table-row>
        <table:table-row table:style-name="ro2">
          <table:table-cell office:value-type="string" table:style-name="ce18">
            <text:p>3.3. There could be sudden jumps in area/production due to changes in methodology followed (especially for perennial crops). These have not been corrected for in this datasheet.<text:s/></text:p>
          </table:table-cell>
          <table:table-cell table:number-columns-repeated="5" table:style-name="ce18"/>
          <table:table-cell table:style-name="ce4"/>
          <table:table-cell table:number-columns-repeated="16377"/>
        </table:table-row>
        <table:table-row table:style-name="ro2">
          <table:table-cell table:number-columns-repeated="6" table:style-name="ce18"/>
          <table:table-cell table:style-name="ce4"/>
          <table:table-cell table:number-columns-repeated="16377"/>
        </table:table-row>
        <table:table-row table:style-name="ro2">
          <table:table-cell office:value-type="string" table:style-name="ce18">
            <text:p>3.4. There is one change - in the area of tapioca for 1959-60. It was found that the actual area is different from the published source upon checking with district figures. The value used is the district sum.<text:s/></text:p>
          </table:table-cell>
          <table:table-cell table:number-columns-repeated="5" table:style-name="ce18"/>
          <table:table-cell table:style-name="ce4"/>
          <table:table-cell table:number-columns-repeated="16377"/>
        </table:table-row>
        <table:table-row table:style-name="ro2">
          <table:table-cell table:number-columns-repeated="6" table:style-name="ce18"/>
          <table:table-cell table:style-name="ce4"/>
          <table:table-cell table:number-columns-repeated="16377"/>
        </table:table-row>
        <table:table-row table:style-name="ro2">
          <table:table-cell office:value-type="string" table:style-name="ce18">
            <text:p>3.5 One of the major issues regarding area of crops is the mismatch between TCA (Total Cropped Area) as reported in land-use statistics and the sum of food crops and non-food crops.<text:s/></text:p>
          </table:table-cell>
          <table:table-cell table:number-columns-repeated="5" table:style-name="ce18"/>
          <table:table-cell table:style-name="ce4"/>
          <table:table-cell table:number-columns-repeated="16377"/>
        </table:table-row>
        <table:table-row table:style-name="ro2">
          <table:table-cell office:value-type="string" table:style-name="ce18">
            <text:p>Ideally, this should be equal. But for many years, this is not the case. The cases where these are different are marked in CORR sheet and an explanation is provided there.</text:p>
          </table:table-cell>
          <table:table-cell table:number-columns-repeated="5" table:style-name="ce18"/>
          <table:table-cell table:style-name="ce4"/>
          <table:table-cell table:number-columns-repeated="16377"/>
        </table:table-row>
        <table:table-row table:style-name="ro2">
          <table:table-cell table:number-columns-repeated="6" table:style-name="ce18"/>
          <table:table-cell table:style-name="ce4"/>
          <table:table-cell table:number-columns-repeated="16377"/>
        </table:table-row>
        <table:table-row table:style-name="ro2">
          <table:table-cell office:value-type="string" table:style-name="ce28">
            <text:p>Section IV</text:p>
          </table:table-cell>
          <table:table-cell office:value-type="string" table:style-name="ce28">
            <text:p>Source for each observation</text:p>
          </table:table-cell>
          <table:table-cell table:number-columns-repeated="16382" table:style-name="ce18"/>
        </table:table-row>
        <table:table-row table:style-name="ro2">
          <table:table-cell table:style-name="ce31"/>
          <table:table-cell table:number-columns-repeated="16383" table:style-name="ce18"/>
        </table:table-row>
        <table:table-row table:style-name="ro2">
          <table:table-cell office:value-type="string" table:style-name="ce31">
            <text:p>A. Area sheet</text:p>
          </table:table-cell>
          <table:table-cell table:number-columns-repeated="16383" table:style-name="ce18"/>
        </table:table-row>
        <table:table-row table:style-name="ro2">
          <table:table-cell table:style-name="ce31"/>
          <table:table-cell table:number-columns-repeated="16383" table:style-name="ce18"/>
        </table:table-row>
        <table:table-row table:style-name="ro2">
          <table:table-cell office:value-type="string" table:style-name="ce2">
            <text:p>REGION</text:p>
          </table:table-cell>
          <table:table-cell office:value-type="string" table:style-name="ce3">
            <text:p>YEAR</text:p>
          </table:table-cell>
          <table:table-cell office:value-type="string" table:style-name="ce4">
            <text:p>Rice (Ha)</text:p>
          </table:table-cell>
          <table:table-cell office:value-type="string" table:style-name="ce4">
            <text:p>Sugarcane (Ha)</text:p>
          </table:table-cell>
          <table:table-cell office:value-type="string" table:style-name="ce4">
            <text:p>Pepper (Ha)</text:p>
          </table:table-cell>
          <table:table-cell office:value-type="string" table:style-name="ce4">
            <text:p>Ginger (Ha)</text:p>
          </table:table-cell>
          <table:table-cell office:value-type="string" table:style-name="ce4">
            <text:p>Turmeric (Ha)</text:p>
          </table:table-cell>
          <table:table-cell office:value-type="string" table:style-name="ce4">
            <text:p>Cardamom (Ha)</text:p>
          </table:table-cell>
          <table:table-cell office:value-type="string" table:style-name="ce4">
            <text:p>Banana (Ha)</text:p>
          </table:table-cell>
          <table:table-cell office:value-type="string" table:style-name="ce4">
            <text:p>Other Plantain (Ha)</text:p>
          </table:table-cell>
          <table:table-cell office:value-type="string" table:style-name="ce4">
            <text:p>Total Banana (Ha)</text:p>
          </table:table-cell>
          <table:table-cell office:value-type="string" table:style-name="ce4">
            <text:p>Cashew (Ha)</text:p>
          </table:table-cell>
          <table:table-cell office:value-type="string" table:style-name="ce4">
            <text:p>Tapioca (Ha)</text:p>
          </table:table-cell>
          <table:table-cell office:value-type="string" table:style-name="ce4">
            <text:p>Arecanut (Ha)</text:p>
          </table:table-cell>
          <table:table-cell office:value-type="string" table:style-name="ce4">
            <text:p>Food Crops (Ha)</text:p>
          </table:table-cell>
          <table:table-cell office:value-type="string" table:style-name="ce4">
            <text:p>Sesamum (Ha)</text:p>
          </table:table-cell>
          <table:table-cell office:value-type="string" table:style-name="ce4">
            <text:p>Coconut (Ha)</text:p>
          </table:table-cell>
          <table:table-cell office:value-type="string" table:style-name="ce4">
            <text:p>Rubber (Ha)</text:p>
          </table:table-cell>
          <table:table-cell office:value-type="string" table:style-name="ce4">
            <text:p>Tea (Ha)</text:p>
          </table:table-cell>
          <table:table-cell office:value-type="string" table:style-name="ce4">
            <text:p>Coffee (Ha)</text:p>
          </table:table-cell>
          <table:table-cell office:value-type="string" table:style-name="ce4">
            <text:p>Non-Food Crops (Ha)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56-57</text:p>
          </table:table-cell>
          <table:table-cell office:value-type="string" table:style-name="ce7">
            <text:p>Ag Stat 1975</text:p>
          </table:table-cell>
          <table:table-cell office:value-type="string" table:style-name="ce7">
            <text:p>Ag Stat 1975</text:p>
          </table:table-cell>
          <table:table-cell office:value-type="string" table:style-name="ce7">
            <text:p>Ag Stat 1975</text:p>
          </table:table-cell>
          <table:table-cell office:value-type="string" table:style-name="ce7">
            <text:p>Ag Stat 1975</text:p>
          </table:table-cell>
          <table:table-cell office:value-type="string" table:style-name="ce7">
            <text:p>Ag Stat 1975</text:p>
          </table:table-cell>
          <table:table-cell office:value-type="string" table:style-name="ce7">
            <text:p>Ag Stat 1975</text:p>
          </table:table-cell>
          <table:table-cell table:number-columns-repeated="2" table:style-name="ce8"/>
          <table:table-cell office:value-type="string" table:style-name="ce7">
            <text:p>Ag Stat 1975</text:p>
          </table:table-cell>
          <table:table-cell office:value-type="string" table:style-name="ce7">
            <text:p>Ag Stat 1975</text:p>
          </table:table-cell>
          <table:table-cell office:value-type="string" table:style-name="ce7">
            <text:p>Ag Stat 1975</text:p>
          </table:table-cell>
          <table:table-cell office:value-type="string" table:style-name="ce7">
            <text:p>Ag Stat 1975</text:p>
          </table:table-cell>
          <table:table-cell office:value-type="string" table:style-name="ce7">
            <text:p>Ag Stat 1975</text:p>
          </table:table-cell>
          <table:table-cell office:value-type="string" table:style-name="ce7">
            <text:p>Ag Stat 1975</text:p>
          </table:table-cell>
          <table:table-cell office:value-type="string" table:style-name="ce7">
            <text:p>Ag Stat 1975</text:p>
          </table:table-cell>
          <table:table-cell office:value-type="string" table:style-name="ce7">
            <text:p>Ag Stat 1975</text:p>
          </table:table-cell>
          <table:table-cell office:value-type="string" table:style-name="ce7">
            <text:p>Ag Stat 1975</text:p>
          </table:table-cell>
          <table:table-cell office:value-type="string" table:style-name="ce7">
            <text:p>Ag Stat 1975</text:p>
          </table:table-cell>
          <table:table-cell office:value-type="string" table:style-name="ce7">
            <text:p>Ag Stat 1975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57-58</text:p>
          </table:table-cell>
          <table:table-cell office:value-type="string" table:style-name="ce32">
            <text:p>SPB - HD Series</text:p>
          </table:table-cell>
          <table:table-cell office:value-type="string" table:style-name="ce32">
            <text:p>SPB - HD Series</text:p>
          </table:table-cell>
          <table:table-cell office:value-type="string" table:style-name="ce32">
            <text:p>SPB - HD Series</text:p>
          </table:table-cell>
          <table:table-cell office:value-type="string" table:style-name="ce32">
            <text:p>SPB - HD Series</text:p>
          </table:table-cell>
          <table:table-cell office:value-type="string" table:style-name="ce32">
            <text:p>SPB - HD Series</text:p>
          </table:table-cell>
          <table:table-cell office:value-type="string" table:style-name="ce32">
            <text:p>SPB - HD Series</text:p>
          </table:table-cell>
          <table:table-cell table:number-columns-repeated="2" table:style-name="ce8"/>
          <table:table-cell office:value-type="string" table:style-name="ce32">
            <text:p>SPB - HD Series</text:p>
          </table:table-cell>
          <table:table-cell office:value-type="string" table:style-name="ce32">
            <text:p>SPB - HD Series</text:p>
          </table:table-cell>
          <table:table-cell office:value-type="string" table:style-name="ce32">
            <text:p>SPB - HD Series</text:p>
          </table:table-cell>
          <table:table-cell office:value-type="string" table:style-name="ce33">
            <text:p>"</text:p>
          </table:table-cell>
          <table:table-cell office:value-type="string" table:style-name="ce32">
            <text:p>SPB - HD Series</text:p>
          </table:table-cell>
          <table:table-cell office:value-type="string" table:style-name="ce32">
            <text:p>SPB - HD Series</text:p>
          </table:table-cell>
          <table:table-cell office:value-type="string" table:style-name="ce32">
            <text:p>SPB - HD Series</text:p>
          </table:table-cell>
          <table:table-cell office:value-type="string" table:style-name="ce32">
            <text:p>SPB - HD Series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2">
            <text:p>SPB - HD Series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58-59</text:p>
          </table:table-cell>
          <table:table-cell office:value-type="string" table:style-name="ce7">
            <text:p>Ag Stat 1975</text:p>
          </table:table-cell>
          <table:table-cell office:value-type="string" table:style-name="ce7">
            <text:p>Ag Stat 1975</text:p>
          </table:table-cell>
          <table:table-cell office:value-type="string" table:style-name="ce7">
            <text:p>Ag Stat 1975</text:p>
          </table:table-cell>
          <table:table-cell office:value-type="string" table:style-name="ce7">
            <text:p>Ag Stat 1975</text:p>
          </table:table-cell>
          <table:table-cell office:value-type="string" table:style-name="ce7">
            <text:p>Ag Stat 1975</text:p>
          </table:table-cell>
          <table:table-cell office:value-type="string" table:style-name="ce7">
            <text:p>Ag Stat 1975</text:p>
          </table:table-cell>
          <table:table-cell table:number-columns-repeated="2" table:style-name="ce8"/>
          <table:table-cell office:value-type="string" table:style-name="ce7">
            <text:p>Ag Stat 1975</text:p>
          </table:table-cell>
          <table:table-cell office:value-type="string" table:style-name="ce7">
            <text:p>Ag Stat 1975</text:p>
          </table:table-cell>
          <table:table-cell office:value-type="string" table:style-name="ce7">
            <text:p>Ag Stat 1975</text:p>
          </table:table-cell>
          <table:table-cell office:value-type="string" table:style-name="ce33">
            <text:p>"</text:p>
          </table:table-cell>
          <table:table-cell office:value-type="string" table:style-name="ce7">
            <text:p>Ag Stat 1975</text:p>
          </table:table-cell>
          <table:table-cell office:value-type="string" table:style-name="ce7">
            <text:p>Ag Stat 1975</text:p>
          </table:table-cell>
          <table:table-cell office:value-type="string" table:style-name="ce7">
            <text:p>Ag Stat 1975</text:p>
          </table:table-cell>
          <table:table-cell office:value-type="string" table:style-name="ce7">
            <text:p>Ag Stat 1975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7">
            <text:p>Ag Stat 1975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59-60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table:number-columns-repeated="2" table:style-name="ce8"/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60-61</text:p>
          </table:table-cell>
          <table:table-cell office:value-type="string" table:style-name="ce32">
            <text:p>SPB - HD Series</text:p>
          </table:table-cell>
          <table:table-cell office:value-type="string" table:style-name="ce32">
            <text:p>SPB - HD Series</text:p>
          </table:table-cell>
          <table:table-cell office:value-type="string" table:style-name="ce32">
            <text:p>SPB - HD Series</text:p>
          </table:table-cell>
          <table:table-cell office:value-type="string" table:style-name="ce32">
            <text:p>SPB - HD Series</text:p>
          </table:table-cell>
          <table:table-cell office:value-type="string" table:style-name="ce32">
            <text:p>SPB - HD Series</text:p>
          </table:table-cell>
          <table:table-cell office:value-type="string" table:style-name="ce32">
            <text:p>SPB - HD Series</text:p>
          </table:table-cell>
          <table:table-cell table:number-columns-repeated="2" table:style-name="ce8"/>
          <table:table-cell office:value-type="string" table:style-name="ce32">
            <text:p>SPB - HD Series</text:p>
          </table:table-cell>
          <table:table-cell office:value-type="string" table:style-name="ce32">
            <text:p>SPB - HD Series</text:p>
          </table:table-cell>
          <table:table-cell office:value-type="string" table:style-name="ce32">
            <text:p>SPB - HD Series</text:p>
          </table:table-cell>
          <table:table-cell office:value-type="string" table:style-name="ce33">
            <text:p>"</text:p>
          </table:table-cell>
          <table:table-cell office:value-type="string" table:style-name="ce32">
            <text:p>SPB - HD Series</text:p>
          </table:table-cell>
          <table:table-cell office:value-type="string" table:style-name="ce32">
            <text:p>SPB - HD Series</text:p>
          </table:table-cell>
          <table:table-cell office:value-type="string" table:style-name="ce32">
            <text:p>SPB - HD Series</text:p>
          </table:table-cell>
          <table:table-cell office:value-type="string" table:style-name="ce32">
            <text:p>SPB - HD Series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2">
            <text:p>SPB - HD Series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61-62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table:number-columns-repeated="2" table:style-name="ce8"/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4">
            <text:p>"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62-63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table:number-columns-repeated="2" table:style-name="ce8"/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4">
            <text:p>"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63-64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table:number-columns-repeated="2" table:style-name="ce8"/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4">
            <text:p>"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64-65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table:number-columns-repeated="2" table:style-name="ce8"/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4">
            <text:p>"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65-66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table:number-columns-repeated="2" table:style-name="ce8"/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4">
            <text:p>"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66-67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table:number-columns-repeated="2" table:style-name="ce8"/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4">
            <text:p>"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67-68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table:number-columns-repeated="2" table:style-name="ce8"/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4">
            <text:p>"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9">
            <text:p>1968-69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table:number-columns-repeated="2" table:style-name="ce8"/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4">
            <text:p>"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9">
            <text:p>1969-70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table:number-columns-repeated="2" table:style-name="ce8"/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4">
            <text:p>"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9">
            <text:p>1970-71</text:p>
          </table:table-cell>
          <table:table-cell office:value-type="string" table:style-name="ce7">
            <text:p>Ag Stat 1975</text:p>
          </table:table-cell>
          <table:table-cell office:value-type="string" table:style-name="ce7">
            <text:p>Ag Stat 1975</text:p>
          </table:table-cell>
          <table:table-cell office:value-type="string" table:style-name="ce7">
            <text:p>Ag Stat 1975</text:p>
          </table:table-cell>
          <table:table-cell office:value-type="string" table:style-name="ce7">
            <text:p>Ag Stat 1975</text:p>
          </table:table-cell>
          <table:table-cell office:value-type="string" table:style-name="ce7">
            <text:p>Ag Stat 1975</text:p>
          </table:table-cell>
          <table:table-cell office:value-type="string" table:style-name="ce7">
            <text:p>Ag Stat 1975</text:p>
          </table:table-cell>
          <table:table-cell table:number-columns-repeated="2" table:style-name="ce8"/>
          <table:table-cell office:value-type="string" table:style-name="ce7">
            <text:p>Ag Stat 1975</text:p>
          </table:table-cell>
          <table:table-cell office:value-type="string" table:style-name="ce7">
            <text:p>Ag Stat 1975</text:p>
          </table:table-cell>
          <table:table-cell office:value-type="string" table:style-name="ce7">
            <text:p>Ag Stat 1975</text:p>
          </table:table-cell>
          <table:table-cell office:value-type="string" table:style-name="ce33">
            <text:p>"</text:p>
          </table:table-cell>
          <table:table-cell office:value-type="string" table:style-name="ce7">
            <text:p>Ag Stat 1975</text:p>
          </table:table-cell>
          <table:table-cell office:value-type="string" table:style-name="ce7">
            <text:p>Ag Stat 1975</text:p>
          </table:table-cell>
          <table:table-cell office:value-type="string" table:style-name="ce7">
            <text:p>Ag Stat 1975</text:p>
          </table:table-cell>
          <table:table-cell office:value-type="string" table:style-name="ce7">
            <text:p>Ag Stat 1975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7">
            <text:p>Ag Stat 1975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9">
            <text:p>1971-72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table:number-columns-repeated="2" table:style-name="ce8"/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9">
            <text:p>1972-73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table:number-columns-repeated="2" table:style-name="ce8"/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9">
            <text:p>1973-74</text:p>
          </table:table-cell>
          <table:table-cell office:value-type="string" table:style-name="ce32">
            <text:p>SPB - HD Series</text:p>
          </table:table-cell>
          <table:table-cell office:value-type="string" table:style-name="ce32">
            <text:p>SPB - HD Series</text:p>
          </table:table-cell>
          <table:table-cell office:value-type="string" table:style-name="ce32">
            <text:p>SPB - HD Series</text:p>
          </table:table-cell>
          <table:table-cell office:value-type="string" table:style-name="ce32">
            <text:p>SPB - HD Series</text:p>
          </table:table-cell>
          <table:table-cell office:value-type="string" table:style-name="ce32">
            <text:p>SPB - HD Series</text:p>
          </table:table-cell>
          <table:table-cell office:value-type="string" table:style-name="ce32">
            <text:p>SPB - HD Series</text:p>
          </table:table-cell>
          <table:table-cell office:value-type="string" table:style-name="ce32">
            <text:p>SPB - HD Series</text:p>
          </table:table-cell>
          <table:table-cell office:value-type="string" table:style-name="ce32">
            <text:p>SPB - HD Series</text:p>
          </table:table-cell>
          <table:table-cell office:value-type="string" table:style-name="ce32">
            <text:p>SPB - HD Series</text:p>
          </table:table-cell>
          <table:table-cell office:value-type="string" table:style-name="ce32">
            <text:p>SPB - HD Series</text:p>
          </table:table-cell>
          <table:table-cell office:value-type="string" table:style-name="ce32">
            <text:p>SPB - HD Series</text:p>
          </table:table-cell>
          <table:table-cell office:value-type="string" table:style-name="ce33">
            <text:p>"</text:p>
          </table:table-cell>
          <table:table-cell office:value-type="string" table:style-name="ce32">
            <text:p>SPB - HD Series</text:p>
          </table:table-cell>
          <table:table-cell office:value-type="string" table:style-name="ce32">
            <text:p>SPB - HD Series</text:p>
          </table:table-cell>
          <table:table-cell office:value-type="string" table:style-name="ce32">
            <text:p>SPB - HD Series</text:p>
          </table:table-cell>
          <table:table-cell office:value-type="string" table:style-name="ce32">
            <text:p>SPB - HD Series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2">
            <text:p>SPB - HD Series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9">
            <text:p>1974-75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10">
            <text:p>SFP 1977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10">
            <text:p>Stat for Pl 1977</text:p>
          </table:table-cell>
          <table:table-cell office:value-type="string" table:style-name="ce10">
            <text:p>Stat for Pl 1977</text:p>
          </table:table-cell>
          <table:table-cell office:value-type="string" table:style-name="ce34">
            <text:p>"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9">
            <text:p>1975-76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5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5">
            <text:p>"</text:p>
          </table:table-cell>
          <table:table-cell office:value-type="string" table:style-name="ce35">
            <text:p>"</text:p>
          </table:table-cell>
          <table:table-cell office:value-type="string" table:style-name="ce34">
            <text:p>"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9">
            <text:p>1976-77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11">
            <text:p>SFP 1979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11">
            <text:p>SFP 1979</text:p>
          </table:table-cell>
          <table:table-cell office:value-type="string" table:style-name="ce11">
            <text:p>SFP 1979</text:p>
          </table:table-cell>
          <table:table-cell office:value-type="string" table:style-name="ce34">
            <text:p>"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9">
            <text:p>1977-78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6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6">
            <text:p>"</text:p>
          </table:table-cell>
          <table:table-cell office:value-type="string" table:style-name="ce36">
            <text:p>"</text:p>
          </table:table-cell>
          <table:table-cell office:value-type="string" table:style-name="ce34">
            <text:p>"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12">
            <text:p>1978-79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13">
            <text:p>SFP 1983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13">
            <text:p>SFP 1983</text:p>
          </table:table-cell>
          <table:table-cell office:value-type="string" table:style-name="ce13">
            <text:p>SFP 1983</text:p>
          </table:table-cell>
          <table:table-cell office:value-type="string" table:style-name="ce34">
            <text:p>"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79-80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7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7">
            <text:p>"</text:p>
          </table:table-cell>
          <table:table-cell office:value-type="string" table:style-name="ce37">
            <text:p>"</text:p>
          </table:table-cell>
          <table:table-cell office:value-type="string" table:style-name="ce34">
            <text:p>"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80-81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7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7">
            <text:p>"</text:p>
          </table:table-cell>
          <table:table-cell office:value-type="string" table:style-name="ce37">
            <text:p>"</text:p>
          </table:table-cell>
          <table:table-cell office:value-type="string" table:style-name="ce34">
            <text:p>"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81-82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7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7">
            <text:p>"</text:p>
          </table:table-cell>
          <table:table-cell office:value-type="string" table:style-name="ce37">
            <text:p>"</text:p>
          </table:table-cell>
          <table:table-cell office:value-type="string" table:style-name="ce34">
            <text:p>"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82-83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14">
            <text:p>SFP 1988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14">
            <text:p>SFP 1988</text:p>
          </table:table-cell>
          <table:table-cell office:value-type="string" table:style-name="ce14">
            <text:p>SFP 1988</text:p>
          </table:table-cell>
          <table:table-cell office:value-type="string" table:style-name="ce34">
            <text:p>"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83-84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8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8">
            <text:p>"</text:p>
          </table:table-cell>
          <table:table-cell office:value-type="string" table:style-name="ce38">
            <text:p>"</text:p>
          </table:table-cell>
          <table:table-cell office:value-type="string" table:style-name="ce34">
            <text:p>"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84-85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8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8">
            <text:p>"</text:p>
          </table:table-cell>
          <table:table-cell office:value-type="string" table:style-name="ce38">
            <text:p>"</text:p>
          </table:table-cell>
          <table:table-cell office:value-type="string" table:style-name="ce34">
            <text:p>"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85-86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8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8">
            <text:p>"</text:p>
          </table:table-cell>
          <table:table-cell office:value-type="string" table:style-name="ce38">
            <text:p>"</text:p>
          </table:table-cell>
          <table:table-cell office:value-type="string" table:style-name="ce34">
            <text:p>"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86-87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8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8">
            <text:p>"</text:p>
          </table:table-cell>
          <table:table-cell office:value-type="string" table:style-name="ce38">
            <text:p>"</text:p>
          </table:table-cell>
          <table:table-cell office:value-type="string" table:style-name="ce34">
            <text:p>"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87-88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15">
            <text:p>SFP 1993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15">
            <text:p>SFP 1993</text:p>
          </table:table-cell>
          <table:table-cell office:value-type="string" table:style-name="ce15">
            <text:p>SFP 1993</text:p>
          </table:table-cell>
          <table:table-cell office:value-type="string" table:style-name="ce34">
            <text:p>"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88-89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9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9">
            <text:p>"</text:p>
          </table:table-cell>
          <table:table-cell office:value-type="string" table:style-name="ce39">
            <text:p>"</text:p>
          </table:table-cell>
          <table:table-cell office:value-type="string" table:style-name="ce34">
            <text:p>"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89-90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9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9">
            <text:p>"</text:p>
          </table:table-cell>
          <table:table-cell office:value-type="string" table:style-name="ce39">
            <text:p>"</text:p>
          </table:table-cell>
          <table:table-cell office:value-type="string" table:style-name="ce34">
            <text:p>"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90-91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16">
            <text:p>SFP 2005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16">
            <text:p>SFP 2005</text:p>
          </table:table-cell>
          <table:table-cell office:value-type="string" table:style-name="ce16">
            <text:p>SFP 2005</text:p>
          </table:table-cell>
          <table:table-cell office:value-type="string" table:style-name="ce34">
            <text:p>"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91-92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0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0">
            <text:p>"</text:p>
          </table:table-cell>
          <table:table-cell office:value-type="string" table:style-name="ce40">
            <text:p>"</text:p>
          </table:table-cell>
          <table:table-cell office:value-type="string" table:style-name="ce34">
            <text:p>"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92-93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0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0">
            <text:p>"</text:p>
          </table:table-cell>
          <table:table-cell office:value-type="string" table:style-name="ce40">
            <text:p>"</text:p>
          </table:table-cell>
          <table:table-cell office:value-type="string" table:style-name="ce34">
            <text:p>"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93-94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0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0">
            <text:p>"</text:p>
          </table:table-cell>
          <table:table-cell office:value-type="string" table:style-name="ce40">
            <text:p>"</text:p>
          </table:table-cell>
          <table:table-cell office:value-type="string" table:style-name="ce34">
            <text:p>"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94-95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0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0">
            <text:p>"</text:p>
          </table:table-cell>
          <table:table-cell office:value-type="string" table:style-name="ce40">
            <text:p>"</text:p>
          </table:table-cell>
          <table:table-cell office:value-type="string" table:style-name="ce34">
            <text:p>"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95-96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0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0">
            <text:p>"</text:p>
          </table:table-cell>
          <table:table-cell office:value-type="string" table:style-name="ce40">
            <text:p>"</text:p>
          </table:table-cell>
          <table:table-cell office:value-type="string" table:style-name="ce34">
            <text:p>"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96-97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0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0">
            <text:p>"</text:p>
          </table:table-cell>
          <table:table-cell office:value-type="string" table:style-name="ce40">
            <text:p>"</text:p>
          </table:table-cell>
          <table:table-cell office:value-type="string" table:style-name="ce34">
            <text:p>"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97-98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0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0">
            <text:p>"</text:p>
          </table:table-cell>
          <table:table-cell office:value-type="string" table:style-name="ce40">
            <text:p>"</text:p>
          </table:table-cell>
          <table:table-cell office:value-type="string" table:style-name="ce34">
            <text:p>"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98-99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0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0">
            <text:p>"</text:p>
          </table:table-cell>
          <table:table-cell office:value-type="string" table:style-name="ce40">
            <text:p>"</text:p>
          </table:table-cell>
          <table:table-cell office:value-type="string" table:style-name="ce34">
            <text:p>"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99-00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0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0">
            <text:p>"</text:p>
          </table:table-cell>
          <table:table-cell office:value-type="string" table:style-name="ce40">
            <text:p>"</text:p>
          </table:table-cell>
          <table:table-cell office:value-type="string" table:style-name="ce34">
            <text:p>"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00-01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0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0">
            <text:p>"</text:p>
          </table:table-cell>
          <table:table-cell office:value-type="string" table:style-name="ce40">
            <text:p>"</text:p>
          </table:table-cell>
          <table:table-cell office:value-type="string" table:style-name="ce34">
            <text:p>"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01-02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0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0">
            <text:p>"</text:p>
          </table:table-cell>
          <table:table-cell office:value-type="string" table:style-name="ce40">
            <text:p>"</text:p>
          </table:table-cell>
          <table:table-cell office:value-type="string" table:style-name="ce34">
            <text:p>"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02-03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0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0">
            <text:p>"</text:p>
          </table:table-cell>
          <table:table-cell office:value-type="string" table:style-name="ce40">
            <text:p>"</text:p>
          </table:table-cell>
          <table:table-cell office:value-type="string" table:style-name="ce34">
            <text:p>"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03-04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17">
            <text:p>SFP 2009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17">
            <text:p>SFP 2009</text:p>
          </table:table-cell>
          <table:table-cell office:value-type="string" table:style-name="ce17">
            <text:p>SFP 2009</text:p>
          </table:table-cell>
          <table:table-cell office:value-type="string" table:style-name="ce34">
            <text:p>"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04-05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1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1">
            <text:p>"</text:p>
          </table:table-cell>
          <table:table-cell office:value-type="string" table:style-name="ce41">
            <text:p>"</text:p>
          </table:table-cell>
          <table:table-cell office:value-type="string" table:style-name="ce34">
            <text:p>"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05-06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1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1">
            <text:p>"</text:p>
          </table:table-cell>
          <table:table-cell office:value-type="string" table:style-name="ce41">
            <text:p>"</text:p>
          </table:table-cell>
          <table:table-cell office:value-type="string" table:style-name="ce34">
            <text:p>"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06-07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1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1">
            <text:p>"</text:p>
          </table:table-cell>
          <table:table-cell office:value-type="string" table:style-name="ce41">
            <text:p>"</text:p>
          </table:table-cell>
          <table:table-cell office:value-type="string" table:style-name="ce34">
            <text:p>"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07-08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1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1">
            <text:p>"</text:p>
          </table:table-cell>
          <table:table-cell office:value-type="string" table:style-name="ce41">
            <text:p>"</text:p>
          </table:table-cell>
          <table:table-cell office:value-type="string" table:style-name="ce34">
            <text:p>"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08-09</text:p>
          </table:table-cell>
          <table:table-cell office:value-type="string" table:style-name="ce19">
            <text:p>F&amp;F 2013</text:p>
          </table:table-cell>
          <table:table-cell office:value-type="string" table:style-name="ce19">
            <text:p>F&amp;F 2013</text:p>
          </table:table-cell>
          <table:table-cell office:value-type="string" table:style-name="ce19">
            <text:p>F&amp;F 2013</text:p>
          </table:table-cell>
          <table:table-cell office:value-type="string" table:style-name="ce19">
            <text:p>F&amp;F 2013</text:p>
          </table:table-cell>
          <table:table-cell office:value-type="string" table:style-name="ce19">
            <text:p>F&amp;F 2013</text:p>
          </table:table-cell>
          <table:table-cell office:value-type="string" table:style-name="ce19">
            <text:p>F&amp;F 2013</text:p>
          </table:table-cell>
          <table:table-cell office:value-type="string" table:style-name="ce19">
            <text:p>F&amp;F 2013</text:p>
          </table:table-cell>
          <table:table-cell office:value-type="string" table:style-name="ce19">
            <text:p>F&amp;F 2013</text:p>
          </table:table-cell>
          <table:table-cell office:value-type="string" table:style-name="ce19">
            <text:p>F&amp;F 2013</text:p>
          </table:table-cell>
          <table:table-cell office:value-type="string" table:style-name="ce19">
            <text:p>F&amp;F 2013</text:p>
          </table:table-cell>
          <table:table-cell office:value-type="string" table:style-name="ce19">
            <text:p>F&amp;F 2013</text:p>
          </table:table-cell>
          <table:table-cell office:value-type="string" table:style-name="ce19">
            <text:p>F&amp;F 2013</text:p>
          </table:table-cell>
          <table:table-cell office:value-type="string" table:style-name="ce19">
            <text:p>F&amp;F 2013</text:p>
          </table:table-cell>
          <table:table-cell office:value-type="string" table:style-name="ce19">
            <text:p>F&amp;F 2013</text:p>
          </table:table-cell>
          <table:table-cell office:value-type="string" table:style-name="ce19">
            <text:p>F&amp;F 2013</text:p>
          </table:table-cell>
          <table:table-cell office:value-type="string" table:style-name="ce19">
            <text:p>F&amp;F 2013</text:p>
          </table:table-cell>
          <table:table-cell office:value-type="string" table:style-name="ce19">
            <text:p>F&amp;F 2013</text:p>
          </table:table-cell>
          <table:table-cell office:value-type="string" table:style-name="ce19">
            <text:p>F&amp;F 2013</text:p>
          </table:table-cell>
          <table:table-cell office:value-type="string" table:style-name="ce19">
            <text:p>F&amp;F 2013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09-10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10-11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11-12</text:p>
          </table:table-cell>
          <table:table-cell office:value-type="string" table:style-name="ce18">
            <text:p>AS 2011-12</text:p>
          </table:table-cell>
          <table:table-cell office:value-type="string" table:style-name="ce18">
            <text:p>AS 2011-12</text:p>
          </table:table-cell>
          <table:table-cell office:value-type="string" table:style-name="ce18">
            <text:p>AS 2011-12</text:p>
          </table:table-cell>
          <table:table-cell office:value-type="string" table:style-name="ce18">
            <text:p>AS 2011-12</text:p>
          </table:table-cell>
          <table:table-cell office:value-type="string" table:style-name="ce18">
            <text:p>AS 2011-12</text:p>
          </table:table-cell>
          <table:table-cell office:value-type="string" table:style-name="ce18">
            <text:p>AS 2011-12</text:p>
          </table:table-cell>
          <table:table-cell office:value-type="string" table:style-name="ce18">
            <text:p>AS 2011-12</text:p>
          </table:table-cell>
          <table:table-cell office:value-type="string" table:style-name="ce18">
            <text:p>AS 2011-12</text:p>
          </table:table-cell>
          <table:table-cell office:value-type="string" table:style-name="ce18">
            <text:p>AS 2011-12</text:p>
          </table:table-cell>
          <table:table-cell office:value-type="string" table:style-name="ce18">
            <text:p>AS 2011-12</text:p>
          </table:table-cell>
          <table:table-cell office:value-type="string" table:style-name="ce18">
            <text:p>AS 2011-12</text:p>
          </table:table-cell>
          <table:table-cell office:value-type="string" table:style-name="ce18">
            <text:p>AS 2011-12</text:p>
          </table:table-cell>
          <table:table-cell office:value-type="string" table:style-name="ce18">
            <text:p>AS 2011-12</text:p>
          </table:table-cell>
          <table:table-cell office:value-type="string" table:style-name="ce18">
            <text:p>AS 2011-12</text:p>
          </table:table-cell>
          <table:table-cell office:value-type="string" table:style-name="ce18">
            <text:p>AS 2011-12</text:p>
          </table:table-cell>
          <table:table-cell office:value-type="string" table:style-name="ce18">
            <text:p>AS 2011-12</text:p>
          </table:table-cell>
          <table:table-cell office:value-type="string" table:style-name="ce18">
            <text:p>AS 2011-12</text:p>
          </table:table-cell>
          <table:table-cell office:value-type="string" table:style-name="ce18">
            <text:p>AS 2011-12</text:p>
          </table:table-cell>
          <table:table-cell office:value-type="string" table:style-name="ce18">
            <text:p>AS 2011-12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12-13</text:p>
          </table:table-cell>
          <table:table-cell office:value-type="string" table:style-name="ce18">
            <text:p>AS 2012-13</text:p>
          </table:table-cell>
          <table:table-cell office:value-type="string" table:style-name="ce18">
            <text:p>AS 2012-13</text:p>
          </table:table-cell>
          <table:table-cell office:value-type="string" table:style-name="ce18">
            <text:p>AS 2012-13</text:p>
          </table:table-cell>
          <table:table-cell office:value-type="string" table:style-name="ce18">
            <text:p>AS 2012-13</text:p>
          </table:table-cell>
          <table:table-cell office:value-type="string" table:style-name="ce18">
            <text:p>AS 2012-13</text:p>
          </table:table-cell>
          <table:table-cell office:value-type="string" table:style-name="ce18">
            <text:p>AS 2012-13</text:p>
          </table:table-cell>
          <table:table-cell office:value-type="string" table:style-name="ce18">
            <text:p>AS 2012-13</text:p>
          </table:table-cell>
          <table:table-cell office:value-type="string" table:style-name="ce18">
            <text:p>AS 2012-13</text:p>
          </table:table-cell>
          <table:table-cell office:value-type="string" table:style-name="ce18">
            <text:p>AS 2012-13</text:p>
          </table:table-cell>
          <table:table-cell office:value-type="string" table:style-name="ce18">
            <text:p>AS 2012-13</text:p>
          </table:table-cell>
          <table:table-cell office:value-type="string" table:style-name="ce18">
            <text:p>AS 2012-13</text:p>
          </table:table-cell>
          <table:table-cell office:value-type="string" table:style-name="ce18">
            <text:p>AS 2012-13</text:p>
          </table:table-cell>
          <table:table-cell office:value-type="string" table:style-name="ce18">
            <text:p>AS 2012-13</text:p>
          </table:table-cell>
          <table:table-cell office:value-type="string" table:style-name="ce18">
            <text:p>AS 2012-13</text:p>
          </table:table-cell>
          <table:table-cell office:value-type="string" table:style-name="ce18">
            <text:p>AS 2012-13</text:p>
          </table:table-cell>
          <table:table-cell office:value-type="string" table:style-name="ce18">
            <text:p>AS 2012-13</text:p>
          </table:table-cell>
          <table:table-cell office:value-type="string" table:style-name="ce18">
            <text:p>AS 2012-13</text:p>
          </table:table-cell>
          <table:table-cell office:value-type="string" table:style-name="ce18">
            <text:p>AS 2012-13</text:p>
          </table:table-cell>
          <table:table-cell office:value-type="string" table:style-name="ce18">
            <text:p>AS 2012-13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13-14</text:p>
          </table:table-cell>
          <table:table-cell office:value-type="string" table:style-name="ce18">
            <text:p>AS 2013-14</text:p>
          </table:table-cell>
          <table:table-cell office:value-type="string" table:style-name="ce18">
            <text:p>AS 2013-14</text:p>
          </table:table-cell>
          <table:table-cell office:value-type="string" table:style-name="ce18">
            <text:p>AS 2013-14</text:p>
          </table:table-cell>
          <table:table-cell office:value-type="string" table:style-name="ce18">
            <text:p>AS 2013-14</text:p>
          </table:table-cell>
          <table:table-cell office:value-type="string" table:style-name="ce18">
            <text:p>AS 2013-14</text:p>
          </table:table-cell>
          <table:table-cell office:value-type="string" table:style-name="ce18">
            <text:p>AS 2013-14</text:p>
          </table:table-cell>
          <table:table-cell office:value-type="string" table:style-name="ce18">
            <text:p>AS 2013-14</text:p>
          </table:table-cell>
          <table:table-cell office:value-type="string" table:style-name="ce18">
            <text:p>AS 2013-14</text:p>
          </table:table-cell>
          <table:table-cell office:value-type="string" table:style-name="ce18">
            <text:p>AS 2013-14</text:p>
          </table:table-cell>
          <table:table-cell office:value-type="string" table:style-name="ce18">
            <text:p>AS 2013-14</text:p>
          </table:table-cell>
          <table:table-cell office:value-type="string" table:style-name="ce18">
            <text:p>AS 2013-14</text:p>
          </table:table-cell>
          <table:table-cell office:value-type="string" table:style-name="ce18">
            <text:p>AS 2013-14</text:p>
          </table:table-cell>
          <table:table-cell office:value-type="string" table:style-name="ce18">
            <text:p>AS 2013-14</text:p>
          </table:table-cell>
          <table:table-cell office:value-type="string" table:style-name="ce18">
            <text:p>AS 2013-14</text:p>
          </table:table-cell>
          <table:table-cell office:value-type="string" table:style-name="ce18">
            <text:p>AS 2013-14</text:p>
          </table:table-cell>
          <table:table-cell office:value-type="string" table:style-name="ce18">
            <text:p>AS 2013-14</text:p>
          </table:table-cell>
          <table:table-cell office:value-type="string" table:style-name="ce18">
            <text:p>AS 2013-14</text:p>
          </table:table-cell>
          <table:table-cell office:value-type="string" table:style-name="ce18">
            <text:p>AS 2013-14</text:p>
          </table:table-cell>
          <table:table-cell office:value-type="string" table:style-name="ce18">
            <text:p>AS 2013-14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14-15</text:p>
          </table:table-cell>
          <table:table-cell office:value-type="string" table:style-name="ce18">
            <text:p>AS 2014-15</text:p>
          </table:table-cell>
          <table:table-cell office:value-type="string" table:style-name="ce18">
            <text:p>AS 2014-15</text:p>
          </table:table-cell>
          <table:table-cell office:value-type="string" table:style-name="ce18">
            <text:p>AS 2014-15</text:p>
          </table:table-cell>
          <table:table-cell office:value-type="string" table:style-name="ce18">
            <text:p>AS 2014-15</text:p>
          </table:table-cell>
          <table:table-cell office:value-type="string" table:style-name="ce18">
            <text:p>AS 2014-15</text:p>
          </table:table-cell>
          <table:table-cell office:value-type="string" table:style-name="ce18">
            <text:p>AS 2014-15</text:p>
          </table:table-cell>
          <table:table-cell office:value-type="string" table:style-name="ce18">
            <text:p>AS 2014-15</text:p>
          </table:table-cell>
          <table:table-cell office:value-type="string" table:style-name="ce18">
            <text:p>AS 2014-15</text:p>
          </table:table-cell>
          <table:table-cell office:value-type="string" table:style-name="ce18">
            <text:p>AS 2014-15</text:p>
          </table:table-cell>
          <table:table-cell office:value-type="string" table:style-name="ce18">
            <text:p>AS 2014-15</text:p>
          </table:table-cell>
          <table:table-cell office:value-type="string" table:style-name="ce18">
            <text:p>AS 2014-15</text:p>
          </table:table-cell>
          <table:table-cell office:value-type="string" table:style-name="ce18">
            <text:p>AS 2014-15</text:p>
          </table:table-cell>
          <table:table-cell office:value-type="string" table:style-name="ce18">
            <text:p>AS 2014-15</text:p>
          </table:table-cell>
          <table:table-cell office:value-type="string" table:style-name="ce18">
            <text:p>AS 2014-15</text:p>
          </table:table-cell>
          <table:table-cell office:value-type="string" table:style-name="ce18">
            <text:p>AS 2014-15</text:p>
          </table:table-cell>
          <table:table-cell office:value-type="string" table:style-name="ce18">
            <text:p>AS 2014-15</text:p>
          </table:table-cell>
          <table:table-cell office:value-type="string" table:style-name="ce18">
            <text:p>AS 2014-15</text:p>
          </table:table-cell>
          <table:table-cell office:value-type="string" table:style-name="ce18">
            <text:p>AS 2014-15</text:p>
          </table:table-cell>
          <table:table-cell office:value-type="string" table:style-name="ce18">
            <text:p>AS 2014-15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15-16</text:p>
          </table:table-cell>
          <table:table-cell office:value-type="string" table:style-name="ce18">
            <text:p>AS 2015-16</text:p>
          </table:table-cell>
          <table:table-cell office:value-type="string" table:style-name="ce18">
            <text:p>AS 2015-16</text:p>
          </table:table-cell>
          <table:table-cell office:value-type="string" table:style-name="ce18">
            <text:p>AS 2015-16</text:p>
          </table:table-cell>
          <table:table-cell office:value-type="string" table:style-name="ce18">
            <text:p>AS 2015-16</text:p>
          </table:table-cell>
          <table:table-cell office:value-type="string" table:style-name="ce18">
            <text:p>AS 2015-16</text:p>
          </table:table-cell>
          <table:table-cell office:value-type="string" table:style-name="ce18">
            <text:p>AS 2015-16</text:p>
          </table:table-cell>
          <table:table-cell office:value-type="string" table:style-name="ce18">
            <text:p>AS 2015-16</text:p>
          </table:table-cell>
          <table:table-cell office:value-type="string" table:style-name="ce18">
            <text:p>AS 2015-16</text:p>
          </table:table-cell>
          <table:table-cell office:value-type="string" table:style-name="ce18">
            <text:p>AS 2015-16</text:p>
          </table:table-cell>
          <table:table-cell office:value-type="string" table:style-name="ce18">
            <text:p>AS 2015-16</text:p>
          </table:table-cell>
          <table:table-cell office:value-type="string" table:style-name="ce18">
            <text:p>AS 2015-16</text:p>
          </table:table-cell>
          <table:table-cell office:value-type="string" table:style-name="ce18">
            <text:p>AS 2015-16</text:p>
          </table:table-cell>
          <table:table-cell office:value-type="string" table:style-name="ce18">
            <text:p>AS 2015-16</text:p>
          </table:table-cell>
          <table:table-cell office:value-type="string" table:style-name="ce18">
            <text:p>AS 2015-16</text:p>
          </table:table-cell>
          <table:table-cell office:value-type="string" table:style-name="ce18">
            <text:p>AS 2015-16</text:p>
          </table:table-cell>
          <table:table-cell office:value-type="string" table:style-name="ce18">
            <text:p>AS 2015-16</text:p>
          </table:table-cell>
          <table:table-cell office:value-type="string" table:style-name="ce18">
            <text:p>AS 2015-16</text:p>
          </table:table-cell>
          <table:table-cell office:value-type="string" table:style-name="ce18">
            <text:p>AS 2015-16</text:p>
          </table:table-cell>
          <table:table-cell office:value-type="string" table:style-name="ce18">
            <text:p>AS 2015-16</text:p>
          </table:table-cell>
          <table:table-cell table:number-columns-repeated="16363"/>
        </table:table-row>
        <table:table-row table:style-name="ro2">
          <table:table-cell office:value-type="string" table:style-name="ce21">
            <text:p>KERALA</text:p>
          </table:table-cell>
          <table:table-cell office:value-type="string" table:style-name="ce21">
            <text:p>2016-17</text:p>
          </table:table-cell>
          <table:table-cell office:value-type="string" table:style-name="ce4">
            <text:p>AS 2016-17</text:p>
          </table:table-cell>
          <table:table-cell office:value-type="string" table:style-name="ce4">
            <text:p>AS 2016-17</text:p>
          </table:table-cell>
          <table:table-cell office:value-type="string" table:style-name="ce4">
            <text:p>AS 2016-17</text:p>
          </table:table-cell>
          <table:table-cell office:value-type="string" table:style-name="ce4">
            <text:p>AS 2016-17</text:p>
          </table:table-cell>
          <table:table-cell office:value-type="string" table:style-name="ce4">
            <text:p>AS 2016-17</text:p>
          </table:table-cell>
          <table:table-cell office:value-type="string" table:style-name="ce4">
            <text:p>AS 2016-17</text:p>
          </table:table-cell>
          <table:table-cell office:value-type="string" table:style-name="ce4">
            <text:p>AS 2016-17</text:p>
          </table:table-cell>
          <table:table-cell office:value-type="string" table:style-name="ce4">
            <text:p>AS 2016-17</text:p>
          </table:table-cell>
          <table:table-cell office:value-type="string" table:style-name="ce4">
            <text:p>AS 2016-17</text:p>
          </table:table-cell>
          <table:table-cell office:value-type="string" table:style-name="ce4">
            <text:p>AS 2016-17</text:p>
          </table:table-cell>
          <table:table-cell office:value-type="string" table:style-name="ce4">
            <text:p>AS 2016-17</text:p>
          </table:table-cell>
          <table:table-cell office:value-type="string" table:style-name="ce4">
            <text:p>AS 2016-17</text:p>
          </table:table-cell>
          <table:table-cell office:value-type="string" table:style-name="ce4">
            <text:p>AS 2016-17</text:p>
          </table:table-cell>
          <table:table-cell office:value-type="string" table:style-name="ce4">
            <text:p>AS 2016-17</text:p>
          </table:table-cell>
          <table:table-cell office:value-type="string" table:style-name="ce4">
            <text:p>AS 2016-17</text:p>
          </table:table-cell>
          <table:table-cell office:value-type="string" table:style-name="ce4">
            <text:p>AS 2016-17</text:p>
          </table:table-cell>
          <table:table-cell office:value-type="string" table:style-name="ce4">
            <text:p>AS 2016-17</text:p>
          </table:table-cell>
          <table:table-cell office:value-type="string" table:style-name="ce4">
            <text:p>AS 2016-17</text:p>
          </table:table-cell>
          <table:table-cell office:value-type="string" table:style-name="ce4">
            <text:p>AS 2016-17</text:p>
          </table:table-cell>
          <table:table-cell table:number-columns-repeated="16363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1">
            <text:p>B. Production sheet</text:p>
          </table:table-cell>
          <table:table-cell table:number-columns-repeated="16383" table:style-name="ce1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REGION</text:p>
          </table:table-cell>
          <table:table-cell office:value-type="string" table:style-name="ce3">
            <text:p>YEAR</text:p>
          </table:table-cell>
          <table:table-cell office:value-type="string" table:style-name="ce4">
            <text:p>Rice (Tonnes)</text:p>
          </table:table-cell>
          <table:table-cell office:value-type="string" table:style-name="ce4">
            <text:p>Sugarcane (Tonnes)</text:p>
          </table:table-cell>
          <table:table-cell office:value-type="string" table:style-name="ce4">
            <text:p>Pepper (Tonnes)</text:p>
          </table:table-cell>
          <table:table-cell office:value-type="string" table:style-name="ce4">
            <text:p>Ginger (Tonnes)</text:p>
          </table:table-cell>
          <table:table-cell office:value-type="string" table:style-name="ce4">
            <text:p>Turmeric (Tonnes)</text:p>
          </table:table-cell>
          <table:table-cell office:value-type="string" table:style-name="ce4">
            <text:p>Cardamom (Tonnes)</text:p>
          </table:table-cell>
          <table:table-cell office:value-type="string" table:style-name="ce4">
            <text:p>Banana (Tonnes)</text:p>
          </table:table-cell>
          <table:table-cell office:value-type="string" table:style-name="ce4">
            <text:p>Other Plantain (Tonnes)</text:p>
          </table:table-cell>
          <table:table-cell office:value-type="string" table:style-name="ce4">
            <text:p>Total Banana (Tonnes)</text:p>
          </table:table-cell>
          <table:table-cell office:value-type="string" table:style-name="ce4">
            <text:p>Cashewnut (Tonnes)</text:p>
          </table:table-cell>
          <table:table-cell office:value-type="string" table:style-name="ce4">
            <text:p>Tapioca (Tonnes)</text:p>
          </table:table-cell>
          <table:table-cell office:value-type="string" table:style-name="ce4">
            <text:p>Arecanut (Mn Nuts)</text:p>
          </table:table-cell>
          <table:table-cell office:value-type="string" table:style-name="ce4">
            <text:p>Sesamum (Tonnes)</text:p>
          </table:table-cell>
          <table:table-cell office:value-type="string" table:style-name="ce4">
            <text:p>Coconut (Mn Nuts)</text:p>
          </table:table-cell>
          <table:table-cell office:value-type="string" table:style-name="ce4">
            <text:p>Rubber (Tonnes)</text:p>
          </table:table-cell>
          <table:table-cell office:value-type="string" table:style-name="ce4">
            <text:p>Tea (Tonnes)</text:p>
          </table:table-cell>
          <table:table-cell office:value-type="string" table:style-name="ce4">
            <text:p>Coffee (Tonnes)</text:p>
          </table:table-cell>
          <table:table-cell table:number-columns-repeated="16365" table:style-name="ce18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56-57</text:p>
          </table:table-cell>
          <table:table-cell office:value-type="string" table:style-name="ce7">
            <text:p>Ag Stat 1975</text:p>
          </table:table-cell>
          <table:table-cell office:value-type="string" table:style-name="ce7">
            <text:p>Ag Stat 1975</text:p>
          </table:table-cell>
          <table:table-cell office:value-type="string" table:style-name="ce7">
            <text:p>Ag Stat 1975</text:p>
          </table:table-cell>
          <table:table-cell office:value-type="string" table:style-name="ce7">
            <text:p>Ag Stat 1975</text:p>
          </table:table-cell>
          <table:table-cell office:value-type="string" table:style-name="ce7">
            <text:p>Ag Stat 1975</text:p>
          </table:table-cell>
          <table:table-cell office:value-type="string" table:style-name="ce7">
            <text:p>Ag Stat 1975</text:p>
          </table:table-cell>
          <table:table-cell table:number-columns-repeated="2" table:style-name="ce18"/>
          <table:table-cell office:value-type="string" table:style-name="ce7">
            <text:p>Ag Stat 1975</text:p>
          </table:table-cell>
          <table:table-cell office:value-type="string" table:style-name="ce7">
            <text:p>Ag Stat 1975</text:p>
          </table:table-cell>
          <table:table-cell office:value-type="string" table:style-name="ce7">
            <text:p>Ag Stat 1975</text:p>
          </table:table-cell>
          <table:table-cell office:value-type="string" table:style-name="ce7">
            <text:p>Ag Stat 1975</text:p>
          </table:table-cell>
          <table:table-cell office:value-type="string" table:style-name="ce7">
            <text:p>Ag Stat 1975</text:p>
          </table:table-cell>
          <table:table-cell office:value-type="string" table:style-name="ce7">
            <text:p>Ag Stat 1975</text:p>
          </table:table-cell>
          <table:table-cell office:value-type="string" table:style-name="ce7">
            <text:p>Ag Stat 1975</text:p>
          </table:table-cell>
          <table:table-cell office:value-type="string" table:style-name="ce7">
            <text:p>Ag Stat 1975</text:p>
          </table:table-cell>
          <table:table-cell office:value-type="string" table:style-name="ce7">
            <text:p>Ag Stat 1975</text:p>
          </table:table-cell>
          <table:table-cell table:number-columns-repeated="16365" table:style-name="ce18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57-58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table:number-columns-repeated="2" table:style-name="ce18"/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table:number-columns-repeated="16365" table:style-name="ce18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58-59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table:number-columns-repeated="2" table:style-name="ce18"/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table:number-columns-repeated="16365" table:style-name="ce18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59-60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table:number-columns-repeated="2" table:style-name="ce18"/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table:number-columns-repeated="16365" table:style-name="ce18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60-61</text:p>
          </table:table-cell>
          <table:table-cell office:value-type="string" table:style-name="ce32">
            <text:p>SPB - HD Series</text:p>
          </table:table-cell>
          <table:table-cell office:value-type="string" table:style-name="ce32">
            <text:p>SPB - HD Series</text:p>
          </table:table-cell>
          <table:table-cell office:value-type="string" table:style-name="ce32">
            <text:p>SPB - HD Series</text:p>
          </table:table-cell>
          <table:table-cell office:value-type="string" table:style-name="ce32">
            <text:p>SPB - HD Series</text:p>
          </table:table-cell>
          <table:table-cell office:value-type="string" table:style-name="ce32">
            <text:p>SPB - HD Series</text:p>
          </table:table-cell>
          <table:table-cell office:value-type="string" table:style-name="ce33">
            <text:p>"</text:p>
          </table:table-cell>
          <table:table-cell table:number-columns-repeated="2" table:style-name="ce18"/>
          <table:table-cell office:value-type="string" table:style-name="ce32">
            <text:p>SPB - HD Series</text:p>
          </table:table-cell>
          <table:table-cell office:value-type="string" table:style-name="ce32">
            <text:p>SPB - HD Series</text:p>
          </table:table-cell>
          <table:table-cell office:value-type="string" table:style-name="ce32">
            <text:p>SPB - HD Series</text:p>
          </table:table-cell>
          <table:table-cell office:value-type="string" table:style-name="ce33">
            <text:p>"</text:p>
          </table:table-cell>
          <table:table-cell office:value-type="string" table:style-name="ce32">
            <text:p>SPB - HD Series</text:p>
          </table:table-cell>
          <table:table-cell office:value-type="string" table:style-name="ce32">
            <text:p>SPB - HD Series</text:p>
          </table:table-cell>
          <table:table-cell office:value-type="string" table:style-name="ce32">
            <text:p>SPB - HD Series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table:number-columns-repeated="16365" table:style-name="ce18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61-62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3">
            <text:p>"</text:p>
          </table:table-cell>
          <table:table-cell table:number-columns-repeated="2" table:style-name="ce18"/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table:number-columns-repeated="16365" table:style-name="ce18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62-63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3">
            <text:p>"</text:p>
          </table:table-cell>
          <table:table-cell table:number-columns-repeated="2" table:style-name="ce18"/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table:number-columns-repeated="16365" table:style-name="ce18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63-64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3">
            <text:p>"</text:p>
          </table:table-cell>
          <table:table-cell table:number-columns-repeated="2" table:style-name="ce18"/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table:number-columns-repeated="16365" table:style-name="ce18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64-65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3">
            <text:p>"</text:p>
          </table:table-cell>
          <table:table-cell table:number-columns-repeated="2" table:style-name="ce18"/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table:number-columns-repeated="16365" table:style-name="ce18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65-66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3">
            <text:p>"</text:p>
          </table:table-cell>
          <table:table-cell table:number-columns-repeated="2" table:style-name="ce18"/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table:number-columns-repeated="16365" table:style-name="ce18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66-67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3">
            <text:p>"</text:p>
          </table:table-cell>
          <table:table-cell table:number-columns-repeated="2" table:style-name="ce18"/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67-68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3">
            <text:p>"</text:p>
          </table:table-cell>
          <table:table-cell table:number-columns-repeated="2" table:style-name="ce18"/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9">
            <text:p>1968-69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3">
            <text:p>"</text:p>
          </table:table-cell>
          <table:table-cell table:number-columns-repeated="2" table:style-name="ce18"/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9">
            <text:p>1969-70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3">
            <text:p>"</text:p>
          </table:table-cell>
          <table:table-cell table:number-columns-repeated="2" table:style-name="ce18"/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9">
            <text:p>1970-71</text:p>
          </table:table-cell>
          <table:table-cell office:value-type="string" table:style-name="ce7">
            <text:p>Ag Stat 1975</text:p>
          </table:table-cell>
          <table:table-cell office:value-type="string" table:style-name="ce7">
            <text:p>Ag Stat 1975</text:p>
          </table:table-cell>
          <table:table-cell office:value-type="string" table:style-name="ce7">
            <text:p>Ag Stat 1975</text:p>
          </table:table-cell>
          <table:table-cell office:value-type="string" table:style-name="ce7">
            <text:p>Ag Stat 1975</text:p>
          </table:table-cell>
          <table:table-cell office:value-type="string" table:style-name="ce7">
            <text:p>Ag Stat 1975</text:p>
          </table:table-cell>
          <table:table-cell office:value-type="string" table:style-name="ce33">
            <text:p>"</text:p>
          </table:table-cell>
          <table:table-cell table:number-columns-repeated="2" table:style-name="ce18"/>
          <table:table-cell office:value-type="string" table:style-name="ce7">
            <text:p>Ag Stat 1975</text:p>
          </table:table-cell>
          <table:table-cell office:value-type="string" table:style-name="ce7">
            <text:p>Ag Stat 1975</text:p>
          </table:table-cell>
          <table:table-cell office:value-type="string" table:style-name="ce7">
            <text:p>Ag Stat 1975</text:p>
          </table:table-cell>
          <table:table-cell office:value-type="string" table:style-name="ce33">
            <text:p>"</text:p>
          </table:table-cell>
          <table:table-cell office:value-type="string" table:style-name="ce7">
            <text:p>Ag Stat 1975</text:p>
          </table:table-cell>
          <table:table-cell office:value-type="string" table:style-name="ce7">
            <text:p>Ag Stat 1975</text:p>
          </table:table-cell>
          <table:table-cell office:value-type="string" table:style-name="ce7">
            <text:p>Ag Stat 1975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9">
            <text:p>1971-72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table:number-columns-repeated="2" table:style-name="ce18"/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9">
            <text:p>1972-73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table:number-columns-repeated="2" table:style-name="ce18"/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9">
            <text:p>1973-74</text:p>
          </table:table-cell>
          <table:table-cell office:value-type="string" table:style-name="ce32">
            <text:p>SPB - HD Series</text:p>
          </table:table-cell>
          <table:table-cell office:value-type="string" table:style-name="ce32">
            <text:p>SPB - HD Series</text:p>
          </table:table-cell>
          <table:table-cell office:value-type="string" table:style-name="ce32">
            <text:p>SPB - HD Series</text:p>
          </table:table-cell>
          <table:table-cell office:value-type="string" table:style-name="ce32">
            <text:p>SPB - HD Series</text:p>
          </table:table-cell>
          <table:table-cell office:value-type="string" table:style-name="ce32">
            <text:p>SPB - HD Series</text:p>
          </table:table-cell>
          <table:table-cell office:value-type="string" table:style-name="ce33">
            <text:p>"</text:p>
          </table:table-cell>
          <table:table-cell office:value-type="string" table:style-name="ce32">
            <text:p>SPB - HD Series</text:p>
          </table:table-cell>
          <table:table-cell office:value-type="string" table:style-name="ce32">
            <text:p>SPB - HD Series</text:p>
          </table:table-cell>
          <table:table-cell office:value-type="string" table:style-name="ce32">
            <text:p>SPB - HD Series</text:p>
          </table:table-cell>
          <table:table-cell office:value-type="string" table:style-name="ce32">
            <text:p>SPB - HD Series</text:p>
          </table:table-cell>
          <table:table-cell office:value-type="string" table:style-name="ce32">
            <text:p>SPB - HD Series</text:p>
          </table:table-cell>
          <table:table-cell office:value-type="string" table:style-name="ce33">
            <text:p>"</text:p>
          </table:table-cell>
          <table:table-cell office:value-type="string" table:style-name="ce32">
            <text:p>SPB - HD Series</text:p>
          </table:table-cell>
          <table:table-cell office:value-type="string" table:style-name="ce32">
            <text:p>SPB - HD Series</text:p>
          </table:table-cell>
          <table:table-cell office:value-type="string" table:style-name="ce32">
            <text:p>SPB - HD Series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"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9">
            <text:p>1974-75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10">
            <text:p>SFP 1977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10">
            <text:p>SFP 1977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10">
            <text:p>SFP 1977</text:p>
          </table:table-cell>
          <table:table-cell office:value-type="string" table:style-name="ce10">
            <text:p>SFP 1977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9">
            <text:p>1975-76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11">
            <text:p>SFP 1979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11">
            <text:p>SFP 1979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11">
            <text:p>SFP 1979</text:p>
          </table:table-cell>
          <table:table-cell office:value-type="string" table:style-name="ce11">
            <text:p>SFP 1979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9">
            <text:p>1976-77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6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6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6">
            <text:p>"</text:p>
          </table:table-cell>
          <table:table-cell office:value-type="string" table:style-name="ce36">
            <text:p>"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9">
            <text:p>1977-78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6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6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6">
            <text:p>"</text:p>
          </table:table-cell>
          <table:table-cell office:value-type="string" table:style-name="ce36">
            <text:p>"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12">
            <text:p>1978-79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13">
            <text:p>SFP 1983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13">
            <text:p>SFP 1983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13">
            <text:p>SFP 1983</text:p>
          </table:table-cell>
          <table:table-cell office:value-type="string" table:style-name="ce13">
            <text:p>SFP 1983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79-80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7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7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7">
            <text:p>"</text:p>
          </table:table-cell>
          <table:table-cell office:value-type="string" table:style-name="ce37">
            <text:p>"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80-81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7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7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7">
            <text:p>"</text:p>
          </table:table-cell>
          <table:table-cell office:value-type="string" table:style-name="ce37">
            <text:p>"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81-82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7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7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7">
            <text:p>"</text:p>
          </table:table-cell>
          <table:table-cell office:value-type="string" table:style-name="ce37">
            <text:p>"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82-83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14">
            <text:p>SFP 1988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14">
            <text:p>SFP 1988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14">
            <text:p>SFP 1988</text:p>
          </table:table-cell>
          <table:table-cell office:value-type="string" table:style-name="ce14">
            <text:p>SFP 1988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83-84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8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8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8">
            <text:p>"</text:p>
          </table:table-cell>
          <table:table-cell office:value-type="string" table:style-name="ce38">
            <text:p>"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84-85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8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8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8">
            <text:p>"</text:p>
          </table:table-cell>
          <table:table-cell office:value-type="string" table:style-name="ce38">
            <text:p>"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85-86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8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8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8">
            <text:p>"</text:p>
          </table:table-cell>
          <table:table-cell office:value-type="string" table:style-name="ce38">
            <text:p>"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86-87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8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8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8">
            <text:p>"</text:p>
          </table:table-cell>
          <table:table-cell office:value-type="string" table:style-name="ce38">
            <text:p>"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87-88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15">
            <text:p>SFP 1993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15">
            <text:p>SFP 1993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15">
            <text:p>SFP 1993</text:p>
          </table:table-cell>
          <table:table-cell office:value-type="string" table:style-name="ce15">
            <text:p>SFP 1993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88-89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9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9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9">
            <text:p>"</text:p>
          </table:table-cell>
          <table:table-cell office:value-type="string" table:style-name="ce39">
            <text:p>"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89-90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9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9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9">
            <text:p>"</text:p>
          </table:table-cell>
          <table:table-cell office:value-type="string" table:style-name="ce39">
            <text:p>"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90-91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16">
            <text:p>SFP 2005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16">
            <text:p>SFP 2005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16">
            <text:p>SFP 2005</text:p>
          </table:table-cell>
          <table:table-cell office:value-type="string" table:style-name="ce16">
            <text:p>SFP 2005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91-92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0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0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0">
            <text:p>"</text:p>
          </table:table-cell>
          <table:table-cell office:value-type="string" table:style-name="ce40">
            <text:p>"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92-93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0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0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0">
            <text:p>"</text:p>
          </table:table-cell>
          <table:table-cell office:value-type="string" table:style-name="ce40">
            <text:p>"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93-94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0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0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0">
            <text:p>"</text:p>
          </table:table-cell>
          <table:table-cell office:value-type="string" table:style-name="ce40">
            <text:p>"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94-95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0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0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0">
            <text:p>"</text:p>
          </table:table-cell>
          <table:table-cell office:value-type="string" table:style-name="ce40">
            <text:p>"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95-96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0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27">
            <text:p>DES 1995-96 to 2004-05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27">
            <text:p>DES 1995-96 to 2004-05</text:p>
          </table:table-cell>
          <table:table-cell office:value-type="string" table:style-name="ce27">
            <text:p>DES 1995-96 to 2004-05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96-97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0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3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3">
            <text:p>"</text:p>
          </table:table-cell>
          <table:table-cell office:value-type="string" table:style-name="ce43">
            <text:p>"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97-98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0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3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3">
            <text:p>"</text:p>
          </table:table-cell>
          <table:table-cell office:value-type="string" table:style-name="ce43">
            <text:p>"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98-99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0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3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3">
            <text:p>"</text:p>
          </table:table-cell>
          <table:table-cell office:value-type="string" table:style-name="ce43">
            <text:p>"</text:p>
          </table:table-cell>
          <table:table-cell table:number-columns-repeated="16365" table:style-name="ce18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99-00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0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3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3">
            <text:p>"</text:p>
          </table:table-cell>
          <table:table-cell office:value-type="string" table:style-name="ce43">
            <text:p>"</text:p>
          </table:table-cell>
          <table:table-cell table:number-columns-repeated="16365" table:style-name="ce18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00-01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0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3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3">
            <text:p>"</text:p>
          </table:table-cell>
          <table:table-cell office:value-type="string" table:style-name="ce43">
            <text:p>"</text:p>
          </table:table-cell>
          <table:table-cell table:number-columns-repeated="16365" table:style-name="ce18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01-02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0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3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3">
            <text:p>"</text:p>
          </table:table-cell>
          <table:table-cell office:value-type="string" table:style-name="ce43">
            <text:p>"</text:p>
          </table:table-cell>
          <table:table-cell table:number-columns-repeated="16365" table:style-name="ce18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02-03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0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3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3">
            <text:p>"</text:p>
          </table:table-cell>
          <table:table-cell office:value-type="string" table:style-name="ce43">
            <text:p>"</text:p>
          </table:table-cell>
          <table:table-cell table:number-columns-repeated="16365" table:style-name="ce18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03-04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17">
            <text:p>SFP 2009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19">
            <text:p>F&amp;F 2013</text:p>
          </table:table-cell>
          <table:table-cell office:value-type="string" table:style-name="ce34">
            <text:p>"</text:p>
          </table:table-cell>
          <table:table-cell office:value-type="string" table:style-name="ce43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3">
            <text:p>"</text:p>
          </table:table-cell>
          <table:table-cell office:value-type="string" table:style-name="ce43">
            <text:p>"</text:p>
          </table:table-cell>
          <table:table-cell table:number-columns-repeated="16365" table:style-name="ce18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04-05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1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3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3">
            <text:p>"</text:p>
          </table:table-cell>
          <table:table-cell office:value-type="string" table:style-name="ce43">
            <text:p>"</text:p>
          </table:table-cell>
          <table:table-cell table:number-columns-repeated="16365" table:style-name="ce18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05-06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1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17">
            <text:p>SFP 2009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17">
            <text:p>SFP 2009</text:p>
          </table:table-cell>
          <table:table-cell office:value-type="string" table:style-name="ce17">
            <text:p>SFP 2009</text:p>
          </table:table-cell>
          <table:table-cell table:number-columns-repeated="16365" table:style-name="ce18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06-07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1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1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1">
            <text:p>"</text:p>
          </table:table-cell>
          <table:table-cell office:value-type="string" table:style-name="ce41">
            <text:p>"</text:p>
          </table:table-cell>
          <table:table-cell table:number-columns-repeated="16365" table:style-name="ce18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07-08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19">
            <text:p>F&amp;F 2013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19">
            <text:p>F&amp;F 2013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34">
            <text:p>"</text:p>
          </table:table-cell>
          <table:table-cell office:value-type="string" table:style-name="ce19">
            <text:p>F&amp;F 2013</text:p>
          </table:table-cell>
          <table:table-cell office:value-type="string" table:style-name="ce19">
            <text:p>F&amp;F 2013</text:p>
          </table:table-cell>
          <table:table-cell table:number-columns-repeated="16365" table:style-name="ce18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08-09</text:p>
          </table:table-cell>
          <table:table-cell office:value-type="string" table:style-name="ce19">
            <text:p>F&amp;F 2013</text:p>
          </table:table-cell>
          <table:table-cell office:value-type="string" table:style-name="ce19">
            <text:p>F&amp;F 2013</text:p>
          </table:table-cell>
          <table:table-cell office:value-type="string" table:style-name="ce19">
            <text:p>F&amp;F 2013</text:p>
          </table:table-cell>
          <table:table-cell office:value-type="string" table:style-name="ce19">
            <text:p>F&amp;F 2013</text:p>
          </table:table-cell>
          <table:table-cell office:value-type="string" table:style-name="ce19">
            <text:p>F&amp;F 2013</text:p>
          </table:table-cell>
          <table:table-cell office:value-type="string" table:style-name="ce42">
            <text:p>"</text:p>
          </table:table-cell>
          <table:table-cell office:value-type="string" table:style-name="ce19">
            <text:p>F&amp;F 2013</text:p>
          </table:table-cell>
          <table:table-cell office:value-type="string" table:style-name="ce19">
            <text:p>F&amp;F 2013</text:p>
          </table:table-cell>
          <table:table-cell office:value-type="string" table:style-name="ce19">
            <text:p>F&amp;F 2013</text:p>
          </table:table-cell>
          <table:table-cell office:value-type="string" table:style-name="ce42">
            <text:p>"</text:p>
          </table:table-cell>
          <table:table-cell office:value-type="string" table:style-name="ce19">
            <text:p>F&amp;F 2013</text:p>
          </table:table-cell>
          <table:table-cell office:value-type="string" table:style-name="ce42">
            <text:p>"</text:p>
          </table:table-cell>
          <table:table-cell office:value-type="string" table:style-name="ce19">
            <text:p>F&amp;F 2013</text:p>
          </table:table-cell>
          <table:table-cell office:value-type="string" table:style-name="ce19">
            <text:p>F&amp;F 2013</text:p>
          </table:table-cell>
          <table:table-cell office:value-type="string" table:style-name="ce19">
            <text:p>F&amp;F 2013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table:number-columns-repeated="16365" table:style-name="ce18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09-10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table:number-columns-repeated="16365" table:style-name="ce18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10-11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"</text:p>
          </table:table-cell>
          <table:table-cell table:number-columns-repeated="16365" table:style-name="ce18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11-12</text:p>
          </table:table-cell>
          <table:table-cell office:value-type="string" table:style-name="ce18">
            <text:p>AS 2011-12</text:p>
          </table:table-cell>
          <table:table-cell office:value-type="string" table:style-name="ce18">
            <text:p>AS 2011-12</text:p>
          </table:table-cell>
          <table:table-cell office:value-type="string" table:style-name="ce18">
            <text:p>AS 2011-12</text:p>
          </table:table-cell>
          <table:table-cell office:value-type="string" table:style-name="ce18">
            <text:p>AS 2011-12</text:p>
          </table:table-cell>
          <table:table-cell office:value-type="string" table:style-name="ce18">
            <text:p>AS 2011-12</text:p>
          </table:table-cell>
          <table:table-cell office:value-type="string" table:style-name="ce18">
            <text:p>AS 2011-12</text:p>
          </table:table-cell>
          <table:table-cell office:value-type="string" table:style-name="ce18">
            <text:p>AS 2011-12</text:p>
          </table:table-cell>
          <table:table-cell office:value-type="string" table:style-name="ce18">
            <text:p>AS 2011-12</text:p>
          </table:table-cell>
          <table:table-cell office:value-type="string" table:style-name="ce18">
            <text:p>AS 2011-12</text:p>
          </table:table-cell>
          <table:table-cell office:value-type="string" table:style-name="ce18">
            <text:p>AS 2011-12</text:p>
          </table:table-cell>
          <table:table-cell office:value-type="string" table:style-name="ce18">
            <text:p>AS 2011-12</text:p>
          </table:table-cell>
          <table:table-cell office:value-type="string" table:style-name="ce18">
            <text:p>AS 2011-12</text:p>
          </table:table-cell>
          <table:table-cell office:value-type="string" table:style-name="ce18">
            <text:p>AS 2011-12</text:p>
          </table:table-cell>
          <table:table-cell office:value-type="string" table:style-name="ce18">
            <text:p>AS 2011-12</text:p>
          </table:table-cell>
          <table:table-cell office:value-type="string" table:style-name="ce18">
            <text:p>AS 2011-12</text:p>
          </table:table-cell>
          <table:table-cell office:value-type="string" table:style-name="ce18">
            <text:p>AS 2011-12</text:p>
          </table:table-cell>
          <table:table-cell office:value-type="string" table:style-name="ce18">
            <text:p>AS 2011-12</text:p>
          </table:table-cell>
          <table:table-cell office:value-type="string" table:style-name="ce18">
            <text:p>AS 2011-12</text:p>
          </table:table-cell>
          <table:table-cell office:value-type="string" table:style-name="ce18">
            <text:p>AS 2011-12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12-13</text:p>
          </table:table-cell>
          <table:table-cell office:value-type="string" table:style-name="ce18">
            <text:p>AS 2012-13</text:p>
          </table:table-cell>
          <table:table-cell office:value-type="string" table:style-name="ce18">
            <text:p>AS 2012-13</text:p>
          </table:table-cell>
          <table:table-cell office:value-type="string" table:style-name="ce18">
            <text:p>AS 2012-13</text:p>
          </table:table-cell>
          <table:table-cell office:value-type="string" table:style-name="ce18">
            <text:p>AS 2012-13</text:p>
          </table:table-cell>
          <table:table-cell office:value-type="string" table:style-name="ce18">
            <text:p>AS 2012-13</text:p>
          </table:table-cell>
          <table:table-cell office:value-type="string" table:style-name="ce18">
            <text:p>AS 2012-13</text:p>
          </table:table-cell>
          <table:table-cell office:value-type="string" table:style-name="ce18">
            <text:p>AS 2012-13</text:p>
          </table:table-cell>
          <table:table-cell office:value-type="string" table:style-name="ce18">
            <text:p>AS 2012-13</text:p>
          </table:table-cell>
          <table:table-cell office:value-type="string" table:style-name="ce18">
            <text:p>AS 2012-13</text:p>
          </table:table-cell>
          <table:table-cell office:value-type="string" table:style-name="ce18">
            <text:p>AS 2012-13</text:p>
          </table:table-cell>
          <table:table-cell office:value-type="string" table:style-name="ce18">
            <text:p>AS 2012-13</text:p>
          </table:table-cell>
          <table:table-cell office:value-type="string" table:style-name="ce18">
            <text:p>AS 2012-13</text:p>
          </table:table-cell>
          <table:table-cell office:value-type="string" table:style-name="ce18">
            <text:p>AS 2012-13</text:p>
          </table:table-cell>
          <table:table-cell office:value-type="string" table:style-name="ce18">
            <text:p>AS 2012-13</text:p>
          </table:table-cell>
          <table:table-cell office:value-type="string" table:style-name="ce18">
            <text:p>AS 2012-13</text:p>
          </table:table-cell>
          <table:table-cell office:value-type="string" table:style-name="ce18">
            <text:p>AS 2012-13</text:p>
          </table:table-cell>
          <table:table-cell office:value-type="string" table:style-name="ce18">
            <text:p>AS 2012-13</text:p>
          </table:table-cell>
          <table:table-cell table:number-columns-repeated="16365" table:style-name="ce18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13-14</text:p>
          </table:table-cell>
          <table:table-cell office:value-type="string" table:style-name="ce18">
            <text:p>AS 2013-14</text:p>
          </table:table-cell>
          <table:table-cell office:value-type="string" table:style-name="ce18">
            <text:p>AS 2013-14</text:p>
          </table:table-cell>
          <table:table-cell office:value-type="string" table:style-name="ce18">
            <text:p>AS 2013-14</text:p>
          </table:table-cell>
          <table:table-cell office:value-type="string" table:style-name="ce18">
            <text:p>AS 2013-14</text:p>
          </table:table-cell>
          <table:table-cell office:value-type="string" table:style-name="ce18">
            <text:p>AS 2013-14</text:p>
          </table:table-cell>
          <table:table-cell office:value-type="string" table:style-name="ce18">
            <text:p>AS 2013-14</text:p>
          </table:table-cell>
          <table:table-cell office:value-type="string" table:style-name="ce18">
            <text:p>AS 2013-14</text:p>
          </table:table-cell>
          <table:table-cell office:value-type="string" table:style-name="ce18">
            <text:p>AS 2013-14</text:p>
          </table:table-cell>
          <table:table-cell office:value-type="string" table:style-name="ce18">
            <text:p>AS 2013-14</text:p>
          </table:table-cell>
          <table:table-cell office:value-type="string" table:style-name="ce18">
            <text:p>AS 2013-14</text:p>
          </table:table-cell>
          <table:table-cell office:value-type="string" table:style-name="ce18">
            <text:p>AS 2013-14</text:p>
          </table:table-cell>
          <table:table-cell office:value-type="string" table:style-name="ce18">
            <text:p>AS 2013-14</text:p>
          </table:table-cell>
          <table:table-cell office:value-type="string" table:style-name="ce18">
            <text:p>AS 2013-14</text:p>
          </table:table-cell>
          <table:table-cell office:value-type="string" table:style-name="ce18">
            <text:p>AS 2013-14</text:p>
          </table:table-cell>
          <table:table-cell office:value-type="string" table:style-name="ce18">
            <text:p>AS 2013-14</text:p>
          </table:table-cell>
          <table:table-cell office:value-type="string" table:style-name="ce18">
            <text:p>AS 2013-14</text:p>
          </table:table-cell>
          <table:table-cell office:value-type="string" table:style-name="ce18">
            <text:p>AS 2013-14</text:p>
          </table:table-cell>
          <table:table-cell table:number-columns-repeated="16365" table:style-name="ce18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14-15</text:p>
          </table:table-cell>
          <table:table-cell office:value-type="string" table:style-name="ce18">
            <text:p>AS 2014-15</text:p>
          </table:table-cell>
          <table:table-cell office:value-type="string" table:style-name="ce18">
            <text:p>AS 2014-15</text:p>
          </table:table-cell>
          <table:table-cell office:value-type="string" table:style-name="ce18">
            <text:p>AS 2014-15</text:p>
          </table:table-cell>
          <table:table-cell office:value-type="string" table:style-name="ce18">
            <text:p>AS 2014-15</text:p>
          </table:table-cell>
          <table:table-cell office:value-type="string" table:style-name="ce18">
            <text:p>AS 2014-15</text:p>
          </table:table-cell>
          <table:table-cell office:value-type="string" table:style-name="ce18">
            <text:p>AS 2014-15</text:p>
          </table:table-cell>
          <table:table-cell office:value-type="string" table:style-name="ce18">
            <text:p>AS 2014-15</text:p>
          </table:table-cell>
          <table:table-cell office:value-type="string" table:style-name="ce18">
            <text:p>AS 2014-15</text:p>
          </table:table-cell>
          <table:table-cell office:value-type="string" table:style-name="ce18">
            <text:p>AS 2014-15</text:p>
          </table:table-cell>
          <table:table-cell office:value-type="string" table:style-name="ce18">
            <text:p>AS 2014-15</text:p>
          </table:table-cell>
          <table:table-cell office:value-type="string" table:style-name="ce18">
            <text:p>AS 2014-15</text:p>
          </table:table-cell>
          <table:table-cell office:value-type="string" table:style-name="ce18">
            <text:p>AS 2014-15</text:p>
          </table:table-cell>
          <table:table-cell office:value-type="string" table:style-name="ce18">
            <text:p>AS 2014-15</text:p>
          </table:table-cell>
          <table:table-cell office:value-type="string" table:style-name="ce18">
            <text:p>AS 2014-15</text:p>
          </table:table-cell>
          <table:table-cell office:value-type="string" table:style-name="ce18">
            <text:p>AS 2014-15</text:p>
          </table:table-cell>
          <table:table-cell office:value-type="string" table:style-name="ce18">
            <text:p>AS 2014-15</text:p>
          </table:table-cell>
          <table:table-cell office:value-type="string" table:style-name="ce18">
            <text:p>AS 2014-15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15-16</text:p>
          </table:table-cell>
          <table:table-cell office:value-type="string" table:style-name="ce18">
            <text:p>AS 2015-16</text:p>
          </table:table-cell>
          <table:table-cell office:value-type="string" table:style-name="ce18">
            <text:p>AS 2015-16</text:p>
          </table:table-cell>
          <table:table-cell office:value-type="string" table:style-name="ce18">
            <text:p>AS 2015-16</text:p>
          </table:table-cell>
          <table:table-cell office:value-type="string" table:style-name="ce18">
            <text:p>AS 2015-16</text:p>
          </table:table-cell>
          <table:table-cell office:value-type="string" table:style-name="ce18">
            <text:p>AS 2015-16</text:p>
          </table:table-cell>
          <table:table-cell office:value-type="string" table:style-name="ce18">
            <text:p>AS 2015-16</text:p>
          </table:table-cell>
          <table:table-cell office:value-type="string" table:style-name="ce18">
            <text:p>AS 2015-16</text:p>
          </table:table-cell>
          <table:table-cell office:value-type="string" table:style-name="ce18">
            <text:p>AS 2015-16</text:p>
          </table:table-cell>
          <table:table-cell office:value-type="string" table:style-name="ce18">
            <text:p>AS 2015-16</text:p>
          </table:table-cell>
          <table:table-cell office:value-type="string" table:style-name="ce18">
            <text:p>AS 2015-16</text:p>
          </table:table-cell>
          <table:table-cell office:value-type="string" table:style-name="ce18">
            <text:p>AS 2015-16</text:p>
          </table:table-cell>
          <table:table-cell office:value-type="string" table:style-name="ce18">
            <text:p>AS 2015-16</text:p>
          </table:table-cell>
          <table:table-cell office:value-type="string" table:style-name="ce18">
            <text:p>AS 2015-16</text:p>
          </table:table-cell>
          <table:table-cell office:value-type="string" table:style-name="ce18">
            <text:p>AS 2015-16</text:p>
          </table:table-cell>
          <table:table-cell office:value-type="string" table:style-name="ce18">
            <text:p>AS 2015-16</text:p>
          </table:table-cell>
          <table:table-cell office:value-type="string" table:style-name="ce18">
            <text:p>AS 2015-16</text:p>
          </table:table-cell>
          <table:table-cell office:value-type="string" table:style-name="ce18">
            <text:p>AS 2015-16</text:p>
          </table:table-cell>
          <table:table-cell table:number-columns-repeated="16365"/>
        </table:table-row>
        <table:table-row table:style-name="ro2">
          <table:table-cell office:value-type="string" table:style-name="ce18">
            <text:p>KERALA</text:p>
          </table:table-cell>
          <table:table-cell office:value-type="string" table:style-name="ce18">
            <text:p>2016-17</text:p>
          </table:table-cell>
          <table:table-cell office:value-type="string" table:style-name="ce4">
            <text:p>AS 2016-17</text:p>
          </table:table-cell>
          <table:table-cell office:value-type="string" table:style-name="ce4">
            <text:p>AS 2016-17</text:p>
          </table:table-cell>
          <table:table-cell office:value-type="string" table:style-name="ce4">
            <text:p>AS 2016-17</text:p>
          </table:table-cell>
          <table:table-cell office:value-type="string" table:style-name="ce4">
            <text:p>AS 2016-17</text:p>
          </table:table-cell>
          <table:table-cell office:value-type="string" table:style-name="ce4">
            <text:p>AS 2016-17</text:p>
          </table:table-cell>
          <table:table-cell office:value-type="string" table:style-name="ce4">
            <text:p>AS 2016-17</text:p>
          </table:table-cell>
          <table:table-cell office:value-type="string" table:style-name="ce4">
            <text:p>AS 2016-17</text:p>
          </table:table-cell>
          <table:table-cell office:value-type="string" table:style-name="ce4">
            <text:p>AS 2016-17</text:p>
          </table:table-cell>
          <table:table-cell office:value-type="string" table:style-name="ce4">
            <text:p>AS 2016-17</text:p>
          </table:table-cell>
          <table:table-cell office:value-type="string" table:style-name="ce4">
            <text:p>AS 2016-17</text:p>
          </table:table-cell>
          <table:table-cell office:value-type="string" table:style-name="ce4">
            <text:p>AS 2016-17</text:p>
          </table:table-cell>
          <table:table-cell office:value-type="string" table:style-name="ce4">
            <text:p>AS 2016-17</text:p>
          </table:table-cell>
          <table:table-cell office:value-type="string" table:style-name="ce4">
            <text:p>AS 2016-17</text:p>
          </table:table-cell>
          <table:table-cell office:value-type="string" table:style-name="ce4">
            <text:p>AS 2016-17</text:p>
          </table:table-cell>
          <table:table-cell office:value-type="string" table:style-name="ce4">
            <text:p>AS 2016-17</text:p>
          </table:table-cell>
          <table:table-cell office:value-type="string" table:style-name="ce4">
            <text:p>AS 2016-17</text:p>
          </table:table-cell>
          <table:table-cell office:value-type="string" table:style-name="ce4">
            <text:p>AS 2016-17</text:p>
          </table:table-cell>
          <table:table-cell table:number-columns-repeated="16365"/>
        </table:table-row>
        <table:table-row table:number-rows-repeated="1048365" table:style-name="ro2">
          <table:table-cell table:number-columns-repeated="16384"/>
        </table:table-row>
      </table:table>
      <table:table table:name="Area" table:style-name="ta2">
        <table:table-column table:style-name="co3" table:number-columns-repeated="16384" table:default-cell-style-name="ce1"/>
        <table:table-row table:style-name="ro2">
          <table:table-cell office:value-type="string" table:style-name="ce2">
            <text:p>REGION</text:p>
          </table:table-cell>
          <table:table-cell office:value-type="string" table:style-name="ce3">
            <text:p>YEAR</text:p>
          </table:table-cell>
          <table:table-cell office:value-type="string" table:style-name="ce4">
            <text:p>Rice (Ha)</text:p>
          </table:table-cell>
          <table:table-cell office:value-type="string" table:style-name="ce4">
            <text:p>Sugarcane (Ha)</text:p>
          </table:table-cell>
          <table:table-cell office:value-type="string" table:style-name="ce4">
            <text:p>Pepper (Ha)</text:p>
          </table:table-cell>
          <table:table-cell office:value-type="string" table:style-name="ce4">
            <text:p>Ginger (Ha)</text:p>
          </table:table-cell>
          <table:table-cell office:value-type="string" table:style-name="ce4">
            <text:p>Turmeric (Ha)</text:p>
          </table:table-cell>
          <table:table-cell office:value-type="string" table:style-name="ce4">
            <text:p>Cardamom (Ha)</text:p>
          </table:table-cell>
          <table:table-cell office:value-type="string" table:style-name="ce4">
            <text:p>Banana (Ha)</text:p>
          </table:table-cell>
          <table:table-cell office:value-type="string" table:style-name="ce4">
            <text:p>Other Plantain (Ha)</text:p>
          </table:table-cell>
          <table:table-cell office:value-type="string" table:style-name="ce4">
            <text:p>Total Banana (Ha)</text:p>
          </table:table-cell>
          <table:table-cell office:value-type="string" table:style-name="ce4">
            <text:p>Cashew (Ha)</text:p>
          </table:table-cell>
          <table:table-cell office:value-type="string" table:style-name="ce4">
            <text:p>Tapioca (Ha)</text:p>
          </table:table-cell>
          <table:table-cell office:value-type="string" table:style-name="ce4">
            <text:p>Arecanut (Ha)</text:p>
          </table:table-cell>
          <table:table-cell office:value-type="string" table:style-name="ce4">
            <text:p>Food Crops (Ha)</text:p>
          </table:table-cell>
          <table:table-cell office:value-type="string" table:style-name="ce4">
            <text:p>Sesamum (Ha)</text:p>
          </table:table-cell>
          <table:table-cell office:value-type="string" table:style-name="ce4">
            <text:p>Coconut (Ha)</text:p>
          </table:table-cell>
          <table:table-cell office:value-type="string" table:style-name="ce4">
            <text:p>Rubber (Ha)</text:p>
          </table:table-cell>
          <table:table-cell office:value-type="string" table:style-name="ce4">
            <text:p>Tea (Ha)</text:p>
          </table:table-cell>
          <table:table-cell office:value-type="string" table:style-name="ce4">
            <text:p>Coffee (Ha)</text:p>
          </table:table-cell>
          <table:table-cell office:value-type="string" table:style-name="ce4">
            <text:p>Non-Food Crops (Ha)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56-57</text:p>
          </table:table-cell>
          <table:table-cell office:value-type="float" office:value="762020" table:style-name="ce7">
            <text:p>762020</text:p>
          </table:table-cell>
          <table:table-cell office:value-type="float" office:value="7750" table:style-name="ce7">
            <text:p>7750</text:p>
          </table:table-cell>
          <table:table-cell office:value-type="float" office:value="86970" table:style-name="ce7">
            <text:p>86970</text:p>
          </table:table-cell>
          <table:table-cell office:value-type="float" office:value="10130" table:style-name="ce7">
            <text:p>10130</text:p>
          </table:table-cell>
          <table:table-cell office:value-type="float" office:value="4680" table:style-name="ce7">
            <text:p>4680</text:p>
          </table:table-cell>
          <table:table-cell office:value-type="float" office:value="28160" table:style-name="ce7">
            <text:p>28160</text:p>
          </table:table-cell>
          <table:table-cell table:number-columns-repeated="2" table:style-name="ce8"/>
          <table:table-cell office:value-type="float" office:value="40250" table:style-name="ce7">
            <text:p>40250</text:p>
          </table:table-cell>
          <table:table-cell office:value-type="float" office:value="37390" table:style-name="ce7">
            <text:p>37390</text:p>
          </table:table-cell>
          <table:table-cell office:value-type="float" office:value="208510" table:style-name="ce7">
            <text:p>208510</text:p>
          </table:table-cell>
          <table:table-cell office:value-type="float" office:value="49130" table:style-name="ce7">
            <text:p>49130</text:p>
          </table:table-cell>
          <table:table-cell office:value-type="float" office:value="1481140" table:style-name="ce7">
            <text:p>1481140</text:p>
          </table:table-cell>
          <table:table-cell office:value-type="float" office:value="19790" table:style-name="ce7">
            <text:p>19790</text:p>
          </table:table-cell>
          <table:table-cell office:value-type="float" office:value="459840" table:style-name="ce7">
            <text:p>459840</text:p>
          </table:table-cell>
          <table:table-cell office:value-type="float" office:value="82260" table:style-name="ce7">
            <text:p>82260</text:p>
          </table:table-cell>
          <table:table-cell office:value-type="float" office:value="39880" table:style-name="ce7">
            <text:p>39880</text:p>
          </table:table-cell>
          <table:table-cell office:value-type="float" office:value="14930" table:style-name="ce7">
            <text:p>14930</text:p>
          </table:table-cell>
          <table:table-cell office:value-type="float" office:value="697050" table:style-name="ce7">
            <text:p>69705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57-58</text:p>
          </table:table-cell>
          <table:table-cell office:value-type="float" office:value="766773" table:style-name="ce8">
            <text:p>766773</text:p>
          </table:table-cell>
          <table:table-cell office:value-type="float" office:value="8729" table:style-name="ce8">
            <text:p>8729</text:p>
          </table:table-cell>
          <table:table-cell office:value-type="float" office:value="90918" table:style-name="ce8">
            <text:p>90918</text:p>
          </table:table-cell>
          <table:table-cell office:value-type="float" office:value="9271" table:style-name="ce8">
            <text:p>9271</text:p>
          </table:table-cell>
          <table:table-cell office:value-type="float" office:value="6107" table:style-name="ce8">
            <text:p>6107</text:p>
          </table:table-cell>
          <table:table-cell office:value-type="float" office:value="34283" table:style-name="ce8">
            <text:p>34283</text:p>
          </table:table-cell>
          <table:table-cell table:number-columns-repeated="2" table:style-name="ce8"/>
          <table:table-cell office:value-type="float" office:value="40568" table:style-name="ce8">
            <text:p>40568</text:p>
          </table:table-cell>
          <table:table-cell office:value-type="float" office:value="44037" table:style-name="ce8">
            <text:p>44037</text:p>
          </table:table-cell>
          <table:table-cell office:value-type="float" office:value="213965" table:style-name="ce8">
            <text:p>213965</text:p>
          </table:table-cell>
          <table:table-cell office:value-type="float" office:value="49710" table:style-name="ce7">
            <text:p>49710</text:p>
          </table:table-cell>
          <table:table-cell office:value-type="float" office:value="1483536" table:style-name="ce8">
            <text:p>1483536</text:p>
          </table:table-cell>
          <table:table-cell office:value-type="float" office:value="20356" table:style-name="ce8">
            <text:p>20356</text:p>
          </table:table-cell>
          <table:table-cell office:value-type="float" office:value="463281" table:style-name="ce8">
            <text:p>463281</text:p>
          </table:table-cell>
          <table:table-cell office:value-type="float" office:value="99867" table:style-name="ce8">
            <text:p>99867</text:p>
          </table:table-cell>
          <table:table-cell office:value-type="float" office:value="39920" table:style-name="ce7">
            <text:p>39920</text:p>
          </table:table-cell>
          <table:table-cell office:value-type="float" office:value="16640" table:style-name="ce7">
            <text:p>16640</text:p>
          </table:table-cell>
          <table:table-cell office:value-type="float" office:value="723780" table:style-name="ce8">
            <text:p>72378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58-59</text:p>
          </table:table-cell>
          <table:table-cell office:value-type="float" office:value="768420" table:style-name="ce7">
            <text:p>768420</text:p>
          </table:table-cell>
          <table:table-cell office:value-type="float" office:value="8810" table:style-name="ce7">
            <text:p>8810</text:p>
          </table:table-cell>
          <table:table-cell office:value-type="float" office:value="90620" table:style-name="ce7">
            <text:p>90620</text:p>
          </table:table-cell>
          <table:table-cell office:value-type="float" office:value="8920" table:style-name="ce7">
            <text:p>8920</text:p>
          </table:table-cell>
          <table:table-cell office:value-type="float" office:value="4290" table:style-name="ce7">
            <text:p>4290</text:p>
          </table:table-cell>
          <table:table-cell office:value-type="float" office:value="29850" table:style-name="ce7">
            <text:p>29850</text:p>
          </table:table-cell>
          <table:table-cell table:number-columns-repeated="2" table:style-name="ce8"/>
          <table:table-cell office:value-type="float" office:value="39800" table:style-name="ce7">
            <text:p>39800</text:p>
          </table:table-cell>
          <table:table-cell office:value-type="float" office:value="46210" table:style-name="ce7">
            <text:p>46210</text:p>
          </table:table-cell>
          <table:table-cell office:value-type="float" office:value="223870" table:style-name="ce7">
            <text:p>223870</text:p>
          </table:table-cell>
          <table:table-cell office:value-type="float" office:value="50110" table:style-name="ce7">
            <text:p>50110</text:p>
          </table:table-cell>
          <table:table-cell office:value-type="float" office:value="1501000" table:style-name="ce7">
            <text:p>1501000</text:p>
          </table:table-cell>
          <table:table-cell office:value-type="float" office:value="19650" table:style-name="ce7">
            <text:p>19650</text:p>
          </table:table-cell>
          <table:table-cell office:value-type="float" office:value="475680" table:style-name="ce7">
            <text:p>475680</text:p>
          </table:table-cell>
          <table:table-cell office:value-type="float" office:value="109520" table:style-name="ce7">
            <text:p>109520</text:p>
          </table:table-cell>
          <table:table-cell office:value-type="float" office:value="37630" table:style-name="ce7">
            <text:p>37630</text:p>
          </table:table-cell>
          <table:table-cell office:value-type="float" office:value="16210" table:style-name="ce7">
            <text:p>16210</text:p>
          </table:table-cell>
          <table:table-cell office:value-type="float" office:value="739630" table:style-name="ce7">
            <text:p>73963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59-60</text:p>
          </table:table-cell>
          <table:table-cell office:value-type="float" office:value="768960" table:style-name="ce7">
            <text:p>768960</text:p>
          </table:table-cell>
          <table:table-cell office:value-type="float" office:value="9910" table:style-name="ce7">
            <text:p>9910</text:p>
          </table:table-cell>
          <table:table-cell office:value-type="float" office:value="91490" table:style-name="ce7">
            <text:p>91490</text:p>
          </table:table-cell>
          <table:table-cell office:value-type="float" office:value="11060" table:style-name="ce7">
            <text:p>11060</text:p>
          </table:table-cell>
          <table:table-cell office:value-type="float" office:value="4630" table:style-name="ce7">
            <text:p>4630</text:p>
          </table:table-cell>
          <table:table-cell office:value-type="float" office:value="28550" table:style-name="ce7">
            <text:p>28550</text:p>
          </table:table-cell>
          <table:table-cell table:number-columns-repeated="2" table:style-name="ce8"/>
          <table:table-cell office:value-type="float" office:value="44690" table:style-name="ce7">
            <text:p>44690</text:p>
          </table:table-cell>
          <table:table-cell office:value-type="float" office:value="52420" table:style-name="ce7">
            <text:p>52420</text:p>
          </table:table-cell>
          <table:table-cell office:value-type="float" office:value="239760" table:style-name="ce7">
            <text:p>239760</text:p>
          </table:table-cell>
          <table:table-cell office:value-type="float" office:value="53160" table:style-name="ce7">
            <text:p>53160</text:p>
          </table:table-cell>
          <table:table-cell office:value-type="float" office:value="1542380" table:style-name="ce7">
            <text:p>1542380</text:p>
          </table:table-cell>
          <table:table-cell office:value-type="float" office:value="17610" table:style-name="ce7">
            <text:p>17610</text:p>
          </table:table-cell>
          <table:table-cell office:value-type="float" office:value="492540" table:style-name="ce7">
            <text:p>492540</text:p>
          </table:table-cell>
          <table:table-cell office:value-type="float" office:value="116730" table:style-name="ce7">
            <text:p>116730</text:p>
          </table:table-cell>
          <table:table-cell office:value-type="float" office:value="37670" table:style-name="ce7">
            <text:p>37670</text:p>
          </table:table-cell>
          <table:table-cell office:value-type="float" office:value="16800" table:style-name="ce7">
            <text:p>16800</text:p>
          </table:table-cell>
          <table:table-cell office:value-type="float" office:value="763610" table:style-name="ce7">
            <text:p>76361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60-61</text:p>
          </table:table-cell>
          <table:table-cell office:value-type="float" office:value="778913" table:style-name="ce8">
            <text:p>778913</text:p>
          </table:table-cell>
          <table:table-cell office:value-type="float" office:value="9146" table:style-name="ce8">
            <text:p>9146</text:p>
          </table:table-cell>
          <table:table-cell office:value-type="float" office:value="99757" table:style-name="ce8">
            <text:p>99757</text:p>
          </table:table-cell>
          <table:table-cell office:value-type="float" office:value="12004" table:style-name="ce8">
            <text:p>12004</text:p>
          </table:table-cell>
          <table:table-cell office:value-type="float" office:value="4666" table:style-name="ce8">
            <text:p>4666</text:p>
          </table:table-cell>
          <table:table-cell office:value-type="float" office:value="36715" table:style-name="ce8">
            <text:p>36715</text:p>
          </table:table-cell>
          <table:table-cell table:number-columns-repeated="2" table:style-name="ce8"/>
          <table:table-cell office:value-type="float" office:value="44425" table:style-name="ce8">
            <text:p>44425</text:p>
          </table:table-cell>
          <table:table-cell office:value-type="float" office:value="54319" table:style-name="ce8">
            <text:p>54319</text:p>
          </table:table-cell>
          <table:table-cell office:value-type="float" office:value="242206" table:style-name="ce8">
            <text:p>242206</text:p>
          </table:table-cell>
          <table:table-cell office:value-type="float" office:value="54260" table:style-name="ce7">
            <text:p>54260</text:p>
          </table:table-cell>
          <table:table-cell office:value-type="float" office:value="1565154" table:style-name="ce8">
            <text:p>1565154</text:p>
          </table:table-cell>
          <table:table-cell office:value-type="float" office:value="12087" table:style-name="ce8">
            <text:p>12087</text:p>
          </table:table-cell>
          <table:table-cell office:value-type="float" office:value="500768" table:style-name="ce8">
            <text:p>500768</text:p>
          </table:table-cell>
          <table:table-cell office:value-type="float" office:value="122868" table:style-name="ce8">
            <text:p>122868</text:p>
          </table:table-cell>
          <table:table-cell office:value-type="float" office:value="37630" table:style-name="ce7">
            <text:p>37630</text:p>
          </table:table-cell>
          <table:table-cell office:value-type="float" office:value="16800" table:style-name="ce7">
            <text:p>16800</text:p>
          </table:table-cell>
          <table:table-cell office:value-type="float" office:value="783806" table:style-name="ce8">
            <text:p>783806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61-62</text:p>
          </table:table-cell>
          <table:table-cell office:value-type="float" office:value="752692" table:style-name="ce8">
            <text:p>752692</text:p>
          </table:table-cell>
          <table:table-cell office:value-type="float" office:value="9223" table:style-name="ce8">
            <text:p>9223</text:p>
          </table:table-cell>
          <table:table-cell office:value-type="float" office:value="99846" table:style-name="ce8">
            <text:p>99846</text:p>
          </table:table-cell>
          <table:table-cell office:value-type="float" office:value="12045" table:style-name="ce8">
            <text:p>12045</text:p>
          </table:table-cell>
          <table:table-cell office:value-type="float" office:value="4844" table:style-name="ce8">
            <text:p>4844</text:p>
          </table:table-cell>
          <table:table-cell office:value-type="float" office:value="36873" table:style-name="ce8">
            <text:p>36873</text:p>
          </table:table-cell>
          <table:table-cell table:number-columns-repeated="2" table:style-name="ce8"/>
          <table:table-cell office:value-type="float" office:value="42676" table:style-name="ce8">
            <text:p>42676</text:p>
          </table:table-cell>
          <table:table-cell office:value-type="float" office:value="55020" table:style-name="ce8">
            <text:p>55020</text:p>
          </table:table-cell>
          <table:table-cell office:value-type="float" office:value="236680" table:style-name="ce8">
            <text:p>236680</text:p>
          </table:table-cell>
          <table:table-cell office:value-type="float" office:value="56740" table:style-name="ce7">
            <text:p>56740</text:p>
          </table:table-cell>
          <table:table-cell office:value-type="float" office:value="1539530" table:style-name="ce8">
            <text:p>1539530</text:p>
          </table:table-cell>
          <table:table-cell office:value-type="float" office:value="11948" table:style-name="ce8">
            <text:p>11948</text:p>
          </table:table-cell>
          <table:table-cell office:value-type="float" office:value="504830" table:style-name="ce8">
            <text:p>504830</text:p>
          </table:table-cell>
          <table:table-cell office:value-type="float" office:value="133079" table:style-name="ce8">
            <text:p>133079</text:p>
          </table:table-cell>
          <table:table-cell office:value-type="float" office:value="37400" table:style-name="ce7">
            <text:p>37400</text:p>
          </table:table-cell>
          <table:table-cell office:value-type="float" office:value="18800" table:style-name="ce7">
            <text:p>18800</text:p>
          </table:table-cell>
          <table:table-cell office:value-type="float" office:value="801674" table:style-name="ce8">
            <text:p>801674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62-63</text:p>
          </table:table-cell>
          <table:table-cell office:value-type="float" office:value="802665" table:style-name="ce8">
            <text:p>802665</text:p>
          </table:table-cell>
          <table:table-cell office:value-type="float" office:value="9332" table:style-name="ce8">
            <text:p>9332</text:p>
          </table:table-cell>
          <table:table-cell office:value-type="float" office:value="99241" table:style-name="ce8">
            <text:p>99241</text:p>
          </table:table-cell>
          <table:table-cell office:value-type="float" office:value="12068" table:style-name="ce8">
            <text:p>12068</text:p>
          </table:table-cell>
          <table:table-cell office:value-type="float" office:value="4832" table:style-name="ce8">
            <text:p>4832</text:p>
          </table:table-cell>
          <table:table-cell office:value-type="float" office:value="38685" table:style-name="ce8">
            <text:p>38685</text:p>
          </table:table-cell>
          <table:table-cell table:number-columns-repeated="2" table:style-name="ce8"/>
          <table:table-cell office:value-type="float" office:value="42753" table:style-name="ce8">
            <text:p>42753</text:p>
          </table:table-cell>
          <table:table-cell office:value-type="float" office:value="82129" table:style-name="ce8">
            <text:p>82129</text:p>
          </table:table-cell>
          <table:table-cell office:value-type="float" office:value="221621" table:style-name="ce8">
            <text:p>221621</text:p>
          </table:table-cell>
          <table:table-cell office:value-type="float" office:value="55300" table:style-name="ce7">
            <text:p>55300</text:p>
          </table:table-cell>
          <table:table-cell office:value-type="float" office:value="1601878" table:style-name="ce8">
            <text:p>1601878</text:p>
          </table:table-cell>
          <table:table-cell office:value-type="float" office:value="11915" table:style-name="ce8">
            <text:p>11915</text:p>
          </table:table-cell>
          <table:table-cell office:value-type="float" office:value="539269" table:style-name="ce8">
            <text:p>539269</text:p>
          </table:table-cell>
          <table:table-cell office:value-type="float" office:value="137912" table:style-name="ce8">
            <text:p>137912</text:p>
          </table:table-cell>
          <table:table-cell office:value-type="float" office:value="38550" table:style-name="ce7">
            <text:p>38550</text:p>
          </table:table-cell>
          <table:table-cell office:value-type="float" office:value="19170" table:style-name="ce7">
            <text:p>19170</text:p>
          </table:table-cell>
          <table:table-cell office:value-type="float" office:value="844780" table:style-name="ce8">
            <text:p>84478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63-64</text:p>
          </table:table-cell>
          <table:table-cell office:value-type="float" office:value="805089" table:style-name="ce8">
            <text:p>805089</text:p>
          </table:table-cell>
          <table:table-cell office:value-type="float" office:value="9486" table:style-name="ce8">
            <text:p>9486</text:p>
          </table:table-cell>
          <table:table-cell office:value-type="float" office:value="99384" table:style-name="ce8">
            <text:p>99384</text:p>
          </table:table-cell>
          <table:table-cell office:value-type="float" office:value="11959" table:style-name="ce8">
            <text:p>11959</text:p>
          </table:table-cell>
          <table:table-cell office:value-type="float" office:value="4616" table:style-name="ce8">
            <text:p>4616</text:p>
          </table:table-cell>
          <table:table-cell office:value-type="float" office:value="38957" table:style-name="ce8">
            <text:p>38957</text:p>
          </table:table-cell>
          <table:table-cell table:number-columns-repeated="2" table:style-name="ce8"/>
          <table:table-cell office:value-type="float" office:value="43142" table:style-name="ce8">
            <text:p>43142</text:p>
          </table:table-cell>
          <table:table-cell office:value-type="float" office:value="82372" table:style-name="ce8">
            <text:p>82372</text:p>
          </table:table-cell>
          <table:table-cell office:value-type="float" office:value="209910" table:style-name="ce8">
            <text:p>209910</text:p>
          </table:table-cell>
          <table:table-cell office:value-type="float" office:value="56690" table:style-name="ce7">
            <text:p>56690</text:p>
          </table:table-cell>
          <table:table-cell office:value-type="float" office:value="1604490" table:style-name="ce8">
            <text:p>1604490</text:p>
          </table:table-cell>
          <table:table-cell office:value-type="float" office:value="11991" table:style-name="ce8">
            <text:p>11991</text:p>
          </table:table-cell>
          <table:table-cell office:value-type="float" office:value="544997" table:style-name="ce8">
            <text:p>544997</text:p>
          </table:table-cell>
          <table:table-cell office:value-type="float" office:value="142909" table:style-name="ce8">
            <text:p>142909</text:p>
          </table:table-cell>
          <table:table-cell office:value-type="float" office:value="38410" table:style-name="ce7">
            <text:p>38410</text:p>
          </table:table-cell>
          <table:table-cell office:value-type="float" office:value="20020" table:style-name="ce7">
            <text:p>20020</text:p>
          </table:table-cell>
          <table:table-cell office:value-type="float" office:value="857193" table:style-name="ce8">
            <text:p>857193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64-65</text:p>
          </table:table-cell>
          <table:table-cell office:value-type="float" office:value="801121" table:style-name="ce8">
            <text:p>801121</text:p>
          </table:table-cell>
          <table:table-cell office:value-type="float" office:value="9510" table:style-name="ce8">
            <text:p>9510</text:p>
          </table:table-cell>
          <table:table-cell office:value-type="float" office:value="99552" table:style-name="ce8">
            <text:p>99552</text:p>
          </table:table-cell>
          <table:table-cell office:value-type="float" office:value="11973" table:style-name="ce8">
            <text:p>11973</text:p>
          </table:table-cell>
          <table:table-cell office:value-type="float" office:value="4614" table:style-name="ce8">
            <text:p>4614</text:p>
          </table:table-cell>
          <table:table-cell office:value-type="float" office:value="39407" table:style-name="ce8">
            <text:p>39407</text:p>
          </table:table-cell>
          <table:table-cell table:number-columns-repeated="2" table:style-name="ce8"/>
          <table:table-cell office:value-type="float" office:value="45209" table:style-name="ce8">
            <text:p>45209</text:p>
          </table:table-cell>
          <table:table-cell office:value-type="float" office:value="85924" table:style-name="ce8">
            <text:p>85924</text:p>
          </table:table-cell>
          <table:table-cell office:value-type="float" office:value="209371" table:style-name="ce8">
            <text:p>209371</text:p>
          </table:table-cell>
          <table:table-cell office:value-type="float" office:value="59490" table:style-name="ce7">
            <text:p>59490</text:p>
          </table:table-cell>
          <table:table-cell office:value-type="float" office:value="1607921" table:style-name="ce8">
            <text:p>1607921</text:p>
          </table:table-cell>
          <table:table-cell office:value-type="float" office:value="12007" table:style-name="ce8">
            <text:p>12007</text:p>
          </table:table-cell>
          <table:table-cell office:value-type="float" office:value="558991" table:style-name="ce8">
            <text:p>558991</text:p>
          </table:table-cell>
          <table:table-cell office:value-type="float" office:value="146952" table:style-name="ce8">
            <text:p>146952</text:p>
          </table:table-cell>
          <table:table-cell office:value-type="float" office:value="39360" table:style-name="ce7">
            <text:p>39360</text:p>
          </table:table-cell>
          <table:table-cell office:value-type="float" office:value="21730" table:style-name="ce7">
            <text:p>21730</text:p>
          </table:table-cell>
          <table:table-cell office:value-type="float" office:value="868746" table:style-name="ce8">
            <text:p>868746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65-66</text:p>
          </table:table-cell>
          <table:table-cell office:value-type="float" office:value="802329" table:style-name="ce8">
            <text:p>802329</text:p>
          </table:table-cell>
          <table:table-cell office:value-type="float" office:value="9193" table:style-name="ce8">
            <text:p>9193</text:p>
          </table:table-cell>
          <table:table-cell office:value-type="float" office:value="99695" table:style-name="ce8">
            <text:p>99695</text:p>
          </table:table-cell>
          <table:table-cell office:value-type="float" office:value="11847" table:style-name="ce8">
            <text:p>11847</text:p>
          </table:table-cell>
          <table:table-cell office:value-type="float" office:value="4464" table:style-name="ce8">
            <text:p>4464</text:p>
          </table:table-cell>
          <table:table-cell office:value-type="float" office:value="40379" table:style-name="ce8">
            <text:p>40379</text:p>
          </table:table-cell>
          <table:table-cell table:number-columns-repeated="2" table:style-name="ce8"/>
          <table:table-cell office:value-type="float" office:value="47779" table:style-name="ce8">
            <text:p>47779</text:p>
          </table:table-cell>
          <table:table-cell office:value-type="float" office:value="87366" table:style-name="ce8">
            <text:p>87366</text:p>
          </table:table-cell>
          <table:table-cell office:value-type="float" office:value="229684" table:style-name="ce8">
            <text:p>229684</text:p>
          </table:table-cell>
          <table:table-cell office:value-type="float" office:value="64480" table:style-name="ce7">
            <text:p>64480</text:p>
          </table:table-cell>
          <table:table-cell office:value-type="float" office:value="1635326" table:style-name="ce8">
            <text:p>1635326</text:p>
          </table:table-cell>
          <table:table-cell office:value-type="float" office:value="11950" table:style-name="ce8">
            <text:p>11950</text:p>
          </table:table-cell>
          <table:table-cell office:value-type="float" office:value="586313" table:style-name="ce8">
            <text:p>586313</text:p>
          </table:table-cell>
          <table:table-cell office:value-type="float" office:value="149634" table:style-name="ce8">
            <text:p>149634</text:p>
          </table:table-cell>
          <table:table-cell office:value-type="float" office:value="39470" table:style-name="ce7">
            <text:p>39470</text:p>
          </table:table-cell>
          <table:table-cell office:value-type="float" office:value="23600" table:style-name="ce7">
            <text:p>23600</text:p>
          </table:table-cell>
          <table:table-cell office:value-type="float" office:value="916017" table:style-name="ce8">
            <text:p>916017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66-67</text:p>
          </table:table-cell>
          <table:table-cell office:value-type="float" office:value="799438" table:style-name="ce8">
            <text:p>799438</text:p>
          </table:table-cell>
          <table:table-cell office:value-type="float" office:value="8773" table:style-name="ce8">
            <text:p>8773</text:p>
          </table:table-cell>
          <table:table-cell office:value-type="float" office:value="99695" table:style-name="ce8">
            <text:p>99695</text:p>
          </table:table-cell>
          <table:table-cell office:value-type="float" office:value="11793" table:style-name="ce8">
            <text:p>11793</text:p>
          </table:table-cell>
          <table:table-cell office:value-type="float" office:value="4443" table:style-name="ce8">
            <text:p>4443</text:p>
          </table:table-cell>
          <table:table-cell office:value-type="float" office:value="57864" table:style-name="ce8">
            <text:p>57864</text:p>
          </table:table-cell>
          <table:table-cell table:number-columns-repeated="2" table:style-name="ce8"/>
          <table:table-cell office:value-type="float" office:value="45589" table:style-name="ce8">
            <text:p>45589</text:p>
          </table:table-cell>
          <table:table-cell office:value-type="float" office:value="90559" table:style-name="ce8">
            <text:p>90559</text:p>
          </table:table-cell>
          <table:table-cell office:value-type="float" office:value="244647" table:style-name="ce8">
            <text:p>244647</text:p>
          </table:table-cell>
          <table:table-cell office:value-type="float" office:value="71230" table:style-name="ce7">
            <text:p>71230</text:p>
          </table:table-cell>
          <table:table-cell office:value-type="float" office:value="1676822" table:style-name="ce8">
            <text:p>1676822</text:p>
          </table:table-cell>
          <table:table-cell office:value-type="float" office:value="12070" table:style-name="ce8">
            <text:p>12070</text:p>
          </table:table-cell>
          <table:table-cell office:value-type="float" office:value="609583" table:style-name="ce8">
            <text:p>609583</text:p>
          </table:table-cell>
          <table:table-cell office:value-type="float" office:value="153357" table:style-name="ce8">
            <text:p>153357</text:p>
          </table:table-cell>
          <table:table-cell office:value-type="float" office:value="39800" table:style-name="ce7">
            <text:p>39800</text:p>
          </table:table-cell>
          <table:table-cell office:value-type="float" office:value="25150" table:style-name="ce7">
            <text:p>25150</text:p>
          </table:table-cell>
          <table:table-cell office:value-type="float" office:value="945149" table:style-name="ce8">
            <text:p>945149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67-68</text:p>
          </table:table-cell>
          <table:table-cell office:value-type="float" office:value="809544" table:style-name="ce8">
            <text:p>809544</text:p>
          </table:table-cell>
          <table:table-cell office:value-type="float" office:value="8033" table:style-name="ce8">
            <text:p>8033</text:p>
          </table:table-cell>
          <table:table-cell office:value-type="float" office:value="99702" table:style-name="ce8">
            <text:p>99702</text:p>
          </table:table-cell>
          <table:table-cell office:value-type="float" office:value="11795" table:style-name="ce8">
            <text:p>11795</text:p>
          </table:table-cell>
          <table:table-cell office:value-type="float" office:value="4443" table:style-name="ce8">
            <text:p>4443</text:p>
          </table:table-cell>
          <table:table-cell office:value-type="float" office:value="57724" table:style-name="ce8">
            <text:p>57724</text:p>
          </table:table-cell>
          <table:table-cell table:number-columns-repeated="2" table:style-name="ce8"/>
          <table:table-cell office:value-type="float" office:value="49418" table:style-name="ce8">
            <text:p>49418</text:p>
          </table:table-cell>
          <table:table-cell office:value-type="float" office:value="94990" table:style-name="ce8">
            <text:p>94990</text:p>
          </table:table-cell>
          <table:table-cell office:value-type="float" office:value="297646" table:style-name="ce8">
            <text:p>297646</text:p>
          </table:table-cell>
          <table:table-cell office:value-type="float" office:value="76040" table:style-name="ce7">
            <text:p>76040</text:p>
          </table:table-cell>
          <table:table-cell office:value-type="float" office:value="1762790" table:style-name="ce8">
            <text:p>1762790</text:p>
          </table:table-cell>
          <table:table-cell office:value-type="float" office:value="11163" table:style-name="ce8">
            <text:p>11163</text:p>
          </table:table-cell>
          <table:table-cell office:value-type="float" office:value="638721" table:style-name="ce8">
            <text:p>638721</text:p>
          </table:table-cell>
          <table:table-cell office:value-type="float" office:value="162933" table:style-name="ce8">
            <text:p>162933</text:p>
          </table:table-cell>
          <table:table-cell office:value-type="float" office:value="39280" table:style-name="ce7">
            <text:p>39280</text:p>
          </table:table-cell>
          <table:table-cell office:value-type="float" office:value="26470" table:style-name="ce7">
            <text:p>26470</text:p>
          </table:table-cell>
          <table:table-cell office:value-type="float" office:value="994649" table:style-name="ce8">
            <text:p>994649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9">
            <text:p>1968-69</text:p>
          </table:table-cell>
          <table:table-cell office:value-type="float" office:value="873871" table:style-name="ce8">
            <text:p>873871</text:p>
          </table:table-cell>
          <table:table-cell office:value-type="float" office:value="7893" table:style-name="ce8">
            <text:p>7893</text:p>
          </table:table-cell>
          <table:table-cell office:value-type="float" office:value="98827" table:style-name="ce8">
            <text:p>98827</text:p>
          </table:table-cell>
          <table:table-cell office:value-type="float" office:value="11423" table:style-name="ce8">
            <text:p>11423</text:p>
          </table:table-cell>
          <table:table-cell office:value-type="float" office:value="4374" table:style-name="ce8">
            <text:p>4374</text:p>
          </table:table-cell>
          <table:table-cell office:value-type="float" office:value="59158" table:style-name="ce8">
            <text:p>59158</text:p>
          </table:table-cell>
          <table:table-cell table:number-columns-repeated="2" table:style-name="ce8"/>
          <table:table-cell office:value-type="float" office:value="51588" table:style-name="ce8">
            <text:p>51588</text:p>
          </table:table-cell>
          <table:table-cell office:value-type="float" office:value="96019" table:style-name="ce8">
            <text:p>96019</text:p>
          </table:table-cell>
          <table:table-cell office:value-type="float" office:value="299661" table:style-name="ce8">
            <text:p>299661</text:p>
          </table:table-cell>
          <table:table-cell office:value-type="float" office:value="81180" table:style-name="ce7">
            <text:p>81180</text:p>
          </table:table-cell>
          <table:table-cell office:value-type="float" office:value="1820806" table:style-name="ce8">
            <text:p>1820806</text:p>
          </table:table-cell>
          <table:table-cell office:value-type="float" office:value="11995" table:style-name="ce8">
            <text:p>11995</text:p>
          </table:table-cell>
          <table:table-cell office:value-type="float" office:value="686063" table:style-name="ce8">
            <text:p>686063</text:p>
          </table:table-cell>
          <table:table-cell office:value-type="float" office:value="166735" table:style-name="ce8">
            <text:p>166735</text:p>
          </table:table-cell>
          <table:table-cell office:value-type="float" office:value="41160" table:style-name="ce7">
            <text:p>41160</text:p>
          </table:table-cell>
          <table:table-cell office:value-type="float" office:value="27680" table:style-name="ce7">
            <text:p>27680</text:p>
          </table:table-cell>
          <table:table-cell office:value-type="float" office:value="1031823" table:style-name="ce8">
            <text:p>1031823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9">
            <text:p>1969-70</text:p>
          </table:table-cell>
          <table:table-cell office:value-type="float" office:value="874059" table:style-name="ce8">
            <text:p>874059</text:p>
          </table:table-cell>
          <table:table-cell office:value-type="float" office:value="7785" table:style-name="ce8">
            <text:p>7785</text:p>
          </table:table-cell>
          <table:table-cell office:value-type="float" office:value="118045" table:style-name="ce8">
            <text:p>118045</text:p>
          </table:table-cell>
          <table:table-cell office:value-type="float" office:value="11522" table:style-name="ce8">
            <text:p>11522</text:p>
          </table:table-cell>
          <table:table-cell office:value-type="float" office:value="4339" table:style-name="ce8">
            <text:p>4339</text:p>
          </table:table-cell>
          <table:table-cell office:value-type="float" office:value="59985" table:style-name="ce8">
            <text:p>59985</text:p>
          </table:table-cell>
          <table:table-cell table:number-columns-repeated="2" table:style-name="ce8"/>
          <table:table-cell office:value-type="float" office:value="53495" table:style-name="ce8">
            <text:p>53495</text:p>
          </table:table-cell>
          <table:table-cell office:value-type="float" office:value="98910" table:style-name="ce8">
            <text:p>98910</text:p>
          </table:table-cell>
          <table:table-cell office:value-type="float" office:value="295585" table:style-name="ce8">
            <text:p>295585</text:p>
          </table:table-cell>
          <table:table-cell office:value-type="float" office:value="83680" table:style-name="ce7">
            <text:p>83680</text:p>
          </table:table-cell>
          <table:table-cell office:value-type="float" office:value="1844210" table:style-name="ce8">
            <text:p>1844210</text:p>
          </table:table-cell>
          <table:table-cell office:value-type="float" office:value="11824" table:style-name="ce8">
            <text:p>11824</text:p>
          </table:table-cell>
          <table:table-cell office:value-type="float" office:value="707786" table:style-name="ce8">
            <text:p>707786</text:p>
          </table:table-cell>
          <table:table-cell office:value-type="float" office:value="175190" table:style-name="ce8">
            <text:p>175190</text:p>
          </table:table-cell>
          <table:table-cell office:value-type="float" office:value="38300" table:style-name="ce7">
            <text:p>38300</text:p>
          </table:table-cell>
          <table:table-cell office:value-type="float" office:value="28870" table:style-name="ce7">
            <text:p>28870</text:p>
          </table:table-cell>
          <table:table-cell office:value-type="float" office:value="1071880" table:style-name="ce8">
            <text:p>107188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9">
            <text:p>1970-71</text:p>
          </table:table-cell>
          <table:table-cell office:value-type="float" office:value="874930" table:style-name="ce7">
            <text:p>874930</text:p>
          </table:table-cell>
          <table:table-cell office:value-type="float" office:value="7650" table:style-name="ce7">
            <text:p>7650</text:p>
          </table:table-cell>
          <table:table-cell office:value-type="float" office:value="117540" table:style-name="ce7">
            <text:p>117540</text:p>
          </table:table-cell>
          <table:table-cell office:value-type="float" office:value="12170" table:style-name="ce7">
            <text:p>12170</text:p>
          </table:table-cell>
          <table:table-cell office:value-type="float" office:value="4300" table:style-name="ce7">
            <text:p>4300</text:p>
          </table:table-cell>
          <table:table-cell office:value-type="float" office:value="47490" table:style-name="ce7">
            <text:p>47490</text:p>
          </table:table-cell>
          <table:table-cell table:number-columns-repeated="2" table:style-name="ce8"/>
          <table:table-cell office:value-type="float" office:value="48760" table:style-name="ce7">
            <text:p>48760</text:p>
          </table:table-cell>
          <table:table-cell office:value-type="float" office:value="102710" table:style-name="ce7">
            <text:p>102710</text:p>
          </table:table-cell>
          <table:table-cell office:value-type="float" office:value="293550" table:style-name="ce7">
            <text:p>293550</text:p>
          </table:table-cell>
          <table:table-cell office:value-type="float" office:value="85820" table:style-name="ce7">
            <text:p>85820</text:p>
          </table:table-cell>
          <table:table-cell office:value-type="float" office:value="1844310" table:style-name="ce7">
            <text:p>1844310</text:p>
          </table:table-cell>
          <table:table-cell office:value-type="float" office:value="11920" table:style-name="ce7">
            <text:p>11920</text:p>
          </table:table-cell>
          <table:table-cell office:value-type="float" office:value="719140" table:style-name="ce7">
            <text:p>719140</text:p>
          </table:table-cell>
          <table:table-cell office:value-type="float" office:value="179260" table:style-name="ce7">
            <text:p>179260</text:p>
          </table:table-cell>
          <table:table-cell office:value-type="float" office:value="37590" table:style-name="ce7">
            <text:p>37590</text:p>
          </table:table-cell>
          <table:table-cell office:value-type="float" office:value="31560" table:style-name="ce7">
            <text:p>31560</text:p>
          </table:table-cell>
          <table:table-cell office:value-type="float" office:value="1088240" table:style-name="ce7">
            <text:p>108824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9">
            <text:p>1971-72</text:p>
          </table:table-cell>
          <table:table-cell office:value-type="float" office:value="875160" table:style-name="ce7">
            <text:p>875160</text:p>
          </table:table-cell>
          <table:table-cell office:value-type="float" office:value="7580" table:style-name="ce7">
            <text:p>7580</text:p>
          </table:table-cell>
          <table:table-cell office:value-type="float" office:value="116340" table:style-name="ce7">
            <text:p>116340</text:p>
          </table:table-cell>
          <table:table-cell office:value-type="float" office:value="11870" table:style-name="ce7">
            <text:p>11870</text:p>
          </table:table-cell>
          <table:table-cell office:value-type="float" office:value="4190" table:style-name="ce7">
            <text:p>4190</text:p>
          </table:table-cell>
          <table:table-cell office:value-type="float" office:value="47490" table:style-name="ce7">
            <text:p>47490</text:p>
          </table:table-cell>
          <table:table-cell table:number-columns-repeated="2" table:style-name="ce8"/>
          <table:table-cell office:value-type="float" office:value="47890" table:style-name="ce7">
            <text:p>47890</text:p>
          </table:table-cell>
          <table:table-cell office:value-type="float" office:value="100660" table:style-name="ce7">
            <text:p>100660</text:p>
          </table:table-cell>
          <table:table-cell office:value-type="float" office:value="303260" table:style-name="ce7">
            <text:p>303260</text:p>
          </table:table-cell>
          <table:table-cell office:value-type="float" office:value="86660" table:style-name="ce7">
            <text:p>86660</text:p>
          </table:table-cell>
          <table:table-cell office:value-type="float" office:value="1846990" table:style-name="ce7">
            <text:p>1846990</text:p>
          </table:table-cell>
          <table:table-cell office:value-type="float" office:value="11780" table:style-name="ce7">
            <text:p>11780</text:p>
          </table:table-cell>
          <table:table-cell office:value-type="float" office:value="730260" table:style-name="ce7">
            <text:p>730260</text:p>
          </table:table-cell>
          <table:table-cell office:value-type="float" office:value="188610" table:style-name="ce7">
            <text:p>188610</text:p>
          </table:table-cell>
          <table:table-cell office:value-type="float" office:value="37080" table:style-name="ce7">
            <text:p>37080</text:p>
          </table:table-cell>
          <table:table-cell office:value-type="float" office:value="32860" table:style-name="ce7">
            <text:p>32860</text:p>
          </table:table-cell>
          <table:table-cell office:value-type="float" office:value="1111360" table:style-name="ce7">
            <text:p>111136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9">
            <text:p>1972-73</text:p>
          </table:table-cell>
          <table:table-cell office:value-type="float" office:value="873700" table:style-name="ce7">
            <text:p>873700</text:p>
          </table:table-cell>
          <table:table-cell office:value-type="float" office:value="7770" table:style-name="ce7">
            <text:p>7770</text:p>
          </table:table-cell>
          <table:table-cell office:value-type="float" office:value="116340" table:style-name="ce7">
            <text:p>116340</text:p>
          </table:table-cell>
          <table:table-cell office:value-type="float" office:value="11800" table:style-name="ce7">
            <text:p>11800</text:p>
          </table:table-cell>
          <table:table-cell office:value-type="float" office:value="4190" table:style-name="ce7">
            <text:p>4190</text:p>
          </table:table-cell>
          <table:table-cell office:value-type="float" office:value="47490" table:style-name="ce7">
            <text:p>47490</text:p>
          </table:table-cell>
          <table:table-cell table:number-columns-repeated="2" table:style-name="ce8"/>
          <table:table-cell office:value-type="float" office:value="47290" table:style-name="ce7">
            <text:p>47290</text:p>
          </table:table-cell>
          <table:table-cell office:value-type="float" office:value="101490" table:style-name="ce7">
            <text:p>101490</text:p>
          </table:table-cell>
          <table:table-cell office:value-type="float" office:value="304830" table:style-name="ce7">
            <text:p>304830</text:p>
          </table:table-cell>
          <table:table-cell office:value-type="float" office:value="88630" table:style-name="ce7">
            <text:p>88630</text:p>
          </table:table-cell>
          <table:table-cell office:value-type="float" office:value="1849900" table:style-name="ce7">
            <text:p>1849900</text:p>
          </table:table-cell>
          <table:table-cell office:value-type="float" office:value="11780" table:style-name="ce7">
            <text:p>11780</text:p>
          </table:table-cell>
          <table:table-cell office:value-type="float" office:value="745430" table:style-name="ce7">
            <text:p>745430</text:p>
          </table:table-cell>
          <table:table-cell office:value-type="float" office:value="195600" table:style-name="ce7">
            <text:p>195600</text:p>
          </table:table-cell>
          <table:table-cell office:value-type="float" office:value="38380" table:style-name="ce7">
            <text:p>38380</text:p>
          </table:table-cell>
          <table:table-cell office:value-type="float" office:value="34650" table:style-name="ce7">
            <text:p>34650</text:p>
          </table:table-cell>
          <table:table-cell office:value-type="float" office:value="1136580" table:style-name="ce7">
            <text:p>113658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9">
            <text:p>1973-74</text:p>
          </table:table-cell>
          <table:table-cell office:value-type="float" office:value="874675" table:style-name="ce8">
            <text:p>874675</text:p>
          </table:table-cell>
          <table:table-cell office:value-type="float" office:value="9530" table:style-name="ce8">
            <text:p>9530</text:p>
          </table:table-cell>
          <table:table-cell office:value-type="float" office:value="118745" table:style-name="ce8">
            <text:p>118745</text:p>
          </table:table-cell>
          <table:table-cell office:value-type="float" office:value="12044" table:style-name="ce8">
            <text:p>12044</text:p>
          </table:table-cell>
          <table:table-cell office:value-type="float" office:value="4310" table:style-name="ce8">
            <text:p>4310</text:p>
          </table:table-cell>
          <table:table-cell office:value-type="float" office:value="49378" table:style-name="ce8">
            <text:p>49378</text:p>
          </table:table-cell>
          <table:table-cell office:value-type="float" office:value="8998" table:style-name="ce8">
            <text:p>8998</text:p>
          </table:table-cell>
          <table:table-cell office:value-type="float" office:value="37714" table:style-name="ce8">
            <text:p>37714</text:p>
          </table:table-cell>
          <table:table-cell office:value-type="float" office:value="46712" table:style-name="ce8">
            <text:p>46712</text:p>
          </table:table-cell>
          <table:table-cell office:value-type="float" office:value="103162" table:style-name="ce8">
            <text:p>103162</text:p>
          </table:table-cell>
          <table:table-cell office:value-type="float" office:value="306446" table:style-name="ce8">
            <text:p>306446</text:p>
          </table:table-cell>
          <table:table-cell office:value-type="float" office:value="90700" table:style-name="ce7">
            <text:p>90700</text:p>
          </table:table-cell>
          <table:table-cell office:value-type="float" office:value="1864504" table:style-name="ce8">
            <text:p>1864504</text:p>
          </table:table-cell>
          <table:table-cell office:value-type="float" office:value="11782" table:style-name="ce8">
            <text:p>11782</text:p>
          </table:table-cell>
          <table:table-cell office:value-type="float" office:value="744828" table:style-name="ce8">
            <text:p>744828</text:p>
          </table:table-cell>
          <table:table-cell office:value-type="float" office:value="199604" table:style-name="ce8">
            <text:p>199604</text:p>
          </table:table-cell>
          <table:table-cell office:value-type="float" office:value="37690" table:style-name="ce7">
            <text:p>37690</text:p>
          </table:table-cell>
          <table:table-cell office:value-type="float" office:value="35810" table:style-name="ce7">
            <text:p>35810</text:p>
          </table:table-cell>
          <table:table-cell office:value-type="float" office:value="1140177" table:style-name="ce8">
            <text:p>1140177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9">
            <text:p>1974-75</text:p>
          </table:table-cell>
          <table:table-cell office:value-type="float" office:value="881466" table:style-name="ce8">
            <text:p>881466</text:p>
          </table:table-cell>
          <table:table-cell office:value-type="float" office:value="9506" table:style-name="ce8">
            <text:p>9506</text:p>
          </table:table-cell>
          <table:table-cell office:value-type="float" office:value="118408" table:style-name="ce8">
            <text:p>118408</text:p>
          </table:table-cell>
          <table:table-cell office:value-type="float" office:value="12201" table:style-name="ce8">
            <text:p>12201</text:p>
          </table:table-cell>
          <table:table-cell office:value-type="float" office:value="4263" table:style-name="ce8">
            <text:p>4263</text:p>
          </table:table-cell>
          <table:table-cell office:value-type="float" office:value="46630" table:style-name="ce8">
            <text:p>46630</text:p>
          </table:table-cell>
          <table:table-cell office:value-type="float" office:value="9063" table:style-name="ce8">
            <text:p>9063</text:p>
          </table:table-cell>
          <table:table-cell office:value-type="float" office:value="38081" table:style-name="ce8">
            <text:p>38081</text:p>
          </table:table-cell>
          <table:table-cell office:value-type="float" office:value="47144" table:style-name="ce8">
            <text:p>47144</text:p>
          </table:table-cell>
          <table:table-cell office:value-type="float" office:value="104885" table:style-name="ce8">
            <text:p>104885</text:p>
          </table:table-cell>
          <table:table-cell office:value-type="float" office:value="317880" table:style-name="ce8">
            <text:p>317880</text:p>
          </table:table-cell>
          <table:table-cell office:value-type="float" office:value="93012" table:style-name="ce10">
            <text:p>93012</text:p>
          </table:table-cell>
          <table:table-cell office:value-type="float" office:value="1885876" table:style-name="ce8">
            <text:p>1885876</text:p>
          </table:table-cell>
          <table:table-cell office:value-type="float" office:value="11782" table:style-name="ce8">
            <text:p>11782</text:p>
          </table:table-cell>
          <table:table-cell office:value-type="float" office:value="748165" table:style-name="ce8">
            <text:p>748165</text:p>
          </table:table-cell>
          <table:table-cell office:value-type="float" office:value="202318" table:style-name="ce8">
            <text:p>202318</text:p>
          </table:table-cell>
          <table:table-cell office:value-type="float" office:value="37577" table:style-name="ce10">
            <text:p>37577</text:p>
          </table:table-cell>
          <table:table-cell office:value-type="float" office:value="36589" table:style-name="ce10">
            <text:p>36589</text:p>
          </table:table-cell>
          <table:table-cell office:value-type="float" office:value="1142199" table:style-name="ce8">
            <text:p>1142199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9">
            <text:p>1975-76</text:p>
          </table:table-cell>
          <table:table-cell office:value-type="float" office:value="876022" table:style-name="ce8">
            <text:p>876022</text:p>
          </table:table-cell>
          <table:table-cell office:value-type="float" office:value="7596" table:style-name="ce8">
            <text:p>7596</text:p>
          </table:table-cell>
          <table:table-cell office:value-type="float" office:value="108251" table:style-name="ce8">
            <text:p>108251</text:p>
          </table:table-cell>
          <table:table-cell office:value-type="float" office:value="11671" table:style-name="ce8">
            <text:p>11671</text:p>
          </table:table-cell>
          <table:table-cell office:value-type="float" office:value="2477" table:style-name="ce8">
            <text:p>2477</text:p>
          </table:table-cell>
          <table:table-cell office:value-type="float" office:value="54004" table:style-name="ce8">
            <text:p>54004</text:p>
          </table:table-cell>
          <table:table-cell office:value-type="float" office:value="9028" table:style-name="ce8">
            <text:p>9028</text:p>
          </table:table-cell>
          <table:table-cell office:value-type="float" office:value="43252" table:style-name="ce8">
            <text:p>43252</text:p>
          </table:table-cell>
          <table:table-cell office:value-type="float" office:value="52280" table:style-name="ce8">
            <text:p>52280</text:p>
          </table:table-cell>
          <table:table-cell office:value-type="float" office:value="109057" table:style-name="ce8">
            <text:p>109057</text:p>
          </table:table-cell>
          <table:table-cell office:value-type="float" office:value="326865" table:style-name="ce8">
            <text:p>326865</text:p>
          </table:table-cell>
          <table:table-cell office:value-type="float" office:value="76618" table:style-name="ce10">
            <text:p>76618</text:p>
          </table:table-cell>
          <table:table-cell office:value-type="float" office:value="1909205" table:style-name="ce8">
            <text:p>1909205</text:p>
          </table:table-cell>
          <table:table-cell office:value-type="float" office:value="16785" table:style-name="ce8">
            <text:p>16785</text:p>
          </table:table-cell>
          <table:table-cell office:value-type="float" office:value="692945" table:style-name="ce8">
            <text:p>692945</text:p>
          </table:table-cell>
          <table:table-cell office:value-type="float" office:value="206686" table:style-name="ce8">
            <text:p>206686</text:p>
          </table:table-cell>
          <table:table-cell office:value-type="float" office:value="37698" table:style-name="ce10">
            <text:p>37698</text:p>
          </table:table-cell>
          <table:table-cell office:value-type="float" office:value="41778" table:style-name="ce10">
            <text:p>41778</text:p>
          </table:table-cell>
          <table:table-cell office:value-type="float" office:value="1072074" table:style-name="ce8">
            <text:p>1072074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9">
            <text:p>1976-77</text:p>
          </table:table-cell>
          <table:table-cell office:value-type="float" office:value="854374" table:style-name="ce8">
            <text:p>854374</text:p>
          </table:table-cell>
          <table:table-cell office:value-type="float" office:value="7172" table:style-name="ce8">
            <text:p>7172</text:p>
          </table:table-cell>
          <table:table-cell office:value-type="float" office:value="108666" table:style-name="ce8">
            <text:p>108666</text:p>
          </table:table-cell>
          <table:table-cell office:value-type="float" office:value="10347" table:style-name="ce8">
            <text:p>10347</text:p>
          </table:table-cell>
          <table:table-cell office:value-type="float" office:value="2355" table:style-name="ce8">
            <text:p>2355</text:p>
          </table:table-cell>
          <table:table-cell office:value-type="float" office:value="51681" table:style-name="ce8">
            <text:p>51681</text:p>
          </table:table-cell>
          <table:table-cell office:value-type="float" office:value="11162" table:style-name="ce8">
            <text:p>11162</text:p>
          </table:table-cell>
          <table:table-cell office:value-type="float" office:value="40535" table:style-name="ce8">
            <text:p>40535</text:p>
          </table:table-cell>
          <table:table-cell office:value-type="float" office:value="51697" table:style-name="ce8">
            <text:p>51697</text:p>
          </table:table-cell>
          <table:table-cell office:value-type="float" office:value="113326" table:style-name="ce8">
            <text:p>113326</text:p>
          </table:table-cell>
          <table:table-cell office:value-type="float" office:value="323278" table:style-name="ce8">
            <text:p>323278</text:p>
          </table:table-cell>
          <table:table-cell office:value-type="float" office:value="68356" table:style-name="ce11">
            <text:p>68356</text:p>
          </table:table-cell>
          <table:table-cell office:value-type="float" office:value="1868891" table:style-name="ce8">
            <text:p>1868891</text:p>
          </table:table-cell>
          <table:table-cell office:value-type="float" office:value="15970" table:style-name="ce8">
            <text:p>15970</text:p>
          </table:table-cell>
          <table:table-cell office:value-type="float" office:value="694985" table:style-name="ce8">
            <text:p>694985</text:p>
          </table:table-cell>
          <table:table-cell office:value-type="float" office:value="209723" table:style-name="ce8">
            <text:p>209723</text:p>
          </table:table-cell>
          <table:table-cell office:value-type="float" office:value="36161" table:style-name="ce11">
            <text:p>36161</text:p>
          </table:table-cell>
          <table:table-cell office:value-type="float" office:value="40502" table:style-name="ce11">
            <text:p>40502</text:p>
          </table:table-cell>
          <table:table-cell office:value-type="float" office:value="1064559" table:style-name="ce8">
            <text:p>1064559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9">
            <text:p>1977-78</text:p>
          </table:table-cell>
          <table:table-cell office:value-type="float" office:value="840374" table:style-name="ce8">
            <text:p>840374</text:p>
          </table:table-cell>
          <table:table-cell office:value-type="float" office:value="6625" table:style-name="ce8">
            <text:p>6625</text:p>
          </table:table-cell>
          <table:table-cell office:value-type="float" office:value="101045" table:style-name="ce8">
            <text:p>101045</text:p>
          </table:table-cell>
          <table:table-cell office:value-type="float" office:value="12672" table:style-name="ce8">
            <text:p>12672</text:p>
          </table:table-cell>
          <table:table-cell office:value-type="float" office:value="3674" table:style-name="ce8">
            <text:p>3674</text:p>
          </table:table-cell>
          <table:table-cell office:value-type="float" office:value="52008" table:style-name="ce8">
            <text:p>52008</text:p>
          </table:table-cell>
          <table:table-cell office:value-type="float" office:value="10379" table:style-name="ce8">
            <text:p>10379</text:p>
          </table:table-cell>
          <table:table-cell office:value-type="float" office:value="39721" table:style-name="ce8">
            <text:p>39721</text:p>
          </table:table-cell>
          <table:table-cell office:value-type="float" office:value="50100" table:style-name="ce8">
            <text:p>50100</text:p>
          </table:table-cell>
          <table:table-cell office:value-type="float" office:value="126963" table:style-name="ce8">
            <text:p>126963</text:p>
          </table:table-cell>
          <table:table-cell office:value-type="float" office:value="289722" table:style-name="ce8">
            <text:p>289722</text:p>
          </table:table-cell>
          <table:table-cell office:value-type="float" office:value="62427" table:style-name="ce11">
            <text:p>62427</text:p>
          </table:table-cell>
          <table:table-cell office:value-type="float" office:value="1837616" table:style-name="ce8">
            <text:p>1837616</text:p>
          </table:table-cell>
          <table:table-cell office:value-type="float" office:value="17549" table:style-name="ce8">
            <text:p>17549</text:p>
          </table:table-cell>
          <table:table-cell office:value-type="float" office:value="673479" table:style-name="ce8">
            <text:p>673479</text:p>
          </table:table-cell>
          <table:table-cell office:value-type="float" office:value="212271" table:style-name="ce8">
            <text:p>212271</text:p>
          </table:table-cell>
          <table:table-cell office:value-type="float" office:value="36112" table:style-name="ce11">
            <text:p>36112</text:p>
          </table:table-cell>
          <table:table-cell office:value-type="float" office:value="52644" table:style-name="ce11">
            <text:p>52644</text:p>
          </table:table-cell>
          <table:table-cell office:value-type="float" office:value="1086188" table:style-name="ce8">
            <text:p>1086188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12">
            <text:p>1978-79</text:p>
          </table:table-cell>
          <table:table-cell office:value-type="float" office:value="799238" table:style-name="ce8">
            <text:p>799238</text:p>
          </table:table-cell>
          <table:table-cell office:value-type="float" office:value="8537" table:style-name="ce8">
            <text:p>8537</text:p>
          </table:table-cell>
          <table:table-cell office:value-type="float" office:value="106743" table:style-name="ce8">
            <text:p>106743</text:p>
          </table:table-cell>
          <table:table-cell office:value-type="float" office:value="12713" table:style-name="ce8">
            <text:p>12713</text:p>
          </table:table-cell>
          <table:table-cell office:value-type="float" office:value="3811" table:style-name="ce8">
            <text:p>3811</text:p>
          </table:table-cell>
          <table:table-cell office:value-type="float" office:value="55180" table:style-name="ce8">
            <text:p>55180</text:p>
          </table:table-cell>
          <table:table-cell office:value-type="float" office:value="13518" table:style-name="ce8">
            <text:p>13518</text:p>
          </table:table-cell>
          <table:table-cell office:value-type="float" office:value="39824" table:style-name="ce8">
            <text:p>39824</text:p>
          </table:table-cell>
          <table:table-cell office:value-type="float" office:value="53342" table:style-name="ce8">
            <text:p>53342</text:p>
          </table:table-cell>
          <table:table-cell office:value-type="float" office:value="136552" table:style-name="ce8">
            <text:p>136552</text:p>
          </table:table-cell>
          <table:table-cell office:value-type="float" office:value="273483" table:style-name="ce8">
            <text:p>273483</text:p>
          </table:table-cell>
          <table:table-cell office:value-type="float" office:value="62317" table:style-name="ce13">
            <text:p>62317</text:p>
          </table:table-cell>
          <table:table-cell office:value-type="float" office:value="1804045" table:style-name="ce8">
            <text:p>1804045</text:p>
          </table:table-cell>
          <table:table-cell office:value-type="float" office:value="17558" table:style-name="ce8">
            <text:p>17558</text:p>
          </table:table-cell>
          <table:table-cell office:value-type="float" office:value="660628" table:style-name="ce8">
            <text:p>660628</text:p>
          </table:table-cell>
          <table:table-cell office:value-type="float" office:value="214415" table:style-name="ce8">
            <text:p>214415</text:p>
          </table:table-cell>
          <table:table-cell office:value-type="float" office:value="36090" table:style-name="ce13">
            <text:p>36090</text:p>
          </table:table-cell>
          <table:table-cell office:value-type="float" office:value="53345" table:style-name="ce13">
            <text:p>53345</text:p>
          </table:table-cell>
          <table:table-cell office:value-type="float" office:value="1081665" table:style-name="ce8">
            <text:p>1081665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79-80</text:p>
          </table:table-cell>
          <table:table-cell office:value-type="float" office:value="793266" table:style-name="ce8">
            <text:p>793266</text:p>
          </table:table-cell>
          <table:table-cell office:value-type="float" office:value="7790" table:style-name="ce8">
            <text:p>7790</text:p>
          </table:table-cell>
          <table:table-cell office:value-type="float" office:value="105817" table:style-name="ce8">
            <text:p>105817</text:p>
          </table:table-cell>
          <table:table-cell office:value-type="float" office:value="14128" table:style-name="ce8">
            <text:p>14128</text:p>
          </table:table-cell>
          <table:table-cell office:value-type="float" office:value="4004" table:style-name="ce8">
            <text:p>4004</text:p>
          </table:table-cell>
          <table:table-cell office:value-type="float" office:value="53920" table:style-name="ce8">
            <text:p>53920</text:p>
          </table:table-cell>
          <table:table-cell office:value-type="float" office:value="13133" table:style-name="ce8">
            <text:p>13133</text:p>
          </table:table-cell>
          <table:table-cell office:value-type="float" office:value="36425" table:style-name="ce8">
            <text:p>36425</text:p>
          </table:table-cell>
          <table:table-cell office:value-type="float" office:value="49558" table:style-name="ce8">
            <text:p>49558</text:p>
          </table:table-cell>
          <table:table-cell office:value-type="float" office:value="139917" table:style-name="ce8">
            <text:p>139917</text:p>
          </table:table-cell>
          <table:table-cell office:value-type="float" office:value="243763" table:style-name="ce8">
            <text:p>243763</text:p>
          </table:table-cell>
          <table:table-cell office:value-type="float" office:value="60858" table:style-name="ce13">
            <text:p>60858</text:p>
          </table:table-cell>
          <table:table-cell office:value-type="float" office:value="1756849" table:style-name="ce8">
            <text:p>1756849</text:p>
          </table:table-cell>
          <table:table-cell office:value-type="float" office:value="17607" table:style-name="ce8">
            <text:p>17607</text:p>
          </table:table-cell>
          <table:table-cell office:value-type="float" office:value="662657" table:style-name="ce8">
            <text:p>662657</text:p>
          </table:table-cell>
          <table:table-cell office:value-type="float" office:value="215474" table:style-name="ce8">
            <text:p>215474</text:p>
          </table:table-cell>
          <table:table-cell office:value-type="float" office:value="36126" table:style-name="ce13">
            <text:p>36126</text:p>
          </table:table-cell>
          <table:table-cell office:value-type="float" office:value="57949" table:style-name="ce13">
            <text:p>57949</text:p>
          </table:table-cell>
          <table:table-cell office:value-type="float" office:value="1097206" table:style-name="ce8">
            <text:p>1097206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80-81</text:p>
          </table:table-cell>
          <table:table-cell office:value-type="float" office:value="801699" table:style-name="ce8">
            <text:p>801699</text:p>
          </table:table-cell>
          <table:table-cell office:value-type="float" office:value="8041" table:style-name="ce8">
            <text:p>8041</text:p>
          </table:table-cell>
          <table:table-cell office:value-type="float" office:value="108073" table:style-name="ce8">
            <text:p>108073</text:p>
          </table:table-cell>
          <table:table-cell office:value-type="float" office:value="12662" table:style-name="ce8">
            <text:p>12662</text:p>
          </table:table-cell>
          <table:table-cell office:value-type="float" office:value="3270" table:style-name="ce8">
            <text:p>3270</text:p>
          </table:table-cell>
          <table:table-cell office:value-type="float" office:value="54044" table:style-name="ce8">
            <text:p>54044</text:p>
          </table:table-cell>
          <table:table-cell office:value-type="float" office:value="14318" table:style-name="ce8">
            <text:p>14318</text:p>
          </table:table-cell>
          <table:table-cell office:value-type="float" office:value="34944" table:style-name="ce8">
            <text:p>34944</text:p>
          </table:table-cell>
          <table:table-cell office:value-type="float" office:value="49262" table:style-name="ce8">
            <text:p>49262</text:p>
          </table:table-cell>
          <table:table-cell office:value-type="float" office:value="141277" table:style-name="ce8">
            <text:p>141277</text:p>
          </table:table-cell>
          <table:table-cell office:value-type="float" office:value="244990" table:style-name="ce8">
            <text:p>244990</text:p>
          </table:table-cell>
          <table:table-cell office:value-type="float" office:value="61242" table:style-name="ce13">
            <text:p>61242</text:p>
          </table:table-cell>
          <table:table-cell office:value-type="float" office:value="1778001" table:style-name="ce8">
            <text:p>1778001</text:p>
          </table:table-cell>
          <table:table-cell office:value-type="float" office:value="14752" table:style-name="ce8">
            <text:p>14752</text:p>
          </table:table-cell>
          <table:table-cell office:value-type="float" office:value="651370" table:style-name="ce8">
            <text:p>651370</text:p>
          </table:table-cell>
          <table:table-cell office:value-type="float" office:value="237769" table:style-name="ce8">
            <text:p>237769</text:p>
          </table:table-cell>
          <table:table-cell office:value-type="float" office:value="36164" table:style-name="ce13">
            <text:p>36164</text:p>
          </table:table-cell>
          <table:table-cell office:value-type="float" office:value="57949" table:style-name="ce13">
            <text:p>57949</text:p>
          </table:table-cell>
          <table:table-cell office:value-type="float" office:value="1106839" table:style-name="ce8">
            <text:p>1106839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81-82</text:p>
          </table:table-cell>
          <table:table-cell office:value-type="float" office:value="806851" table:style-name="ce8">
            <text:p>806851</text:p>
          </table:table-cell>
          <table:table-cell office:value-type="float" office:value="8381" table:style-name="ce8">
            <text:p>8381</text:p>
          </table:table-cell>
          <table:table-cell office:value-type="float" office:value="108242" table:style-name="ce8">
            <text:p>108242</text:p>
          </table:table-cell>
          <table:table-cell office:value-type="float" office:value="13447" table:style-name="ce8">
            <text:p>13447</text:p>
          </table:table-cell>
          <table:table-cell office:value-type="float" office:value="3200" table:style-name="ce8">
            <text:p>3200</text:p>
          </table:table-cell>
          <table:table-cell office:value-type="float" office:value="54516" table:style-name="ce8">
            <text:p>54516</text:p>
          </table:table-cell>
          <table:table-cell office:value-type="float" office:value="14068" table:style-name="ce8">
            <text:p>14068</text:p>
          </table:table-cell>
          <table:table-cell office:value-type="float" office:value="35921" table:style-name="ce8">
            <text:p>35921</text:p>
          </table:table-cell>
          <table:table-cell office:value-type="float" office:value="49989" table:style-name="ce8">
            <text:p>49989</text:p>
          </table:table-cell>
          <table:table-cell office:value-type="float" office:value="139960" table:style-name="ce8">
            <text:p>139960</text:p>
          </table:table-cell>
          <table:table-cell office:value-type="float" office:value="248069" table:style-name="ce8">
            <text:p>248069</text:p>
          </table:table-cell>
          <table:table-cell office:value-type="float" office:value="61251" table:style-name="ce13">
            <text:p>61251</text:p>
          </table:table-cell>
          <table:table-cell office:value-type="float" office:value="1781932" table:style-name="ce8">
            <text:p>1781932</text:p>
          </table:table-cell>
          <table:table-cell office:value-type="float" office:value="15037" table:style-name="ce8">
            <text:p>15037</text:p>
          </table:table-cell>
          <table:table-cell office:value-type="float" office:value="666618" table:style-name="ce8">
            <text:p>666618</text:p>
          </table:table-cell>
          <table:table-cell office:value-type="float" office:value="237769" table:style-name="ce8">
            <text:p>237769</text:p>
          </table:table-cell>
          <table:table-cell office:value-type="float" office:value="32625" table:style-name="ce13">
            <text:p>32625</text:p>
          </table:table-cell>
          <table:table-cell office:value-type="float" office:value="57949" table:style-name="ce13">
            <text:p>57949</text:p>
          </table:table-cell>
          <table:table-cell office:value-type="float" office:value="1123325" table:style-name="ce8">
            <text:p>1123325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82-83</text:p>
          </table:table-cell>
          <table:table-cell office:value-type="float" office:value="778490" table:style-name="ce8">
            <text:p>778490</text:p>
          </table:table-cell>
          <table:table-cell office:value-type="float" office:value="7814" table:style-name="ce8">
            <text:p>7814</text:p>
          </table:table-cell>
          <table:table-cell office:value-type="float" office:value="107467" table:style-name="ce8">
            <text:p>107467</text:p>
          </table:table-cell>
          <table:table-cell office:value-type="float" office:value="12662" table:style-name="ce8">
            <text:p>12662</text:p>
          </table:table-cell>
          <table:table-cell office:value-type="float" office:value="2847" table:style-name="ce8">
            <text:p>2847</text:p>
          </table:table-cell>
          <table:table-cell office:value-type="float" office:value="54388" table:style-name="ce8">
            <text:p>54388</text:p>
          </table:table-cell>
          <table:table-cell office:value-type="float" office:value="14126" table:style-name="ce8">
            <text:p>14126</text:p>
          </table:table-cell>
          <table:table-cell office:value-type="float" office:value="33912" table:style-name="ce8">
            <text:p>33912</text:p>
          </table:table-cell>
          <table:table-cell office:value-type="float" office:value="48038" table:style-name="ce8">
            <text:p>48038</text:p>
          </table:table-cell>
          <table:table-cell office:value-type="float" office:value="141307" table:style-name="ce8">
            <text:p>141307</text:p>
          </table:table-cell>
          <table:table-cell office:value-type="float" office:value="227617" table:style-name="ce8">
            <text:p>227617</text:p>
          </table:table-cell>
          <table:table-cell office:value-type="float" office:value="60816" table:style-name="ce14">
            <text:p>60816</text:p>
          </table:table-cell>
          <table:table-cell office:value-type="float" office:value="1714378" table:style-name="ce8">
            <text:p>1714378</text:p>
          </table:table-cell>
          <table:table-cell office:value-type="float" office:value="14153" table:style-name="ce8">
            <text:p>14153</text:p>
          </table:table-cell>
          <table:table-cell office:value-type="float" office:value="674378" table:style-name="ce8">
            <text:p>674378</text:p>
          </table:table-cell>
          <table:table-cell office:value-type="float" office:value="256283" table:style-name="ce8">
            <text:p>256283</text:p>
          </table:table-cell>
          <table:table-cell office:value-type="float" office:value="35205" table:style-name="ce14">
            <text:p>35205</text:p>
          </table:table-cell>
          <table:table-cell office:value-type="float" office:value="57905" table:style-name="ce14">
            <text:p>57905</text:p>
          </table:table-cell>
          <table:table-cell office:value-type="float" office:value="1147695" table:style-name="ce8">
            <text:p>1147695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83-84</text:p>
          </table:table-cell>
          <table:table-cell office:value-type="float" office:value="740086" table:style-name="ce8">
            <text:p>740086</text:p>
          </table:table-cell>
          <table:table-cell office:value-type="float" office:value="8084" table:style-name="ce8">
            <text:p>8084</text:p>
          </table:table-cell>
          <table:table-cell office:value-type="float" office:value="106143" table:style-name="ce8">
            <text:p>106143</text:p>
          </table:table-cell>
          <table:table-cell office:value-type="float" office:value="14883" table:style-name="ce8">
            <text:p>14883</text:p>
          </table:table-cell>
          <table:table-cell office:value-type="float" office:value="3161" table:style-name="ce8">
            <text:p>3161</text:p>
          </table:table-cell>
          <table:table-cell office:value-type="float" office:value="54423" table:style-name="ce8">
            <text:p>54423</text:p>
          </table:table-cell>
          <table:table-cell office:value-type="float" office:value="15185" table:style-name="ce8">
            <text:p>15185</text:p>
          </table:table-cell>
          <table:table-cell office:value-type="float" office:value="34408" table:style-name="ce8">
            <text:p>34408</text:p>
          </table:table-cell>
          <table:table-cell office:value-type="float" office:value="49593" table:style-name="ce8">
            <text:p>49593</text:p>
          </table:table-cell>
          <table:table-cell office:value-type="float" office:value="142339" table:style-name="ce8">
            <text:p>142339</text:p>
          </table:table-cell>
          <table:table-cell office:value-type="float" office:value="233010" table:style-name="ce8">
            <text:p>233010</text:p>
          </table:table-cell>
          <table:table-cell office:value-type="float" office:value="59604" table:style-name="ce14">
            <text:p>59604</text:p>
          </table:table-cell>
          <table:table-cell office:value-type="float" office:value="1690125" table:style-name="ce8">
            <text:p>1690125</text:p>
          </table:table-cell>
          <table:table-cell office:value-type="float" office:value="15045" table:style-name="ce8">
            <text:p>15045</text:p>
          </table:table-cell>
          <table:table-cell office:value-type="float" office:value="682281" table:style-name="ce8">
            <text:p>682281</text:p>
          </table:table-cell>
          <table:table-cell office:value-type="float" office:value="271200" table:style-name="ce8">
            <text:p>271200</text:p>
          </table:table-cell>
          <table:table-cell office:value-type="float" office:value="35021" table:style-name="ce14">
            <text:p>35021</text:p>
          </table:table-cell>
          <table:table-cell office:value-type="float" office:value="62368" table:style-name="ce14">
            <text:p>62368</text:p>
          </table:table-cell>
          <table:table-cell office:value-type="float" office:value="1171577" table:style-name="ce8">
            <text:p>1171577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84-85</text:p>
          </table:table-cell>
          <table:table-cell office:value-type="float" office:value="730379" table:style-name="ce8">
            <text:p>730379</text:p>
          </table:table-cell>
          <table:table-cell office:value-type="float" office:value="7839" table:style-name="ce8">
            <text:p>7839</text:p>
          </table:table-cell>
          <table:table-cell office:value-type="float" office:value="105835" table:style-name="ce8">
            <text:p>105835</text:p>
          </table:table-cell>
          <table:table-cell office:value-type="float" office:value="14537" table:style-name="ce8">
            <text:p>14537</text:p>
          </table:table-cell>
          <table:table-cell office:value-type="float" office:value="2885" table:style-name="ce8">
            <text:p>2885</text:p>
          </table:table-cell>
          <table:table-cell office:value-type="float" office:value="58769" table:style-name="ce8">
            <text:p>58769</text:p>
          </table:table-cell>
          <table:table-cell office:value-type="float" office:value="16123" table:style-name="ce8">
            <text:p>16123</text:p>
          </table:table-cell>
          <table:table-cell office:value-type="float" office:value="35294" table:style-name="ce8">
            <text:p>35294</text:p>
          </table:table-cell>
          <table:table-cell office:value-type="float" office:value="51417" table:style-name="ce8">
            <text:p>51417</text:p>
          </table:table-cell>
          <table:table-cell office:value-type="float" office:value="136863" table:style-name="ce8">
            <text:p>136863</text:p>
          </table:table-cell>
          <table:table-cell office:value-type="float" office:value="216742" table:style-name="ce8">
            <text:p>216742</text:p>
          </table:table-cell>
          <table:table-cell office:value-type="float" office:value="56778" table:style-name="ce14">
            <text:p>56778</text:p>
          </table:table-cell>
          <table:table-cell office:value-type="float" office:value="1650794" table:style-name="ce8">
            <text:p>1650794</text:p>
          </table:table-cell>
          <table:table-cell office:value-type="float" office:value="14448" table:style-name="ce8">
            <text:p>14448</text:p>
          </table:table-cell>
          <table:table-cell office:value-type="float" office:value="687483" table:style-name="ce8">
            <text:p>687483</text:p>
          </table:table-cell>
          <table:table-cell office:value-type="float" office:value="311976" table:style-name="ce8">
            <text:p>311976</text:p>
          </table:table-cell>
          <table:table-cell office:value-type="float" office:value="34976" table:style-name="ce14">
            <text:p>34976</text:p>
          </table:table-cell>
          <table:table-cell office:value-type="float" office:value="64009" table:style-name="ce14">
            <text:p>64009</text:p>
          </table:table-cell>
          <table:table-cell office:value-type="float" office:value="1223849" table:style-name="ce8">
            <text:p>1223849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85-86</text:p>
          </table:table-cell>
          <table:table-cell office:value-type="float" office:value="678281" table:style-name="ce8">
            <text:p>678281</text:p>
          </table:table-cell>
          <table:table-cell office:value-type="float" office:value="7816" table:style-name="ce8">
            <text:p>7816</text:p>
          </table:table-cell>
          <table:table-cell office:value-type="float" office:value="121565" table:style-name="ce8">
            <text:p>121565</text:p>
          </table:table-cell>
          <table:table-cell office:value-type="float" office:value="15671" table:style-name="ce8">
            <text:p>15671</text:p>
          </table:table-cell>
          <table:table-cell office:value-type="float" office:value="3164" table:style-name="ce8">
            <text:p>3164</text:p>
          </table:table-cell>
          <table:table-cell office:value-type="float" office:value="60628" table:style-name="ce8">
            <text:p>60628</text:p>
          </table:table-cell>
          <table:table-cell office:value-type="float" office:value="16500" table:style-name="ce8">
            <text:p>16500</text:p>
          </table:table-cell>
          <table:table-cell office:value-type="float" office:value="36502" table:style-name="ce8">
            <text:p>36502</text:p>
          </table:table-cell>
          <table:table-cell office:value-type="float" office:value="53002" table:style-name="ce8">
            <text:p>53002</text:p>
          </table:table-cell>
          <table:table-cell office:value-type="float" office:value="137747" table:style-name="ce8">
            <text:p>137747</text:p>
          </table:table-cell>
          <table:table-cell office:value-type="float" office:value="202919" table:style-name="ce8">
            <text:p>202919</text:p>
          </table:table-cell>
          <table:table-cell office:value-type="float" office:value="58691" table:style-name="ce14">
            <text:p>58691</text:p>
          </table:table-cell>
          <table:table-cell office:value-type="float" office:value="1606208" table:style-name="ce8">
            <text:p>1606208</text:p>
          </table:table-cell>
          <table:table-cell office:value-type="float" office:value="14285" table:style-name="ce8">
            <text:p>14285</text:p>
          </table:table-cell>
          <table:table-cell office:value-type="float" office:value="704682" table:style-name="ce8">
            <text:p>704682</text:p>
          </table:table-cell>
          <table:table-cell office:value-type="float" office:value="330315" table:style-name="ce8">
            <text:p>330315</text:p>
          </table:table-cell>
          <table:table-cell office:value-type="float" office:value="34760" table:style-name="ce14">
            <text:p>34760</text:p>
          </table:table-cell>
          <table:table-cell office:value-type="float" office:value="65641" table:style-name="ce14">
            <text:p>65641</text:p>
          </table:table-cell>
          <table:table-cell office:value-type="float" office:value="1260344" table:style-name="ce8">
            <text:p>1260344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86-87</text:p>
          </table:table-cell>
          <table:table-cell office:value-type="float" office:value="663803" table:style-name="ce8">
            <text:p>663803</text:p>
          </table:table-cell>
          <table:table-cell office:value-type="float" office:value="8827" table:style-name="ce8">
            <text:p>8827</text:p>
          </table:table-cell>
          <table:table-cell office:value-type="float" office:value="128865" table:style-name="ce8">
            <text:p>128865</text:p>
          </table:table-cell>
          <table:table-cell office:value-type="float" office:value="16591" table:style-name="ce8">
            <text:p>16591</text:p>
          </table:table-cell>
          <table:table-cell office:value-type="float" office:value="3226" table:style-name="ce8">
            <text:p>3226</text:p>
          </table:table-cell>
          <table:table-cell office:value-type="float" office:value="62740" table:style-name="ce8">
            <text:p>62740</text:p>
          </table:table-cell>
          <table:table-cell office:value-type="float" office:value="18724" table:style-name="ce8">
            <text:p>18724</text:p>
          </table:table-cell>
          <table:table-cell office:value-type="float" office:value="34554" table:style-name="ce8">
            <text:p>34554</text:p>
          </table:table-cell>
          <table:table-cell office:value-type="float" office:value="53278" table:style-name="ce8">
            <text:p>53278</text:p>
          </table:table-cell>
          <table:table-cell office:value-type="float" office:value="133666" table:style-name="ce8">
            <text:p>133666</text:p>
          </table:table-cell>
          <table:table-cell office:value-type="float" office:value="192878" table:style-name="ce8">
            <text:p>192878</text:p>
          </table:table-cell>
          <table:table-cell office:value-type="float" office:value="57734" table:style-name="ce14">
            <text:p>57734</text:p>
          </table:table-cell>
          <table:table-cell office:value-type="float" office:value="1590931" table:style-name="ce8">
            <text:p>1590931</text:p>
          </table:table-cell>
          <table:table-cell office:value-type="float" office:value="14200" table:style-name="ce8">
            <text:p>14200</text:p>
          </table:table-cell>
          <table:table-cell office:value-type="float" office:value="706107" table:style-name="ce8">
            <text:p>706107</text:p>
          </table:table-cell>
          <table:table-cell office:value-type="float" office:value="347814" table:style-name="ce8">
            <text:p>347814</text:p>
          </table:table-cell>
          <table:table-cell office:value-type="float" office:value="34639" table:style-name="ce14">
            <text:p>34639</text:p>
          </table:table-cell>
          <table:table-cell office:value-type="float" office:value="65641" table:style-name="ce14">
            <text:p>65641</text:p>
          </table:table-cell>
          <table:table-cell office:value-type="float" office:value="1279383" table:style-name="ce8">
            <text:p>1279383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87-88</text:p>
          </table:table-cell>
          <table:table-cell office:value-type="float" office:value="604082" table:style-name="ce8">
            <text:p>604082</text:p>
          </table:table-cell>
          <table:table-cell office:value-type="float" office:value="8228" table:style-name="ce8">
            <text:p>8228</text:p>
          </table:table-cell>
          <table:table-cell office:value-type="float" office:value="146081" table:style-name="ce8">
            <text:p>146081</text:p>
          </table:table-cell>
          <table:table-cell office:value-type="float" office:value="14444" table:style-name="ce8">
            <text:p>14444</text:p>
          </table:table-cell>
          <table:table-cell office:value-type="float" office:value="3047" table:style-name="ce8">
            <text:p>3047</text:p>
          </table:table-cell>
          <table:table-cell office:value-type="float" office:value="64627" table:style-name="ce8">
            <text:p>64627</text:p>
          </table:table-cell>
          <table:table-cell office:value-type="float" office:value="18938" table:style-name="ce8">
            <text:p>18938</text:p>
          </table:table-cell>
          <table:table-cell office:value-type="float" office:value="37970" table:style-name="ce8">
            <text:p>37970</text:p>
          </table:table-cell>
          <table:table-cell office:value-type="float" office:value="56908" table:style-name="ce8">
            <text:p>56908</text:p>
          </table:table-cell>
          <table:table-cell office:value-type="float" office:value="121550" table:style-name="ce8">
            <text:p>121550</text:p>
          </table:table-cell>
          <table:table-cell office:value-type="float" office:value="172908" table:style-name="ce8">
            <text:p>172908</text:p>
          </table:table-cell>
          <table:table-cell office:value-type="float" office:value="60500" table:style-name="ce15">
            <text:p>60500</text:p>
          </table:table-cell>
          <table:table-cell office:value-type="float" office:value="1536014" table:style-name="ce8">
            <text:p>1536014</text:p>
          </table:table-cell>
          <table:table-cell office:value-type="float" office:value="12326" table:style-name="ce8">
            <text:p>12326</text:p>
          </table:table-cell>
          <table:table-cell office:value-type="float" office:value="775365" table:style-name="ce8">
            <text:p>775365</text:p>
          </table:table-cell>
          <table:table-cell office:value-type="float" office:value="358957" table:style-name="ce8">
            <text:p>358957</text:p>
          </table:table-cell>
          <table:table-cell office:value-type="float" office:value="34642" table:style-name="ce15">
            <text:p>34642</text:p>
          </table:table-cell>
          <table:table-cell office:value-type="float" office:value="65637" table:style-name="ce15">
            <text:p>65637</text:p>
          </table:table-cell>
          <table:table-cell office:value-type="float" office:value="1363441" table:style-name="ce8">
            <text:p>1363441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88-89</text:p>
          </table:table-cell>
          <table:table-cell office:value-type="float" office:value="577557" table:style-name="ce8">
            <text:p>577557</text:p>
          </table:table-cell>
          <table:table-cell office:value-type="float" office:value="8245" table:style-name="ce8">
            <text:p>8245</text:p>
          </table:table-cell>
          <table:table-cell office:value-type="float" office:value="157006" table:style-name="ce8">
            <text:p>157006</text:p>
          </table:table-cell>
          <table:table-cell office:value-type="float" office:value="14167" table:style-name="ce8">
            <text:p>14167</text:p>
          </table:table-cell>
          <table:table-cell office:value-type="float" office:value="3083" table:style-name="ce8">
            <text:p>3083</text:p>
          </table:table-cell>
          <table:table-cell office:value-type="float" office:value="64548" table:style-name="ce8">
            <text:p>64548</text:p>
          </table:table-cell>
          <table:table-cell office:value-type="float" office:value="20496" table:style-name="ce8">
            <text:p>20496</text:p>
          </table:table-cell>
          <table:table-cell office:value-type="float" office:value="38801" table:style-name="ce8">
            <text:p>38801</text:p>
          </table:table-cell>
          <table:table-cell office:value-type="float" office:value="59297" table:style-name="ce8">
            <text:p>59297</text:p>
          </table:table-cell>
          <table:table-cell office:value-type="float" office:value="124740" table:style-name="ce8">
            <text:p>124740</text:p>
          </table:table-cell>
          <table:table-cell office:value-type="float" office:value="169475" table:style-name="ce8">
            <text:p>169475</text:p>
          </table:table-cell>
          <table:table-cell office:value-type="float" office:value="62500" table:style-name="ce15">
            <text:p>62500</text:p>
          </table:table-cell>
          <table:table-cell office:value-type="float" office:value="1537351" table:style-name="ce8">
            <text:p>1537351</text:p>
          </table:table-cell>
          <table:table-cell office:value-type="float" office:value="11753" table:style-name="ce8">
            <text:p>11753</text:p>
          </table:table-cell>
          <table:table-cell office:value-type="float" office:value="816880" table:style-name="ce8">
            <text:p>816880</text:p>
          </table:table-cell>
          <table:table-cell office:value-type="float" office:value="379666" table:style-name="ce8">
            <text:p>379666</text:p>
          </table:table-cell>
          <table:table-cell office:value-type="float" office:value="34618" table:style-name="ce15">
            <text:p>34618</text:p>
          </table:table-cell>
          <table:table-cell office:value-type="float" office:value="65637" table:style-name="ce15">
            <text:p>65637</text:p>
          </table:table-cell>
          <table:table-cell office:value-type="float" office:value="1426122" table:style-name="ce8">
            <text:p>1426122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89-90</text:p>
          </table:table-cell>
          <table:table-cell office:value-type="float" office:value="583388" table:style-name="ce8">
            <text:p>583388</text:p>
          </table:table-cell>
          <table:table-cell office:value-type="float" office:value="8025" table:style-name="ce8">
            <text:p>8025</text:p>
          </table:table-cell>
          <table:table-cell office:value-type="float" office:value="166104" table:style-name="ce8">
            <text:p>166104</text:p>
          </table:table-cell>
          <table:table-cell office:value-type="float" office:value="14432" table:style-name="ce8">
            <text:p>14432</text:p>
          </table:table-cell>
          <table:table-cell office:value-type="float" office:value="2931" table:style-name="ce8">
            <text:p>2931</text:p>
          </table:table-cell>
          <table:table-cell office:value-type="float" office:value="64548" table:style-name="ce8">
            <text:p>64548</text:p>
          </table:table-cell>
          <table:table-cell office:value-type="float" office:value="20991" table:style-name="ce8">
            <text:p>20991</text:p>
          </table:table-cell>
          <table:table-cell office:value-type="float" office:value="39776" table:style-name="ce8">
            <text:p>39776</text:p>
          </table:table-cell>
          <table:table-cell office:value-type="float" office:value="60767" table:style-name="ce8">
            <text:p>60767</text:p>
          </table:table-cell>
          <table:table-cell office:value-type="float" office:value="123661" table:style-name="ce8">
            <text:p>123661</text:p>
          </table:table-cell>
          <table:table-cell office:value-type="float" office:value="160145" table:style-name="ce8">
            <text:p>160145</text:p>
          </table:table-cell>
          <table:table-cell office:value-type="float" office:value="63200" table:style-name="ce15">
            <text:p>63200</text:p>
          </table:table-cell>
          <table:table-cell office:value-type="float" office:value="1550342" table:style-name="ce8">
            <text:p>1550342</text:p>
          </table:table-cell>
          <table:table-cell office:value-type="float" office:value="10763" table:style-name="ce8">
            <text:p>10763</text:p>
          </table:table-cell>
          <table:table-cell office:value-type="float" office:value="832174" table:style-name="ce8">
            <text:p>832174</text:p>
          </table:table-cell>
          <table:table-cell office:value-type="float" office:value="396474" table:style-name="ce8">
            <text:p>396474</text:p>
          </table:table-cell>
          <table:table-cell office:value-type="float" office:value="34605" table:style-name="ce15">
            <text:p>34605</text:p>
          </table:table-cell>
          <table:table-cell office:value-type="float" office:value="75057" table:style-name="ce15">
            <text:p>75057</text:p>
          </table:table-cell>
          <table:table-cell office:value-type="float" office:value="1468677" table:style-name="ce8">
            <text:p>1468677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90-91</text:p>
          </table:table-cell>
          <table:table-cell office:value-type="float" office:value="559450" table:style-name="ce8">
            <text:p>559450</text:p>
          </table:table-cell>
          <table:table-cell office:value-type="float" office:value="7625" table:style-name="ce8">
            <text:p>7625</text:p>
          </table:table-cell>
          <table:table-cell office:value-type="float" office:value="168507" table:style-name="ce8">
            <text:p>168507</text:p>
          </table:table-cell>
          <table:table-cell office:value-type="float" office:value="14143" table:style-name="ce8">
            <text:p>14143</text:p>
          </table:table-cell>
          <table:table-cell office:value-type="float" office:value="2669" table:style-name="ce8">
            <text:p>2669</text:p>
          </table:table-cell>
          <table:table-cell office:value-type="float" office:value="43824" table:style-name="ce8">
            <text:p>43824</text:p>
          </table:table-cell>
          <table:table-cell office:value-type="float" office:value="22099" table:style-name="ce8">
            <text:p>22099</text:p>
          </table:table-cell>
          <table:table-cell office:value-type="float" office:value="43538" table:style-name="ce8">
            <text:p>43538</text:p>
          </table:table-cell>
          <table:table-cell office:value-type="float" office:value="65637" table:style-name="ce8">
            <text:p>65637</text:p>
          </table:table-cell>
          <table:table-cell office:value-type="float" office:value="115621" table:style-name="ce8">
            <text:p>115621</text:p>
          </table:table-cell>
          <table:table-cell office:value-type="float" office:value="146493" table:style-name="ce8">
            <text:p>146493</text:p>
          </table:table-cell>
          <table:table-cell office:value-type="float" office:value="64817" table:style-name="ce16">
            <text:p>64817</text:p>
          </table:table-cell>
          <table:table-cell office:value-type="float" office:value="1496182" table:style-name="ce8">
            <text:p>1496182</text:p>
          </table:table-cell>
          <table:table-cell office:value-type="float" office:value="9433" table:style-name="ce8">
            <text:p>9433</text:p>
          </table:table-cell>
          <table:table-cell office:value-type="float" office:value="870022" table:style-name="ce8">
            <text:p>870022</text:p>
          </table:table-cell>
          <table:table-cell office:value-type="float" office:value="411615" table:style-name="ce8">
            <text:p>411615</text:p>
          </table:table-cell>
          <table:table-cell office:value-type="float" office:value="34616" table:style-name="ce16">
            <text:p>34616</text:p>
          </table:table-cell>
          <table:table-cell office:value-type="float" office:value="75057" table:style-name="ce16">
            <text:p>75057</text:p>
          </table:table-cell>
          <table:table-cell office:value-type="float" office:value="1523798" table:style-name="ce8">
            <text:p>1523798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91-92</text:p>
          </table:table-cell>
          <table:table-cell office:value-type="float" office:value="541327" table:style-name="ce8">
            <text:p>541327</text:p>
          </table:table-cell>
          <table:table-cell office:value-type="float" office:value="6237" table:style-name="ce8">
            <text:p>6237</text:p>
          </table:table-cell>
          <table:table-cell office:value-type="float" office:value="178126" table:style-name="ce8">
            <text:p>178126</text:p>
          </table:table-cell>
          <table:table-cell office:value-type="float" office:value="15400" table:style-name="ce8">
            <text:p>15400</text:p>
          </table:table-cell>
          <table:table-cell office:value-type="float" office:value="2738" table:style-name="ce8">
            <text:p>2738</text:p>
          </table:table-cell>
          <table:table-cell office:value-type="float" office:value="43670" table:style-name="ce8">
            <text:p>43670</text:p>
          </table:table-cell>
          <table:table-cell office:value-type="float" office:value="22602" table:style-name="ce8">
            <text:p>22602</text:p>
          </table:table-cell>
          <table:table-cell office:value-type="float" office:value="42467" table:style-name="ce8">
            <text:p>42467</text:p>
          </table:table-cell>
          <table:table-cell office:value-type="float" office:value="65069" table:style-name="ce8">
            <text:p>65069</text:p>
          </table:table-cell>
          <table:table-cell office:value-type="float" office:value="112059" table:style-name="ce8">
            <text:p>112059</text:p>
          </table:table-cell>
          <table:table-cell office:value-type="float" office:value="141881" table:style-name="ce8">
            <text:p>141881</text:p>
          </table:table-cell>
          <table:table-cell office:value-type="float" office:value="63437" table:style-name="ce16">
            <text:p>63437</text:p>
          </table:table-cell>
          <table:table-cell office:value-type="float" office:value="1480258" table:style-name="ce8">
            <text:p>1480258</text:p>
          </table:table-cell>
          <table:table-cell office:value-type="float" office:value="9006" table:style-name="ce8">
            <text:p>9006</text:p>
          </table:table-cell>
          <table:table-cell office:value-type="float" office:value="863061" table:style-name="ce8">
            <text:p>863061</text:p>
          </table:table-cell>
          <table:table-cell office:value-type="float" office:value="425768" table:style-name="ce8">
            <text:p>425768</text:p>
          </table:table-cell>
          <table:table-cell office:value-type="float" office:value="34623" table:style-name="ce16">
            <text:p>34623</text:p>
          </table:table-cell>
          <table:table-cell office:value-type="float" office:value="84016" table:style-name="ce16">
            <text:p>84016</text:p>
          </table:table-cell>
          <table:table-cell office:value-type="float" office:value="1540858" table:style-name="ce8">
            <text:p>1540858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92-93</text:p>
          </table:table-cell>
          <table:table-cell office:value-type="float" office:value="537608" table:style-name="ce8">
            <text:p>537608</text:p>
          </table:table-cell>
          <table:table-cell office:value-type="float" office:value="6100" table:style-name="ce8">
            <text:p>6100</text:p>
          </table:table-cell>
          <table:table-cell office:value-type="float" office:value="183478" table:style-name="ce8">
            <text:p>183478</text:p>
          </table:table-cell>
          <table:table-cell office:value-type="float" office:value="13937" table:style-name="ce8">
            <text:p>13937</text:p>
          </table:table-cell>
          <table:table-cell office:value-type="float" office:value="2938" table:style-name="ce8">
            <text:p>2938</text:p>
          </table:table-cell>
          <table:table-cell office:value-type="float" office:value="43386" table:style-name="ce8">
            <text:p>43386</text:p>
          </table:table-cell>
          <table:table-cell office:value-type="float" office:value="23667" table:style-name="ce8">
            <text:p>23667</text:p>
          </table:table-cell>
          <table:table-cell office:value-type="float" office:value="44290" table:style-name="ce8">
            <text:p>44290</text:p>
          </table:table-cell>
          <table:table-cell office:value-type="float" office:value="67957" table:style-name="ce8">
            <text:p>67957</text:p>
          </table:table-cell>
          <table:table-cell office:value-type="float" office:value="109035" table:style-name="ce8">
            <text:p>109035</text:p>
          </table:table-cell>
          <table:table-cell office:value-type="float" office:value="135033" table:style-name="ce8">
            <text:p>135033</text:p>
          </table:table-cell>
          <table:table-cell office:value-type="float" office:value="63929" table:style-name="ce16">
            <text:p>63929</text:p>
          </table:table-cell>
          <table:table-cell office:value-type="float" office:value="1469961" table:style-name="ce8">
            <text:p>1469961</text:p>
          </table:table-cell>
          <table:table-cell office:value-type="float" office:value="8012" table:style-name="ce8">
            <text:p>8012</text:p>
          </table:table-cell>
          <table:table-cell office:value-type="float" office:value="877012" table:style-name="ce8">
            <text:p>877012</text:p>
          </table:table-cell>
          <table:table-cell office:value-type="float" office:value="444096" table:style-name="ce8">
            <text:p>444096</text:p>
          </table:table-cell>
          <table:table-cell office:value-type="float" office:value="34488" table:style-name="ce16">
            <text:p>34488</text:p>
          </table:table-cell>
          <table:table-cell office:value-type="float" office:value="84000" table:style-name="ce16">
            <text:p>84000</text:p>
          </table:table-cell>
          <table:table-cell office:value-type="float" office:value="1576510" table:style-name="ce8">
            <text:p>157651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93-94</text:p>
          </table:table-cell>
          <table:table-cell office:value-type="float" office:value="507832" table:style-name="ce8">
            <text:p>507832</text:p>
          </table:table-cell>
          <table:table-cell office:value-type="float" office:value="6235" table:style-name="ce8">
            <text:p>6235</text:p>
          </table:table-cell>
          <table:table-cell office:value-type="float" office:value="184410" table:style-name="ce8">
            <text:p>184410</text:p>
          </table:table-cell>
          <table:table-cell office:value-type="float" office:value="11125" table:style-name="ce8">
            <text:p>11125</text:p>
          </table:table-cell>
          <table:table-cell office:value-type="float" office:value="3250" table:style-name="ce8">
            <text:p>3250</text:p>
          </table:table-cell>
          <table:table-cell office:value-type="float" office:value="43456" table:style-name="ce8">
            <text:p>43456</text:p>
          </table:table-cell>
          <table:table-cell office:value-type="float" office:value="23850" table:style-name="ce8">
            <text:p>23850</text:p>
          </table:table-cell>
          <table:table-cell office:value-type="float" office:value="48298" table:style-name="ce8">
            <text:p>48298</text:p>
          </table:table-cell>
          <table:table-cell office:value-type="float" office:value="72148" table:style-name="ce8">
            <text:p>72148</text:p>
          </table:table-cell>
          <table:table-cell office:value-type="float" office:value="106733" table:style-name="ce8">
            <text:p>106733</text:p>
          </table:table-cell>
          <table:table-cell office:value-type="float" office:value="130987" table:style-name="ce8">
            <text:p>130987</text:p>
          </table:table-cell>
          <table:table-cell office:value-type="float" office:value="69153" table:style-name="ce16">
            <text:p>69153</text:p>
          </table:table-cell>
          <table:table-cell office:value-type="float" office:value="1455302" table:style-name="ce8">
            <text:p>1455302</text:p>
          </table:table-cell>
          <table:table-cell office:value-type="float" office:value="7891" table:style-name="ce8">
            <text:p>7891</text:p>
          </table:table-cell>
          <table:table-cell office:value-type="float" office:value="882293" table:style-name="ce8">
            <text:p>882293</text:p>
          </table:table-cell>
          <table:table-cell office:value-type="float" office:value="437100" table:style-name="ce8">
            <text:p>437100</text:p>
          </table:table-cell>
          <table:table-cell office:value-type="float" office:value="34793" table:style-name="ce16">
            <text:p>34793</text:p>
          </table:table-cell>
          <table:table-cell office:value-type="float" office:value="82348" table:style-name="ce16">
            <text:p>82348</text:p>
          </table:table-cell>
          <table:table-cell office:value-type="float" office:value="1587399" table:style-name="ce8">
            <text:p>1587399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94-95</text:p>
          </table:table-cell>
          <table:table-cell office:value-type="float" office:value="503290" table:style-name="ce8">
            <text:p>503290</text:p>
          </table:table-cell>
          <table:table-cell office:value-type="float" office:value="6297" table:style-name="ce8">
            <text:p>6297</text:p>
          </table:table-cell>
          <table:table-cell office:value-type="float" office:value="186720" table:style-name="ce8">
            <text:p>186720</text:p>
          </table:table-cell>
          <table:table-cell office:value-type="float" office:value="13866" table:style-name="ce8">
            <text:p>13866</text:p>
          </table:table-cell>
          <table:table-cell office:value-type="float" office:value="3938" table:style-name="ce8">
            <text:p>3938</text:p>
          </table:table-cell>
          <table:table-cell office:value-type="float" office:value="44237" table:style-name="ce8">
            <text:p>44237</text:p>
          </table:table-cell>
          <table:table-cell office:value-type="float" office:value="25151" table:style-name="ce8">
            <text:p>25151</text:p>
          </table:table-cell>
          <table:table-cell office:value-type="float" office:value="47415" table:style-name="ce8">
            <text:p>47415</text:p>
          </table:table-cell>
          <table:table-cell office:value-type="float" office:value="72566" table:style-name="ce8">
            <text:p>72566</text:p>
          </table:table-cell>
          <table:table-cell office:value-type="float" office:value="103451" table:style-name="ce8">
            <text:p>103451</text:p>
          </table:table-cell>
          <table:table-cell office:value-type="float" office:value="114289" table:style-name="ce8">
            <text:p>114289</text:p>
          </table:table-cell>
          <table:table-cell office:value-type="float" office:value="71676" table:style-name="ce16">
            <text:p>71676</text:p>
          </table:table-cell>
          <table:table-cell office:value-type="float" office:value="1434688" table:style-name="ce8">
            <text:p>1434688</text:p>
          </table:table-cell>
          <table:table-cell office:value-type="float" office:value="6563" table:style-name="ce8">
            <text:p>6563</text:p>
          </table:table-cell>
          <table:table-cell office:value-type="float" office:value="910963" table:style-name="ce8">
            <text:p>910963</text:p>
          </table:table-cell>
          <table:table-cell office:value-type="float" office:value="443300" table:style-name="ce8">
            <text:p>443300</text:p>
          </table:table-cell>
          <table:table-cell office:value-type="float" office:value="34745" table:style-name="ce16">
            <text:p>34745</text:p>
          </table:table-cell>
          <table:table-cell office:value-type="float" office:value="82348" table:style-name="ce16">
            <text:p>82348</text:p>
          </table:table-cell>
          <table:table-cell office:value-type="float" office:value="1613622" table:style-name="ce8">
            <text:p>1613622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95-96</text:p>
          </table:table-cell>
          <table:table-cell office:value-type="float" office:value="471150" table:style-name="ce8">
            <text:p>471150</text:p>
          </table:table-cell>
          <table:table-cell office:value-type="float" office:value="5623" table:style-name="ce8">
            <text:p>5623</text:p>
          </table:table-cell>
          <table:table-cell office:value-type="float" office:value="191596" table:style-name="ce8">
            <text:p>191596</text:p>
          </table:table-cell>
          <table:table-cell office:value-type="float" office:value="12925" table:style-name="ce8">
            <text:p>12925</text:p>
          </table:table-cell>
          <table:table-cell office:value-type="float" office:value="3968" table:style-name="ce8">
            <text:p>3968</text:p>
          </table:table-cell>
          <table:table-cell office:value-type="float" office:value="44245" table:style-name="ce8">
            <text:p>44245</text:p>
          </table:table-cell>
          <table:table-cell office:value-type="float" office:value="26267" table:style-name="ce8">
            <text:p>26267</text:p>
          </table:table-cell>
          <table:table-cell office:value-type="float" office:value="46594" table:style-name="ce8">
            <text:p>46594</text:p>
          </table:table-cell>
          <table:table-cell office:value-type="float" office:value="72861" table:style-name="ce8">
            <text:p>72861</text:p>
          </table:table-cell>
          <table:table-cell office:value-type="float" office:value="103284" table:style-name="ce8">
            <text:p>103284</text:p>
          </table:table-cell>
          <table:table-cell office:value-type="float" office:value="113601" table:style-name="ce8">
            <text:p>113601</text:p>
          </table:table-cell>
          <table:table-cell office:value-type="float" office:value="70899" table:style-name="ce16">
            <text:p>70899</text:p>
          </table:table-cell>
          <table:table-cell office:value-type="float" office:value="1441390" table:style-name="ce8">
            <text:p>1441390</text:p>
          </table:table-cell>
          <table:table-cell office:value-type="float" office:value="6255" table:style-name="ce8">
            <text:p>6255</text:p>
          </table:table-cell>
          <table:table-cell office:value-type="float" office:value="914370" table:style-name="ce8">
            <text:p>914370</text:p>
          </table:table-cell>
          <table:table-cell office:value-type="float" office:value="448988" table:style-name="ce8">
            <text:p>448988</text:p>
          </table:table-cell>
          <table:table-cell office:value-type="float" office:value="34605" table:style-name="ce16">
            <text:p>34605</text:p>
          </table:table-cell>
          <table:table-cell office:value-type="float" office:value="82348" table:style-name="ce16">
            <text:p>82348</text:p>
          </table:table-cell>
          <table:table-cell office:value-type="float" office:value="1625832" table:style-name="ce8">
            <text:p>1625832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96-97</text:p>
          </table:table-cell>
          <table:table-cell office:value-type="float" office:value="430826" table:style-name="ce8">
            <text:p>430826</text:p>
          </table:table-cell>
          <table:table-cell office:value-type="float" office:value="5630" table:style-name="ce8">
            <text:p>5630</text:p>
          </table:table-cell>
          <table:table-cell office:value-type="float" office:value="182887" table:style-name="ce8">
            <text:p>182887</text:p>
          </table:table-cell>
          <table:table-cell office:value-type="float" office:value="13199" table:style-name="ce8">
            <text:p>13199</text:p>
          </table:table-cell>
          <table:table-cell office:value-type="float" office:value="4053" table:style-name="ce8">
            <text:p>4053</text:p>
          </table:table-cell>
          <table:table-cell office:value-type="float" office:value="41268" table:style-name="ce8">
            <text:p>41268</text:p>
          </table:table-cell>
          <table:table-cell office:value-type="float" office:value="28855" table:style-name="ce8">
            <text:p>28855</text:p>
          </table:table-cell>
          <table:table-cell office:value-type="float" office:value="49224" table:style-name="ce8">
            <text:p>49224</text:p>
          </table:table-cell>
          <table:table-cell office:value-type="float" office:value="78079" table:style-name="ce8">
            <text:p>78079</text:p>
          </table:table-cell>
          <table:table-cell office:value-type="float" office:value="97089" table:style-name="ce8">
            <text:p>97089</text:p>
          </table:table-cell>
          <table:table-cell office:value-type="float" office:value="120387" table:style-name="ce8">
            <text:p>120387</text:p>
          </table:table-cell>
          <table:table-cell office:value-type="float" office:value="76066" table:style-name="ce16">
            <text:p>76066</text:p>
          </table:table-cell>
          <table:table-cell office:value-type="float" office:value="1398549" table:style-name="ce8">
            <text:p>1398549</text:p>
          </table:table-cell>
          <table:table-cell office:value-type="float" office:value="5204" table:style-name="ce8">
            <text:p>5204</text:p>
          </table:table-cell>
          <table:table-cell office:value-type="float" office:value="902104" table:style-name="ce8">
            <text:p>902104</text:p>
          </table:table-cell>
          <table:table-cell office:value-type="float" office:value="455566" table:style-name="ce8">
            <text:p>455566</text:p>
          </table:table-cell>
          <table:table-cell office:value-type="float" office:value="34602" table:style-name="ce16">
            <text:p>34602</text:p>
          </table:table-cell>
          <table:table-cell office:value-type="float" office:value="83014" table:style-name="ce16">
            <text:p>83014</text:p>
          </table:table-cell>
          <table:table-cell office:value-type="float" office:value="1622675" table:style-name="ce8">
            <text:p>1622675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97-98</text:p>
          </table:table-cell>
          <table:table-cell office:value-type="float" office:value="387122" table:style-name="ce8">
            <text:p>387122</text:p>
          </table:table-cell>
          <table:table-cell office:value-type="float" office:value="5805" table:style-name="ce8">
            <text:p>5805</text:p>
          </table:table-cell>
          <table:table-cell office:value-type="float" office:value="180370" table:style-name="ce8">
            <text:p>180370</text:p>
          </table:table-cell>
          <table:table-cell office:value-type="float" office:value="12352" table:style-name="ce8">
            <text:p>12352</text:p>
          </table:table-cell>
          <table:table-cell office:value-type="float" office:value="3586" table:style-name="ce8">
            <text:p>3586</text:p>
          </table:table-cell>
          <table:table-cell office:value-type="float" office:value="40867" table:style-name="ce8">
            <text:p>40867</text:p>
          </table:table-cell>
          <table:table-cell office:value-type="float" office:value="31001" table:style-name="ce8">
            <text:p>31001</text:p>
          </table:table-cell>
          <table:table-cell office:value-type="float" office:value="49639" table:style-name="ce8">
            <text:p>49639</text:p>
          </table:table-cell>
          <table:table-cell office:value-type="float" office:value="80640" table:style-name="ce8">
            <text:p>80640</text:p>
          </table:table-cell>
          <table:table-cell office:value-type="float" office:value="94689" table:style-name="ce8">
            <text:p>94689</text:p>
          </table:table-cell>
          <table:table-cell office:value-type="float" office:value="121389" table:style-name="ce8">
            <text:p>121389</text:p>
          </table:table-cell>
          <table:table-cell office:value-type="float" office:value="73351" table:style-name="ce16">
            <text:p>73351</text:p>
          </table:table-cell>
          <table:table-cell office:value-type="float" office:value="1345891" table:style-name="ce8">
            <text:p>1345891</text:p>
          </table:table-cell>
          <table:table-cell office:value-type="float" office:value="4211" table:style-name="ce8">
            <text:p>4211</text:p>
          </table:table-cell>
          <table:table-cell office:value-type="float" office:value="884344" table:style-name="ce8">
            <text:p>884344</text:p>
          </table:table-cell>
          <table:table-cell office:value-type="float" office:value="465282" table:style-name="ce8">
            <text:p>465282</text:p>
          </table:table-cell>
          <table:table-cell office:value-type="float" office:value="34602" table:style-name="ce16">
            <text:p>34602</text:p>
          </table:table-cell>
          <table:table-cell office:value-type="float" office:value="83014" table:style-name="ce16">
            <text:p>83014</text:p>
          </table:table-cell>
          <table:table-cell office:value-type="float" office:value="1623111" table:style-name="ce8">
            <text:p>1623111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98-99</text:p>
          </table:table-cell>
          <table:table-cell office:value-type="float" office:value="352631" table:style-name="ce8">
            <text:p>352631</text:p>
          </table:table-cell>
          <table:table-cell office:value-type="float" office:value="6160" table:style-name="ce8">
            <text:p>6160</text:p>
          </table:table-cell>
          <table:table-cell office:value-type="float" office:value="182384" table:style-name="ce8">
            <text:p>182384</text:p>
          </table:table-cell>
          <table:table-cell office:value-type="float" office:value="11107" table:style-name="ce8">
            <text:p>11107</text:p>
          </table:table-cell>
          <table:table-cell office:value-type="float" office:value="3706" table:style-name="ce8">
            <text:p>3706</text:p>
          </table:table-cell>
          <table:table-cell office:value-type="float" office:value="41449" table:style-name="ce8">
            <text:p>41449</text:p>
          </table:table-cell>
          <table:table-cell office:value-type="float" office:value="30521" table:style-name="ce8">
            <text:p>30521</text:p>
          </table:table-cell>
          <table:table-cell office:value-type="float" office:value="50947" table:style-name="ce8">
            <text:p>50947</text:p>
          </table:table-cell>
          <table:table-cell office:value-type="float" office:value="81468" table:style-name="ce8">
            <text:p>81468</text:p>
          </table:table-cell>
          <table:table-cell office:value-type="float" office:value="91268" table:style-name="ce8">
            <text:p>91268</text:p>
          </table:table-cell>
          <table:table-cell office:value-type="float" office:value="112774" table:style-name="ce8">
            <text:p>112774</text:p>
          </table:table-cell>
          <table:table-cell office:value-type="float" office:value="73639" table:style-name="ce16">
            <text:p>73639</text:p>
          </table:table-cell>
          <table:table-cell office:value-type="float" office:value="1295298" table:style-name="ce8">
            <text:p>1295298</text:p>
          </table:table-cell>
          <table:table-cell office:value-type="float" office:value="3303" table:style-name="ce8">
            <text:p>3303</text:p>
          </table:table-cell>
          <table:table-cell office:value-type="float" office:value="882288" table:style-name="ce8">
            <text:p>882288</text:p>
          </table:table-cell>
          <table:table-cell office:value-type="float" office:value="469924" table:style-name="ce8">
            <text:p>469924</text:p>
          </table:table-cell>
          <table:table-cell office:value-type="float" office:value="34690" table:style-name="ce16">
            <text:p>34690</text:p>
          </table:table-cell>
          <table:table-cell office:value-type="float" office:value="83699" table:style-name="ce16">
            <text:p>83699</text:p>
          </table:table-cell>
          <table:table-cell office:value-type="float" office:value="1621207" table:style-name="ce8">
            <text:p>1621207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99-00</text:p>
          </table:table-cell>
          <table:table-cell office:value-type="float" office:value="349774" table:style-name="ce8">
            <text:p>349774</text:p>
          </table:table-cell>
          <table:table-cell office:value-type="float" office:value="5780" table:style-name="ce8">
            <text:p>5780</text:p>
          </table:table-cell>
          <table:table-cell office:value-type="float" office:value="198406" table:style-name="ce8">
            <text:p>198406</text:p>
          </table:table-cell>
          <table:table-cell office:value-type="float" office:value="11264" table:style-name="ce8">
            <text:p>11264</text:p>
          </table:table-cell>
          <table:table-cell office:value-type="float" office:value="3971" table:style-name="ce8">
            <text:p>3971</text:p>
          </table:table-cell>
          <table:table-cell office:value-type="float" office:value="41491" table:style-name="ce8">
            <text:p>41491</text:p>
          </table:table-cell>
          <table:table-cell office:value-type="float" office:value="39046" table:style-name="ce8">
            <text:p>39046</text:p>
          </table:table-cell>
          <table:table-cell office:value-type="float" office:value="53252" table:style-name="ce8">
            <text:p>53252</text:p>
          </table:table-cell>
          <table:table-cell office:value-type="float" office:value="92298" table:style-name="ce8">
            <text:p>92298</text:p>
          </table:table-cell>
          <table:table-cell office:value-type="float" office:value="89403" table:style-name="ce8">
            <text:p>89403</text:p>
          </table:table-cell>
          <table:table-cell office:value-type="float" office:value="111922" table:style-name="ce8">
            <text:p>111922</text:p>
          </table:table-cell>
          <table:table-cell office:value-type="float" office:value="81941" table:style-name="ce16">
            <text:p>81941</text:p>
          </table:table-cell>
          <table:table-cell office:value-type="float" office:value="1336000" table:style-name="ce8">
            <text:p>1336000</text:p>
          </table:table-cell>
          <table:table-cell office:value-type="float" office:value="2612" table:style-name="ce8">
            <text:p>2612</text:p>
          </table:table-cell>
          <table:table-cell office:value-type="float" office:value="925035" table:style-name="ce8">
            <text:p>925035</text:p>
          </table:table-cell>
          <table:table-cell office:value-type="float" office:value="472900" table:style-name="ce8">
            <text:p>472900</text:p>
          </table:table-cell>
          <table:table-cell office:value-type="float" office:value="34793" table:style-name="ce16">
            <text:p>34793</text:p>
          </table:table-cell>
          <table:table-cell office:value-type="float" office:value="84139" table:style-name="ce16">
            <text:p>84139</text:p>
          </table:table-cell>
          <table:table-cell office:value-type="float" office:value="1665704" table:style-name="ce8">
            <text:p>1665704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00-01</text:p>
          </table:table-cell>
          <table:table-cell office:value-type="float" office:value="347455" table:style-name="ce8">
            <text:p>347455</text:p>
          </table:table-cell>
          <table:table-cell office:value-type="float" office:value="3367" table:style-name="ce8">
            <text:p>3367</text:p>
          </table:table-cell>
          <table:table-cell office:value-type="float" office:value="202133" table:style-name="ce8">
            <text:p>202133</text:p>
          </table:table-cell>
          <table:table-cell office:value-type="float" office:value="11612" table:style-name="ce8">
            <text:p>11612</text:p>
          </table:table-cell>
          <table:table-cell office:value-type="float" office:value="4127" table:style-name="ce8">
            <text:p>4127</text:p>
          </table:table-cell>
          <table:table-cell office:value-type="float" office:value="41288" table:style-name="ce8">
            <text:p>41288</text:p>
          </table:table-cell>
          <table:table-cell office:value-type="float" office:value="45059" table:style-name="ce8">
            <text:p>45059</text:p>
          </table:table-cell>
          <table:table-cell office:value-type="float" office:value="54353" table:style-name="ce8">
            <text:p>54353</text:p>
          </table:table-cell>
          <table:table-cell office:value-type="float" office:value="99412" table:style-name="ce8">
            <text:p>99412</text:p>
          </table:table-cell>
          <table:table-cell office:value-type="float" office:value="92122" table:style-name="ce8">
            <text:p>92122</text:p>
          </table:table-cell>
          <table:table-cell office:value-type="float" office:value="114609" table:style-name="ce8">
            <text:p>114609</text:p>
          </table:table-cell>
          <table:table-cell office:value-type="float" office:value="87360" table:style-name="ce16">
            <text:p>87360</text:p>
          </table:table-cell>
          <table:table-cell office:value-type="float" office:value="1349076" table:style-name="ce8">
            <text:p>1349076</text:p>
          </table:table-cell>
          <table:table-cell office:value-type="float" office:value="2002" table:style-name="ce8">
            <text:p>2002</text:p>
          </table:table-cell>
          <table:table-cell office:value-type="float" office:value="925783" table:style-name="ce8">
            <text:p>925783</text:p>
          </table:table-cell>
          <table:table-cell office:value-type="float" office:value="474364" table:style-name="ce8">
            <text:p>474364</text:p>
          </table:table-cell>
          <table:table-cell office:value-type="float" office:value="36847" table:style-name="ce16">
            <text:p>36847</text:p>
          </table:table-cell>
          <table:table-cell office:value-type="float" office:value="84735" table:style-name="ce16">
            <text:p>84735</text:p>
          </table:table-cell>
          <table:table-cell office:value-type="float" office:value="1672606" table:style-name="ce8">
            <text:p>1672606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01-02</text:p>
          </table:table-cell>
          <table:table-cell office:value-type="float" office:value="322368" table:style-name="ce8">
            <text:p>322368</text:p>
          </table:table-cell>
          <table:table-cell office:value-type="float" office:value="3267" table:style-name="ce8">
            <text:p>3267</text:p>
          </table:table-cell>
          <table:table-cell office:value-type="float" office:value="203956" table:style-name="ce8">
            <text:p>203956</text:p>
          </table:table-cell>
          <table:table-cell office:value-type="float" office:value="10706" table:style-name="ce8">
            <text:p>10706</text:p>
          </table:table-cell>
          <table:table-cell office:value-type="float" office:value="3558" table:style-name="ce8">
            <text:p>3558</text:p>
          </table:table-cell>
          <table:table-cell office:value-type="float" office:value="41336" table:style-name="ce8">
            <text:p>41336</text:p>
          </table:table-cell>
          <table:table-cell office:value-type="float" office:value="50871" table:style-name="ce8">
            <text:p>50871</text:p>
          </table:table-cell>
          <table:table-cell office:value-type="float" office:value="55183" table:style-name="ce8">
            <text:p>55183</text:p>
          </table:table-cell>
          <table:table-cell office:value-type="float" office:value="106054" table:style-name="ce8">
            <text:p>106054</text:p>
          </table:table-cell>
          <table:table-cell office:value-type="float" office:value="89718" table:style-name="ce8">
            <text:p>89718</text:p>
          </table:table-cell>
          <table:table-cell office:value-type="float" office:value="111189" table:style-name="ce8">
            <text:p>111189</text:p>
          </table:table-cell>
          <table:table-cell office:value-type="float" office:value="93193" table:style-name="ce16">
            <text:p>93193</text:p>
          </table:table-cell>
          <table:table-cell office:value-type="float" office:value="1335409" table:style-name="ce8">
            <text:p>1335409</text:p>
          </table:table-cell>
          <table:table-cell office:value-type="float" office:value="878" table:style-name="ce8">
            <text:p>878</text:p>
          </table:table-cell>
          <table:table-cell office:value-type="float" office:value="905718" table:style-name="ce8">
            <text:p>905718</text:p>
          </table:table-cell>
          <table:table-cell office:value-type="float" office:value="475039" table:style-name="ce8">
            <text:p>475039</text:p>
          </table:table-cell>
          <table:table-cell office:value-type="float" office:value="36899" table:style-name="ce16">
            <text:p>36899</text:p>
          </table:table-cell>
          <table:table-cell office:value-type="float" office:value="84795" table:style-name="ce16">
            <text:p>84795</text:p>
          </table:table-cell>
          <table:table-cell office:value-type="float" office:value="1656843" table:style-name="ce8">
            <text:p>1656843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02-03</text:p>
          </table:table-cell>
          <table:table-cell office:value-type="float" office:value="310521" table:style-name="ce8">
            <text:p>310521</text:p>
          </table:table-cell>
          <table:table-cell office:value-type="float" office:value="3758" table:style-name="ce8">
            <text:p>3758</text:p>
          </table:table-cell>
          <table:table-cell office:value-type="float" office:value="208607" table:style-name="ce8">
            <text:p>208607</text:p>
          </table:table-cell>
          <table:table-cell office:value-type="float" office:value="8998" table:style-name="ce8">
            <text:p>8998</text:p>
          </table:table-cell>
          <table:table-cell office:value-type="float" office:value="3140" table:style-name="ce8">
            <text:p>3140</text:p>
          </table:table-cell>
          <table:table-cell office:value-type="float" office:value="41412" table:style-name="ce8">
            <text:p>41412</text:p>
          </table:table-cell>
          <table:table-cell office:value-type="float" office:value="55668" table:style-name="ce8">
            <text:p>55668</text:p>
          </table:table-cell>
          <table:table-cell office:value-type="float" office:value="54811" table:style-name="ce8">
            <text:p>54811</text:p>
          </table:table-cell>
          <table:table-cell office:value-type="float" office:value="110479" table:style-name="ce8">
            <text:p>110479</text:p>
          </table:table-cell>
          <table:table-cell office:value-type="float" office:value="88548" table:style-name="ce8">
            <text:p>88548</text:p>
          </table:table-cell>
          <table:table-cell office:value-type="float" office:value="104179" table:style-name="ce8">
            <text:p>104179</text:p>
          </table:table-cell>
          <table:table-cell office:value-type="float" office:value="97485" table:style-name="ce16">
            <text:p>97485</text:p>
          </table:table-cell>
          <table:table-cell office:value-type="float" office:value="1321696" table:style-name="ce8">
            <text:p>1321696</text:p>
          </table:table-cell>
          <table:table-cell office:value-type="float" office:value="811" table:style-name="ce8">
            <text:p>811</text:p>
          </table:table-cell>
          <table:table-cell office:value-type="float" office:value="899198" table:style-name="ce8">
            <text:p>899198</text:p>
          </table:table-cell>
          <table:table-cell office:value-type="float" office:value="476047" table:style-name="ce8">
            <text:p>476047</text:p>
          </table:table-cell>
          <table:table-cell office:value-type="float" office:value="37068" table:style-name="ce16">
            <text:p>37068</text:p>
          </table:table-cell>
          <table:table-cell office:value-type="float" office:value="83113" table:style-name="ce16">
            <text:p>83113</text:p>
          </table:table-cell>
          <table:table-cell office:value-type="float" office:value="1648688" table:style-name="ce8">
            <text:p>1648688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03-04</text:p>
          </table:table-cell>
          <table:table-cell office:value-type="float" office:value="287340" table:style-name="ce8">
            <text:p>287340</text:p>
          </table:table-cell>
          <table:table-cell office:value-type="float" office:value="9428" table:style-name="ce8">
            <text:p>9428</text:p>
          </table:table-cell>
          <table:table-cell office:value-type="float" office:value="216440" table:style-name="ce8">
            <text:p>216440</text:p>
          </table:table-cell>
          <table:table-cell office:value-type="float" office:value="8516" table:style-name="ce8">
            <text:p>8516</text:p>
          </table:table-cell>
          <table:table-cell office:value-type="float" office:value="2774" table:style-name="ce8">
            <text:p>2774</text:p>
          </table:table-cell>
          <table:table-cell office:value-type="float" office:value="41332" table:style-name="ce8">
            <text:p>41332</text:p>
          </table:table-cell>
          <table:table-cell office:value-type="float" office:value="55906" table:style-name="ce8">
            <text:p>55906</text:p>
          </table:table-cell>
          <table:table-cell office:value-type="float" office:value="53496" table:style-name="ce8">
            <text:p>53496</text:p>
          </table:table-cell>
          <table:table-cell office:value-type="float" office:value="109402" table:style-name="ce8">
            <text:p>109402</text:p>
          </table:table-cell>
          <table:table-cell office:value-type="float" office:value="86376" table:style-name="ce8">
            <text:p>86376</text:p>
          </table:table-cell>
          <table:table-cell office:value-type="float" office:value="94297" table:style-name="ce8">
            <text:p>94297</text:p>
          </table:table-cell>
          <table:table-cell office:value-type="float" office:value="102504" table:style-name="ce17">
            <text:p>102504</text:p>
          </table:table-cell>
          <table:table-cell office:value-type="float" office:value="1297542" table:style-name="ce8">
            <text:p>1297542</text:p>
          </table:table-cell>
          <table:table-cell office:value-type="float" office:value="1204" table:style-name="ce8">
            <text:p>1204</text:p>
          </table:table-cell>
          <table:table-cell office:value-type="float" office:value="898498" table:style-name="ce8">
            <text:p>898498</text:p>
          </table:table-cell>
          <table:table-cell office:value-type="float" office:value="478402" table:style-name="ce8">
            <text:p>478402</text:p>
          </table:table-cell>
          <table:table-cell office:value-type="float" office:value="38327" table:style-name="ce17">
            <text:p>38327</text:p>
          </table:table-cell>
          <table:table-cell office:value-type="float" office:value="84684" table:style-name="ce17">
            <text:p>84684</text:p>
          </table:table-cell>
          <table:table-cell office:value-type="float" office:value="1656912" table:style-name="ce8">
            <text:p>1656912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04-05</text:p>
          </table:table-cell>
          <table:table-cell office:value-type="float" office:value="289974" table:style-name="ce8">
            <text:p>289974</text:p>
          </table:table-cell>
          <table:table-cell office:value-type="float" office:value="1921" table:style-name="ce8">
            <text:p>1921</text:p>
          </table:table-cell>
          <table:table-cell office:value-type="float" office:value="237669" table:style-name="ce8">
            <text:p>237669</text:p>
          </table:table-cell>
          <table:table-cell office:value-type="float" office:value="9991" table:style-name="ce8">
            <text:p>9991</text:p>
          </table:table-cell>
          <table:table-cell office:value-type="float" office:value="2881" table:style-name="ce8">
            <text:p>2881</text:p>
          </table:table-cell>
          <table:table-cell office:value-type="float" office:value="41378" table:style-name="ce8">
            <text:p>41378</text:p>
          </table:table-cell>
          <table:table-cell office:value-type="float" office:value="58866" table:style-name="ce8">
            <text:p>58866</text:p>
          </table:table-cell>
          <table:table-cell office:value-type="float" office:value="54612" table:style-name="ce8">
            <text:p>54612</text:p>
          </table:table-cell>
          <table:table-cell office:value-type="float" office:value="113478" table:style-name="ce8">
            <text:p>113478</text:p>
          </table:table-cell>
          <table:table-cell office:value-type="float" office:value="81547" table:style-name="ce8">
            <text:p>81547</text:p>
          </table:table-cell>
          <table:table-cell office:value-type="float" office:value="88486" table:style-name="ce8">
            <text:p>88486</text:p>
          </table:table-cell>
          <table:table-cell office:value-type="float" office:value="107572" table:style-name="ce17">
            <text:p>107572</text:p>
          </table:table-cell>
          <table:table-cell office:value-type="float" office:value="1342974" table:style-name="ce8">
            <text:p>1342974</text:p>
          </table:table-cell>
          <table:table-cell office:value-type="float" office:value="883" table:style-name="ce8">
            <text:p>883</text:p>
          </table:table-cell>
          <table:table-cell office:value-type="float" office:value="899267" table:style-name="ce8">
            <text:p>899267</text:p>
          </table:table-cell>
          <table:table-cell office:value-type="float" office:value="480661" table:style-name="ce8">
            <text:p>480661</text:p>
          </table:table-cell>
          <table:table-cell office:value-type="float" office:value="35040" table:style-name="ce17">
            <text:p>35040</text:p>
          </table:table-cell>
          <table:table-cell office:value-type="float" office:value="84644" table:style-name="ce17">
            <text:p>84644</text:p>
          </table:table-cell>
          <table:table-cell office:value-type="float" office:value="1653319" table:style-name="ce8">
            <text:p>1653319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05-06</text:p>
          </table:table-cell>
          <table:table-cell office:value-type="float" office:value="275742" table:style-name="ce8">
            <text:p>275742</text:p>
          </table:table-cell>
          <table:table-cell office:value-type="float" office:value="6844" table:style-name="ce8">
            <text:p>6844</text:p>
          </table:table-cell>
          <table:table-cell office:value-type="float" office:value="237998" table:style-name="ce8">
            <text:p>237998</text:p>
          </table:table-cell>
          <table:table-cell office:value-type="float" office:value="12226" table:style-name="ce8">
            <text:p>12226</text:p>
          </table:table-cell>
          <table:table-cell office:value-type="float" office:value="3384" table:style-name="ce8">
            <text:p>3384</text:p>
          </table:table-cell>
          <table:table-cell office:value-type="float" office:value="41367" table:style-name="ce8">
            <text:p>41367</text:p>
          </table:table-cell>
          <table:table-cell office:value-type="float" office:value="61400" table:style-name="ce8">
            <text:p>61400</text:p>
          </table:table-cell>
          <table:table-cell office:value-type="float" office:value="55222" table:style-name="ce8">
            <text:p>55222</text:p>
          </table:table-cell>
          <table:table-cell office:value-type="float" office:value="116622" table:style-name="ce8">
            <text:p>116622</text:p>
          </table:table-cell>
          <table:table-cell office:value-type="float" office:value="78285" table:style-name="ce8">
            <text:p>78285</text:p>
          </table:table-cell>
          <table:table-cell office:value-type="float" office:value="90539" table:style-name="ce8">
            <text:p>90539</text:p>
          </table:table-cell>
          <table:table-cell office:value-type="float" office:value="108590" table:style-name="ce17">
            <text:p>108590</text:p>
          </table:table-cell>
          <table:table-cell office:value-type="float" office:value="1318644" table:style-name="ce8">
            <text:p>1318644</text:p>
          </table:table-cell>
          <table:table-cell office:value-type="float" office:value="600" table:style-name="ce8">
            <text:p>600</text:p>
          </table:table-cell>
          <table:table-cell office:value-type="float" office:value="897833" table:style-name="ce8">
            <text:p>897833</text:p>
          </table:table-cell>
          <table:table-cell office:value-type="float" office:value="494400" table:style-name="ce8">
            <text:p>494400</text:p>
          </table:table-cell>
          <table:table-cell office:value-type="float" office:value="35043" table:style-name="ce17">
            <text:p>35043</text:p>
          </table:table-cell>
          <table:table-cell office:value-type="float" office:value="84644" table:style-name="ce17">
            <text:p>84644</text:p>
          </table:table-cell>
          <table:table-cell office:value-type="float" office:value="1667083" table:style-name="ce8">
            <text:p>1667083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06-07</text:p>
          </table:table-cell>
          <table:table-cell office:value-type="float" office:value="263529" table:style-name="ce8">
            <text:p>263529</text:p>
          </table:table-cell>
          <table:table-cell office:value-type="float" office:value="5447" table:style-name="ce8">
            <text:p>5447</text:p>
          </table:table-cell>
          <table:table-cell office:value-type="float" office:value="216709" table:style-name="ce8">
            <text:p>216709</text:p>
          </table:table-cell>
          <table:table-cell office:value-type="float" office:value="11082" table:style-name="ce8">
            <text:p>11082</text:p>
          </table:table-cell>
          <table:table-cell office:value-type="float" office:value="3917" table:style-name="ce8">
            <text:p>3917</text:p>
          </table:table-cell>
          <table:table-cell office:value-type="float" office:value="41362" table:style-name="ce8">
            <text:p>41362</text:p>
          </table:table-cell>
          <table:table-cell office:value-type="float" office:value="59143" table:style-name="ce8">
            <text:p>59143</text:p>
          </table:table-cell>
          <table:table-cell office:value-type="float" office:value="53096" table:style-name="ce8">
            <text:p>53096</text:p>
          </table:table-cell>
          <table:table-cell office:value-type="float" office:value="112239" table:style-name="ce8">
            <text:p>112239</text:p>
          </table:table-cell>
          <table:table-cell office:value-type="float" office:value="70463" table:style-name="ce8">
            <text:p>70463</text:p>
          </table:table-cell>
          <table:table-cell office:value-type="float" office:value="87128" table:style-name="ce8">
            <text:p>87128</text:p>
          </table:table-cell>
          <table:table-cell office:value-type="float" office:value="102078" table:style-name="ce17">
            <text:p>102078</text:p>
          </table:table-cell>
          <table:table-cell office:value-type="float" office:value="1240582" table:style-name="ce8">
            <text:p>1240582</text:p>
          </table:table-cell>
          <table:table-cell office:value-type="float" office:value="732" table:style-name="ce8">
            <text:p>732</text:p>
          </table:table-cell>
          <table:table-cell office:value-type="float" office:value="872943" table:style-name="ce8">
            <text:p>872943</text:p>
          </table:table-cell>
          <table:table-cell office:value-type="float" office:value="502240" table:style-name="ce8">
            <text:p>502240</text:p>
          </table:table-cell>
          <table:table-cell office:value-type="float" office:value="35365" table:style-name="ce17">
            <text:p>35365</text:p>
          </table:table-cell>
          <table:table-cell office:value-type="float" office:value="84571" table:style-name="ce17">
            <text:p>84571</text:p>
          </table:table-cell>
          <table:table-cell office:value-type="float" office:value="1676959" table:style-name="ce8">
            <text:p>1676959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07-08</text:p>
          </table:table-cell>
          <table:table-cell office:value-type="float" office:value="228938" table:style-name="ce8">
            <text:p>228938</text:p>
          </table:table-cell>
          <table:table-cell office:value-type="float" office:value="7459" table:style-name="ce8">
            <text:p>7459</text:p>
          </table:table-cell>
          <table:table-cell office:value-type="float" office:value="175679" table:style-name="ce8">
            <text:p>175679</text:p>
          </table:table-cell>
          <table:table-cell office:value-type="float" office:value="8865" table:style-name="ce8">
            <text:p>8865</text:p>
          </table:table-cell>
          <table:table-cell office:value-type="float" office:value="3155" table:style-name="ce8">
            <text:p>3155</text:p>
          </table:table-cell>
          <table:table-cell office:value-type="float" office:value="39763" table:style-name="ce8">
            <text:p>39763</text:p>
          </table:table-cell>
          <table:table-cell office:value-type="float" office:value="59341" table:style-name="ce8">
            <text:p>59341</text:p>
          </table:table-cell>
          <table:table-cell office:value-type="float" office:value="51367" table:style-name="ce8">
            <text:p>51367</text:p>
          </table:table-cell>
          <table:table-cell office:value-type="float" office:value="110708" table:style-name="ce8">
            <text:p>110708</text:p>
          </table:table-cell>
          <table:table-cell office:value-type="float" office:value="58381" table:style-name="ce8">
            <text:p>58381</text:p>
          </table:table-cell>
          <table:table-cell office:value-type="float" office:value="83990" table:style-name="ce8">
            <text:p>83990</text:p>
          </table:table-cell>
          <table:table-cell office:value-type="float" office:value="99787" table:style-name="ce17">
            <text:p>99787</text:p>
          </table:table-cell>
          <table:table-cell office:value-type="float" office:value="1126495" table:style-name="ce8">
            <text:p>1126495</text:p>
          </table:table-cell>
          <table:table-cell office:value-type="float" office:value="533" table:style-name="ce8">
            <text:p>533</text:p>
          </table:table-cell>
          <table:table-cell office:value-type="float" office:value="818812" table:style-name="ce8">
            <text:p>818812</text:p>
          </table:table-cell>
          <table:table-cell office:value-type="float" office:value="512045" table:style-name="ce8">
            <text:p>512045</text:p>
          </table:table-cell>
          <table:table-cell office:value-type="float" office:value="36131" table:style-name="ce17">
            <text:p>36131</text:p>
          </table:table-cell>
          <table:table-cell office:value-type="float" office:value="84115" table:style-name="ce17">
            <text:p>84115</text:p>
          </table:table-cell>
          <table:table-cell office:value-type="float" office:value="1634599" table:style-name="ce8">
            <text:p>1634599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08-09</text:p>
          </table:table-cell>
          <table:table-cell office:value-type="float" office:value="234265" table:style-name="ce18">
            <text:p>234265</text:p>
          </table:table-cell>
          <table:table-cell office:value-type="float" office:value="3392" table:style-name="ce18">
            <text:p>3392</text:p>
          </table:table-cell>
          <table:table-cell office:value-type="float" office:value="153711" table:style-name="ce18">
            <text:p>153711</text:p>
          </table:table-cell>
          <table:table-cell office:value-type="float" office:value="7421" table:style-name="ce18">
            <text:p>7421</text:p>
          </table:table-cell>
          <table:table-cell office:value-type="float" office:value="2782" table:style-name="ce18">
            <text:p>2782</text:p>
          </table:table-cell>
          <table:table-cell office:value-type="float" office:value="41588" table:style-name="ce18">
            <text:p>41588</text:p>
          </table:table-cell>
          <table:table-cell office:value-type="float" office:value="54739" table:style-name="ce18">
            <text:p>54739</text:p>
          </table:table-cell>
          <table:table-cell office:value-type="float" office:value="50126" table:style-name="ce18">
            <text:p>50126</text:p>
          </table:table-cell>
          <table:table-cell office:value-type="float" office:value="104865" table:formula="of:=[.I54]+[.J54]" table:style-name="ce18">
            <text:p>104865</text:p>
          </table:table-cell>
          <table:table-cell office:value-type="float" office:value="53007" table:style-name="ce18">
            <text:p>53007</text:p>
          </table:table-cell>
          <table:table-cell office:value-type="float" office:value="87241" table:style-name="ce18">
            <text:p>87241</text:p>
          </table:table-cell>
          <table:table-cell office:value-type="float" office:value="97492" table:style-name="ce19">
            <text:p>97492</text:p>
          </table:table-cell>
          <table:table-cell office:value-type="float" office:value="1081873" table:style-name="ce18">
            <text:p>1081873</text:p>
          </table:table-cell>
          <table:table-cell office:value-type="float" office:value="576" table:style-name="ce18">
            <text:p>576</text:p>
          </table:table-cell>
          <table:table-cell office:value-type="float" office:value="787769" table:style-name="ce18">
            <text:p>787769</text:p>
          </table:table-cell>
          <table:table-cell office:value-type="float" office:value="517475" table:style-name="ce18">
            <text:p>517475</text:p>
          </table:table-cell>
          <table:table-cell office:value-type="float" office:value="36557" table:style-name="ce19">
            <text:p>36557</text:p>
          </table:table-cell>
          <table:table-cell office:value-type="float" office:value="84696" table:style-name="ce19">
            <text:p>84696</text:p>
          </table:table-cell>
          <table:table-cell office:value-type="float" office:value="1613070" table:style-name="ce18">
            <text:p>161307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09-10</text:p>
          </table:table-cell>
          <table:table-cell office:value-type="float" office:value="234013" table:style-name="ce18">
            <text:p>234013</text:p>
          </table:table-cell>
          <table:table-cell office:value-type="float" office:value="2972" table:style-name="ce18">
            <text:p>2972</text:p>
          </table:table-cell>
          <table:table-cell office:value-type="float" office:value="171489" table:style-name="ce18">
            <text:p>171489</text:p>
          </table:table-cell>
          <table:table-cell office:value-type="float" office:value="5408" table:style-name="ce18">
            <text:p>5408</text:p>
          </table:table-cell>
          <table:table-cell office:value-type="float" office:value="2438" table:style-name="ce18">
            <text:p>2438</text:p>
          </table:table-cell>
          <table:table-cell office:value-type="float" office:value="41593" table:style-name="ce18">
            <text:p>41593</text:p>
          </table:table-cell>
          <table:table-cell office:value-type="float" office:value="51275" table:style-name="ce18">
            <text:p>51275</text:p>
          </table:table-cell>
          <table:table-cell office:value-type="float" office:value="47802" table:style-name="ce18">
            <text:p>47802</text:p>
          </table:table-cell>
          <table:table-cell office:value-type="float" office:value="99077" table:style-name="ce18">
            <text:p>99077</text:p>
          </table:table-cell>
          <table:table-cell office:value-type="float" office:value="48972" table:style-name="ce18">
            <text:p>48972</text:p>
          </table:table-cell>
          <table:table-cell office:value-type="float" office:value="74925" table:style-name="ce18">
            <text:p>74925</text:p>
          </table:table-cell>
          <table:table-cell office:value-type="float" office:value="99188" table:style-name="ce19">
            <text:p>99188</text:p>
          </table:table-cell>
          <table:table-cell office:value-type="float" office:value="1067468" table:style-name="ce18">
            <text:p>1067468</text:p>
          </table:table-cell>
          <table:table-cell office:value-type="float" office:value="608" table:style-name="ce18">
            <text:p>608</text:p>
          </table:table-cell>
          <table:table-cell office:value-type="float" office:value="778618" table:style-name="ce18">
            <text:p>778618</text:p>
          </table:table-cell>
          <table:table-cell office:value-type="float" office:value="525408" table:style-name="ce18">
            <text:p>525408</text:p>
          </table:table-cell>
          <table:table-cell office:value-type="float" office:value="36845" table:style-name="ce19">
            <text:p>36845</text:p>
          </table:table-cell>
          <table:table-cell office:value-type="float" office:value="84796" table:style-name="ce19">
            <text:p>84796</text:p>
          </table:table-cell>
          <table:table-cell office:value-type="float" office:value="1601210" table:style-name="ce18">
            <text:p>160121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10-11</text:p>
          </table:table-cell>
          <table:table-cell office:value-type="float" office:value="213187" table:style-name="ce18">
            <text:p>213187</text:p>
          </table:table-cell>
          <table:table-cell office:value-type="float" office:value="2845" table:style-name="ce18">
            <text:p>2845</text:p>
          </table:table-cell>
          <table:table-cell office:value-type="float" office:value="172182" table:style-name="ce18">
            <text:p>172182</text:p>
          </table:table-cell>
          <table:table-cell office:value-type="float" office:value="6088" table:style-name="ce18">
            <text:p>6088</text:p>
          </table:table-cell>
          <table:table-cell office:value-type="float" office:value="2391" table:style-name="ce18">
            <text:p>2391</text:p>
          </table:table-cell>
          <table:table-cell office:value-type="float" office:value="41242" table:style-name="ce18">
            <text:p>41242</text:p>
          </table:table-cell>
          <table:table-cell office:value-type="float" office:value="58671" table:style-name="ce18">
            <text:p>58671</text:p>
          </table:table-cell>
          <table:table-cell office:value-type="float" office:value="49129" table:style-name="ce18">
            <text:p>49129</text:p>
          </table:table-cell>
          <table:table-cell office:value-type="float" office:value="107800" table:style-name="ce18">
            <text:p>107800</text:p>
          </table:table-cell>
          <table:table-cell office:value-type="float" office:value="43848" table:style-name="ce18">
            <text:p>43848</text:p>
          </table:table-cell>
          <table:table-cell office:value-type="float" office:value="72284" table:style-name="ce18">
            <text:p>72284</text:p>
          </table:table-cell>
          <table:table-cell office:value-type="float" office:value="99834" table:style-name="ce19">
            <text:p>99834</text:p>
          </table:table-cell>
          <table:table-cell office:value-type="float" office:value="1041540" table:style-name="ce18">
            <text:p>1041540</text:p>
          </table:table-cell>
          <table:table-cell office:value-type="float" office:value="519" table:style-name="ce18">
            <text:p>519</text:p>
          </table:table-cell>
          <table:table-cell office:value-type="float" office:value="770473" table:style-name="ce18">
            <text:p>770473</text:p>
          </table:table-cell>
          <table:table-cell office:value-type="float" office:value="534230" table:style-name="ce18">
            <text:p>534230</text:p>
          </table:table-cell>
          <table:table-cell office:value-type="float" office:value="36965" table:style-name="ce19">
            <text:p>36965</text:p>
          </table:table-cell>
          <table:table-cell office:value-type="float" office:value="84931" table:style-name="ce19">
            <text:p>84931</text:p>
          </table:table-cell>
          <table:table-cell office:value-type="float" office:value="1605921" table:style-name="ce18">
            <text:p>1605921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11-12</text:p>
          </table:table-cell>
          <table:table-cell office:value-type="float" office:value="208160" table:style-name="ce18">
            <text:p>208160</text:p>
          </table:table-cell>
          <table:table-cell office:value-type="float" office:value="2604" table:style-name="ce18">
            <text:p>2604</text:p>
          </table:table-cell>
          <table:table-cell office:value-type="float" office:value="85335" table:style-name="ce18">
            <text:p>85335</text:p>
          </table:table-cell>
          <table:table-cell office:value-type="float" office:value="6908" table:style-name="ce18">
            <text:p>6908</text:p>
          </table:table-cell>
          <table:table-cell office:value-type="float" office:value="2970" table:style-name="ce18">
            <text:p>2970</text:p>
          </table:table-cell>
          <table:table-cell office:value-type="float" office:value="41600" table:style-name="ce18">
            <text:p>41600</text:p>
          </table:table-cell>
          <table:table-cell office:value-type="float" office:value="59069" table:style-name="ce18">
            <text:p>59069</text:p>
          </table:table-cell>
          <table:table-cell office:value-type="float" office:value="48747" table:style-name="ce18">
            <text:p>48747</text:p>
          </table:table-cell>
          <table:table-cell office:value-type="float" office:value="107816" table:style-name="ce18">
            <text:p>107816</text:p>
          </table:table-cell>
          <table:table-cell office:value-type="float" office:value="54052" table:style-name="ce18">
            <text:p>54052</text:p>
          </table:table-cell>
          <table:table-cell office:value-type="float" office:value="74498" table:style-name="ce18">
            <text:p>74498</text:p>
          </table:table-cell>
          <table:table-cell office:value-type="float" office:value="104548" table:style-name="ce4">
            <text:p>104548</text:p>
          </table:table-cell>
          <table:table-cell office:value-type="float" office:value="995669" table:style-name="ce18">
            <text:p>995669</text:p>
          </table:table-cell>
          <table:table-cell office:value-type="float" office:value="197" table:style-name="ce18">
            <text:p>197</text:p>
          </table:table-cell>
          <table:table-cell office:value-type="float" office:value="820867" table:style-name="ce18">
            <text:p>820867</text:p>
          </table:table-cell>
          <table:table-cell office:value-type="float" office:value="539565" table:style-name="ce18">
            <text:p>539565</text:p>
          </table:table-cell>
          <table:table-cell office:value-type="float" office:value="37028" table:style-name="ce4">
            <text:p>37028</text:p>
          </table:table-cell>
          <table:table-cell office:value-type="float" office:value="85359" table:style-name="ce4">
            <text:p>85359</text:p>
          </table:table-cell>
          <table:table-cell office:value-type="float" office:value="1666088" table:style-name="ce18">
            <text:p>1666088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12-13</text:p>
          </table:table-cell>
          <table:table-cell office:value-type="float" office:value="197277" table:style-name="ce18">
            <text:p>197277</text:p>
          </table:table-cell>
          <table:table-cell office:value-type="float" office:value="1742" table:style-name="ce18">
            <text:p>1742</text:p>
          </table:table-cell>
          <table:table-cell office:value-type="float" office:value="84707" table:style-name="ce18">
            <text:p>84707</text:p>
          </table:table-cell>
          <table:table-cell office:value-type="float" office:value="4505" table:style-name="ce18">
            <text:p>4505</text:p>
          </table:table-cell>
          <table:table-cell office:value-type="float" office:value="2628" table:style-name="ce18">
            <text:p>2628</text:p>
          </table:table-cell>
          <table:table-cell office:value-type="float" office:value="41600" table:style-name="ce18">
            <text:p>41600</text:p>
          </table:table-cell>
          <table:table-cell office:value-type="float" office:value="61011" table:style-name="ce18">
            <text:p>61011</text:p>
          </table:table-cell>
          <table:table-cell office:value-type="float" office:value="48859" table:style-name="ce18">
            <text:p>48859</text:p>
          </table:table-cell>
          <table:table-cell office:value-type="float" office:value="109870" table:style-name="ce18">
            <text:p>109870</text:p>
          </table:table-cell>
          <table:table-cell office:value-type="float" office:value="52086" table:style-name="ce18">
            <text:p>52086</text:p>
          </table:table-cell>
          <table:table-cell office:value-type="float" office:value="69586" table:style-name="ce18">
            <text:p>69586</text:p>
          </table:table-cell>
          <table:table-cell office:value-type="float" office:value="101775" table:style-name="ce4">
            <text:p>101775</text:p>
          </table:table-cell>
          <table:table-cell office:value-type="float" office:value="966954" table:style-name="ce18">
            <text:p>966954</text:p>
          </table:table-cell>
          <table:table-cell office:value-type="float" office:value="260" table:style-name="ce18">
            <text:p>260</text:p>
          </table:table-cell>
          <table:table-cell office:value-type="float" office:value="798162" table:style-name="ce18">
            <text:p>798162</text:p>
          </table:table-cell>
          <table:table-cell office:value-type="float" office:value="539565" table:style-name="ce18">
            <text:p>539565</text:p>
          </table:table-cell>
          <table:table-cell office:value-type="float" office:value="30205" table:style-name="ce4">
            <text:p>30205</text:p>
          </table:table-cell>
          <table:table-cell office:value-type="float" office:value="85359" table:style-name="ce4">
            <text:p>85359</text:p>
          </table:table-cell>
          <table:table-cell office:value-type="float" office:value="1624780" table:style-name="ce18">
            <text:p>162478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13-14</text:p>
          </table:table-cell>
          <table:table-cell office:value-type="float" office:value="199611" table:style-name="ce18">
            <text:p>199611</text:p>
          </table:table-cell>
          <table:table-cell office:value-type="float" office:value="2210.29" table:style-name="ce20">
            <text:p>2210</text:p>
          </table:table-cell>
          <table:table-cell office:value-type="float" office:value="84065" table:style-name="ce18">
            <text:p>84065</text:p>
          </table:table-cell>
          <table:table-cell office:value-type="float" office:value="4538" table:style-name="ce18">
            <text:p>4538</text:p>
          </table:table-cell>
          <table:table-cell office:value-type="float" office:value="2430" table:style-name="ce18">
            <text:p>2430</text:p>
          </table:table-cell>
          <table:table-cell office:value-type="float" office:value="39730" table:style-name="ce18">
            <text:p>39730</text:p>
          </table:table-cell>
          <table:table-cell office:value-type="float" office:value="62261" table:style-name="ce18">
            <text:p>62261</text:p>
          </table:table-cell>
          <table:table-cell office:value-type="float" office:value="54512" table:style-name="ce18">
            <text:p>54512</text:p>
          </table:table-cell>
          <table:table-cell office:value-type="float" office:value="116773" table:style-name="ce18">
            <text:p>116773</text:p>
          </table:table-cell>
          <table:table-cell office:value-type="float" office:value="49105" table:style-name="ce18">
            <text:p>49105</text:p>
          </table:table-cell>
          <table:table-cell office:value-type="float" office:value="67589" table:style-name="ce18">
            <text:p>67589</text:p>
          </table:table-cell>
          <table:table-cell office:value-type="float" office:value="100008" table:style-name="ce4">
            <text:p>100008</text:p>
          </table:table-cell>
          <table:table-cell office:value-type="float" office:value="970103" table:style-name="ce18">
            <text:p>970103</text:p>
          </table:table-cell>
          <table:table-cell office:value-type="float" office:value="265" table:style-name="ce18">
            <text:p>265</text:p>
          </table:table-cell>
          <table:table-cell office:value-type="float" office:value="808647" table:style-name="ce18">
            <text:p>808647</text:p>
          </table:table-cell>
          <table:table-cell office:value-type="float" office:value="548225" table:style-name="ce18">
            <text:p>548225</text:p>
          </table:table-cell>
          <table:table-cell office:value-type="float" office:value="30205" table:style-name="ce4">
            <text:p>30205</text:p>
          </table:table-cell>
          <table:table-cell office:value-type="float" office:value="85359" table:style-name="ce4">
            <text:p>85359</text:p>
          </table:table-cell>
          <table:table-cell office:value-type="float" office:value="1646567" table:style-name="ce18">
            <text:p>1646567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14-15</text:p>
          </table:table-cell>
          <table:table-cell office:value-type="float" office:value="198159" table:style-name="ce18">
            <text:p>198159</text:p>
          </table:table-cell>
          <table:table-cell office:value-type="float" office:value="1517.06" table:style-name="ce20">
            <text:p>1517</text:p>
          </table:table-cell>
          <table:table-cell office:value-type="float" office:value="85431" table:style-name="ce18">
            <text:p>85431</text:p>
          </table:table-cell>
          <table:table-cell office:value-type="float" office:value="4800" table:style-name="ce18">
            <text:p>4800</text:p>
          </table:table-cell>
          <table:table-cell office:value-type="float" office:value="2470" table:style-name="ce18">
            <text:p>2470</text:p>
          </table:table-cell>
          <table:table-cell office:value-type="float" office:value="39730" table:style-name="ce18">
            <text:p>39730</text:p>
          </table:table-cell>
          <table:table-cell office:value-type="float" office:value="61936" table:style-name="ce18">
            <text:p>61936</text:p>
          </table:table-cell>
          <table:table-cell office:value-type="float" office:value="56761" table:style-name="ce18">
            <text:p>56761</text:p>
          </table:table-cell>
          <table:table-cell office:value-type="float" office:value="118697" table:style-name="ce18">
            <text:p>118697</text:p>
          </table:table-cell>
          <table:table-cell office:value-type="float" office:value="45436" table:style-name="ce18">
            <text:p>45436</text:p>
          </table:table-cell>
          <table:table-cell office:value-type="float" office:value="75493" table:style-name="ce18">
            <text:p>75493</text:p>
          </table:table-cell>
          <table:table-cell office:value-type="float" office:value="96686" table:style-name="ce4">
            <text:p>96686</text:p>
          </table:table-cell>
          <table:table-cell office:value-type="float" office:value="981720" table:style-name="ce18">
            <text:p>981720</text:p>
          </table:table-cell>
          <table:table-cell office:value-type="float" office:value="262" table:style-name="ce18">
            <text:p>262</text:p>
          </table:table-cell>
          <table:table-cell office:value-type="float" office:value="793856" table:style-name="ce18">
            <text:p>793856</text:p>
          </table:table-cell>
          <table:table-cell office:value-type="float" office:value="549955" table:style-name="ce18">
            <text:p>549955</text:p>
          </table:table-cell>
          <table:table-cell office:value-type="float" office:value="30205" table:style-name="ce4">
            <text:p>30205</text:p>
          </table:table-cell>
          <table:table-cell office:value-type="float" office:value="85359" table:style-name="ce4">
            <text:p>85359</text:p>
          </table:table-cell>
          <table:table-cell office:value-type="float" office:value="1642904" table:style-name="ce18">
            <text:p>1642904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15-16</text:p>
          </table:table-cell>
          <table:table-cell office:value-type="float" office:value="196870" table:style-name="ce18">
            <text:p>196870</text:p>
          </table:table-cell>
          <table:table-cell office:value-type="float" office:value="1361.59" table:style-name="ce20">
            <text:p>1362</text:p>
          </table:table-cell>
          <table:table-cell office:value-type="float" office:value="85948" table:style-name="ce18">
            <text:p>85948</text:p>
          </table:table-cell>
          <table:table-cell office:value-type="float" office:value="4986" table:style-name="ce18">
            <text:p>4986</text:p>
          </table:table-cell>
          <table:table-cell office:value-type="float" office:value="2603" table:style-name="ce18">
            <text:p>2603</text:p>
          </table:table-cell>
          <table:table-cell office:value-type="float" office:value="39730" table:style-name="ce18">
            <text:p>39730</text:p>
          </table:table-cell>
          <table:table-cell office:value-type="float" office:value="59835" table:style-name="ce18">
            <text:p>59835</text:p>
          </table:table-cell>
          <table:table-cell office:value-type="float" office:value="57683" table:style-name="ce18">
            <text:p>57683</text:p>
          </table:table-cell>
          <table:table-cell office:value-type="float" office:value="117518" table:style-name="ce18">
            <text:p>117518</text:p>
          </table:table-cell>
          <table:table-cell office:value-type="float" office:value="43090" table:style-name="ce18">
            <text:p>43090</text:p>
          </table:table-cell>
          <table:table-cell office:value-type="float" office:value="69405" table:style-name="ce18">
            <text:p>69405</text:p>
          </table:table-cell>
          <table:table-cell office:value-type="float" office:value="99126" table:style-name="ce4">
            <text:p>99126</text:p>
          </table:table-cell>
          <table:table-cell office:value-type="float" office:value="982301.59" table:style-name="ce20">
            <text:p>982302</text:p>
          </table:table-cell>
          <table:table-cell office:value-type="float" office:value="187" table:style-name="ce18">
            <text:p>187</text:p>
          </table:table-cell>
          <table:table-cell office:value-type="float" office:value="790223" table:style-name="ce18">
            <text:p>790223</text:p>
          </table:table-cell>
          <table:table-cell office:value-type="float" office:value="550840" table:style-name="ce18">
            <text:p>550840</text:p>
          </table:table-cell>
          <table:table-cell office:value-type="float" office:value="30205" table:style-name="ce4">
            <text:p>30205</text:p>
          </table:table-cell>
          <table:table-cell office:value-type="float" office:value="84987" table:style-name="ce4">
            <text:p>84987</text:p>
          </table:table-cell>
          <table:table-cell office:value-type="float" office:value="1645275" table:style-name="ce18">
            <text:p>1645275</text:p>
          </table:table-cell>
          <table:table-cell table:number-columns-repeated="16363"/>
        </table:table-row>
        <table:table-row table:style-name="ro2">
          <table:table-cell office:value-type="string" table:style-name="ce21">
            <text:p>KERALA</text:p>
          </table:table-cell>
          <table:table-cell office:value-type="string" table:style-name="ce21">
            <text:p>2016-17</text:p>
          </table:table-cell>
          <table:table-cell office:value-type="float" office:value="171398" table:style-name="ce4">
            <text:p>171398</text:p>
          </table:table-cell>
          <table:table-cell office:value-type="float" office:value="1062.502" table:style-name="ce22">
            <text:p>1063</text:p>
          </table:table-cell>
          <table:table-cell office:value-type="float" office:value="85207" table:style-name="ce4">
            <text:p>85207</text:p>
          </table:table-cell>
          <table:table-cell office:value-type="float" office:value="5151" table:style-name="ce4">
            <text:p>5151</text:p>
          </table:table-cell>
          <table:table-cell office:value-type="float" office:value="2632" table:style-name="ce4">
            <text:p>2632</text:p>
          </table:table-cell>
          <table:table-cell office:value-type="float" office:value="39080" table:style-name="ce4">
            <text:p>39080</text:p>
          </table:table-cell>
          <table:table-cell office:value-type="float" office:value="57158" table:style-name="ce4">
            <text:p>57158</text:p>
          </table:table-cell>
          <table:table-cell office:value-type="float" office:value="57140" table:style-name="ce4">
            <text:p>57140</text:p>
          </table:table-cell>
          <table:table-cell office:value-type="float" office:value="114298" table:formula="of:=[.J62]+[.I62]" table:style-name="ce4">
            <text:p>114298</text:p>
          </table:table-cell>
          <table:table-cell office:value-type="float" office:value="41661" table:style-name="ce4">
            <text:p>41661</text:p>
          </table:table-cell>
          <table:table-cell office:value-type="float" office:value="68664" table:style-name="ce4">
            <text:p>68664</text:p>
          </table:table-cell>
          <table:table-cell office:value-type="float" office:value="97696" table:style-name="ce4">
            <text:p>97696</text:p>
          </table:table-cell>
          <table:table-cell office:value-type="float" office:value="945607.50199999998" table:style-name="ce22">
            <text:p>945608</text:p>
          </table:table-cell>
          <table:table-cell office:value-type="float" office:value="178.696" table:style-name="ce22">
            <text:p>179</text:p>
          </table:table-cell>
          <table:table-cell office:value-type="float" office:value="781496" table:style-name="ce4">
            <text:p>781496</text:p>
          </table:table-cell>
          <table:table-cell office:value-type="float" office:value="551050" table:style-name="ce4">
            <text:p>551050</text:p>
          </table:table-cell>
          <table:table-cell office:value-type="float" office:value="30205" table:style-name="ce4">
            <text:p>30205</text:p>
          </table:table-cell>
          <table:table-cell office:value-type="float" office:value="84976" table:style-name="ce4">
            <text:p>84976</text:p>
          </table:table-cell>
          <table:table-cell office:value-type="float" office:value="1638399.696" table:style-name="ce4">
            <text:p>1638399.696</text:p>
          </table:table-cell>
          <table:table-cell table:number-columns-repeated="16363"/>
        </table:table-row>
        <table:table-row table:number-rows-repeated="1048514" table:style-name="ro2">
          <table:table-cell table:number-columns-repeated="16384"/>
        </table:table-row>
      </table:table>
      <table:table table:name="Production" table:style-name="ta2">
        <table:table-column table:style-name="co3" table:number-columns-repeated="16384" table:default-cell-style-name="ce1"/>
        <table:table-row table:style-name="ro2">
          <table:table-cell office:value-type="string" table:style-name="ce2">
            <text:p>REGION</text:p>
          </table:table-cell>
          <table:table-cell office:value-type="string" table:style-name="ce3">
            <text:p>YEAR</text:p>
          </table:table-cell>
          <table:table-cell office:value-type="string" table:style-name="ce4">
            <text:p>Rice (Tonnes)</text:p>
          </table:table-cell>
          <table:table-cell office:value-type="string" table:style-name="ce4">
            <text:p>Sugarcane (Tonnes)</text:p>
          </table:table-cell>
          <table:table-cell office:value-type="string" table:style-name="ce4">
            <text:p>Pepper (Tonnes)</text:p>
          </table:table-cell>
          <table:table-cell office:value-type="string" table:style-name="ce4">
            <text:p>Ginger (Tonnes)</text:p>
          </table:table-cell>
          <table:table-cell office:value-type="string" table:style-name="ce4">
            <text:p>Turmeric (Tonnes)</text:p>
          </table:table-cell>
          <table:table-cell office:value-type="string" table:style-name="ce4">
            <text:p>Cardamom (Tonnes)</text:p>
          </table:table-cell>
          <table:table-cell office:value-type="string" table:style-name="ce4">
            <text:p>Banana (Tonnes)</text:p>
          </table:table-cell>
          <table:table-cell office:value-type="string" table:style-name="ce4">
            <text:p>Other Plantain (Tonnes)</text:p>
          </table:table-cell>
          <table:table-cell office:value-type="string" table:style-name="ce4">
            <text:p>Total Banana (Tonnes)</text:p>
          </table:table-cell>
          <table:table-cell office:value-type="string" table:style-name="ce4">
            <text:p>Cashewnut (Tonnes)</text:p>
          </table:table-cell>
          <table:table-cell office:value-type="string" table:style-name="ce4">
            <text:p>Tapioca (Tonnes)</text:p>
          </table:table-cell>
          <table:table-cell office:value-type="string" table:style-name="ce4">
            <text:p>Arecanut (Mn Nuts)</text:p>
          </table:table-cell>
          <table:table-cell office:value-type="string" table:style-name="ce4">
            <text:p>Sesamum (Tonnes)</text:p>
          </table:table-cell>
          <table:table-cell office:value-type="string" table:style-name="ce4">
            <text:p>Coconut (Mn Nuts)</text:p>
          </table:table-cell>
          <table:table-cell office:value-type="string" table:style-name="ce4">
            <text:p>Rubber (Tonnes)</text:p>
          </table:table-cell>
          <table:table-cell office:value-type="string" table:style-name="ce4">
            <text:p>Tea (Tonnes)</text:p>
          </table:table-cell>
          <table:table-cell office:value-type="string" table:style-name="ce4">
            <text:p>Coffee (Tonnes)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56-57</text:p>
          </table:table-cell>
          <table:table-cell office:value-type="float" office:value="887170" table:style-name="ce7">
            <text:p>887170</text:p>
          </table:table-cell>
          <table:table-cell office:value-type="float" office:value="35820" table:style-name="ce7">
            <text:p>35820</text:p>
          </table:table-cell>
          <table:table-cell office:value-type="float" office:value="27230" table:style-name="ce7">
            <text:p>27230</text:p>
          </table:table-cell>
          <table:table-cell office:value-type="float" office:value="10870" table:style-name="ce7">
            <text:p>10870</text:p>
          </table:table-cell>
          <table:table-cell office:value-type="float" office:value="4200" table:style-name="ce7">
            <text:p>4200</text:p>
          </table:table-cell>
          <table:table-cell office:value-type="float" office:value="1260" table:style-name="ce7">
            <text:p>1260</text:p>
          </table:table-cell>
          <table:table-cell table:number-columns-repeated="2" table:style-name="ce18"/>
          <table:table-cell office:value-type="float" office:value="295810" table:style-name="ce7">
            <text:p>295810</text:p>
          </table:table-cell>
          <table:table-cell office:value-type="float" office:value="58680" table:style-name="ce7">
            <text:p>58680</text:p>
          </table:table-cell>
          <table:table-cell office:value-type="float" office:value="1448820" table:style-name="ce7">
            <text:p>1448820</text:p>
          </table:table-cell>
          <table:table-cell office:value-type="float" office:value="6617" table:style-name="ce7">
            <text:p>6617</text:p>
          </table:table-cell>
          <table:table-cell office:value-type="float" office:value="6450" table:style-name="ce7">
            <text:p>6450</text:p>
          </table:table-cell>
          <table:table-cell office:value-type="float" office:value="3182" table:style-name="ce7">
            <text:p>3182</text:p>
          </table:table-cell>
          <table:table-cell office:value-type="float" office:value="21660" table:style-name="ce7">
            <text:p>21660</text:p>
          </table:table-cell>
          <table:table-cell office:value-type="float" office:value="34720" table:style-name="ce7">
            <text:p>34720</text:p>
          </table:table-cell>
          <table:table-cell office:value-type="float" office:value="6720" table:style-name="ce7">
            <text:p>6720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57-58</text:p>
          </table:table-cell>
          <table:table-cell office:value-type="float" office:value="925470" table:style-name="ce7">
            <text:p>925470</text:p>
          </table:table-cell>
          <table:table-cell office:value-type="float" office:value="35400" table:style-name="ce7">
            <text:p>35400</text:p>
          </table:table-cell>
          <table:table-cell office:value-type="float" office:value="26440" table:style-name="ce7">
            <text:p>26440</text:p>
          </table:table-cell>
          <table:table-cell office:value-type="float" office:value="9350" table:style-name="ce7">
            <text:p>9350</text:p>
          </table:table-cell>
          <table:table-cell office:value-type="float" office:value="5480" table:style-name="ce7">
            <text:p>5480</text:p>
          </table:table-cell>
          <table:table-cell office:value-type="float" office:value="1260" table:style-name="ce7">
            <text:p>1260</text:p>
          </table:table-cell>
          <table:table-cell table:number-columns-repeated="2" table:style-name="ce18"/>
          <table:table-cell office:value-type="float" office:value="297650" table:style-name="ce7">
            <text:p>297650</text:p>
          </table:table-cell>
          <table:table-cell office:value-type="float" office:value="69100" table:style-name="ce7">
            <text:p>69100</text:p>
          </table:table-cell>
          <table:table-cell office:value-type="float" office:value="1510890" table:style-name="ce7">
            <text:p>1510890</text:p>
          </table:table-cell>
          <table:table-cell office:value-type="float" office:value="6554" table:style-name="ce7">
            <text:p>6554</text:p>
          </table:table-cell>
          <table:table-cell office:value-type="float" office:value="6520" table:style-name="ce7">
            <text:p>6520</text:p>
          </table:table-cell>
          <table:table-cell office:value-type="float" office:value="3199" table:style-name="ce7">
            <text:p>3199</text:p>
          </table:table-cell>
          <table:table-cell office:value-type="float" office:value="21840" table:style-name="ce7">
            <text:p>21840</text:p>
          </table:table-cell>
          <table:table-cell office:value-type="float" office:value="34720" table:style-name="ce7">
            <text:p>34720</text:p>
          </table:table-cell>
          <table:table-cell office:value-type="float" office:value="7210" table:style-name="ce7">
            <text:p>7210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58-59</text:p>
          </table:table-cell>
          <table:table-cell office:value-type="float" office:value="954430" table:style-name="ce7">
            <text:p>954430</text:p>
          </table:table-cell>
          <table:table-cell office:value-type="float" office:value="45580" table:style-name="ce7">
            <text:p>45580</text:p>
          </table:table-cell>
          <table:table-cell office:value-type="float" office:value="25430" table:style-name="ce7">
            <text:p>25430</text:p>
          </table:table-cell>
          <table:table-cell office:value-type="float" office:value="7780" table:style-name="ce7">
            <text:p>7780</text:p>
          </table:table-cell>
          <table:table-cell office:value-type="float" office:value="3850" table:style-name="ce7">
            <text:p>3850</text:p>
          </table:table-cell>
          <table:table-cell office:value-type="float" office:value="1340" table:style-name="ce7">
            <text:p>1340</text:p>
          </table:table-cell>
          <table:table-cell table:number-columns-repeated="2" table:style-name="ce18"/>
          <table:table-cell office:value-type="float" office:value="292570" table:style-name="ce7">
            <text:p>292570</text:p>
          </table:table-cell>
          <table:table-cell office:value-type="float" office:value="72510" table:style-name="ce7">
            <text:p>72510</text:p>
          </table:table-cell>
          <table:table-cell office:value-type="float" office:value="1551740" table:style-name="ce7">
            <text:p>1551740</text:p>
          </table:table-cell>
          <table:table-cell office:value-type="float" office:value="6795" table:style-name="ce7">
            <text:p>6795</text:p>
          </table:table-cell>
          <table:table-cell office:value-type="float" office:value="5810" table:style-name="ce7">
            <text:p>5810</text:p>
          </table:table-cell>
          <table:table-cell office:value-type="float" office:value="3248" table:style-name="ce7">
            <text:p>3248</text:p>
          </table:table-cell>
          <table:table-cell office:value-type="float" office:value="22510" table:style-name="ce7">
            <text:p>22510</text:p>
          </table:table-cell>
          <table:table-cell office:value-type="float" office:value="40370" table:style-name="ce7">
            <text:p>40370</text:p>
          </table:table-cell>
          <table:table-cell office:value-type="float" office:value="7070" table:style-name="ce7">
            <text:p>7070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59-60</text:p>
          </table:table-cell>
          <table:table-cell office:value-type="float" office:value="1037940" table:style-name="ce7">
            <text:p>1037940</text:p>
          </table:table-cell>
          <table:table-cell office:value-type="float" office:value="36350" table:style-name="ce7">
            <text:p>36350</text:p>
          </table:table-cell>
          <table:table-cell office:value-type="float" office:value="25280" table:style-name="ce7">
            <text:p>25280</text:p>
          </table:table-cell>
          <table:table-cell office:value-type="float" office:value="9980" table:style-name="ce7">
            <text:p>9980</text:p>
          </table:table-cell>
          <table:table-cell office:value-type="float" office:value="4150" table:style-name="ce7">
            <text:p>4150</text:p>
          </table:table-cell>
          <table:table-cell office:value-type="float" office:value="1280" table:style-name="ce7">
            <text:p>1280</text:p>
          </table:table-cell>
          <table:table-cell table:number-columns-repeated="2" table:style-name="ce18"/>
          <table:table-cell office:value-type="float" office:value="329810" table:style-name="ce7">
            <text:p>329810</text:p>
          </table:table-cell>
          <table:table-cell office:value-type="float" office:value="81670" table:style-name="ce7">
            <text:p>81670</text:p>
          </table:table-cell>
          <table:table-cell office:value-type="float" office:value="1672940" table:style-name="ce7">
            <text:p>1672940</text:p>
          </table:table-cell>
          <table:table-cell office:value-type="float" office:value="7208" table:style-name="ce7">
            <text:p>7208</text:p>
          </table:table-cell>
          <table:table-cell office:value-type="float" office:value="4360" table:style-name="ce7">
            <text:p>4360</text:p>
          </table:table-cell>
          <table:table-cell office:value-type="float" office:value="3365" table:style-name="ce7">
            <text:p>3365</text:p>
          </table:table-cell>
          <table:table-cell office:value-type="float" office:value="22610" table:style-name="ce7">
            <text:p>22610</text:p>
          </table:table-cell>
          <table:table-cell office:value-type="float" office:value="40320" table:style-name="ce7">
            <text:p>40320</text:p>
          </table:table-cell>
          <table:table-cell office:value-type="float" office:value="7410" table:style-name="ce7">
            <text:p>7410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60-61</text:p>
          </table:table-cell>
          <table:table-cell office:value-type="float" office:value="1067531" table:style-name="ce23">
            <text:p>1067531</text:p>
          </table:table-cell>
          <table:table-cell office:value-type="float" office:value="38099" table:style-name="ce18">
            <text:p>38099</text:p>
          </table:table-cell>
          <table:table-cell office:value-type="float" office:value="26352" table:style-name="ce18">
            <text:p>26352</text:p>
          </table:table-cell>
          <table:table-cell office:value-type="float" office:value="9350" table:style-name="ce18">
            <text:p>9350</text:p>
          </table:table-cell>
          <table:table-cell office:value-type="float" office:value="4015" table:style-name="ce18">
            <text:p>4015</text:p>
          </table:table-cell>
          <table:table-cell office:value-type="float" office:value="1280" table:style-name="ce7">
            <text:p>1280</text:p>
          </table:table-cell>
          <table:table-cell table:number-columns-repeated="2" table:style-name="ce18"/>
          <table:table-cell office:value-type="float" office:value="319587" table:style-name="ce18">
            <text:p>319587</text:p>
          </table:table-cell>
          <table:table-cell office:value-type="float" office:value="84631" table:style-name="ce18">
            <text:p>84631</text:p>
          </table:table-cell>
          <table:table-cell office:value-type="float" office:value="1682998" table:style-name="ce18">
            <text:p>1682998</text:p>
          </table:table-cell>
          <table:table-cell office:value-type="float" office:value="7737" table:style-name="ce7">
            <text:p>7737</text:p>
          </table:table-cell>
          <table:table-cell office:value-type="float" office:value="2832" table:style-name="ce18">
            <text:p>2832</text:p>
          </table:table-cell>
          <table:table-cell office:value-type="float" office:value="3283" table:style-name="ce18">
            <text:p>3283</text:p>
          </table:table-cell>
          <table:table-cell office:value-type="float" office:value="22449" table:style-name="ce18">
            <text:p>22449</text:p>
          </table:table-cell>
          <table:table-cell office:value-type="float" office:value="40370" table:style-name="ce7">
            <text:p>40370</text:p>
          </table:table-cell>
          <table:table-cell office:value-type="float" office:value="7410" table:style-name="ce7">
            <text:p>7410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61-62</text:p>
          </table:table-cell>
          <table:table-cell office:value-type="float" office:value="1003864" table:style-name="ce23">
            <text:p>1003864</text:p>
          </table:table-cell>
          <table:table-cell office:value-type="float" office:value="37715" table:style-name="ce18">
            <text:p>37715</text:p>
          </table:table-cell>
          <table:table-cell office:value-type="float" office:value="26982" table:style-name="ce18">
            <text:p>26982</text:p>
          </table:table-cell>
          <table:table-cell office:value-type="float" office:value="11367" table:style-name="ce18">
            <text:p>11367</text:p>
          </table:table-cell>
          <table:table-cell office:value-type="float" office:value="4336" table:style-name="ce18">
            <text:p>4336</text:p>
          </table:table-cell>
          <table:table-cell office:value-type="float" office:value="1280" table:style-name="ce7">
            <text:p>1280</text:p>
          </table:table-cell>
          <table:table-cell table:number-columns-repeated="2" table:style-name="ce18"/>
          <table:table-cell office:value-type="float" office:value="308336" table:style-name="ce18">
            <text:p>308336</text:p>
          </table:table-cell>
          <table:table-cell office:value-type="float" office:value="85803" table:style-name="ce18">
            <text:p>85803</text:p>
          </table:table-cell>
          <table:table-cell office:value-type="float" office:value="1644550" table:style-name="ce18">
            <text:p>1644550</text:p>
          </table:table-cell>
          <table:table-cell office:value-type="float" office:value="8091" table:style-name="ce7">
            <text:p>8091</text:p>
          </table:table-cell>
          <table:table-cell office:value-type="float" office:value="2580" table:style-name="ce18">
            <text:p>2580</text:p>
          </table:table-cell>
          <table:table-cell office:value-type="float" office:value="3247" table:style-name="ce18">
            <text:p>3247</text:p>
          </table:table-cell>
          <table:table-cell office:value-type="float" office:value="24982" table:style-name="ce18">
            <text:p>24982</text:p>
          </table:table-cell>
          <table:table-cell office:value-type="float" office:value="38030" table:style-name="ce7">
            <text:p>38030</text:p>
          </table:table-cell>
          <table:table-cell office:value-type="float" office:value="8280" table:style-name="ce7">
            <text:p>8280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62-63</text:p>
          </table:table-cell>
          <table:table-cell office:value-type="float" office:value="1093211" table:style-name="ce23">
            <text:p>1093211</text:p>
          </table:table-cell>
          <table:table-cell office:value-type="float" office:value="41701" table:style-name="ce18">
            <text:p>41701</text:p>
          </table:table-cell>
          <table:table-cell office:value-type="float" office:value="24467" table:style-name="ce18">
            <text:p>24467</text:p>
          </table:table-cell>
          <table:table-cell office:value-type="float" office:value="11433" table:style-name="ce18">
            <text:p>11433</text:p>
          </table:table-cell>
          <table:table-cell office:value-type="float" office:value="4316" table:style-name="ce18">
            <text:p>4316</text:p>
          </table:table-cell>
          <table:table-cell office:value-type="float" office:value="1280" table:style-name="ce7">
            <text:p>1280</text:p>
          </table:table-cell>
          <table:table-cell table:number-columns-repeated="2" table:style-name="ce18"/>
          <table:table-cell office:value-type="float" office:value="327330" table:style-name="ce18">
            <text:p>327330</text:p>
          </table:table-cell>
          <table:table-cell office:value-type="float" office:value="92040" table:style-name="ce18">
            <text:p>92040</text:p>
          </table:table-cell>
          <table:table-cell office:value-type="float" office:value="1539951" table:style-name="ce18">
            <text:p>1539951</text:p>
          </table:table-cell>
          <table:table-cell office:value-type="float" office:value="8312" table:style-name="ce7">
            <text:p>8312</text:p>
          </table:table-cell>
          <table:table-cell office:value-type="float" office:value="2577" table:style-name="ce18">
            <text:p>2577</text:p>
          </table:table-cell>
          <table:table-cell office:value-type="float" office:value="3305" table:style-name="ce18">
            <text:p>3305</text:p>
          </table:table-cell>
          <table:table-cell office:value-type="float" office:value="29063" table:style-name="ce18">
            <text:p>29063</text:p>
          </table:table-cell>
          <table:table-cell office:value-type="float" office:value="38770" table:style-name="ce7">
            <text:p>38770</text:p>
          </table:table-cell>
          <table:table-cell office:value-type="float" office:value="8480" table:style-name="ce7">
            <text:p>8480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63-64</text:p>
          </table:table-cell>
          <table:table-cell office:value-type="float" office:value="1128001" table:style-name="ce23">
            <text:p>1128001</text:p>
          </table:table-cell>
          <table:table-cell office:value-type="float" office:value="44090" table:style-name="ce18">
            <text:p>44090</text:p>
          </table:table-cell>
          <table:table-cell office:value-type="float" office:value="23324" table:style-name="ce18">
            <text:p>23324</text:p>
          </table:table-cell>
          <table:table-cell office:value-type="float" office:value="11294" table:style-name="ce18">
            <text:p>11294</text:p>
          </table:table-cell>
          <table:table-cell office:value-type="float" office:value="3841" table:style-name="ce18">
            <text:p>3841</text:p>
          </table:table-cell>
          <table:table-cell office:value-type="float" office:value="1280" table:style-name="ce7">
            <text:p>1280</text:p>
          </table:table-cell>
          <table:table-cell table:number-columns-repeated="2" table:style-name="ce18"/>
          <table:table-cell office:value-type="float" office:value="323757" table:style-name="ce18">
            <text:p>323757</text:p>
          </table:table-cell>
          <table:table-cell office:value-type="float" office:value="93309" table:style-name="ce18">
            <text:p>93309</text:p>
          </table:table-cell>
          <table:table-cell office:value-type="float" office:value="2523537" table:style-name="ce18">
            <text:p>2523537</text:p>
          </table:table-cell>
          <table:table-cell office:value-type="float" office:value="8522" table:style-name="ce7">
            <text:p>8522</text:p>
          </table:table-cell>
          <table:table-cell office:value-type="float" office:value="2597" table:style-name="ce18">
            <text:p>2597</text:p>
          </table:table-cell>
          <table:table-cell office:value-type="float" office:value="3262" table:style-name="ce18">
            <text:p>3262</text:p>
          </table:table-cell>
          <table:table-cell office:value-type="float" office:value="33790" table:style-name="ce18">
            <text:p>33790</text:p>
          </table:table-cell>
          <table:table-cell office:value-type="float" office:value="41040" table:style-name="ce7">
            <text:p>41040</text:p>
          </table:table-cell>
          <table:table-cell office:value-type="float" office:value="8570" table:style-name="ce7">
            <text:p>8570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64-65</text:p>
          </table:table-cell>
          <table:table-cell office:value-type="float" office:value="1121383" table:style-name="ce23">
            <text:p>1121383</text:p>
          </table:table-cell>
          <table:table-cell office:value-type="float" office:value="44034" table:style-name="ce18">
            <text:p>44034</text:p>
          </table:table-cell>
          <table:table-cell office:value-type="float" office:value="22028" table:style-name="ce18">
            <text:p>22028</text:p>
          </table:table-cell>
          <table:table-cell office:value-type="float" office:value="11328" table:style-name="ce18">
            <text:p>11328</text:p>
          </table:table-cell>
          <table:table-cell office:value-type="float" office:value="3911" table:style-name="ce18">
            <text:p>3911</text:p>
          </table:table-cell>
          <table:table-cell office:value-type="float" office:value="1610" table:style-name="ce7">
            <text:p>1610</text:p>
          </table:table-cell>
          <table:table-cell table:number-columns-repeated="2" table:style-name="ce18"/>
          <table:table-cell office:value-type="float" office:value="342386" table:style-name="ce18">
            <text:p>342386</text:p>
          </table:table-cell>
          <table:table-cell office:value-type="float" office:value="96463" table:style-name="ce18">
            <text:p>96463</text:p>
          </table:table-cell>
          <table:table-cell office:value-type="float" office:value="2863199" table:style-name="ce18">
            <text:p>2863199</text:p>
          </table:table-cell>
          <table:table-cell office:value-type="float" office:value="8945" table:style-name="ce7">
            <text:p>8945</text:p>
          </table:table-cell>
          <table:table-cell office:value-type="float" office:value="2399" table:style-name="ce18">
            <text:p>2399</text:p>
          </table:table-cell>
          <table:table-cell office:value-type="float" office:value="3278" table:style-name="ce18">
            <text:p>3278</text:p>
          </table:table-cell>
          <table:table-cell office:value-type="float" office:value="40266" table:style-name="ce18">
            <text:p>40266</text:p>
          </table:table-cell>
          <table:table-cell office:value-type="float" office:value="42080" table:style-name="ce7">
            <text:p>42080</text:p>
          </table:table-cell>
          <table:table-cell office:value-type="float" office:value="9680" table:style-name="ce7">
            <text:p>9680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65-66</text:p>
          </table:table-cell>
          <table:table-cell office:value-type="float" office:value="997489" table:style-name="ce23">
            <text:p>997489</text:p>
          </table:table-cell>
          <table:table-cell office:value-type="float" office:value="40948" table:style-name="ce18">
            <text:p>40948</text:p>
          </table:table-cell>
          <table:table-cell office:value-type="float" office:value="21685" table:style-name="ce18">
            <text:p>21685</text:p>
          </table:table-cell>
          <table:table-cell office:value-type="float" office:value="11190" table:style-name="ce18">
            <text:p>11190</text:p>
          </table:table-cell>
          <table:table-cell office:value-type="float" office:value="3817" table:style-name="ce18">
            <text:p>3817</text:p>
          </table:table-cell>
          <table:table-cell office:value-type="float" office:value="1610" table:style-name="ce7">
            <text:p>1610</text:p>
          </table:table-cell>
          <table:table-cell table:number-columns-repeated="2" table:style-name="ce18"/>
          <table:table-cell office:value-type="float" office:value="360220" table:style-name="ce18">
            <text:p>360220</text:p>
          </table:table-cell>
          <table:table-cell office:value-type="float" office:value="98025" table:style-name="ce18">
            <text:p>98025</text:p>
          </table:table-cell>
          <table:table-cell office:value-type="float" office:value="3095658" table:style-name="ce18">
            <text:p>3095658</text:p>
          </table:table-cell>
          <table:table-cell office:value-type="float" office:value="9681" table:style-name="ce7">
            <text:p>9681</text:p>
          </table:table-cell>
          <table:table-cell office:value-type="float" office:value="2365" table:style-name="ce18">
            <text:p>2365</text:p>
          </table:table-cell>
          <table:table-cell office:value-type="float" office:value="3293" table:style-name="ce18">
            <text:p>3293</text:p>
          </table:table-cell>
          <table:table-cell office:value-type="float" office:value="46953" table:style-name="ce18">
            <text:p>46953</text:p>
          </table:table-cell>
          <table:table-cell office:value-type="float" office:value="39150" table:style-name="ce7">
            <text:p>39150</text:p>
          </table:table-cell>
          <table:table-cell office:value-type="float" office:value="9880" table:style-name="ce7">
            <text:p>9880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66-67</text:p>
          </table:table-cell>
          <table:table-cell office:value-type="float" office:value="1084062" table:style-name="ce23">
            <text:p>1084062</text:p>
          </table:table-cell>
          <table:table-cell office:value-type="float" office:value="54902" table:style-name="ce18">
            <text:p>54902</text:p>
          </table:table-cell>
          <table:table-cell office:value-type="float" office:value="21409" table:style-name="ce18">
            <text:p>21409</text:p>
          </table:table-cell>
          <table:table-cell office:value-type="float" office:value="11054" table:style-name="ce18">
            <text:p>11054</text:p>
          </table:table-cell>
          <table:table-cell office:value-type="float" office:value="3747" table:style-name="ce18">
            <text:p>3747</text:p>
          </table:table-cell>
          <table:table-cell office:value-type="float" office:value="1610" table:style-name="ce7">
            <text:p>1610</text:p>
          </table:table-cell>
          <table:table-cell table:number-columns-repeated="2" table:style-name="ce18"/>
          <table:table-cell office:value-type="float" office:value="344836" table:style-name="ce18">
            <text:p>344836</text:p>
          </table:table-cell>
          <table:table-cell office:value-type="float" office:value="91600" table:style-name="ce18">
            <text:p>91600</text:p>
          </table:table-cell>
          <table:table-cell office:value-type="float" office:value="3409668" table:style-name="ce18">
            <text:p>3409668</text:p>
          </table:table-cell>
          <table:table-cell office:value-type="float" office:value="10683" table:style-name="ce7">
            <text:p>10683</text:p>
          </table:table-cell>
          <table:table-cell office:value-type="float" office:value="2400" table:style-name="ce18">
            <text:p>2400</text:p>
          </table:table-cell>
          <table:table-cell office:value-type="float" office:value="3425" table:style-name="ce18">
            <text:p>3425</text:p>
          </table:table-cell>
          <table:table-cell office:value-type="float" office:value="50795" table:style-name="ce18">
            <text:p>50795</text:p>
          </table:table-cell>
          <table:table-cell office:value-type="float" office:value="44130" table:style-name="ce7">
            <text:p>44130</text:p>
          </table:table-cell>
          <table:table-cell office:value-type="float" office:value="10510" table:style-name="ce7">
            <text:p>10510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67-68</text:p>
          </table:table-cell>
          <table:table-cell office:value-type="float" office:value="1123887" table:style-name="ce23">
            <text:p>1123887</text:p>
          </table:table-cell>
          <table:table-cell office:value-type="float" office:value="49973" table:style-name="ce18">
            <text:p>49973</text:p>
          </table:table-cell>
          <table:table-cell office:value-type="float" office:value="21070" table:style-name="ce18">
            <text:p>21070</text:p>
          </table:table-cell>
          <table:table-cell office:value-type="float" office:value="11117" table:style-name="ce18">
            <text:p>11117</text:p>
          </table:table-cell>
          <table:table-cell office:value-type="float" office:value="3725" table:style-name="ce18">
            <text:p>3725</text:p>
          </table:table-cell>
          <table:table-cell office:value-type="float" office:value="1610" table:style-name="ce7">
            <text:p>1610</text:p>
          </table:table-cell>
          <table:table-cell table:number-columns-repeated="2" table:style-name="ce18"/>
          <table:table-cell office:value-type="float" office:value="374282" table:style-name="ce18">
            <text:p>374282</text:p>
          </table:table-cell>
          <table:table-cell office:value-type="float" office:value="106578" table:style-name="ce18">
            <text:p>106578</text:p>
          </table:table-cell>
          <table:table-cell office:value-type="float" office:value="4139952" table:style-name="ce18">
            <text:p>4139952</text:p>
          </table:table-cell>
          <table:table-cell office:value-type="float" office:value="11473" table:style-name="ce7">
            <text:p>11473</text:p>
          </table:table-cell>
          <table:table-cell office:value-type="float" office:value="2426" table:style-name="ce18">
            <text:p>2426</text:p>
          </table:table-cell>
          <table:table-cell office:value-type="float" office:value="3643" table:style-name="ce18">
            <text:p>3643</text:p>
          </table:table-cell>
          <table:table-cell office:value-type="float" office:value="59978" table:style-name="ce18">
            <text:p>59978</text:p>
          </table:table-cell>
          <table:table-cell office:value-type="float" office:value="43190" table:style-name="ce7">
            <text:p>43190</text:p>
          </table:table-cell>
          <table:table-cell office:value-type="float" office:value="11460" table:style-name="ce7">
            <text:p>11460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9">
            <text:p>1968-69</text:p>
          </table:table-cell>
          <table:table-cell office:value-type="float" office:value="1251354" table:style-name="ce23">
            <text:p>1251354</text:p>
          </table:table-cell>
          <table:table-cell office:value-type="float" office:value="50304" table:style-name="ce18">
            <text:p>50304</text:p>
          </table:table-cell>
          <table:table-cell office:value-type="float" office:value="20441" table:style-name="ce18">
            <text:p>20441</text:p>
          </table:table-cell>
          <table:table-cell office:value-type="float" office:value="10839" table:style-name="ce18">
            <text:p>10839</text:p>
          </table:table-cell>
          <table:table-cell office:value-type="float" office:value="3647" table:style-name="ce18">
            <text:p>3647</text:p>
          </table:table-cell>
          <table:table-cell office:value-type="float" office:value="1060" table:style-name="ce7">
            <text:p>1060</text:p>
          </table:table-cell>
          <table:table-cell table:number-columns-repeated="2" table:style-name="ce18"/>
          <table:table-cell office:value-type="float" office:value="390479" table:style-name="ce18">
            <text:p>390479</text:p>
          </table:table-cell>
          <table:table-cell office:value-type="float" office:value="107732" table:style-name="ce18">
            <text:p>107732</text:p>
          </table:table-cell>
          <table:table-cell office:value-type="float" office:value="4081115" table:style-name="ce18">
            <text:p>4081115</text:p>
          </table:table-cell>
          <table:table-cell office:value-type="float" office:value="12289" table:style-name="ce7">
            <text:p>12289</text:p>
          </table:table-cell>
          <table:table-cell office:value-type="float" office:value="3961" table:style-name="ce18">
            <text:p>3961</text:p>
          </table:table-cell>
          <table:table-cell office:value-type="float" office:value="3834" table:style-name="ce18">
            <text:p>3834</text:p>
          </table:table-cell>
          <table:table-cell office:value-type="float" office:value="66473" table:style-name="ce18">
            <text:p>66473</text:p>
          </table:table-cell>
          <table:table-cell office:value-type="float" office:value="44780" table:style-name="ce7">
            <text:p>44780</text:p>
          </table:table-cell>
          <table:table-cell office:value-type="float" office:value="11980" table:style-name="ce7">
            <text:p>11980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9">
            <text:p>1969-70</text:p>
          </table:table-cell>
          <table:table-cell office:value-type="float" office:value="1226413" table:style-name="ce23">
            <text:p>1226413</text:p>
          </table:table-cell>
          <table:table-cell office:value-type="float" office:value="50131" table:style-name="ce18">
            <text:p>50131</text:p>
          </table:table-cell>
          <table:table-cell office:value-type="float" office:value="23402" table:style-name="ce18">
            <text:p>23402</text:p>
          </table:table-cell>
          <table:table-cell office:value-type="float" office:value="12006" table:style-name="ce18">
            <text:p>12006</text:p>
          </table:table-cell>
          <table:table-cell office:value-type="float" office:value="3580" table:style-name="ce18">
            <text:p>3580</text:p>
          </table:table-cell>
          <table:table-cell office:value-type="float" office:value="1070" table:style-name="ce7">
            <text:p>1070</text:p>
          </table:table-cell>
          <table:table-cell table:number-columns-repeated="2" table:style-name="ce18"/>
          <table:table-cell office:value-type="float" office:value="405938" table:style-name="ce18">
            <text:p>405938</text:p>
          </table:table-cell>
          <table:table-cell office:value-type="float" office:value="111033" table:style-name="ce18">
            <text:p>111033</text:p>
          </table:table-cell>
          <table:table-cell office:value-type="float" office:value="4665764" table:style-name="ce18">
            <text:p>4665764</text:p>
          </table:table-cell>
          <table:table-cell office:value-type="float" office:value="12661" table:style-name="ce7">
            <text:p>12661</text:p>
          </table:table-cell>
          <table:table-cell office:value-type="float" office:value="3840" table:style-name="ce18">
            <text:p>3840</text:p>
          </table:table-cell>
          <table:table-cell office:value-type="float" office:value="3926" table:style-name="ce18">
            <text:p>3926</text:p>
          </table:table-cell>
          <table:table-cell office:value-type="float" office:value="76897" table:style-name="ce18">
            <text:p>76897</text:p>
          </table:table-cell>
          <table:table-cell office:value-type="float" office:value="40200" table:style-name="ce7">
            <text:p>40200</text:p>
          </table:table-cell>
          <table:table-cell office:value-type="float" office:value="12470" table:style-name="ce7">
            <text:p>12470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9">
            <text:p>1970-71</text:p>
          </table:table-cell>
          <table:table-cell office:value-type="float" office:value="1298010" table:style-name="ce7">
            <text:p>1298010</text:p>
          </table:table-cell>
          <table:table-cell office:value-type="float" office:value="37630" table:style-name="ce7">
            <text:p>37630</text:p>
          </table:table-cell>
          <table:table-cell office:value-type="float" office:value="25030" table:style-name="ce7">
            <text:p>25030</text:p>
          </table:table-cell>
          <table:table-cell office:value-type="float" office:value="19680" table:style-name="ce7">
            <text:p>19680</text:p>
          </table:table-cell>
          <table:table-cell office:value-type="float" office:value="5340" table:style-name="ce7">
            <text:p>5340</text:p>
          </table:table-cell>
          <table:table-cell office:value-type="float" office:value="1250" table:style-name="ce7">
            <text:p>1250</text:p>
          </table:table-cell>
          <table:table-cell table:number-columns-repeated="2" table:style-name="ce18"/>
          <table:table-cell office:value-type="float" office:value="368980" table:style-name="ce7">
            <text:p>368980</text:p>
          </table:table-cell>
          <table:table-cell office:value-type="float" office:value="115240" table:style-name="ce7">
            <text:p>115240</text:p>
          </table:table-cell>
          <table:table-cell office:value-type="float" office:value="4617190" table:style-name="ce7">
            <text:p>4617190</text:p>
          </table:table-cell>
          <table:table-cell office:value-type="float" office:value="12738" table:style-name="ce7">
            <text:p>12738</text:p>
          </table:table-cell>
          <table:table-cell office:value-type="float" office:value="3900" table:style-name="ce7">
            <text:p>3900</text:p>
          </table:table-cell>
          <table:table-cell office:value-type="float" office:value="3981" table:style-name="ce7">
            <text:p>3981</text:p>
          </table:table-cell>
          <table:table-cell office:value-type="float" office:value="78730" table:style-name="ce7">
            <text:p>78730</text:p>
          </table:table-cell>
          <table:table-cell office:value-type="float" office:value="41450" table:style-name="ce7">
            <text:p>41450</text:p>
          </table:table-cell>
          <table:table-cell office:value-type="float" office:value="12570" table:style-name="ce7">
            <text:p>12570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9">
            <text:p>1971-72</text:p>
          </table:table-cell>
          <table:table-cell office:value-type="float" office:value="1351740" table:style-name="ce7">
            <text:p>1351740</text:p>
          </table:table-cell>
          <table:table-cell office:value-type="float" office:value="39110" table:style-name="ce7">
            <text:p>39110</text:p>
          </table:table-cell>
          <table:table-cell office:value-type="float" office:value="25100" table:style-name="ce7">
            <text:p>25100</text:p>
          </table:table-cell>
          <table:table-cell office:value-type="float" office:value="23310" table:style-name="ce7">
            <text:p>23310</text:p>
          </table:table-cell>
          <table:table-cell office:value-type="float" office:value="4300" table:style-name="ce7">
            <text:p>4300</text:p>
          </table:table-cell>
          <table:table-cell office:value-type="float" office:value="1520" table:style-name="ce7">
            <text:p>1520</text:p>
          </table:table-cell>
          <table:table-cell table:number-columns-repeated="2" table:style-name="ce18"/>
          <table:table-cell office:value-type="float" office:value="362270" table:style-name="ce7">
            <text:p>362270</text:p>
          </table:table-cell>
          <table:table-cell office:value-type="float" office:value="112940" table:style-name="ce7">
            <text:p>112940</text:p>
          </table:table-cell>
          <table:table-cell office:value-type="float" office:value="5429280" table:style-name="ce7">
            <text:p>5429280</text:p>
          </table:table-cell>
          <table:table-cell office:value-type="float" office:value="12832" table:style-name="ce7">
            <text:p>12832</text:p>
          </table:table-cell>
          <table:table-cell office:value-type="float" office:value="3750" table:style-name="ce7">
            <text:p>3750</text:p>
          </table:table-cell>
          <table:table-cell office:value-type="float" office:value="4054" table:style-name="ce7">
            <text:p>4054</text:p>
          </table:table-cell>
          <table:table-cell office:value-type="float" office:value="88930" table:style-name="ce7">
            <text:p>88930</text:p>
          </table:table-cell>
          <table:table-cell office:value-type="float" office:value="42800" table:style-name="ce7">
            <text:p>42800</text:p>
          </table:table-cell>
          <table:table-cell office:value-type="float" office:value="14110" table:style-name="ce7">
            <text:p>14110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9">
            <text:p>1972-73</text:p>
          </table:table-cell>
          <table:table-cell office:value-type="float" office:value="1376370" table:style-name="ce7">
            <text:p>1376370</text:p>
          </table:table-cell>
          <table:table-cell office:value-type="float" office:value="40020" table:style-name="ce7">
            <text:p>40020</text:p>
          </table:table-cell>
          <table:table-cell office:value-type="float" office:value="25150" table:style-name="ce7">
            <text:p>25150</text:p>
          </table:table-cell>
          <table:table-cell office:value-type="float" office:value="23490" table:style-name="ce7">
            <text:p>23490</text:p>
          </table:table-cell>
          <table:table-cell office:value-type="float" office:value="4420" table:style-name="ce7">
            <text:p>4420</text:p>
          </table:table-cell>
          <table:table-cell office:value-type="float" office:value="1250" table:style-name="ce7">
            <text:p>1250</text:p>
          </table:table-cell>
          <table:table-cell table:number-columns-repeated="2" table:style-name="ce18"/>
          <table:table-cell office:value-type="float" office:value="357880" table:style-name="ce7">
            <text:p>357880</text:p>
          </table:table-cell>
          <table:table-cell office:value-type="float" office:value="113880" table:style-name="ce7">
            <text:p>113880</text:p>
          </table:table-cell>
          <table:table-cell office:value-type="float" office:value="5692360" table:style-name="ce7">
            <text:p>5692360</text:p>
          </table:table-cell>
          <table:table-cell office:value-type="float" office:value="13136" table:style-name="ce7">
            <text:p>13136</text:p>
          </table:table-cell>
          <table:table-cell office:value-type="float" office:value="3420" table:style-name="ce7">
            <text:p>3420</text:p>
          </table:table-cell>
          <table:table-cell office:value-type="float" office:value="3921" table:style-name="ce7">
            <text:p>3921</text:p>
          </table:table-cell>
          <table:table-cell office:value-type="float" office:value="91950" table:style-name="ce7">
            <text:p>91950</text:p>
          </table:table-cell>
          <table:table-cell office:value-type="float" office:value="43680" table:style-name="ce7">
            <text:p>43680</text:p>
          </table:table-cell>
          <table:table-cell office:value-type="float" office:value="14920" table:style-name="ce7">
            <text:p>14920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9">
            <text:p>1973-74</text:p>
          </table:table-cell>
          <table:table-cell office:value-type="float" office:value="1257069" table:style-name="ce24">
            <text:p>1257069</text:p>
          </table:table-cell>
          <table:table-cell office:value-type="float" office:value="51345" table:style-name="ce18">
            <text:p>51345</text:p>
          </table:table-cell>
          <table:table-cell office:value-type="float" office:value="27745" table:style-name="ce18">
            <text:p>27745</text:p>
          </table:table-cell>
          <table:table-cell office:value-type="float" office:value="26683" table:style-name="ce18">
            <text:p>26683</text:p>
          </table:table-cell>
          <table:table-cell office:value-type="float" office:value="4586" table:style-name="ce18">
            <text:p>4586</text:p>
          </table:table-cell>
          <table:table-cell office:value-type="float" office:value="1500" table:style-name="ce7">
            <text:p>1500</text:p>
          </table:table-cell>
          <table:table-cell office:value-type="float" office:value="65560" table:style-name="ce18">
            <text:p>65560</text:p>
          </table:table-cell>
          <table:table-cell office:value-type="float" office:value="288060" table:style-name="ce18">
            <text:p>288060</text:p>
          </table:table-cell>
          <table:table-cell office:value-type="float" office:value="353620" table:style-name="ce18">
            <text:p>353620</text:p>
          </table:table-cell>
          <table:table-cell office:value-type="float" office:value="115747" table:style-name="ce18">
            <text:p>115747</text:p>
          </table:table-cell>
          <table:table-cell office:value-type="float" office:value="5659523" table:style-name="ce18">
            <text:p>5659523</text:p>
          </table:table-cell>
          <table:table-cell office:value-type="float" office:value="13459" table:style-name="ce7">
            <text:p>13459</text:p>
          </table:table-cell>
          <table:table-cell office:value-type="float" office:value="3489" table:style-name="ce18">
            <text:p>3489</text:p>
          </table:table-cell>
          <table:table-cell office:value-type="float" office:value="3703" table:style-name="ce18">
            <text:p>3703</text:p>
          </table:table-cell>
          <table:table-cell office:value-type="float" office:value="118016" table:style-name="ce18">
            <text:p>118016</text:p>
          </table:table-cell>
          <table:table-cell office:value-type="float" office:value="48360" table:style-name="ce7">
            <text:p>48360</text:p>
          </table:table-cell>
          <table:table-cell office:value-type="float" office:value="15460" table:style-name="ce7">
            <text:p>15460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9">
            <text:p>1974-75</text:p>
          </table:table-cell>
          <table:table-cell office:value-type="float" office:value="1333931" table:style-name="ce24">
            <text:p>1333931</text:p>
          </table:table-cell>
          <table:table-cell office:value-type="float" office:value="53912" table:style-name="ce18">
            <text:p>53912</text:p>
          </table:table-cell>
          <table:table-cell office:value-type="float" office:value="27228" table:style-name="ce18">
            <text:p>27228</text:p>
          </table:table-cell>
          <table:table-cell office:value-type="float" office:value="26040" table:style-name="ce18">
            <text:p>26040</text:p>
          </table:table-cell>
          <table:table-cell office:value-type="float" office:value="4480" table:style-name="ce18">
            <text:p>4480</text:p>
          </table:table-cell>
          <table:table-cell office:value-type="float" office:value="2050" table:style-name="ce10">
            <text:p>2050</text:p>
          </table:table-cell>
          <table:table-cell office:value-type="float" office:value="66033" table:style-name="ce18">
            <text:p>66033</text:p>
          </table:table-cell>
          <table:table-cell office:value-type="float" office:value="290550" table:style-name="ce18">
            <text:p>290550</text:p>
          </table:table-cell>
          <table:table-cell office:value-type="float" office:value="356583" table:style-name="ce18">
            <text:p>356583</text:p>
          </table:table-cell>
          <table:table-cell office:value-type="float" office:value="117679" table:style-name="ce18">
            <text:p>117679</text:p>
          </table:table-cell>
          <table:table-cell office:value-type="float" office:value="5625116" table:style-name="ce18">
            <text:p>5625116</text:p>
          </table:table-cell>
          <table:table-cell office:value-type="float" office:value="13777" table:style-name="ce10">
            <text:p>13777</text:p>
          </table:table-cell>
          <table:table-cell office:value-type="float" office:value="3264" table:style-name="ce18">
            <text:p>3264</text:p>
          </table:table-cell>
          <table:table-cell office:value-type="float" office:value="3719" table:style-name="ce18">
            <text:p>3719</text:p>
          </table:table-cell>
          <table:table-cell office:value-type="float" office:value="121558" table:style-name="ce18">
            <text:p>121558</text:p>
          </table:table-cell>
          <table:table-cell office:value-type="float" office:value="48900" table:style-name="ce10">
            <text:p>48900</text:p>
          </table:table-cell>
          <table:table-cell office:value-type="float" office:value="15780" table:style-name="ce10">
            <text:p>15780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9">
            <text:p>1975-76</text:p>
          </table:table-cell>
          <table:table-cell office:value-type="float" office:value="1331191" table:style-name="ce24">
            <text:p>1331191</text:p>
          </table:table-cell>
          <table:table-cell office:value-type="float" office:value="41831" table:style-name="ce18">
            <text:p>41831</text:p>
          </table:table-cell>
          <table:table-cell office:value-type="float" office:value="24580" table:style-name="ce18">
            <text:p>24580</text:p>
          </table:table-cell>
          <table:table-cell office:value-type="float" office:value="28840" table:style-name="ce18">
            <text:p>28840</text:p>
          </table:table-cell>
          <table:table-cell office:value-type="float" office:value="2608" table:style-name="ce18">
            <text:p>2608</text:p>
          </table:table-cell>
          <table:table-cell office:value-type="float" office:value="2050" table:style-name="ce11">
            <text:p>2050</text:p>
          </table:table-cell>
          <table:table-cell office:value-type="float" office:value="81223" table:style-name="ce18">
            <text:p>81223</text:p>
          </table:table-cell>
          <table:table-cell office:value-type="float" office:value="313769" table:style-name="ce18">
            <text:p>313769</text:p>
          </table:table-cell>
          <table:table-cell office:value-type="float" office:value="394992" table:style-name="ce18">
            <text:p>394992</text:p>
          </table:table-cell>
          <table:table-cell office:value-type="float" office:value="119888" table:style-name="ce18">
            <text:p>119888</text:p>
          </table:table-cell>
          <table:table-cell office:value-type="float" office:value="5390217" table:style-name="ce18">
            <text:p>5390217</text:p>
          </table:table-cell>
          <table:table-cell office:value-type="float" office:value="11387" table:style-name="ce11">
            <text:p>11387</text:p>
          </table:table-cell>
          <table:table-cell office:value-type="float" office:value="4271" table:style-name="ce18">
            <text:p>4271</text:p>
          </table:table-cell>
          <table:table-cell office:value-type="float" office:value="3439" table:style-name="ce18">
            <text:p>3439</text:p>
          </table:table-cell>
          <table:table-cell office:value-type="float" office:value="126265" table:style-name="ce18">
            <text:p>126265</text:p>
          </table:table-cell>
          <table:table-cell office:value-type="float" office:value="45801" table:style-name="ce11">
            <text:p>45801</text:p>
          </table:table-cell>
          <table:table-cell office:value-type="float" office:value="17528" table:style-name="ce11">
            <text:p>17528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9">
            <text:p>1976-77</text:p>
          </table:table-cell>
          <table:table-cell office:value-type="float" office:value="1254003" table:style-name="ce24">
            <text:p>1254003</text:p>
          </table:table-cell>
          <table:table-cell office:value-type="float" office:value="40460" table:style-name="ce18">
            <text:p>40460</text:p>
          </table:table-cell>
          <table:table-cell office:value-type="float" office:value="24497" table:style-name="ce18">
            <text:p>24497</text:p>
          </table:table-cell>
          <table:table-cell office:value-type="float" office:value="25447" table:style-name="ce18">
            <text:p>25447</text:p>
          </table:table-cell>
          <table:table-cell office:value-type="float" office:value="2213" table:style-name="ce18">
            <text:p>2213</text:p>
          </table:table-cell>
          <table:table-cell office:value-type="float" office:value="1420" table:style-name="ce11">
            <text:p>1420</text:p>
          </table:table-cell>
          <table:table-cell office:value-type="float" office:value="81326" table:style-name="ce18">
            <text:p>81326</text:p>
          </table:table-cell>
          <table:table-cell office:value-type="float" office:value="309283" table:style-name="ce18">
            <text:p>309283</text:p>
          </table:table-cell>
          <table:table-cell office:value-type="float" office:value="390609" table:style-name="ce18">
            <text:p>390609</text:p>
          </table:table-cell>
          <table:table-cell office:value-type="float" office:value="87257" table:style-name="ce18">
            <text:p>87257</text:p>
          </table:table-cell>
          <table:table-cell office:value-type="float" office:value="5125524" table:style-name="ce18">
            <text:p>5125524</text:p>
          </table:table-cell>
          <table:table-cell office:value-type="float" office:value="11303" table:style-name="ce11">
            <text:p>11303</text:p>
          </table:table-cell>
          <table:table-cell office:value-type="float" office:value="4450" table:style-name="ce18">
            <text:p>4450</text:p>
          </table:table-cell>
          <table:table-cell office:value-type="float" office:value="3348" table:style-name="ce18">
            <text:p>3348</text:p>
          </table:table-cell>
          <table:table-cell office:value-type="float" office:value="139349" table:style-name="ce18">
            <text:p>139349</text:p>
          </table:table-cell>
          <table:table-cell office:value-type="float" office:value="41644" table:style-name="ce11">
            <text:p>41644</text:p>
          </table:table-cell>
          <table:table-cell office:value-type="float" office:value="15030" table:style-name="ce11">
            <text:p>15030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9">
            <text:p>1977-78</text:p>
          </table:table-cell>
          <table:table-cell office:value-type="float" office:value="1294635" table:style-name="ce24">
            <text:p>1294635</text:p>
          </table:table-cell>
          <table:table-cell office:value-type="float" office:value="37755" table:style-name="ce18">
            <text:p>37755</text:p>
          </table:table-cell>
          <table:table-cell office:value-type="float" office:value="20146" table:style-name="ce18">
            <text:p>20146</text:p>
          </table:table-cell>
          <table:table-cell office:value-type="float" office:value="32107" table:style-name="ce18">
            <text:p>32107</text:p>
          </table:table-cell>
          <table:table-cell office:value-type="float" office:value="3547" table:style-name="ce18">
            <text:p>3547</text:p>
          </table:table-cell>
          <table:table-cell office:value-type="float" office:value="2900" table:style-name="ce11">
            <text:p>2900</text:p>
          </table:table-cell>
          <table:table-cell office:value-type="float" office:value="130679" table:style-name="ce18">
            <text:p>130679</text:p>
          </table:table-cell>
          <table:table-cell office:value-type="float" office:value="484548" table:style-name="ce18">
            <text:p>484548</text:p>
          </table:table-cell>
          <table:table-cell office:value-type="float" office:value="615227" table:style-name="ce18">
            <text:p>615227</text:p>
          </table:table-cell>
          <table:table-cell office:value-type="float" office:value="84727" table:style-name="ce18">
            <text:p>84727</text:p>
          </table:table-cell>
          <table:table-cell office:value-type="float" office:value="4188566" table:style-name="ce18">
            <text:p>4188566</text:p>
          </table:table-cell>
          <table:table-cell office:value-type="float" office:value="10548" table:style-name="ce11">
            <text:p>10548</text:p>
          </table:table-cell>
          <table:table-cell office:value-type="float" office:value="4431" table:style-name="ce18">
            <text:p>4431</text:p>
          </table:table-cell>
          <table:table-cell office:value-type="float" office:value="3053" table:style-name="ce18">
            <text:p>3053</text:p>
          </table:table-cell>
          <table:table-cell office:value-type="float" office:value="135907" table:style-name="ce18">
            <text:p>135907</text:p>
          </table:table-cell>
          <table:table-cell office:value-type="float" office:value="51983" table:style-name="ce11">
            <text:p>51983</text:p>
          </table:table-cell>
          <table:table-cell office:value-type="float" office:value="27645" table:style-name="ce11">
            <text:p>27645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12">
            <text:p>1978-79</text:p>
          </table:table-cell>
          <table:table-cell office:value-type="float" office:value="1273316" table:style-name="ce24">
            <text:p>1273316</text:p>
          </table:table-cell>
          <table:table-cell office:value-type="float" office:value="48870" table:style-name="ce18">
            <text:p>48870</text:p>
          </table:table-cell>
          <table:table-cell office:value-type="float" office:value="26331" table:style-name="ce18">
            <text:p>26331</text:p>
          </table:table-cell>
          <table:table-cell office:value-type="float" office:value="32910" table:style-name="ce18">
            <text:p>32910</text:p>
          </table:table-cell>
          <table:table-cell office:value-type="float" office:value="7045" table:style-name="ce18">
            <text:p>7045</text:p>
          </table:table-cell>
          <table:table-cell office:value-type="float" office:value="2900" table:style-name="ce13">
            <text:p>2900</text:p>
          </table:table-cell>
          <table:table-cell office:value-type="float" office:value="171493" table:style-name="ce18">
            <text:p>171493</text:p>
          </table:table-cell>
          <table:table-cell office:value-type="float" office:value="151430" table:style-name="ce18">
            <text:p>151430</text:p>
          </table:table-cell>
          <table:table-cell office:value-type="float" office:value="322923" table:style-name="ce18">
            <text:p>322923</text:p>
          </table:table-cell>
          <table:table-cell office:value-type="float" office:value="84188" table:style-name="ce18">
            <text:p>84188</text:p>
          </table:table-cell>
          <table:table-cell office:value-type="float" office:value="4044046" table:style-name="ce18">
            <text:p>4044046</text:p>
          </table:table-cell>
          <table:table-cell office:value-type="float" office:value="10919" table:style-name="ce13">
            <text:p>10919</text:p>
          </table:table-cell>
          <table:table-cell office:value-type="float" office:value="4713" table:style-name="ce18">
            <text:p>4713</text:p>
          </table:table-cell>
          <table:table-cell office:value-type="float" office:value="3211" table:style-name="ce18">
            <text:p>3211</text:p>
          </table:table-cell>
          <table:table-cell office:value-type="float" office:value="123677" table:style-name="ce18">
            <text:p>123677</text:p>
          </table:table-cell>
          <table:table-cell office:value-type="float" office:value="47356" table:style-name="ce13">
            <text:p>47356</text:p>
          </table:table-cell>
          <table:table-cell office:value-type="float" office:value="28017" table:style-name="ce13">
            <text:p>28017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79-80</text:p>
          </table:table-cell>
          <table:table-cell office:value-type="float" office:value="1299695" table:style-name="ce24">
            <text:p>1299695</text:p>
          </table:table-cell>
          <table:table-cell office:value-type="float" office:value="45769" table:style-name="ce18">
            <text:p>45769</text:p>
          </table:table-cell>
          <table:table-cell office:value-type="float" office:value="28904" table:style-name="ce18">
            <text:p>28904</text:p>
          </table:table-cell>
          <table:table-cell office:value-type="float" office:value="35825" table:style-name="ce18">
            <text:p>35825</text:p>
          </table:table-cell>
          <table:table-cell office:value-type="float" office:value="7660" table:style-name="ce18">
            <text:p>7660</text:p>
          </table:table-cell>
          <table:table-cell office:value-type="float" office:value="3300" table:style-name="ce13">
            <text:p>3300</text:p>
          </table:table-cell>
          <table:table-cell office:value-type="float" office:value="165026" table:style-name="ce18">
            <text:p>165026</text:p>
          </table:table-cell>
          <table:table-cell office:value-type="float" office:value="144888" table:style-name="ce18">
            <text:p>144888</text:p>
          </table:table-cell>
          <table:table-cell office:value-type="float" office:value="309914" table:style-name="ce18">
            <text:p>309914</text:p>
          </table:table-cell>
          <table:table-cell office:value-type="float" office:value="82763" table:style-name="ce18">
            <text:p>82763</text:p>
          </table:table-cell>
          <table:table-cell office:value-type="float" office:value="4088916" table:style-name="ce18">
            <text:p>4088916</text:p>
          </table:table-cell>
          <table:table-cell office:value-type="float" office:value="10829" table:style-name="ce13">
            <text:p>10829</text:p>
          </table:table-cell>
          <table:table-cell office:value-type="float" office:value="4582" table:style-name="ce18">
            <text:p>4582</text:p>
          </table:table-cell>
          <table:table-cell office:value-type="float" office:value="3032" table:style-name="ce18">
            <text:p>3032</text:p>
          </table:table-cell>
          <table:table-cell office:value-type="float" office:value="136619" table:style-name="ce18">
            <text:p>136619</text:p>
          </table:table-cell>
          <table:table-cell office:value-type="float" office:value="52434" table:style-name="ce13">
            <text:p>52434</text:p>
          </table:table-cell>
          <table:table-cell office:value-type="float" office:value="30176" table:style-name="ce13">
            <text:p>30176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80-81</text:p>
          </table:table-cell>
          <table:table-cell office:value-type="float" office:value="1271962" table:style-name="ce24">
            <text:p>1271962</text:p>
          </table:table-cell>
          <table:table-cell office:value-type="float" office:value="48178" table:style-name="ce18">
            <text:p>48178</text:p>
          </table:table-cell>
          <table:table-cell office:value-type="float" office:value="28519" table:style-name="ce18">
            <text:p>28519</text:p>
          </table:table-cell>
          <table:table-cell office:value-type="float" office:value="32039" table:style-name="ce18">
            <text:p>32039</text:p>
          </table:table-cell>
          <table:table-cell office:value-type="float" office:value="6141" table:style-name="ce18">
            <text:p>6141</text:p>
          </table:table-cell>
          <table:table-cell office:value-type="float" office:value="3244" table:style-name="ce13">
            <text:p>3244</text:p>
          </table:table-cell>
          <table:table-cell office:value-type="float" office:value="176683" table:style-name="ce18">
            <text:p>176683</text:p>
          </table:table-cell>
          <table:table-cell office:value-type="float" office:value="140622" table:style-name="ce18">
            <text:p>140622</text:p>
          </table:table-cell>
          <table:table-cell office:value-type="float" office:value="317305" table:style-name="ce18">
            <text:p>317305</text:p>
          </table:table-cell>
          <table:table-cell office:value-type="float" office:value="81900" table:style-name="ce18">
            <text:p>81900</text:p>
          </table:table-cell>
          <table:table-cell office:value-type="float" office:value="4060911" table:style-name="ce18">
            <text:p>4060911</text:p>
          </table:table-cell>
          <table:table-cell office:value-type="float" office:value="10805" table:style-name="ce13">
            <text:p>10805</text:p>
          </table:table-cell>
          <table:table-cell office:value-type="float" office:value="3833" table:style-name="ce18">
            <text:p>3833</text:p>
          </table:table-cell>
          <table:table-cell office:value-type="float" office:value="3008" table:style-name="ce18">
            <text:p>3008</text:p>
          </table:table-cell>
          <table:table-cell office:value-type="float" office:value="140333" table:style-name="ce18">
            <text:p>140333</text:p>
          </table:table-cell>
          <table:table-cell office:value-type="float" office:value="50716" table:style-name="ce13">
            <text:p>50716</text:p>
          </table:table-cell>
          <table:table-cell office:value-type="float" office:value="23540" table:style-name="ce13">
            <text:p>23540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81-82</text:p>
          </table:table-cell>
          <table:table-cell office:value-type="float" office:value="1339393" table:style-name="ce24">
            <text:p>1339393</text:p>
          </table:table-cell>
          <table:table-cell office:value-type="float" office:value="49749" table:style-name="ce18">
            <text:p>49749</text:p>
          </table:table-cell>
          <table:table-cell office:value-type="float" office:value="27511" table:style-name="ce18">
            <text:p>27511</text:p>
          </table:table-cell>
          <table:table-cell office:value-type="float" office:value="34379" table:style-name="ce18">
            <text:p>34379</text:p>
          </table:table-cell>
          <table:table-cell office:value-type="float" office:value="6027" table:style-name="ce18">
            <text:p>6027</text:p>
          </table:table-cell>
          <table:table-cell office:value-type="float" office:value="2800" table:style-name="ce13">
            <text:p>2800</text:p>
          </table:table-cell>
          <table:table-cell office:value-type="float" office:value="182413" table:style-name="ce18">
            <text:p>182413</text:p>
          </table:table-cell>
          <table:table-cell office:value-type="float" office:value="145112" table:style-name="ce18">
            <text:p>145112</text:p>
          </table:table-cell>
          <table:table-cell office:value-type="float" office:value="327525" table:style-name="ce18">
            <text:p>327525</text:p>
          </table:table-cell>
          <table:table-cell office:value-type="float" office:value="78898" table:style-name="ce18">
            <text:p>78898</text:p>
          </table:table-cell>
          <table:table-cell office:value-type="float" office:value="3745142" table:style-name="ce18">
            <text:p>3745142</text:p>
          </table:table-cell>
          <table:table-cell office:value-type="float" office:value="10702" table:style-name="ce13">
            <text:p>10702</text:p>
          </table:table-cell>
          <table:table-cell office:value-type="float" office:value="4000" table:style-name="ce18">
            <text:p>4000</text:p>
          </table:table-cell>
          <table:table-cell office:value-type="float" office:value="3006" table:style-name="ce18">
            <text:p>3006</text:p>
          </table:table-cell>
          <table:table-cell office:value-type="float" office:value="139455" table:style-name="ce18">
            <text:p>139455</text:p>
          </table:table-cell>
          <table:table-cell office:value-type="float" office:value="45467" table:style-name="ce13">
            <text:p>45467</text:p>
          </table:table-cell>
          <table:table-cell office:value-type="float" office:value="33655" table:style-name="ce13">
            <text:p>33655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82-83</text:p>
          </table:table-cell>
          <table:table-cell office:value-type="float" office:value="1306197" table:style-name="ce24">
            <text:p>1306197</text:p>
          </table:table-cell>
          <table:table-cell office:value-type="float" office:value="43316" table:style-name="ce18">
            <text:p>43316</text:p>
          </table:table-cell>
          <table:table-cell office:value-type="float" office:value="24526" table:style-name="ce18">
            <text:p>24526</text:p>
          </table:table-cell>
          <table:table-cell office:value-type="float" office:value="31581" table:style-name="ce18">
            <text:p>31581</text:p>
          </table:table-cell>
          <table:table-cell office:value-type="float" office:value="5192" table:style-name="ce18">
            <text:p>5192</text:p>
          </table:table-cell>
          <table:table-cell office:value-type="float" office:value="1900" table:style-name="ce14">
            <text:p>1900</text:p>
          </table:table-cell>
          <table:table-cell office:value-type="float" office:value="164913" table:style-name="ce18">
            <text:p>164913</text:p>
          </table:table-cell>
          <table:table-cell office:value-type="float" office:value="124486" table:style-name="ce18">
            <text:p>124486</text:p>
          </table:table-cell>
          <table:table-cell office:value-type="float" office:value="289399" table:style-name="ce18">
            <text:p>289399</text:p>
          </table:table-cell>
          <table:table-cell office:value-type="float" office:value="75495" table:style-name="ce18">
            <text:p>75495</text:p>
          </table:table-cell>
          <table:table-cell office:value-type="float" office:value="3848718" table:style-name="ce18">
            <text:p>3848718</text:p>
          </table:table-cell>
          <table:table-cell office:value-type="float" office:value="11027" table:style-name="ce14">
            <text:p>11027</text:p>
          </table:table-cell>
          <table:table-cell office:value-type="float" office:value="3448" table:style-name="ce18">
            <text:p>3448</text:p>
          </table:table-cell>
          <table:table-cell office:value-type="float" office:value="3184" table:style-name="ce18">
            <text:p>3184</text:p>
          </table:table-cell>
          <table:table-cell office:value-type="float" office:value="152662" table:style-name="ce18">
            <text:p>152662</text:p>
          </table:table-cell>
          <table:table-cell office:value-type="float" office:value="45439" table:style-name="ce14">
            <text:p>45439</text:p>
          </table:table-cell>
          <table:table-cell office:value-type="float" office:value="21785" table:style-name="ce14">
            <text:p>21785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83-84</text:p>
          </table:table-cell>
          <table:table-cell office:value-type="float" office:value="1207916" table:style-name="ce24">
            <text:p>1207916</text:p>
          </table:table-cell>
          <table:table-cell office:value-type="float" office:value="44630" table:style-name="ce18">
            <text:p>44630</text:p>
          </table:table-cell>
          <table:table-cell office:value-type="float" office:value="24549" table:style-name="ce18">
            <text:p>24549</text:p>
          </table:table-cell>
          <table:table-cell office:value-type="float" office:value="36705" table:style-name="ce18">
            <text:p>36705</text:p>
          </table:table-cell>
          <table:table-cell office:value-type="float" office:value="5841" table:style-name="ce18">
            <text:p>5841</text:p>
          </table:table-cell>
          <table:table-cell office:value-type="float" office:value="1963" table:style-name="ce14">
            <text:p>1963</text:p>
          </table:table-cell>
          <table:table-cell office:value-type="float" office:value="177917" table:style-name="ce18">
            <text:p>177917</text:p>
          </table:table-cell>
          <table:table-cell office:value-type="float" office:value="138736" table:style-name="ce18">
            <text:p>138736</text:p>
          </table:table-cell>
          <table:table-cell office:value-type="float" office:value="316653" table:style-name="ce18">
            <text:p>316653</text:p>
          </table:table-cell>
          <table:table-cell office:value-type="float" office:value="77375" table:style-name="ce18">
            <text:p>77375</text:p>
          </table:table-cell>
          <table:table-cell office:value-type="float" office:value="3903169" table:style-name="ce18">
            <text:p>3903169</text:p>
          </table:table-cell>
          <table:table-cell office:value-type="float" office:value="8318" table:style-name="ce14">
            <text:p>8318</text:p>
          </table:table-cell>
          <table:table-cell office:value-type="float" office:value="3838" table:style-name="ce18">
            <text:p>3838</text:p>
          </table:table-cell>
          <table:table-cell office:value-type="float" office:value="2602" table:style-name="ce18">
            <text:p>2602</text:p>
          </table:table-cell>
          <table:table-cell office:value-type="float" office:value="162212" table:style-name="ce18">
            <text:p>162212</text:p>
          </table:table-cell>
          <table:table-cell office:value-type="float" office:value="44214" table:style-name="ce14">
            <text:p>44214</text:p>
          </table:table-cell>
          <table:table-cell office:value-type="float" office:value="9465" table:style-name="ce14">
            <text:p>9465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84-85</text:p>
          </table:table-cell>
          <table:table-cell office:value-type="float" office:value="1255902" table:style-name="ce25">
            <text:p>1255902</text:p>
          </table:table-cell>
          <table:table-cell office:value-type="float" office:value="42754" table:style-name="ce18">
            <text:p>42754</text:p>
          </table:table-cell>
          <table:table-cell office:value-type="float" office:value="17350" table:style-name="ce18">
            <text:p>17350</text:p>
          </table:table-cell>
          <table:table-cell office:value-type="float" office:value="41245" table:style-name="ce18">
            <text:p>41245</text:p>
          </table:table-cell>
          <table:table-cell office:value-type="float" office:value="5186" table:style-name="ce18">
            <text:p>5186</text:p>
          </table:table-cell>
          <table:table-cell office:value-type="float" office:value="2850" table:style-name="ce14">
            <text:p>2850</text:p>
          </table:table-cell>
          <table:table-cell office:value-type="float" office:value="189564" table:style-name="ce18">
            <text:p>189564</text:p>
          </table:table-cell>
          <table:table-cell office:value-type="float" office:value="141628" table:style-name="ce18">
            <text:p>141628</text:p>
          </table:table-cell>
          <table:table-cell office:value-type="float" office:value="331192" table:style-name="ce18">
            <text:p>331192</text:p>
          </table:table-cell>
          <table:table-cell office:value-type="float" office:value="72294" table:style-name="ce18">
            <text:p>72294</text:p>
          </table:table-cell>
          <table:table-cell office:value-type="float" office:value="3694270" table:style-name="ce18">
            <text:p>3694270</text:p>
          </table:table-cell>
          <table:table-cell office:value-type="float" office:value="9269" table:style-name="ce14">
            <text:p>9269</text:p>
          </table:table-cell>
          <table:table-cell office:value-type="float" office:value="3632" table:style-name="ce18">
            <text:p>3632</text:p>
          </table:table-cell>
          <table:table-cell office:value-type="float" office:value="3453" table:style-name="ce18">
            <text:p>3453</text:p>
          </table:table-cell>
          <table:table-cell office:value-type="float" office:value="188900" table:style-name="ce18">
            <text:p>188900</text:p>
          </table:table-cell>
          <table:table-cell office:value-type="float" office:value="56329" table:style-name="ce14">
            <text:p>56329</text:p>
          </table:table-cell>
          <table:table-cell office:value-type="float" office:value="49545" table:style-name="ce14">
            <text:p>49545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85-86</text:p>
          </table:table-cell>
          <table:table-cell office:value-type="float" office:value="1173051" table:style-name="ce25">
            <text:p>1173051</text:p>
          </table:table-cell>
          <table:table-cell office:value-type="float" office:value="42560" table:style-name="ce18">
            <text:p>42560</text:p>
          </table:table-cell>
          <table:table-cell office:value-type="float" office:value="33121" table:style-name="ce18">
            <text:p>33121</text:p>
          </table:table-cell>
          <table:table-cell office:value-type="float" office:value="42966" table:style-name="ce18">
            <text:p>42966</text:p>
          </table:table-cell>
          <table:table-cell office:value-type="float" office:value="6201" table:style-name="ce18">
            <text:p>6201</text:p>
          </table:table-cell>
          <table:table-cell office:value-type="float" office:value="3340" table:style-name="ce14">
            <text:p>3340</text:p>
          </table:table-cell>
          <table:table-cell office:value-type="float" office:value="215696" table:style-name="ce18">
            <text:p>215696</text:p>
          </table:table-cell>
          <table:table-cell office:value-type="float" office:value="145430" table:style-name="ce18">
            <text:p>145430</text:p>
          </table:table-cell>
          <table:table-cell office:value-type="float" office:value="361126" table:style-name="ce18">
            <text:p>361126</text:p>
          </table:table-cell>
          <table:table-cell office:value-type="float" office:value="80203" table:style-name="ce18">
            <text:p>80203</text:p>
          </table:table-cell>
          <table:table-cell office:value-type="float" office:value="3276877" table:style-name="ce18">
            <text:p>3276877</text:p>
          </table:table-cell>
          <table:table-cell office:value-type="float" office:value="10664" table:style-name="ce14">
            <text:p>10664</text:p>
          </table:table-cell>
          <table:table-cell office:value-type="float" office:value="3702" table:style-name="ce18">
            <text:p>3702</text:p>
          </table:table-cell>
          <table:table-cell office:value-type="float" office:value="3377" table:style-name="ce18">
            <text:p>3377</text:p>
          </table:table-cell>
          <table:table-cell office:value-type="float" office:value="184700" table:style-name="ce18">
            <text:p>184700</text:p>
          </table:table-cell>
          <table:table-cell office:value-type="float" office:value="52628" table:style-name="ce14">
            <text:p>52628</text:p>
          </table:table-cell>
          <table:table-cell office:value-type="float" office:value="23550" table:style-name="ce14">
            <text:p>23550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86-87</text:p>
          </table:table-cell>
          <table:table-cell office:value-type="float" office:value="1133786" table:style-name="ce25">
            <text:p>1133786</text:p>
          </table:table-cell>
          <table:table-cell office:value-type="float" office:value="57883" table:style-name="ce18">
            <text:p>57883</text:p>
          </table:table-cell>
          <table:table-cell office:value-type="float" office:value="30378" table:style-name="ce18">
            <text:p>30378</text:p>
          </table:table-cell>
          <table:table-cell office:value-type="float" office:value="47652" table:style-name="ce18">
            <text:p>47652</text:p>
          </table:table-cell>
          <table:table-cell office:value-type="float" office:value="6259" table:style-name="ce18">
            <text:p>6259</text:p>
          </table:table-cell>
          <table:table-cell office:value-type="float" office:value="2500" table:style-name="ce14">
            <text:p>2500</text:p>
          </table:table-cell>
          <table:table-cell office:value-type="float" office:value="219104" table:style-name="ce18">
            <text:p>219104</text:p>
          </table:table-cell>
          <table:table-cell office:value-type="float" office:value="143235" table:style-name="ce18">
            <text:p>143235</text:p>
          </table:table-cell>
          <table:table-cell office:value-type="float" office:value="362339" table:style-name="ce18">
            <text:p>362339</text:p>
          </table:table-cell>
          <table:table-cell office:value-type="float" office:value="88710" table:style-name="ce18">
            <text:p>88710</text:p>
          </table:table-cell>
          <table:table-cell office:value-type="float" office:value="3292302" table:style-name="ce18">
            <text:p>3292302</text:p>
          </table:table-cell>
          <table:table-cell office:value-type="float" office:value="10563" table:style-name="ce14">
            <text:p>10563</text:p>
          </table:table-cell>
          <table:table-cell office:value-type="float" office:value="3407" table:style-name="ce18">
            <text:p>3407</text:p>
          </table:table-cell>
          <table:table-cell office:value-type="float" office:value="3173" table:style-name="ce18">
            <text:p>3173</text:p>
          </table:table-cell>
          <table:table-cell office:value-type="float" office:value="202129" table:style-name="ce18">
            <text:p>202129</text:p>
          </table:table-cell>
          <table:table-cell office:value-type="float" office:value="50335" table:style-name="ce14">
            <text:p>50335</text:p>
          </table:table-cell>
          <table:table-cell office:value-type="float" office:value="23550" table:style-name="ce14">
            <text:p>23550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87-88</text:p>
          </table:table-cell>
          <table:table-cell office:value-type="float" office:value="1032605" table:style-name="ce25">
            <text:p>1032605</text:p>
          </table:table-cell>
          <table:table-cell office:value-type="float" office:value="53807" table:style-name="ce18">
            <text:p>53807</text:p>
          </table:table-cell>
          <table:table-cell office:value-type="float" office:value="46819" table:style-name="ce18">
            <text:p>46819</text:p>
          </table:table-cell>
          <table:table-cell office:value-type="float" office:value="45511" table:style-name="ce18">
            <text:p>45511</text:p>
          </table:table-cell>
          <table:table-cell office:value-type="float" office:value="5841" table:style-name="ce18">
            <text:p>5841</text:p>
          </table:table-cell>
          <table:table-cell office:value-type="float" office:value="2050" table:style-name="ce15">
            <text:p>2050</text:p>
          </table:table-cell>
          <table:table-cell office:value-type="float" office:value="249933" table:style-name="ce18">
            <text:p>249933</text:p>
          </table:table-cell>
          <table:table-cell office:value-type="float" office:value="172576" table:style-name="ce18">
            <text:p>172576</text:p>
          </table:table-cell>
          <table:table-cell office:value-type="float" office:value="422509" table:style-name="ce18">
            <text:p>422509</text:p>
          </table:table-cell>
          <table:table-cell office:value-type="float" office:value="81481" table:style-name="ce18">
            <text:p>81481</text:p>
          </table:table-cell>
          <table:table-cell office:value-type="float" office:value="3236352" table:style-name="ce18">
            <text:p>3236352</text:p>
          </table:table-cell>
          <table:table-cell office:value-type="float" office:value="10665" table:style-name="ce15">
            <text:p>10665</text:p>
          </table:table-cell>
          <table:table-cell office:value-type="float" office:value="3962" table:style-name="ce18">
            <text:p>3962</text:p>
          </table:table-cell>
          <table:table-cell office:value-type="float" office:value="3346" table:style-name="ce18">
            <text:p>3346</text:p>
          </table:table-cell>
          <table:table-cell office:value-type="float" office:value="216562" table:style-name="ce18">
            <text:p>216562</text:p>
          </table:table-cell>
          <table:table-cell office:value-type="float" office:value="51952" table:style-name="ce15">
            <text:p>51952</text:p>
          </table:table-cell>
          <table:table-cell office:value-type="float" office:value="22925" table:style-name="ce15">
            <text:p>22925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88-89</text:p>
          </table:table-cell>
          <table:table-cell office:value-type="float" office:value="1012558" table:style-name="ce25">
            <text:p>1012558</text:p>
          </table:table-cell>
          <table:table-cell office:value-type="float" office:value="53519" table:style-name="ce18">
            <text:p>53519</text:p>
          </table:table-cell>
          <table:table-cell office:value-type="float" office:value="43241" table:style-name="ce18">
            <text:p>43241</text:p>
          </table:table-cell>
          <table:table-cell office:value-type="float" office:value="45020" table:style-name="ce18">
            <text:p>45020</text:p>
          </table:table-cell>
          <table:table-cell office:value-type="float" office:value="5757" table:style-name="ce18">
            <text:p>5757</text:p>
          </table:table-cell>
          <table:table-cell office:value-type="float" office:value="2820" table:style-name="ce15">
            <text:p>2820</text:p>
          </table:table-cell>
          <table:table-cell office:value-type="float" office:value="262381" table:style-name="ce18">
            <text:p>262381</text:p>
          </table:table-cell>
          <table:table-cell office:value-type="float" office:value="175230" table:style-name="ce18">
            <text:p>175230</text:p>
          </table:table-cell>
          <table:table-cell office:value-type="float" office:value="437611" table:style-name="ce18">
            <text:p>437611</text:p>
          </table:table-cell>
          <table:table-cell office:value-type="float" office:value="108264" table:style-name="ce18">
            <text:p>108264</text:p>
          </table:table-cell>
          <table:table-cell office:value-type="float" office:value="3165265" table:style-name="ce18">
            <text:p>3165265</text:p>
          </table:table-cell>
          <table:table-cell office:value-type="float" office:value="11450" table:style-name="ce15">
            <text:p>11450</text:p>
          </table:table-cell>
          <table:table-cell office:value-type="float" office:value="2029" table:style-name="ce18">
            <text:p>2029</text:p>
          </table:table-cell>
          <table:table-cell office:value-type="float" office:value="4215" table:style-name="ce18">
            <text:p>4215</text:p>
          </table:table-cell>
          <table:table-cell office:value-type="float" office:value="238414" table:style-name="ce18">
            <text:p>238414</text:p>
          </table:table-cell>
          <table:table-cell office:value-type="float" office:value="71133" table:style-name="ce15">
            <text:p>71133</text:p>
          </table:table-cell>
          <table:table-cell office:value-type="float" office:value="47425" table:style-name="ce15">
            <text:p>47425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89-90</text:p>
          </table:table-cell>
          <table:table-cell office:value-type="float" office:value="1141231" table:style-name="ce25">
            <text:p>1141231</text:p>
          </table:table-cell>
          <table:table-cell office:value-type="float" office:value="54077" table:style-name="ce18">
            <text:p>54077</text:p>
          </table:table-cell>
          <table:table-cell office:value-type="float" office:value="54135" table:style-name="ce18">
            <text:p>54135</text:p>
          </table:table-cell>
          <table:table-cell office:value-type="float" office:value="47272" table:style-name="ce18">
            <text:p>47272</text:p>
          </table:table-cell>
          <table:table-cell office:value-type="float" office:value="5721" table:style-name="ce18">
            <text:p>5721</text:p>
          </table:table-cell>
          <table:table-cell office:value-type="float" office:value="2820" table:style-name="ce15">
            <text:p>2820</text:p>
          </table:table-cell>
          <table:table-cell office:value-type="float" office:value="274760" table:style-name="ce18">
            <text:p>274760</text:p>
          </table:table-cell>
          <table:table-cell office:value-type="float" office:value="175421" table:style-name="ce18">
            <text:p>175421</text:p>
          </table:table-cell>
          <table:table-cell office:value-type="float" office:value="450181" table:style-name="ce18">
            <text:p>450181</text:p>
          </table:table-cell>
          <table:table-cell office:value-type="float" office:value="106258" table:style-name="ce18">
            <text:p>106258</text:p>
          </table:table-cell>
          <table:table-cell office:value-type="float" office:value="3053972" table:style-name="ce18">
            <text:p>3053972</text:p>
          </table:table-cell>
          <table:table-cell office:value-type="float" office:value="11964" table:style-name="ce15">
            <text:p>11964</text:p>
          </table:table-cell>
          <table:table-cell office:value-type="float" office:value="2029" table:style-name="ce18">
            <text:p>2029</text:p>
          </table:table-cell>
          <table:table-cell office:value-type="float" office:value="4358" table:style-name="ce18">
            <text:p>4358</text:p>
          </table:table-cell>
          <table:table-cell office:value-type="float" office:value="275397" table:style-name="ce18">
            <text:p>275397</text:p>
          </table:table-cell>
          <table:table-cell office:value-type="float" office:value="65066" table:style-name="ce15">
            <text:p>65066</text:p>
          </table:table-cell>
          <table:table-cell office:value-type="float" office:value="21250" table:style-name="ce15">
            <text:p>21250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90-91</text:p>
          </table:table-cell>
          <table:table-cell office:value-type="float" office:value="1086578" table:style-name="ce25">
            <text:p>1086578</text:p>
          </table:table-cell>
          <table:table-cell office:value-type="float" office:value="51977" table:style-name="ce18">
            <text:p>51977</text:p>
          </table:table-cell>
          <table:table-cell office:value-type="float" office:value="46802" table:style-name="ce18">
            <text:p>46802</text:p>
          </table:table-cell>
          <table:table-cell office:value-type="float" office:value="45685" table:style-name="ce18">
            <text:p>45685</text:p>
          </table:table-cell>
          <table:table-cell office:value-type="float" office:value="5123" table:style-name="ce18">
            <text:p>5123</text:p>
          </table:table-cell>
          <table:table-cell office:value-type="float" office:value="3450" table:style-name="ce16">
            <text:p>3450</text:p>
          </table:table-cell>
          <table:table-cell office:value-type="float" office:value="295145" table:style-name="ce18">
            <text:p>295145</text:p>
          </table:table-cell>
          <table:table-cell office:value-type="float" office:value="196790" table:style-name="ce18">
            <text:p>196790</text:p>
          </table:table-cell>
          <table:table-cell office:value-type="float" office:value="484935" table:style-name="ce18">
            <text:p>484935</text:p>
          </table:table-cell>
          <table:table-cell office:value-type="float" office:value="102771" table:style-name="ce18">
            <text:p>102771</text:p>
          </table:table-cell>
          <table:table-cell office:value-type="float" office:value="2803001" table:style-name="ce18">
            <text:p>2803001</text:p>
          </table:table-cell>
          <table:table-cell office:value-type="float" office:value="13074" table:style-name="ce16">
            <text:p>13074</text:p>
          </table:table-cell>
          <table:table-cell office:value-type="float" office:value="2063" table:style-name="ce18">
            <text:p>2063</text:p>
          </table:table-cell>
          <table:table-cell office:value-type="float" office:value="4232" table:style-name="ce18">
            <text:p>4232</text:p>
          </table:table-cell>
          <table:table-cell office:value-type="float" office:value="307521" table:style-name="ce18">
            <text:p>307521</text:p>
          </table:table-cell>
          <table:table-cell office:value-type="float" office:value="60638" table:style-name="ce16">
            <text:p>60638</text:p>
          </table:table-cell>
          <table:table-cell office:value-type="float" office:value="20910" table:style-name="ce16">
            <text:p>20910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91-92</text:p>
          </table:table-cell>
          <table:table-cell office:value-type="float" office:value="1060350" table:style-name="ce25">
            <text:p>1060350</text:p>
          </table:table-cell>
          <table:table-cell office:value-type="float" office:value="42822" table:style-name="ce18">
            <text:p>42822</text:p>
          </table:table-cell>
          <table:table-cell office:value-type="float" office:value="50309" table:style-name="ce18">
            <text:p>50309</text:p>
          </table:table-cell>
          <table:table-cell office:value-type="float" office:value="50274" table:style-name="ce18">
            <text:p>50274</text:p>
          </table:table-cell>
          <table:table-cell office:value-type="float" office:value="5230" table:style-name="ce18">
            <text:p>5230</text:p>
          </table:table-cell>
          <table:table-cell office:value-type="float" office:value="3450" table:style-name="ce16">
            <text:p>3450</text:p>
          </table:table-cell>
          <table:table-cell office:value-type="float" office:value="303090" table:style-name="ce18">
            <text:p>303090</text:p>
          </table:table-cell>
          <table:table-cell office:value-type="float" office:value="193315" table:style-name="ce18">
            <text:p>193315</text:p>
          </table:table-cell>
          <table:table-cell office:value-type="float" office:value="496405" table:style-name="ce18">
            <text:p>496405</text:p>
          </table:table-cell>
          <table:table-cell office:value-type="float" office:value="104601" table:style-name="ce18">
            <text:p>104601</text:p>
          </table:table-cell>
          <table:table-cell office:value-type="float" office:value="2657865" table:style-name="ce18">
            <text:p>2657865</text:p>
          </table:table-cell>
          <table:table-cell office:value-type="float" office:value="13116" table:style-name="ce16">
            <text:p>13116</text:p>
          </table:table-cell>
          <table:table-cell office:value-type="float" office:value="1986" table:style-name="ce18">
            <text:p>1986</text:p>
          </table:table-cell>
          <table:table-cell office:value-type="float" office:value="4641" table:style-name="ce18">
            <text:p>4641</text:p>
          </table:table-cell>
          <table:table-cell office:value-type="float" office:value="343109" table:style-name="ce18">
            <text:p>343109</text:p>
          </table:table-cell>
          <table:table-cell office:value-type="float" office:value="66080" table:style-name="ce16">
            <text:p>66080</text:p>
          </table:table-cell>
          <table:table-cell office:value-type="float" office:value="20040" table:style-name="ce26">
            <text:p>20040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92-93</text:p>
          </table:table-cell>
          <table:table-cell office:value-type="float" office:value="1084878" table:style-name="ce25">
            <text:p>1084878</text:p>
          </table:table-cell>
          <table:table-cell office:value-type="float" office:value="49874" table:style-name="ce18">
            <text:p>49874</text:p>
          </table:table-cell>
          <table:table-cell office:value-type="float" office:value="49666" table:style-name="ce18">
            <text:p>49666</text:p>
          </table:table-cell>
          <table:table-cell office:value-type="float" office:value="45403" table:style-name="ce18">
            <text:p>45403</text:p>
          </table:table-cell>
          <table:table-cell office:value-type="float" office:value="5662" table:style-name="ce18">
            <text:p>5662</text:p>
          </table:table-cell>
          <table:table-cell office:value-type="float" office:value="2570" table:style-name="ce16">
            <text:p>2570</text:p>
          </table:table-cell>
          <table:table-cell office:value-type="float" office:value="308871" table:style-name="ce18">
            <text:p>308871</text:p>
          </table:table-cell>
          <table:table-cell office:value-type="float" office:value="211186" table:style-name="ce18">
            <text:p>211186</text:p>
          </table:table-cell>
          <table:table-cell office:value-type="float" office:value="520057" table:style-name="ce18">
            <text:p>520057</text:p>
          </table:table-cell>
          <table:table-cell office:value-type="float" office:value="95623" table:style-name="ce18">
            <text:p>95623</text:p>
          </table:table-cell>
          <table:table-cell office:value-type="float" office:value="2629127" table:style-name="ce18">
            <text:p>2629127</text:p>
          </table:table-cell>
          <table:table-cell office:value-type="float" office:value="13643" table:style-name="ce16">
            <text:p>13643</text:p>
          </table:table-cell>
          <table:table-cell office:value-type="float" office:value="1696" table:style-name="ce18">
            <text:p>1696</text:p>
          </table:table-cell>
          <table:table-cell office:value-type="float" office:value="5124" table:style-name="ce18">
            <text:p>5124</text:p>
          </table:table-cell>
          <table:table-cell office:value-type="float" office:value="368646" table:style-name="ce18">
            <text:p>368646</text:p>
          </table:table-cell>
          <table:table-cell office:value-type="float" office:value="54435" table:style-name="ce16">
            <text:p>54435</text:p>
          </table:table-cell>
          <table:table-cell office:value-type="float" office:value="36170" table:style-name="ce16">
            <text:p>36170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93-94</text:p>
          </table:table-cell>
          <table:table-cell office:value-type="float" office:value="1003938" table:style-name="ce25">
            <text:p>1003938</text:p>
          </table:table-cell>
          <table:table-cell office:value-type="float" office:value="50907" table:style-name="ce18">
            <text:p>50907</text:p>
          </table:table-cell>
          <table:table-cell office:value-type="float" office:value="49845" table:style-name="ce18">
            <text:p>49845</text:p>
          </table:table-cell>
          <table:table-cell office:value-type="float" office:value="37676" table:style-name="ce18">
            <text:p>37676</text:p>
          </table:table-cell>
          <table:table-cell office:value-type="float" office:value="6296" table:style-name="ce18">
            <text:p>6296</text:p>
          </table:table-cell>
          <table:table-cell office:value-type="float" office:value="4430" table:style-name="ce16">
            <text:p>4430</text:p>
          </table:table-cell>
          <table:table-cell office:value-type="float" office:value="339994" table:style-name="ce18">
            <text:p>339994</text:p>
          </table:table-cell>
          <table:table-cell office:value-type="float" office:value="233674" table:style-name="ce18">
            <text:p>233674</text:p>
          </table:table-cell>
          <table:table-cell office:value-type="float" office:value="573668" table:style-name="ce18">
            <text:p>573668</text:p>
          </table:table-cell>
          <table:table-cell office:value-type="float" office:value="79925" table:style-name="ce18">
            <text:p>79925</text:p>
          </table:table-cell>
          <table:table-cell office:value-type="float" office:value="2602212" table:style-name="ce18">
            <text:p>2602212</text:p>
          </table:table-cell>
          <table:table-cell office:value-type="float" office:value="15357" table:style-name="ce16">
            <text:p>15357</text:p>
          </table:table-cell>
          <table:table-cell office:value-type="float" office:value="2047" table:style-name="ce18">
            <text:p>2047</text:p>
          </table:table-cell>
          <table:table-cell office:value-type="float" office:value="5192" table:style-name="ce18">
            <text:p>5192</text:p>
          </table:table-cell>
          <table:table-cell office:value-type="float" office:value="408311" table:style-name="ce18">
            <text:p>408311</text:p>
          </table:table-cell>
          <table:table-cell office:value-type="float" office:value="61488" table:style-name="ce16">
            <text:p>61488</text:p>
          </table:table-cell>
          <table:table-cell office:value-type="float" office:value="46240" table:style-name="ce16">
            <text:p>46240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94-95</text:p>
          </table:table-cell>
          <table:table-cell office:value-type="float" office:value="975065" table:style-name="ce25">
            <text:p>975065</text:p>
          </table:table-cell>
          <table:table-cell office:value-type="float" office:value="53980" table:style-name="ce18">
            <text:p>53980</text:p>
          </table:table-cell>
          <table:table-cell office:value-type="float" office:value="59256" table:style-name="ce18">
            <text:p>59256</text:p>
          </table:table-cell>
          <table:table-cell office:value-type="float" office:value="49748" table:style-name="ce18">
            <text:p>49748</text:p>
          </table:table-cell>
          <table:table-cell office:value-type="float" office:value="9283" table:style-name="ce18">
            <text:p>9283</text:p>
          </table:table-cell>
          <table:table-cell office:value-type="float" office:value="4720" table:style-name="ce16">
            <text:p>4720</text:p>
          </table:table-cell>
          <table:table-cell office:value-type="float" office:value="342006" table:style-name="ce18">
            <text:p>342006</text:p>
          </table:table-cell>
          <table:table-cell office:value-type="float" office:value="232258" table:style-name="ce18">
            <text:p>232258</text:p>
          </table:table-cell>
          <table:table-cell office:value-type="float" office:value="574264" table:style-name="ce18">
            <text:p>574264</text:p>
          </table:table-cell>
          <table:table-cell office:value-type="float" office:value="95548" table:style-name="ce18">
            <text:p>95548</text:p>
          </table:table-cell>
          <table:table-cell office:value-type="float" office:value="2344238" table:style-name="ce18">
            <text:p>2344238</text:p>
          </table:table-cell>
          <table:table-cell office:value-type="float" office:value="17466" table:style-name="ce16">
            <text:p>17466</text:p>
          </table:table-cell>
          <table:table-cell office:value-type="float" office:value="1859" table:style-name="ce18">
            <text:p>1859</text:p>
          </table:table-cell>
          <table:table-cell office:value-type="float" office:value="5336" table:style-name="ce18">
            <text:p>5336</text:p>
          </table:table-cell>
          <table:table-cell office:value-type="float" office:value="442830" table:style-name="ce18">
            <text:p>442830</text:p>
          </table:table-cell>
          <table:table-cell office:value-type="float" office:value="60715" table:style-name="ce16">
            <text:p>60715</text:p>
          </table:table-cell>
          <table:table-cell office:value-type="float" office:value="46240" table:style-name="ce16">
            <text:p>46240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95-96</text:p>
          </table:table-cell>
          <table:table-cell office:value-type="float" office:value="953026" table:style-name="ce25">
            <text:p>953026</text:p>
          </table:table-cell>
          <table:table-cell office:value-type="float" office:value="28313" table:style-name="ce18">
            <text:p>28313</text:p>
          </table:table-cell>
          <table:table-cell office:value-type="float" office:value="68568" table:style-name="ce18">
            <text:p>68568</text:p>
          </table:table-cell>
          <table:table-cell office:value-type="float" office:value="46455" table:style-name="ce18">
            <text:p>46455</text:p>
          </table:table-cell>
          <table:table-cell office:value-type="float" office:value="9559" table:style-name="ce18">
            <text:p>9559</text:p>
          </table:table-cell>
          <table:table-cell office:value-type="float" office:value="5380" table:style-name="ce16">
            <text:p>5380</text:p>
          </table:table-cell>
          <table:table-cell office:value-type="float" office:value="362917" table:style-name="ce18">
            <text:p>362917</text:p>
          </table:table-cell>
          <table:table-cell office:value-type="float" office:value="229493" table:style-name="ce18">
            <text:p>229493</text:p>
          </table:table-cell>
          <table:table-cell office:value-type="float" office:value="592410" table:style-name="ce18">
            <text:p>592410</text:p>
          </table:table-cell>
          <table:table-cell office:value-type="float" office:value="82760" table:style-name="ce18">
            <text:p>82760</text:p>
          </table:table-cell>
          <table:table-cell office:value-type="float" office:value="2500113" table:style-name="ce18">
            <text:p>2500113</text:p>
          </table:table-cell>
          <table:table-cell office:value-type="float" office:value="86032" table:style-name="ce27">
            <text:p>86032</text:p>
          </table:table-cell>
          <table:table-cell office:value-type="float" office:value="2131" table:style-name="ce18">
            <text:p>2131</text:p>
          </table:table-cell>
          <table:table-cell office:value-type="float" office:value="5155" table:style-name="ce18">
            <text:p>5155</text:p>
          </table:table-cell>
          <table:table-cell office:value-type="float" office:value="474555" table:style-name="ce18">
            <text:p>474555</text:p>
          </table:table-cell>
          <table:table-cell office:value-type="float" office:value="64802" table:style-name="ce27">
            <text:p>64802</text:p>
          </table:table-cell>
          <table:table-cell office:value-type="float" office:value="45000" table:style-name="ce27">
            <text:p>45000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96-97</text:p>
          </table:table-cell>
          <table:table-cell office:value-type="float" office:value="871361" table:style-name="ce25">
            <text:p>871361</text:p>
          </table:table-cell>
          <table:table-cell office:value-type="float" office:value="40743" table:style-name="ce18">
            <text:p>40743</text:p>
          </table:table-cell>
          <table:table-cell office:value-type="float" office:value="56546" table:style-name="ce18">
            <text:p>56546</text:p>
          </table:table-cell>
          <table:table-cell office:value-type="float" office:value="46371" table:style-name="ce18">
            <text:p>46371</text:p>
          </table:table-cell>
          <table:table-cell office:value-type="float" office:value="9840" table:style-name="ce18">
            <text:p>9840</text:p>
          </table:table-cell>
          <table:table-cell office:value-type="float" office:value="4550" table:style-name="ce16">
            <text:p>4550</text:p>
          </table:table-cell>
          <table:table-cell office:value-type="float" office:value="403673" table:style-name="ce18">
            <text:p>403673</text:p>
          </table:table-cell>
          <table:table-cell office:value-type="float" office:value="338871" table:style-name="ce18">
            <text:p>338871</text:p>
          </table:table-cell>
          <table:table-cell office:value-type="float" office:value="742544" table:style-name="ce18">
            <text:p>742544</text:p>
          </table:table-cell>
          <table:table-cell office:value-type="float" office:value="68963" table:style-name="ce18">
            <text:p>68963</text:p>
          </table:table-cell>
          <table:table-cell office:value-type="float" office:value="2691118" table:style-name="ce18">
            <text:p>2691118</text:p>
          </table:table-cell>
          <table:table-cell office:value-type="float" office:value="85829" table:style-name="ce27">
            <text:p>85829</text:p>
          </table:table-cell>
          <table:table-cell office:value-type="float" office:value="1807" table:style-name="ce18">
            <text:p>1807</text:p>
          </table:table-cell>
          <table:table-cell office:value-type="float" office:value="5276" table:style-name="ce18">
            <text:p>5276</text:p>
          </table:table-cell>
          <table:table-cell office:value-type="float" office:value="512756" table:style-name="ce18">
            <text:p>512756</text:p>
          </table:table-cell>
          <table:table-cell office:value-type="float" office:value="69319" table:style-name="ce27">
            <text:p>69319</text:p>
          </table:table-cell>
          <table:table-cell office:value-type="float" office:value="47320" table:style-name="ce27">
            <text:p>47320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97-98</text:p>
          </table:table-cell>
          <table:table-cell office:value-type="float" office:value="764610" table:style-name="ce25">
            <text:p>764610</text:p>
          </table:table-cell>
          <table:table-cell office:value-type="float" office:value="42227" table:style-name="ce18">
            <text:p>42227</text:p>
          </table:table-cell>
          <table:table-cell office:value-type="float" office:value="46040" table:style-name="ce18">
            <text:p>46040</text:p>
          </table:table-cell>
          <table:table-cell office:value-type="float" office:value="43617" table:style-name="ce18">
            <text:p>43617</text:p>
          </table:table-cell>
          <table:table-cell office:value-type="float" office:value="8585" table:style-name="ce18">
            <text:p>8585</text:p>
          </table:table-cell>
          <table:table-cell office:value-type="float" office:value="5290" table:style-name="ce16">
            <text:p>5290</text:p>
          </table:table-cell>
          <table:table-cell office:value-type="float" office:value="436717" table:style-name="ce18">
            <text:p>436717</text:p>
          </table:table-cell>
          <table:table-cell office:value-type="float" office:value="356622" table:style-name="ce18">
            <text:p>356622</text:p>
          </table:table-cell>
          <table:table-cell office:value-type="float" office:value="793339" table:style-name="ce18">
            <text:p>793339</text:p>
          </table:table-cell>
          <table:table-cell office:value-type="float" office:value="56885" table:style-name="ce18">
            <text:p>56885</text:p>
          </table:table-cell>
          <table:table-cell office:value-type="float" office:value="2741696" table:style-name="ce18">
            <text:p>2741696</text:p>
          </table:table-cell>
          <table:table-cell office:value-type="float" office:value="87038" table:style-name="ce27">
            <text:p>87038</text:p>
          </table:table-cell>
          <table:table-cell office:value-type="float" office:value="1389" table:style-name="ce18">
            <text:p>1389</text:p>
          </table:table-cell>
          <table:table-cell office:value-type="float" office:value="5210" table:style-name="ce18">
            <text:p>5210</text:p>
          </table:table-cell>
          <table:table-cell office:value-type="float" office:value="541935" table:style-name="ce18">
            <text:p>541935</text:p>
          </table:table-cell>
          <table:table-cell office:value-type="float" office:value="65225" table:style-name="ce27">
            <text:p>65225</text:p>
          </table:table-cell>
          <table:table-cell office:value-type="float" office:value="50659" table:style-name="ce27">
            <text:p>50659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98-99</text:p>
          </table:table-cell>
          <table:table-cell office:value-type="float" office:value="726743" table:style-name="ce25">
            <text:p>726743</text:p>
          </table:table-cell>
          <table:table-cell office:value-type="float" office:value="47216" table:style-name="ce18">
            <text:p>47216</text:p>
          </table:table-cell>
          <table:table-cell office:value-type="float" office:value="68510" table:style-name="ce18">
            <text:p>68510</text:p>
          </table:table-cell>
          <table:table-cell office:value-type="float" office:value="39362" table:style-name="ce18">
            <text:p>39362</text:p>
          </table:table-cell>
          <table:table-cell office:value-type="float" office:value="8034" table:style-name="ce18">
            <text:p>8034</text:p>
          </table:table-cell>
          <table:table-cell office:value-type="float" office:value="4990" table:style-name="ce16">
            <text:p>4990</text:p>
          </table:table-cell>
          <table:table-cell office:value-type="float" office:value="386588" table:style-name="ce18">
            <text:p>386588</text:p>
          </table:table-cell>
          <table:table-cell office:value-type="float" office:value="397986" table:style-name="ce18">
            <text:p>397986</text:p>
          </table:table-cell>
          <table:table-cell office:value-type="float" office:value="784574" table:style-name="ce18">
            <text:p>784574</text:p>
          </table:table-cell>
          <table:table-cell office:value-type="float" office:value="51336" table:style-name="ce18">
            <text:p>51336</text:p>
          </table:table-cell>
          <table:table-cell office:value-type="float" office:value="2630155" table:style-name="ce18">
            <text:p>2630155</text:p>
          </table:table-cell>
          <table:table-cell office:value-type="float" office:value="68479" table:style-name="ce27">
            <text:p>68479</text:p>
          </table:table-cell>
          <table:table-cell office:value-type="float" office:value="1057" table:style-name="ce18">
            <text:p>1057</text:p>
          </table:table-cell>
          <table:table-cell office:value-type="float" office:value="5132" table:style-name="ce18">
            <text:p>5132</text:p>
          </table:table-cell>
          <table:table-cell office:value-type="float" office:value="559099" table:style-name="ce18">
            <text:p>559099</text:p>
          </table:table-cell>
          <table:table-cell office:value-type="float" office:value="58726" table:style-name="ce27">
            <text:p>58726</text:p>
          </table:table-cell>
          <table:table-cell office:value-type="float" office:value="49886" table:style-name="ce27">
            <text:p>49886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99-00</text:p>
          </table:table-cell>
          <table:table-cell office:value-type="float" office:value="770686" table:style-name="ce25">
            <text:p>770686</text:p>
          </table:table-cell>
          <table:table-cell office:value-type="float" office:value="57882" table:style-name="ce18">
            <text:p>57882</text:p>
          </table:table-cell>
          <table:table-cell office:value-type="float" office:value="47543" table:style-name="ce18">
            <text:p>47543</text:p>
          </table:table-cell>
          <table:table-cell office:value-type="float" office:value="41344" table:style-name="ce18">
            <text:p>41344</text:p>
          </table:table-cell>
          <table:table-cell office:value-type="float" office:value="8362" table:style-name="ce18">
            <text:p>8362</text:p>
          </table:table-cell>
          <table:table-cell office:value-type="float" office:value="6585" table:style-name="ce16">
            <text:p>6585</text:p>
          </table:table-cell>
          <table:table-cell office:value-type="float" office:value="398145" table:style-name="ce18">
            <text:p>398145</text:p>
          </table:table-cell>
          <table:table-cell office:value-type="float" office:value="410566" table:style-name="ce18">
            <text:p>410566</text:p>
          </table:table-cell>
          <table:table-cell office:value-type="float" office:value="808711" table:style-name="ce18">
            <text:p>808711</text:p>
          </table:table-cell>
          <table:table-cell office:value-type="float" office:value="65547" table:style-name="ce18">
            <text:p>65547</text:p>
          </table:table-cell>
          <table:table-cell office:value-type="float" office:value="2531752" table:style-name="ce18">
            <text:p>2531752</text:p>
          </table:table-cell>
          <table:table-cell office:value-type="float" office:value="83337" table:style-name="ce27">
            <text:p>83337</text:p>
          </table:table-cell>
          <table:table-cell office:value-type="float" office:value="718" table:style-name="ce18">
            <text:p>718</text:p>
          </table:table-cell>
          <table:table-cell office:value-type="float" office:value="5680" table:style-name="ce18">
            <text:p>5680</text:p>
          </table:table-cell>
          <table:table-cell office:value-type="float" office:value="572820" table:style-name="ce18">
            <text:p>572820</text:p>
          </table:table-cell>
          <table:table-cell office:value-type="float" office:value="61955" table:style-name="ce27">
            <text:p>61955</text:p>
          </table:table-cell>
          <table:table-cell office:value-type="float" office:value="60470" table:style-name="ce27">
            <text:p>60470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00-01</text:p>
          </table:table-cell>
          <table:table-cell office:value-type="float" office:value="751328" table:style-name="ce25">
            <text:p>751328</text:p>
          </table:table-cell>
          <table:table-cell office:value-type="float" office:value="27555" table:style-name="ce18">
            <text:p>27555</text:p>
          </table:table-cell>
          <table:table-cell office:value-type="float" office:value="60929" table:style-name="ce18">
            <text:p>60929</text:p>
          </table:table-cell>
          <table:table-cell office:value-type="float" office:value="42699" table:style-name="ce18">
            <text:p>42699</text:p>
          </table:table-cell>
          <table:table-cell office:value-type="float" office:value="9037" table:style-name="ce18">
            <text:p>9037</text:p>
          </table:table-cell>
          <table:table-cell office:value-type="float" office:value="7580" table:style-name="ce16">
            <text:p>7580</text:p>
          </table:table-cell>
          <table:table-cell office:value-type="float" office:value="327955" table:style-name="ce18">
            <text:p>327955</text:p>
          </table:table-cell>
          <table:table-cell office:value-type="float" office:value="403695" table:style-name="ce18">
            <text:p>403695</text:p>
          </table:table-cell>
          <table:table-cell office:value-type="float" office:value="731650" table:style-name="ce18">
            <text:p>731650</text:p>
          </table:table-cell>
          <table:table-cell office:value-type="float" office:value="66178" table:style-name="ce18">
            <text:p>66178</text:p>
          </table:table-cell>
          <table:table-cell office:value-type="float" office:value="2586903" table:style-name="ce18">
            <text:p>2586903</text:p>
          </table:table-cell>
          <table:table-cell office:value-type="float" office:value="87947" table:style-name="ce27">
            <text:p>87947</text:p>
          </table:table-cell>
          <table:table-cell office:value-type="float" office:value="797" table:style-name="ce18">
            <text:p>797</text:p>
          </table:table-cell>
          <table:table-cell office:value-type="float" office:value="5536" table:style-name="ce18">
            <text:p>5536</text:p>
          </table:table-cell>
          <table:table-cell office:value-type="float" office:value="579866" table:style-name="ce18">
            <text:p>579866</text:p>
          </table:table-cell>
          <table:table-cell office:value-type="float" office:value="69132" table:style-name="ce27">
            <text:p>69132</text:p>
          </table:table-cell>
          <table:table-cell office:value-type="float" office:value="70550" table:style-name="ce27">
            <text:p>70550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01-02</text:p>
          </table:table-cell>
          <table:table-cell office:value-type="float" office:value="703504" table:style-name="ce25">
            <text:p>703504</text:p>
          </table:table-cell>
          <table:table-cell office:value-type="float" office:value="26978" table:style-name="ce18">
            <text:p>26978</text:p>
          </table:table-cell>
          <table:table-cell office:value-type="float" office:value="58240" table:style-name="ce18">
            <text:p>58240</text:p>
          </table:table-cell>
          <table:table-cell office:value-type="float" office:value="40181" table:style-name="ce18">
            <text:p>40181</text:p>
          </table:table-cell>
          <table:table-cell office:value-type="float" office:value="7895" table:style-name="ce18">
            <text:p>7895</text:p>
          </table:table-cell>
          <table:table-cell office:value-type="float" office:value="8380" table:style-name="ce16">
            <text:p>8380</text:p>
          </table:table-cell>
          <table:table-cell office:value-type="float" office:value="375903" table:style-name="ce18">
            <text:p>375903</text:p>
          </table:table-cell>
          <table:table-cell office:value-type="float" office:value="393182" table:style-name="ce18">
            <text:p>393182</text:p>
          </table:table-cell>
          <table:table-cell office:value-type="float" office:value="769085" table:style-name="ce18">
            <text:p>769085</text:p>
          </table:table-cell>
          <table:table-cell office:value-type="float" office:value="65867" table:style-name="ce18">
            <text:p>65867</text:p>
          </table:table-cell>
          <table:table-cell office:value-type="float" office:value="2455880" table:style-name="ce18">
            <text:p>2455880</text:p>
          </table:table-cell>
          <table:table-cell office:value-type="float" office:value="84681" table:style-name="ce27">
            <text:p>84681</text:p>
          </table:table-cell>
          <table:table-cell office:value-type="float" office:value="284" table:style-name="ce18">
            <text:p>284</text:p>
          </table:table-cell>
          <table:table-cell office:value-type="float" office:value="5479" table:style-name="ce18">
            <text:p>5479</text:p>
          </table:table-cell>
          <table:table-cell office:value-type="float" office:value="580350" table:style-name="ce18">
            <text:p>580350</text:p>
          </table:table-cell>
          <table:table-cell office:value-type="float" office:value="66090" table:style-name="ce27">
            <text:p>66090</text:p>
          </table:table-cell>
          <table:table-cell office:value-type="float" office:value="66690" table:style-name="ce27">
            <text:p>66690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02-03</text:p>
          </table:table-cell>
          <table:table-cell office:value-type="float" office:value="688859" table:style-name="ce25">
            <text:p>688859</text:p>
          </table:table-cell>
          <table:table-cell office:value-type="float" office:value="31283" table:style-name="ce18">
            <text:p>31283</text:p>
          </table:table-cell>
          <table:table-cell office:value-type="float" office:value="67358" table:style-name="ce18">
            <text:p>67358</text:p>
          </table:table-cell>
          <table:table-cell office:value-type="float" office:value="32412" table:style-name="ce18">
            <text:p>32412</text:p>
          </table:table-cell>
          <table:table-cell office:value-type="float" office:value="6938" table:style-name="ce18">
            <text:p>6938</text:p>
          </table:table-cell>
          <table:table-cell office:value-type="float" office:value="8680" table:style-name="ce16">
            <text:p>8680</text:p>
          </table:table-cell>
          <table:table-cell office:value-type="float" office:value="421809" table:style-name="ce18">
            <text:p>421809</text:p>
          </table:table-cell>
          <table:table-cell office:value-type="float" office:value="409282" table:style-name="ce18">
            <text:p>409282</text:p>
          </table:table-cell>
          <table:table-cell office:value-type="float" office:value="831091" table:style-name="ce18">
            <text:p>831091</text:p>
          </table:table-cell>
          <table:table-cell office:value-type="float" office:value="66087" table:style-name="ce18">
            <text:p>66087</text:p>
          </table:table-cell>
          <table:table-cell office:value-type="float" office:value="2413217" table:style-name="ce18">
            <text:p>2413217</text:p>
          </table:table-cell>
          <table:table-cell office:value-type="float" office:value="107279" table:style-name="ce27">
            <text:p>107279</text:p>
          </table:table-cell>
          <table:table-cell office:value-type="float" office:value="260" table:style-name="ce18">
            <text:p>260</text:p>
          </table:table-cell>
          <table:table-cell office:value-type="float" office:value="5709" table:style-name="ce18">
            <text:p>5709</text:p>
          </table:table-cell>
          <table:table-cell office:value-type="float" office:value="594917" table:style-name="ce18">
            <text:p>594917</text:p>
          </table:table-cell>
          <table:table-cell office:value-type="float" office:value="55348" table:style-name="ce27">
            <text:p>55348</text:p>
          </table:table-cell>
          <table:table-cell office:value-type="float" office:value="63322" table:style-name="ce27">
            <text:p>63322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03-04</text:p>
          </table:table-cell>
          <table:table-cell office:value-type="float" office:value="570045" table:style-name="ce25">
            <text:p>570045</text:p>
          </table:table-cell>
          <table:table-cell office:value-type="float" office:value="29098" table:style-name="ce18">
            <text:p>29098</text:p>
          </table:table-cell>
          <table:table-cell office:value-type="float" office:value="69015" table:style-name="ce18">
            <text:p>69015</text:p>
          </table:table-cell>
          <table:table-cell office:value-type="float" office:value="32972" table:style-name="ce18">
            <text:p>32972</text:p>
          </table:table-cell>
          <table:table-cell office:value-type="float" office:value="5652" table:style-name="ce18">
            <text:p>5652</text:p>
          </table:table-cell>
          <table:table-cell office:value-type="float" office:value="8875" table:style-name="ce17">
            <text:p>8875</text:p>
          </table:table-cell>
          <table:table-cell office:value-type="float" office:value="442220" table:style-name="ce18">
            <text:p>442220</text:p>
          </table:table-cell>
          <table:table-cell office:value-type="float" office:value="399717" table:style-name="ce18">
            <text:p>399717</text:p>
          </table:table-cell>
          <table:table-cell office:value-type="float" office:value="841937" table:style-name="ce18">
            <text:p>841937</text:p>
          </table:table-cell>
          <table:table-cell office:value-type="float" office:value="65655" table:style-name="ce19">
            <text:p>65655</text:p>
          </table:table-cell>
          <table:table-cell office:value-type="float" office:value="2540790" table:style-name="ce18">
            <text:p>2540790</text:p>
          </table:table-cell>
          <table:table-cell office:value-type="float" office:value="105490" table:style-name="ce27">
            <text:p>105490</text:p>
          </table:table-cell>
          <table:table-cell office:value-type="float" office:value="285" table:style-name="ce18">
            <text:p>285</text:p>
          </table:table-cell>
          <table:table-cell office:value-type="float" office:value="5876" table:style-name="ce18">
            <text:p>5876</text:p>
          </table:table-cell>
          <table:table-cell office:value-type="float" office:value="655134" table:style-name="ce18">
            <text:p>655134</text:p>
          </table:table-cell>
          <table:table-cell office:value-type="float" office:value="57553" table:style-name="ce27">
            <text:p>57553</text:p>
          </table:table-cell>
          <table:table-cell office:value-type="float" office:value="63850" table:style-name="ce27">
            <text:p>63850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04-05</text:p>
          </table:table-cell>
          <table:table-cell office:value-type="float" office:value="667105" table:style-name="ce25">
            <text:p>667105</text:p>
          </table:table-cell>
          <table:table-cell office:value-type="float" office:value="15430" table:style-name="ce18">
            <text:p>15430</text:p>
          </table:table-cell>
          <table:table-cell office:value-type="float" office:value="74980" table:style-name="ce18">
            <text:p>74980</text:p>
          </table:table-cell>
          <table:table-cell office:value-type="float" office:value="45305" table:style-name="ce18">
            <text:p>45305</text:p>
          </table:table-cell>
          <table:table-cell office:value-type="float" office:value="6244" table:style-name="ce18">
            <text:p>6244</text:p>
          </table:table-cell>
          <table:table-cell office:value-type="float" office:value="8616" table:style-name="ce17">
            <text:p>8616</text:p>
          </table:table-cell>
          <table:table-cell office:value-type="float" office:value="475371" table:style-name="ce18">
            <text:p>475371</text:p>
          </table:table-cell>
          <table:table-cell office:value-type="float" office:value="416115" table:style-name="ce18">
            <text:p>416115</text:p>
          </table:table-cell>
          <table:table-cell office:value-type="float" office:value="891486" table:style-name="ce18">
            <text:p>891486</text:p>
          </table:table-cell>
          <table:table-cell office:value-type="float" office:value="60584" table:style-name="ce19">
            <text:p>60584</text:p>
          </table:table-cell>
          <table:table-cell office:value-type="float" office:value="2400043" table:style-name="ce18">
            <text:p>2400043</text:p>
          </table:table-cell>
          <table:table-cell office:value-type="float" office:value="110340" table:style-name="ce27">
            <text:p>110340</text:p>
          </table:table-cell>
          <table:table-cell office:value-type="float" office:value="260" table:style-name="ce18">
            <text:p>260</text:p>
          </table:table-cell>
          <table:table-cell office:value-type="float" office:value="6001" table:style-name="ce18">
            <text:p>6001</text:p>
          </table:table-cell>
          <table:table-cell office:value-type="float" office:value="690778" table:style-name="ce18">
            <text:p>690778</text:p>
          </table:table-cell>
          <table:table-cell office:value-type="float" office:value="49508" table:style-name="ce27">
            <text:p>49508</text:p>
          </table:table-cell>
          <table:table-cell office:value-type="float" office:value="54300" table:style-name="ce27">
            <text:p>54300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05-06</text:p>
          </table:table-cell>
          <table:table-cell office:value-type="float" office:value="629987" table:style-name="ce25">
            <text:p>629987</text:p>
          </table:table-cell>
          <table:table-cell office:value-type="float" office:value="9165" table:style-name="ce18">
            <text:p>9165</text:p>
          </table:table-cell>
          <table:table-cell office:value-type="float" office:value="87605" table:style-name="ce18">
            <text:p>87605</text:p>
          </table:table-cell>
          <table:table-cell office:value-type="float" office:value="56288" table:style-name="ce18">
            <text:p>56288</text:p>
          </table:table-cell>
          <table:table-cell office:value-type="float" office:value="8237" table:style-name="ce18">
            <text:p>8237</text:p>
          </table:table-cell>
          <table:table-cell office:value-type="float" office:value="9765" table:style-name="ce17">
            <text:p>9765</text:p>
          </table:table-cell>
          <table:table-cell office:value-type="float" office:value="491823" table:style-name="ce18">
            <text:p>491823</text:p>
          </table:table-cell>
          <table:table-cell office:value-type="float" office:value="445333" table:style-name="ce18">
            <text:p>445333</text:p>
          </table:table-cell>
          <table:table-cell office:value-type="float" office:value="937156" table:style-name="ce18">
            <text:p>937156</text:p>
          </table:table-cell>
          <table:table-cell office:value-type="float" office:value="68262" table:style-name="ce19">
            <text:p>68262</text:p>
          </table:table-cell>
          <table:table-cell office:value-type="float" office:value="2568284" table:style-name="ce18">
            <text:p>2568284</text:p>
          </table:table-cell>
          <table:table-cell office:value-type="float" office:value="119309" table:style-name="ce17">
            <text:p>119309</text:p>
          </table:table-cell>
          <table:table-cell office:value-type="float" office:value="210" table:style-name="ce18">
            <text:p>210</text:p>
          </table:table-cell>
          <table:table-cell office:value-type="float" office:value="6326" table:style-name="ce18">
            <text:p>6326</text:p>
          </table:table-cell>
          <table:table-cell office:value-type="float" office:value="739225" table:style-name="ce18">
            <text:p>739225</text:p>
          </table:table-cell>
          <table:table-cell office:value-type="float" office:value="56384" table:style-name="ce17">
            <text:p>56384</text:p>
          </table:table-cell>
          <table:table-cell office:value-type="float" office:value="60175" table:style-name="ce17">
            <text:p>60175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06-07</text:p>
          </table:table-cell>
          <table:table-cell office:value-type="float" office:value="641575" table:style-name="ce25">
            <text:p>641575</text:p>
          </table:table-cell>
          <table:table-cell office:value-type="float" office:value="6582" table:style-name="ce18">
            <text:p>6582</text:p>
          </table:table-cell>
          <table:table-cell office:value-type="float" office:value="64264" table:style-name="ce18">
            <text:p>64264</text:p>
          </table:table-cell>
          <table:table-cell office:value-type="float" office:value="42496" table:style-name="ce18">
            <text:p>42496</text:p>
          </table:table-cell>
          <table:table-cell office:value-type="float" office:value="9980" table:style-name="ce18">
            <text:p>9980</text:p>
          </table:table-cell>
          <table:table-cell office:value-type="float" office:value="8545" table:style-name="ce17">
            <text:p>8545</text:p>
          </table:table-cell>
          <table:table-cell office:value-type="float" office:value="463766" table:style-name="ce18">
            <text:p>463766</text:p>
          </table:table-cell>
          <table:table-cell office:value-type="float" office:value="435636" table:style-name="ce18">
            <text:p>435636</text:p>
          </table:table-cell>
          <table:table-cell office:value-type="float" office:value="899402" table:style-name="ce18">
            <text:p>899402</text:p>
          </table:table-cell>
          <table:table-cell office:value-type="float" office:value="61680" table:style-name="ce19">
            <text:p>61680</text:p>
          </table:table-cell>
          <table:table-cell office:value-type="float" office:value="2518999" table:style-name="ce18">
            <text:p>2518999</text:p>
          </table:table-cell>
          <table:table-cell office:value-type="float" office:value="109968" table:style-name="ce17">
            <text:p>109968</text:p>
          </table:table-cell>
          <table:table-cell office:value-type="float" office:value="294" table:style-name="ce18">
            <text:p>294</text:p>
          </table:table-cell>
          <table:table-cell office:value-type="float" office:value="6054" table:style-name="ce18">
            <text:p>6054</text:p>
          </table:table-cell>
          <table:table-cell office:value-type="float" office:value="780405" table:style-name="ce18">
            <text:p>780405</text:p>
          </table:table-cell>
          <table:table-cell office:value-type="float" office:value="53659" table:style-name="ce17">
            <text:p>53659</text:p>
          </table:table-cell>
          <table:table-cell office:value-type="float" office:value="59475" table:style-name="ce17">
            <text:p>59475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07-08</text:p>
          </table:table-cell>
          <table:table-cell office:value-type="float" office:value="528488" table:style-name="ce25">
            <text:p>528488</text:p>
          </table:table-cell>
          <table:table-cell office:value-type="float" office:value="15915" table:style-name="ce18">
            <text:p>15915</text:p>
          </table:table-cell>
          <table:table-cell office:value-type="float" office:value="41952" table:style-name="ce18">
            <text:p>41952</text:p>
          </table:table-cell>
          <table:table-cell office:value-type="float" office:value="31726" table:style-name="ce18">
            <text:p>31726</text:p>
          </table:table-cell>
          <table:table-cell office:value-type="float" office:value="7434" table:style-name="ce18">
            <text:p>7434</text:p>
          </table:table-cell>
          <table:table-cell office:value-type="float" office:value="7031" table:style-name="ce19">
            <text:p>7031</text:p>
          </table:table-cell>
          <table:table-cell office:value-type="float" office:value="439803" table:style-name="ce18">
            <text:p>439803</text:p>
          </table:table-cell>
          <table:table-cell office:value-type="float" office:value="391896" table:style-name="ce18">
            <text:p>391896</text:p>
          </table:table-cell>
          <table:table-cell office:value-type="float" office:value="831699" table:style-name="ce18">
            <text:p>831699</text:p>
          </table:table-cell>
          <table:table-cell office:value-type="float" office:value="52402" table:style-name="ce19">
            <text:p>52402</text:p>
          </table:table-cell>
          <table:table-cell office:value-type="float" office:value="2556455" table:style-name="ce18">
            <text:p>2556455</text:p>
          </table:table-cell>
          <table:table-cell office:value-type="float" office:value="114690" table:style-name="ce19">
            <text:p>114690</text:p>
          </table:table-cell>
          <table:table-cell office:value-type="float" office:value="171" table:style-name="ce18">
            <text:p>171</text:p>
          </table:table-cell>
          <table:table-cell office:value-type="float" office:value="5641" table:style-name="ce18">
            <text:p>5641</text:p>
          </table:table-cell>
          <table:table-cell office:value-type="float" office:value="753135" table:style-name="ce18">
            <text:p>753135</text:p>
          </table:table-cell>
          <table:table-cell office:value-type="float" office:value="51754" table:style-name="ce19">
            <text:p>51754</text:p>
          </table:table-cell>
          <table:table-cell office:value-type="float" office:value="48650" table:style-name="ce19">
            <text:p>48650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08-09</text:p>
          </table:table-cell>
          <table:table-cell office:value-type="float" office:value="590241" table:style-name="ce19">
            <text:p>590241</text:p>
          </table:table-cell>
          <table:table-cell office:value-type="float" office:value="27548" table:style-name="ce19">
            <text:p>27548</text:p>
          </table:table-cell>
          <table:table-cell office:value-type="float" office:value="33991" table:style-name="ce19">
            <text:p>33991</text:p>
          </table:table-cell>
          <table:table-cell office:value-type="float" office:value="30809" table:style-name="ce19">
            <text:p>30809</text:p>
          </table:table-cell>
          <table:table-cell office:value-type="float" office:value="6364" table:style-name="ce19">
            <text:p>6364</text:p>
          </table:table-cell>
          <table:table-cell office:value-type="float" office:value="8550" table:style-name="ce19">
            <text:p>8550</text:p>
          </table:table-cell>
          <table:table-cell office:value-type="float" office:value="435979" table:style-name="ce19">
            <text:p>435979</text:p>
          </table:table-cell>
          <table:table-cell office:value-type="float" office:value="399633" table:style-name="ce19">
            <text:p>399633</text:p>
          </table:table-cell>
          <table:table-cell office:value-type="float" office:value="835612" table:formula="of:=[.J54]+[.I54]" table:style-name="ce19">
            <text:p>835612</text:p>
          </table:table-cell>
          <table:table-cell office:value-type="float" office:value="42334" table:style-name="ce19">
            <text:p>42334</text:p>
          </table:table-cell>
          <table:table-cell office:value-type="float" office:value="2712114" table:style-name="ce19">
            <text:p>2712114</text:p>
          </table:table-cell>
          <table:table-cell office:value-type="float" office:value="125654" table:style-name="ce19">
            <text:p>125654</text:p>
          </table:table-cell>
          <table:table-cell office:value-type="float" office:value="309" table:style-name="ce19">
            <text:p>309</text:p>
          </table:table-cell>
          <table:table-cell office:value-type="float" office:value="5802" table:style-name="ce19">
            <text:p>5802</text:p>
          </table:table-cell>
          <table:table-cell office:value-type="float" office:value="783485" table:style-name="ce19">
            <text:p>783485</text:p>
          </table:table-cell>
          <table:table-cell office:value-type="float" office:value="51726" table:style-name="ce19">
            <text:p>51726</text:p>
          </table:table-cell>
          <table:table-cell office:value-type="float" office:value="57200" table:style-name="ce19">
            <text:p>57200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09-10</text:p>
          </table:table-cell>
          <table:table-cell office:value-type="float" office:value="598339" table:style-name="ce19">
            <text:p>598339</text:p>
          </table:table-cell>
          <table:table-cell office:value-type="float" office:value="28497" table:style-name="ce19">
            <text:p>28497</text:p>
          </table:table-cell>
          <table:table-cell office:value-type="float" office:value="42459" table:style-name="ce19">
            <text:p>42459</text:p>
          </table:table-cell>
          <table:table-cell office:value-type="float" office:value="28603" table:style-name="ce19">
            <text:p>28603</text:p>
          </table:table-cell>
          <table:table-cell office:value-type="float" office:value="6066" table:style-name="ce19">
            <text:p>6066</text:p>
          </table:table-cell>
          <table:table-cell office:value-type="float" office:value="7800" table:style-name="ce19">
            <text:p>7800</text:p>
          </table:table-cell>
          <table:table-cell office:value-type="float" office:value="406242" table:style-name="ce19">
            <text:p>406242</text:p>
          </table:table-cell>
          <table:table-cell office:value-type="float" office:value="338546" table:style-name="ce19">
            <text:p>338546</text:p>
          </table:table-cell>
          <table:table-cell office:value-type="float" office:value="744788" table:formula="of:=[.J55]+[.I55]" table:style-name="ce19">
            <text:p>744788</text:p>
          </table:table-cell>
          <table:table-cell office:value-type="float" office:value="35818" table:style-name="ce19">
            <text:p>35818</text:p>
          </table:table-cell>
          <table:table-cell office:value-type="float" office:value="2525384" table:style-name="ce19">
            <text:p>2525384</text:p>
          </table:table-cell>
          <table:table-cell office:value-type="float" office:value="116763" table:style-name="ce19">
            <text:p>116763</text:p>
          </table:table-cell>
          <table:table-cell office:value-type="float" office:value="206" table:style-name="ce19">
            <text:p>206</text:p>
          </table:table-cell>
          <table:table-cell office:value-type="float" office:value="5667" table:style-name="ce19">
            <text:p>5667</text:p>
          </table:table-cell>
          <table:table-cell office:value-type="float" office:value="745510" table:style-name="ce19">
            <text:p>745510</text:p>
          </table:table-cell>
          <table:table-cell office:value-type="float" office:value="57810" table:style-name="ce19">
            <text:p>57810</text:p>
          </table:table-cell>
          <table:table-cell office:value-type="float" office:value="59820" table:style-name="ce19">
            <text:p>59820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10-11</text:p>
          </table:table-cell>
          <table:table-cell office:value-type="float" office:value="522738" table:style-name="ce19">
            <text:p>522738</text:p>
          </table:table-cell>
          <table:table-cell office:value-type="float" office:value="27184" table:style-name="ce19">
            <text:p>27184</text:p>
          </table:table-cell>
          <table:table-cell office:value-type="float" office:value="54267" table:style-name="ce19">
            <text:p>54267</text:p>
          </table:table-cell>
          <table:table-cell office:value-type="float" office:value="33197" table:style-name="ce19">
            <text:p>33197</text:p>
          </table:table-cell>
          <table:table-cell office:value-type="float" office:value="6198" table:style-name="ce19">
            <text:p>6198</text:p>
          </table:table-cell>
          <table:table-cell office:value-type="float" office:value="7935" table:style-name="ce19">
            <text:p>7935</text:p>
          </table:table-cell>
          <table:table-cell office:value-type="float" office:value="483667" table:style-name="ce19">
            <text:p>483667</text:p>
          </table:table-cell>
          <table:table-cell office:value-type="float" office:value="353772" table:style-name="ce19">
            <text:p>353772</text:p>
          </table:table-cell>
          <table:table-cell office:value-type="float" office:value="837439" table:formula="of:=[.J56]+[.I56]" table:style-name="ce19">
            <text:p>837439</text:p>
          </table:table-cell>
          <table:table-cell office:value-type="float" office:value="34752" table:style-name="ce19">
            <text:p>34752</text:p>
          </table:table-cell>
          <table:table-cell office:value-type="float" office:value="2408962" table:style-name="ce19">
            <text:p>2408962</text:p>
          </table:table-cell>
          <table:table-cell office:value-type="float" office:value="99909" table:style-name="ce19">
            <text:p>99909</text:p>
          </table:table-cell>
          <table:table-cell office:value-type="float" office:value="228" table:style-name="ce19">
            <text:p>228</text:p>
          </table:table-cell>
          <table:table-cell office:value-type="float" office:value="5287" table:style-name="ce19">
            <text:p>5287</text:p>
          </table:table-cell>
          <table:table-cell office:value-type="float" office:value="770580" table:style-name="ce19">
            <text:p>770580</text:p>
          </table:table-cell>
          <table:table-cell office:value-type="float" office:value="57291" table:style-name="ce19">
            <text:p>57291</text:p>
          </table:table-cell>
          <table:table-cell office:value-type="float" office:value="65650" table:style-name="ce19">
            <text:p>65650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11-12</text:p>
          </table:table-cell>
          <table:table-cell office:value-type="float" office:value="568993" table:style-name="ce4">
            <text:p>568993</text:p>
          </table:table-cell>
          <table:table-cell office:value-type="float" office:value="26304" table:style-name="ce4">
            <text:p>26304</text:p>
          </table:table-cell>
          <table:table-cell office:value-type="float" office:value="37501" table:style-name="ce4">
            <text:p>37501</text:p>
          </table:table-cell>
          <table:table-cell office:value-type="float" office:value="37125" table:style-name="ce4">
            <text:p>37125</text:p>
          </table:table-cell>
          <table:table-cell office:value-type="float" office:value="7946" table:style-name="ce4">
            <text:p>7946</text:p>
          </table:table-cell>
          <table:table-cell office:value-type="float" office:value="10222" table:style-name="ce4">
            <text:p>10222</text:p>
          </table:table-cell>
          <table:table-cell office:value-type="float" office:value="514054" table:style-name="ce4">
            <text:p>514054</text:p>
          </table:table-cell>
          <table:table-cell office:value-type="float" office:value="330634" table:style-name="ce4">
            <text:p>330634</text:p>
          </table:table-cell>
          <table:table-cell office:value-type="float" office:value="844688" table:formula="of:=[.J57]+[.I57]" table:style-name="ce4">
            <text:p>844688</text:p>
          </table:table-cell>
          <table:table-cell office:value-type="float" office:value="36743" table:style-name="ce4">
            <text:p>36743</text:p>
          </table:table-cell>
          <table:table-cell office:value-type="float" office:value="2547399" table:style-name="ce4">
            <text:p>2547399</text:p>
          </table:table-cell>
          <table:table-cell office:value-type="float" office:value="121623" table:style-name="ce4">
            <text:p>121623</text:p>
          </table:table-cell>
          <table:table-cell office:value-type="float" office:value="76" table:style-name="ce4">
            <text:p>76</text:p>
          </table:table-cell>
          <table:table-cell office:value-type="float" office:value="5941" table:style-name="ce4">
            <text:p>5941</text:p>
          </table:table-cell>
          <table:table-cell office:value-type="float" office:value="798940" table:style-name="ce4">
            <text:p>798940</text:p>
          </table:table-cell>
          <table:table-cell office:value-type="float" office:value="57904" table:style-name="ce4">
            <text:p>57904</text:p>
          </table:table-cell>
          <table:table-cell office:value-type="float" office:value="68175" table:style-name="ce4">
            <text:p>68175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12-13</text:p>
          </table:table-cell>
          <table:table-cell office:value-type="float" office:value="508299" table:style-name="ce8">
            <text:p>508299</text:p>
          </table:table-cell>
          <table:table-cell office:value-type="float" office:value="16572" table:style-name="ce18">
            <text:p>16572</text:p>
          </table:table-cell>
          <table:table-cell office:value-type="float" office:value="46298" table:style-name="ce18">
            <text:p>46298</text:p>
          </table:table-cell>
          <table:table-cell office:value-type="float" office:value="22064" table:style-name="ce18">
            <text:p>22064</text:p>
          </table:table-cell>
          <table:table-cell office:value-type="float" office:value="6904" table:style-name="ce18">
            <text:p>6904</text:p>
          </table:table-cell>
          <table:table-cell office:value-type="float" office:value="10222" table:style-name="ce18">
            <text:p>10222</text:p>
          </table:table-cell>
          <table:table-cell office:value-type="float" office:value="515607" table:style-name="ce18">
            <text:p>515607</text:p>
          </table:table-cell>
          <table:table-cell office:value-type="float" office:value="351315" table:style-name="ce18">
            <text:p>351315</text:p>
          </table:table-cell>
          <table:table-cell office:value-type="float" office:value="866922" table:formula="of:=[.J58]+[.I58]" table:style-name="ce18">
            <text:p>866922</text:p>
          </table:table-cell>
          <table:table-cell office:value-type="float" office:value="37919" table:style-name="ce18">
            <text:p>37919</text:p>
          </table:table-cell>
          <table:table-cell office:value-type="float" office:value="2458515" table:style-name="ce18">
            <text:p>2458515</text:p>
          </table:table-cell>
          <table:table-cell office:value-type="float" office:value="118233" table:style-name="ce18">
            <text:p>118233</text:p>
          </table:table-cell>
          <table:table-cell office:value-type="float" office:value="98" table:style-name="ce18">
            <text:p>98</text:p>
          </table:table-cell>
          <table:table-cell office:value-type="float" office:value="5799" table:style-name="ce18">
            <text:p>5799</text:p>
          </table:table-cell>
          <table:table-cell office:value-type="float" office:value="800050" table:style-name="ce18">
            <text:p>800050</text:p>
          </table:table-cell>
          <table:table-cell office:value-type="float" office:value="62963" table:style-name="ce18">
            <text:p>62963</text:p>
          </table:table-cell>
          <table:table-cell office:value-type="float" office:value="68175" table:style-name="ce18">
            <text:p>68175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13-14</text:p>
          </table:table-cell>
          <table:table-cell office:value-type="float" office:value="564325" table:style-name="ce8">
            <text:p>564325</text:p>
          </table:table-cell>
          <table:table-cell office:value-type="float" office:value="22152" table:style-name="ce18">
            <text:p>22152</text:p>
          </table:table-cell>
          <table:table-cell office:value-type="float" office:value="29408" table:style-name="ce18">
            <text:p>29408</text:p>
          </table:table-cell>
          <table:table-cell office:value-type="float" office:value="21521" table:style-name="ce18">
            <text:p>21521</text:p>
          </table:table-cell>
          <table:table-cell office:value-type="float" office:value="6253" table:style-name="ce18">
            <text:p>6253</text:p>
          </table:table-cell>
          <table:table-cell office:value-type="float" office:value="14000" table:style-name="ce18">
            <text:p>14000</text:p>
          </table:table-cell>
          <table:table-cell office:value-type="float" office:value="531299" table:style-name="ce18">
            <text:p>531299</text:p>
          </table:table-cell>
          <table:table-cell office:value-type="float" office:value="362395" table:style-name="ce18">
            <text:p>362395</text:p>
          </table:table-cell>
          <table:table-cell office:value-type="float" office:value="893694" table:formula="of:=[.J59]+[.I59]" table:style-name="ce18">
            <text:p>893694</text:p>
          </table:table-cell>
          <table:table-cell office:value-type="float" office:value="33375" table:style-name="ce18">
            <text:p>33375</text:p>
          </table:table-cell>
          <table:table-cell office:value-type="float" office:value="2479070" table:style-name="ce18">
            <text:p>2479070</text:p>
          </table:table-cell>
          <table:table-cell office:value-type="float" office:value="100018" table:style-name="ce18">
            <text:p>100018</text:p>
          </table:table-cell>
          <table:table-cell office:value-type="float" office:value="88" table:style-name="ce18">
            <text:p>88</text:p>
          </table:table-cell>
          <table:table-cell office:value-type="float" office:value="5921" table:style-name="ce18">
            <text:p>5921</text:p>
          </table:table-cell>
          <table:table-cell office:value-type="float" office:value="648220" table:style-name="ce18">
            <text:p>648220</text:p>
          </table:table-cell>
          <table:table-cell office:value-type="float" office:value="62938" table:style-name="ce18">
            <text:p>62938</text:p>
          </table:table-cell>
          <table:table-cell office:value-type="float" office:value="66645" table:style-name="ce18">
            <text:p>66645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14-15</text:p>
          </table:table-cell>
          <table:table-cell office:value-type="float" office:value="562092" table:style-name="ce8">
            <text:p>562092</text:p>
          </table:table-cell>
          <table:table-cell office:value-type="float" office:value="14853" table:style-name="ce18">
            <text:p>14853</text:p>
          </table:table-cell>
          <table:table-cell office:value-type="float" office:value="40690" table:style-name="ce18">
            <text:p>40690</text:p>
          </table:table-cell>
          <table:table-cell office:value-type="float" office:value="22989" table:style-name="ce18">
            <text:p>22989</text:p>
          </table:table-cell>
          <table:table-cell office:value-type="float" office:value="6820" table:style-name="ce18">
            <text:p>6820</text:p>
          </table:table-cell>
          <table:table-cell office:value-type="float" office:value="16000" table:style-name="ce18">
            <text:p>16000</text:p>
          </table:table-cell>
          <table:table-cell office:value-type="float" office:value="545431" table:style-name="ce18">
            <text:p>545431</text:p>
          </table:table-cell>
          <table:table-cell office:value-type="float" office:value="468320" table:style-name="ce18">
            <text:p>468320</text:p>
          </table:table-cell>
          <table:table-cell office:value-type="float" office:value="1013751" table:formula="of:=[.J60]+[.I60]" table:style-name="ce18">
            <text:p>1013751</text:p>
          </table:table-cell>
          <table:table-cell office:value-type="float" office:value="29715" table:style-name="ce18">
            <text:p>29715</text:p>
          </table:table-cell>
          <table:table-cell office:value-type="float" office:value="2943919" table:style-name="ce18">
            <text:p>2943919</text:p>
          </table:table-cell>
          <table:table-cell office:value-type="float" office:value="125926" table:style-name="ce18">
            <text:p>125926</text:p>
          </table:table-cell>
          <table:table-cell office:value-type="float" office:value="89.403000000000006" table:style-name="ce20">
            <text:p>89</text:p>
          </table:table-cell>
          <table:table-cell office:value-type="float" office:value="5947" table:style-name="ce18">
            <text:p>5947</text:p>
          </table:table-cell>
          <table:table-cell office:value-type="float" office:value="507700" table:style-name="ce18">
            <text:p>507700</text:p>
          </table:table-cell>
          <table:table-cell office:value-type="float" office:value="65174" table:style-name="ce18">
            <text:p>65174</text:p>
          </table:table-cell>
          <table:table-cell office:value-type="float" office:value="67700" table:style-name="ce18">
            <text:p>67700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15-16</text:p>
          </table:table-cell>
          <table:table-cell office:value-type="float" office:value="549275" table:style-name="ce8">
            <text:p>549275</text:p>
          </table:table-cell>
          <table:table-cell office:value-type="float" office:value="13812.51" table:style-name="ce20">
            <text:p>13813</text:p>
          </table:table-cell>
          <table:table-cell office:value-type="float" office:value="42132" table:style-name="ce18">
            <text:p>42132</text:p>
          </table:table-cell>
          <table:table-cell office:value-type="float" office:value="22044" table:style-name="ce18">
            <text:p>22044</text:p>
          </table:table-cell>
          <table:table-cell office:value-type="float" office:value="7112" table:style-name="ce18">
            <text:p>7112</text:p>
          </table:table-cell>
          <table:table-cell office:value-type="float" office:value="19500" table:style-name="ce18">
            <text:p>19500</text:p>
          </table:table-cell>
          <table:table-cell office:value-type="float" office:value="536155" table:style-name="ce18">
            <text:p>536155</text:p>
          </table:table-cell>
          <table:table-cell office:value-type="float" office:value="411626" table:style-name="ce18">
            <text:p>411626</text:p>
          </table:table-cell>
          <table:table-cell office:value-type="float" office:value="947781" table:formula="of:=[.J61]+[.I61]" table:style-name="ce18">
            <text:p>947781</text:p>
          </table:table-cell>
          <table:table-cell office:value-type="float" office:value="24733" table:style-name="ce18">
            <text:p>24733</text:p>
          </table:table-cell>
          <table:table-cell office:value-type="float" office:value="2662610" table:style-name="ce18">
            <text:p>2662610</text:p>
          </table:table-cell>
          <table:table-cell office:value-type="float" office:value="132453" table:style-name="ce18">
            <text:p>132453</text:p>
          </table:table-cell>
          <table:table-cell office:value-type="float" office:value="47.703000000000003" table:style-name="ce20">
            <text:p>48</text:p>
          </table:table-cell>
          <table:table-cell office:value-type="float" office:value="5873" table:style-name="ce18">
            <text:p>5873</text:p>
          </table:table-cell>
          <table:table-cell office:value-type="float" office:value="438630" table:style-name="ce18">
            <text:p>438630</text:p>
          </table:table-cell>
          <table:table-cell office:value-type="float" office:value="57898" table:style-name="ce18">
            <text:p>57898</text:p>
          </table:table-cell>
          <table:table-cell office:value-type="float" office:value="69230" table:style-name="ce18">
            <text:p>69230</text:p>
          </table:table-cell>
          <table:table-cell table:number-columns-repeated="16365"/>
        </table:table-row>
        <table:table-row table:style-name="ro2">
          <table:table-cell office:value-type="string" table:style-name="ce18">
            <text:p>KERALA</text:p>
          </table:table-cell>
          <table:table-cell office:value-type="string" table:style-name="ce18">
            <text:p>2016-17</text:p>
          </table:table-cell>
          <table:table-cell office:value-type="float" office:value="436483" table:style-name="ce18">
            <text:p>436483</text:p>
          </table:table-cell>
          <table:table-cell office:value-type="float" office:value="11313" table:style-name="ce18">
            <text:p>11313</text:p>
          </table:table-cell>
          <table:table-cell office:value-type="float" office:value="34065" table:style-name="ce18">
            <text:p>34065</text:p>
          </table:table-cell>
          <table:table-cell office:value-type="float" office:value="20478" table:style-name="ce18">
            <text:p>20478</text:p>
          </table:table-cell>
          <table:table-cell office:value-type="float" office:value="6506" table:style-name="ce18">
            <text:p>6506</text:p>
          </table:table-cell>
          <table:table-cell office:value-type="float" office:value="17147" table:style-name="ce18">
            <text:p>17147</text:p>
          </table:table-cell>
          <table:table-cell office:value-type="float" office:value="489322" table:style-name="ce18">
            <text:p>489322</text:p>
          </table:table-cell>
          <table:table-cell office:value-type="float" office:value="395806" table:style-name="ce18">
            <text:p>395806</text:p>
          </table:table-cell>
          <table:table-cell office:value-type="float" office:value="885128" table:formula="of:=[.J62]+[.I62]" table:style-name="ce18">
            <text:p>885128</text:p>
          </table:table-cell>
          <table:table-cell office:value-type="float" office:value="27944" table:style-name="ce18">
            <text:p>27944</text:p>
          </table:table-cell>
          <table:table-cell office:value-type="float" office:value="2529729" table:style-name="ce18">
            <text:p>2529729</text:p>
          </table:table-cell>
          <table:table-cell office:value-type="float" office:value="116839" table:style-name="ce18">
            <text:p>116839</text:p>
          </table:table-cell>
          <table:table-cell office:value-type="float" office:value="59.938000000000002" table:style-name="ce20">
            <text:p>60</text:p>
          </table:table-cell>
          <table:table-cell office:value-type="float" office:value="5384" table:style-name="ce18">
            <text:p>5384</text:p>
          </table:table-cell>
          <table:table-cell office:value-type="float" office:value="540400" table:style-name="ce18">
            <text:p>540400</text:p>
          </table:table-cell>
          <table:table-cell office:value-type="float" office:value="61505" table:style-name="ce18">
            <text:p>61505</text:p>
          </table:table-cell>
          <table:table-cell office:value-type="float" office:value="63476" table:style-name="ce18">
            <text:p>63476</text:p>
          </table:table-cell>
          <table:table-cell table:number-columns-repeated="16365"/>
        </table:table-row>
        <table:table-row table:number-rows-repeated="1048514" table:style-name="ro2">
          <table:table-cell table:number-columns-repeated="16384"/>
        </table:table-row>
      </table:table>
      <table:table table:name="CORR" table:style-name="ta2">
        <table:table-column table:style-name="co3" table:number-columns-repeated="16384" table:default-cell-style-name="ce1"/>
        <table:table-row table:style-name="ro2">
          <table:table-cell office:value-type="string" table:style-name="ce28">
            <text:p>AREA</text:p>
          </table:table-cell>
          <table:table-cell table:number-columns-repeated="8" table:style-name="ce1"/>
          <table:table-cell office:value-type="string" table:style-name="ce45">
            <text:p>From District Source</text:p>
          </table:table-cell>
          <table:table-cell table:number-columns-repeated="8" table:style-name="ce1"/>
          <table:table-cell office:value-type="string" table:style-name="ce45">
            <text:p>Correction</text:p>
          </table:table-cell>
          <table:table-cell table:number-columns-repeated="9" table:style-name="ce1"/>
          <table:table-cell office:value-type="string" table:style-name="ce28">
            <text:p>PRODUCTION</text:p>
          </table:table-cell>
          <table:table-cell table:number-columns-repeated="6" table:style-name="ce1"/>
          <table:table-cell office:value-type="string" table:style-name="ce45">
            <text:p>From District Source</text:p>
          </table:table-cell>
          <table:table-cell table:number-columns-repeated="6" table:style-name="ce1"/>
          <table:table-cell office:value-type="string" table:style-name="ce45">
            <text:p>Correction</text:p>
          </table:table-cell>
          <table:table-cell table:number-columns-repeated="7" table:style-name="ce1"/>
          <table:table-cell office:value-type="string" table:style-name="ce45">
            <text:p>ISSUE-CORRECTION NOT MADE</text:p>
          </table:table-cell>
          <table:table-cell table:number-columns-repeated="16333" table:style-name="ce1"/>
        </table:table-row>
        <table:table-row table:style-name="ro2">
          <table:table-cell office:value-type="string" table:style-name="ce2">
            <text:p>REGION</text:p>
          </table:table-cell>
          <table:table-cell office:value-type="string" table:style-name="ce3">
            <text:p>YEAR</text:p>
          </table:table-cell>
          <table:table-cell office:value-type="string" table:style-name="ce4">
            <text:p>Rice (Ha)</text:p>
          </table:table-cell>
          <table:table-cell office:value-type="string" table:style-name="ce4">
            <text:p>Tapioca (Ha)</text:p>
          </table:table-cell>
          <table:table-cell office:value-type="string" table:style-name="ce4">
            <text:p>Food Crops (Ha)</text:p>
          </table:table-cell>
          <table:table-cell office:value-type="string" table:style-name="ce4">
            <text:p>Coconut (Ha)</text:p>
          </table:table-cell>
          <table:table-cell office:value-type="string" table:style-name="ce4">
            <text:p>Rubber (Ha)</text:p>
          </table:table-cell>
          <table:table-cell office:value-type="string" table:style-name="ce4">
            <text:p>Non-Food Crops (Ha)</text:p>
          </table:table-cell>
          <table:table-cell table:style-name="ce1"/>
          <table:table-cell office:value-type="string" table:style-name="ce18">
            <text:p>REGION</text:p>
          </table:table-cell>
          <table:table-cell office:value-type="string" table:style-name="ce18">
            <text:p>YEAR</text:p>
          </table:table-cell>
          <table:table-cell office:value-type="string" table:style-name="ce18">
            <text:p>PADDY</text:p>
          </table:table-cell>
          <table:table-cell office:value-type="string" table:style-name="ce18">
            <text:p>TAPIOCA</text:p>
          </table:table-cell>
          <table:table-cell office:value-type="string" table:style-name="ce18">
            <text:p>FOOD</text:p>
          </table:table-cell>
          <table:table-cell office:value-type="string" table:style-name="ce18">
            <text:p>COCONUT</text:p>
          </table:table-cell>
          <table:table-cell office:value-type="string" table:style-name="ce18">
            <text:p>RUBBER</text:p>
          </table:table-cell>
          <table:table-cell office:value-type="string" table:style-name="ce18">
            <text:p>NON_FOOD</text:p>
          </table:table-cell>
          <table:table-cell table:style-name="ce1"/>
          <table:table-cell office:value-type="string" table:style-name="ce18">
            <text:p>REGION</text:p>
          </table:table-cell>
          <table:table-cell office:value-type="string" table:style-name="ce18">
            <text:p>YEAR</text:p>
          </table:table-cell>
          <table:table-cell office:value-type="string" table:style-name="ce18">
            <text:p>PADDY</text:p>
          </table:table-cell>
          <table:table-cell office:value-type="string" table:style-name="ce18">
            <text:p>TAPIOCA</text:p>
          </table:table-cell>
          <table:table-cell office:value-type="string" table:style-name="ce18">
            <text:p>FOOD</text:p>
          </table:table-cell>
          <table:table-cell office:value-type="string" table:style-name="ce18">
            <text:p>COCONUT</text:p>
          </table:table-cell>
          <table:table-cell office:value-type="string" table:style-name="ce18">
            <text:p>RUBBER</text:p>
          </table:table-cell>
          <table:table-cell office:value-type="string" table:style-name="ce18">
            <text:p>NON_FOOD</text:p>
          </table:table-cell>
          <table:table-cell table:number-columns-repeated="2" table:style-name="ce1"/>
          <table:table-cell office:value-type="string" table:style-name="ce2">
            <text:p>REGION</text:p>
          </table:table-cell>
          <table:table-cell office:value-type="string" table:style-name="ce3">
            <text:p>YEAR</text:p>
          </table:table-cell>
          <table:table-cell office:value-type="string" table:style-name="ce4">
            <text:p>Rice (Tonnes)</text:p>
          </table:table-cell>
          <table:table-cell office:value-type="string" table:style-name="ce4">
            <text:p>Tapioca (Tonnes)</text:p>
          </table:table-cell>
          <table:table-cell office:value-type="string" table:style-name="ce4">
            <text:p>Coconut (Mn Nuts)</text:p>
          </table:table-cell>
          <table:table-cell office:value-type="string" table:style-name="ce4">
            <text:p>Rubber (Tonnes)</text:p>
          </table:table-cell>
          <table:table-cell table:style-name="ce1"/>
          <table:table-cell office:value-type="string" table:style-name="ce18">
            <text:p>REGION</text:p>
          </table:table-cell>
          <table:table-cell office:value-type="string" table:style-name="ce18">
            <text:p>YEAR</text:p>
          </table:table-cell>
          <table:table-cell office:value-type="string" table:style-name="ce18">
            <text:p>RICE</text:p>
          </table:table-cell>
          <table:table-cell office:value-type="string" table:style-name="ce18">
            <text:p>TAPIOCA</text:p>
          </table:table-cell>
          <table:table-cell office:value-type="string" table:style-name="ce18">
            <text:p>COCONUT_N</text:p>
          </table:table-cell>
          <table:table-cell office:value-type="string" table:style-name="ce18">
            <text:p>RUBBER</text:p>
          </table:table-cell>
          <table:table-cell table:style-name="ce1"/>
          <table:table-cell office:value-type="string" table:style-name="ce18">
            <text:p>REGION</text:p>
          </table:table-cell>
          <table:table-cell office:value-type="string" table:style-name="ce18">
            <text:p>YEAR</text:p>
          </table:table-cell>
          <table:table-cell office:value-type="string" table:style-name="ce18">
            <text:p>RICE</text:p>
          </table:table-cell>
          <table:table-cell office:value-type="string" table:style-name="ce18">
            <text:p>TAPIOCA</text:p>
          </table:table-cell>
          <table:table-cell office:value-type="string" table:style-name="ce18">
            <text:p>COCONUT_N</text:p>
          </table:table-cell>
          <table:table-cell office:value-type="string" table:style-name="ce18">
            <text:p>RUBBER</text:p>
          </table:table-cell>
          <table:table-cell table:number-columns-repeated="2" table:style-name="ce1"/>
          <table:table-cell office:value-type="string" table:style-name="ce3">
            <text:p>YEAR</text:p>
          </table:table-cell>
          <table:table-cell office:value-type="string" table:style-name="ce4">
            <text:p>FC+NFC</text:p>
          </table:table-cell>
          <table:table-cell office:value-type="string" table:style-name="ce18">
            <text:p>TCA (LUS)</text:p>
          </table:table-cell>
          <table:table-cell office:value-type="string" table:style-name="ce18">
            <text:p>DIFF</text:p>
          </table:table-cell>
          <table:table-cell office:value-type="string" table:style-name="ce18">
            <text:p>DIFF (% of TCA)</text:p>
          </table:table-cell>
          <table:table-cell office:value-type="string" table:style-name="ce18">
            <text:p>CASES</text:p>
          </table:table-cell>
          <table:table-cell office:value-type="string" table:style-name="ce18">
            <text:p>Comment</text:p>
          </table:table-cell>
          <table:table-cell table:number-columns-repeated="16327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56-57</text:p>
          </table:table-cell>
          <table:table-cell office:value-type="float" office:value="762020" table:style-name="ce7">
            <text:p>762020</text:p>
          </table:table-cell>
          <table:table-cell office:value-type="float" office:value="208510" table:style-name="ce7">
            <text:p>208510</text:p>
          </table:table-cell>
          <table:table-cell office:value-type="float" office:value="1481140" table:style-name="ce7">
            <text:p>1481140</text:p>
          </table:table-cell>
          <table:table-cell office:value-type="float" office:value="459840" table:style-name="ce7">
            <text:p>459840</text:p>
          </table:table-cell>
          <table:table-cell office:value-type="float" office:value="82260" table:style-name="ce7">
            <text:p>82260</text:p>
          </table:table-cell>
          <table:table-cell office:value-type="float" office:value="697050" table:style-name="ce7">
            <text:p>69705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56-57</text:p>
          </table:table-cell>
          <table:table-cell office:value-type="float" office:value="762020" table:style-name="ce20">
            <text:p>762020</text:p>
          </table:table-cell>
          <table:table-cell office:value-type="float" office:value="208510" table:style-name="ce20">
            <text:p>208510</text:p>
          </table:table-cell>
          <table:table-cell office:value-type="float" office:value="1481140" table:style-name="ce20">
            <text:p>1481140</text:p>
          </table:table-cell>
          <table:table-cell office:value-type="float" office:value="459840" table:style-name="ce20">
            <text:p>459840</text:p>
          </table:table-cell>
          <table:table-cell office:value-type="float" office:value="82260" table:style-name="ce20">
            <text:p>82260</text:p>
          </table:table-cell>
          <table:table-cell office:value-type="float" office:value="697050" table:style-name="ce20">
            <text:p>69705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56-57</text:p>
          </table:table-cell>
          <table:table-cell office:value-type="float" office:value="0" table:formula="of:=[.L3]-[.C3]" table:style-name="ce20">
            <text:p>0</text:p>
          </table:table-cell>
          <table:table-cell office:value-type="float" office:value="0" table:formula="of:=[.M3]-[.D3]" table:style-name="ce20">
            <text:p>0</text:p>
          </table:table-cell>
          <table:table-cell office:value-type="float" office:value="0" table:formula="of:=[.N3]-[.E3]" table:style-name="ce20">
            <text:p>0</text:p>
          </table:table-cell>
          <table:table-cell office:value-type="float" office:value="0" table:formula="of:=[.O3]-[.F3]" table:style-name="ce20">
            <text:p>0</text:p>
          </table:table-cell>
          <table:table-cell office:value-type="float" office:value="0" table:formula="of:=[.P3]-[.G3]" table:style-name="ce20">
            <text:p>0</text:p>
          </table:table-cell>
          <table:table-cell office:value-type="float" office:value="0" table:formula="of:=[.Q3]-[.H3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6">
            <text:p>1956-57</text:p>
          </table:table-cell>
          <table:table-cell office:value-type="float" office:value="887170" table:style-name="ce7">
            <text:p>887170</text:p>
          </table:table-cell>
          <table:table-cell office:value-type="float" office:value="1448820" table:style-name="ce7">
            <text:p>1448820</text:p>
          </table:table-cell>
          <table:table-cell office:value-type="float" office:value="3182" table:style-name="ce7">
            <text:p>3182</text:p>
          </table:table-cell>
          <table:table-cell office:value-type="float" office:value="21660" table:style-name="ce7">
            <text:p>2166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56-57</text:p>
          </table:table-cell>
          <table:table-cell office:value-type="float" office:value="887170" table:style-name="ce20">
            <text:p>887170</text:p>
          </table:table-cell>
          <table:table-cell office:value-type="float" office:value="1448820" table:style-name="ce20">
            <text:p>1448820</text:p>
          </table:table-cell>
          <table:table-cell office:value-type="float" office:value="3182" table:style-name="ce20">
            <text:p>3182</text:p>
          </table:table-cell>
          <table:table-cell office:value-type="float" office:value="21660" table:style-name="ce20">
            <text:p>2166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56-57</text:p>
          </table:table-cell>
          <table:table-cell office:value-type="float" office:value="0" table:formula="of:=[.AL3]-[.AE3]" table:style-name="ce20">
            <text:p>0</text:p>
          </table:table-cell>
          <table:table-cell office:value-type="float" office:value="0" table:formula="of:=[.AM3]-[.AF3]" table:style-name="ce20">
            <text:p>0</text:p>
          </table:table-cell>
          <table:table-cell office:value-type="float" office:value="0" table:formula="of:=[.AN3]-[.AG3]" table:style-name="ce20">
            <text:p>0</text:p>
          </table:table-cell>
          <table:table-cell office:value-type="float" office:value="0" table:formula="of:=[.AO3]-[.AH3]" table:style-name="ce20">
            <text:p>0</text:p>
          </table:table-cell>
          <table:table-cell table:number-columns-repeated="2" table:style-name="ce1"/>
          <table:table-cell office:value-type="string" table:style-name="ce6">
            <text:p>1956-57</text:p>
          </table:table-cell>
          <table:table-cell office:value-type="float" office:value="2178190" table:style-name="ce18">
            <text:p>2178190</text:p>
          </table:table-cell>
          <table:table-cell office:value-type="float" office:value="2178185.163888" table:style-name="ce46">
            <text:p>2178185</text:p>
          </table:table-cell>
          <table:table-cell office:value-type="float" office:value="4.8361120000481606" table:formula="of:=[.AZ3]-[.BA3]" table:style-name="ce54">
            <text:p>5</text:p>
          </table:table-cell>
          <table:table-cell office:value-type="percentage" office:value="2.2202483426229179E-6" table:formula="of:=[.BB3]/[.BA3]" table:style-name="ce55">
            <text:p>0%</text:p>
          </table:table-cell>
          <table:table-cell office:value-type="float" office:value="1" table:formula="of:=IF([.BC3]&lt;&gt;0;1;0)" table:style-name="ce50">
            <text:p>1</text:p>
          </table:table-cell>
          <table:table-cell office:value-type="string" table:style-name="ce18">
            <text:p>Possibly error due to rounding off (Reports do not give the last digit)</text:p>
          </table:table-cell>
          <table:table-cell table:number-columns-repeated="16327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57-58</text:p>
          </table:table-cell>
          <table:table-cell office:value-type="float" office:value="766773" table:style-name="ce8">
            <text:p>766773</text:p>
          </table:table-cell>
          <table:table-cell office:value-type="float" office:value="213965" table:style-name="ce8">
            <text:p>213965</text:p>
          </table:table-cell>
          <table:table-cell office:value-type="float" office:value="1483536" table:style-name="ce8">
            <text:p>1483536</text:p>
          </table:table-cell>
          <table:table-cell office:value-type="float" office:value="463281" table:style-name="ce8">
            <text:p>463281</text:p>
          </table:table-cell>
          <table:table-cell office:value-type="float" office:value="99867" table:style-name="ce8">
            <text:p>99867</text:p>
          </table:table-cell>
          <table:table-cell office:value-type="float" office:value="723780" table:style-name="ce8">
            <text:p>72378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57-58</text:p>
          </table:table-cell>
          <table:table-cell office:value-type="float" office:value="766773" table:style-name="ce20">
            <text:p>766773</text:p>
          </table:table-cell>
          <table:table-cell office:value-type="float" office:value="213965" table:style-name="ce20">
            <text:p>213965</text:p>
          </table:table-cell>
          <table:table-cell office:value-type="float" office:value="1483536" table:style-name="ce20">
            <text:p>1483536</text:p>
          </table:table-cell>
          <table:table-cell office:value-type="float" office:value="463281" table:style-name="ce20">
            <text:p>463281</text:p>
          </table:table-cell>
          <table:table-cell office:value-type="float" office:value="99867" table:style-name="ce20">
            <text:p>99867</text:p>
          </table:table-cell>
          <table:table-cell office:value-type="float" office:value="723780" table:style-name="ce20">
            <text:p>72378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57-58</text:p>
          </table:table-cell>
          <table:table-cell office:value-type="float" office:value="0" table:formula="of:=[.L4]-[.C4]" table:style-name="ce20">
            <text:p>0</text:p>
          </table:table-cell>
          <table:table-cell office:value-type="float" office:value="0" table:formula="of:=[.M4]-[.D4]" table:style-name="ce20">
            <text:p>0</text:p>
          </table:table-cell>
          <table:table-cell office:value-type="float" office:value="0" table:formula="of:=[.N4]-[.E4]" table:style-name="ce20">
            <text:p>0</text:p>
          </table:table-cell>
          <table:table-cell office:value-type="float" office:value="0" table:formula="of:=[.O4]-[.F4]" table:style-name="ce20">
            <text:p>0</text:p>
          </table:table-cell>
          <table:table-cell office:value-type="float" office:value="0" table:formula="of:=[.P4]-[.G4]" table:style-name="ce20">
            <text:p>0</text:p>
          </table:table-cell>
          <table:table-cell office:value-type="float" office:value="0" table:formula="of:=[.Q4]-[.H4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6">
            <text:p>1957-58</text:p>
          </table:table-cell>
          <table:table-cell office:value-type="float" office:value="925470" table:style-name="ce7">
            <text:p>925470</text:p>
          </table:table-cell>
          <table:table-cell office:value-type="float" office:value="1510890" table:style-name="ce7">
            <text:p>1510890</text:p>
          </table:table-cell>
          <table:table-cell office:value-type="float" office:value="3199" table:style-name="ce7">
            <text:p>3199</text:p>
          </table:table-cell>
          <table:table-cell office:value-type="float" office:value="21840" table:style-name="ce7">
            <text:p>2184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57-58</text:p>
          </table:table-cell>
          <table:table-cell office:value-type="float" office:value="925470" table:style-name="ce20">
            <text:p>925470</text:p>
          </table:table-cell>
          <table:table-cell office:value-type="float" office:value="1510890" table:style-name="ce20">
            <text:p>1510890</text:p>
          </table:table-cell>
          <table:table-cell office:value-type="float" office:value="3199" table:style-name="ce20">
            <text:p>3199</text:p>
          </table:table-cell>
          <table:table-cell office:value-type="float" office:value="21840" table:style-name="ce20">
            <text:p>2184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57-58</text:p>
          </table:table-cell>
          <table:table-cell office:value-type="float" office:value="0" table:formula="of:=[.AL4]-[.AE4]" table:style-name="ce20">
            <text:p>0</text:p>
          </table:table-cell>
          <table:table-cell office:value-type="float" office:value="0" table:formula="of:=[.AM4]-[.AF4]" table:style-name="ce20">
            <text:p>0</text:p>
          </table:table-cell>
          <table:table-cell office:value-type="float" office:value="0" table:formula="of:=[.AN4]-[.AG4]" table:style-name="ce20">
            <text:p>0</text:p>
          </table:table-cell>
          <table:table-cell office:value-type="float" office:value="0" table:formula="of:=[.AO4]-[.AH4]" table:style-name="ce20">
            <text:p>0</text:p>
          </table:table-cell>
          <table:table-cell table:number-columns-repeated="2" table:style-name="ce1"/>
          <table:table-cell office:value-type="string" table:style-name="ce6">
            <text:p>1957-58</text:p>
          </table:table-cell>
          <table:table-cell office:value-type="float" office:value="2207316" table:style-name="ce18">
            <text:p>2207316</text:p>
          </table:table-cell>
          <table:table-cell office:value-type="float" office:value="2210906" table:style-name="ce48">
            <text:p>2210906</text:p>
          </table:table-cell>
          <table:table-cell office:value-type="float" office:value="-3590" table:formula="of:=[.AZ4]-[.BA4]" table:style-name="ce54">
            <text:p>-3590</text:p>
          </table:table-cell>
          <table:table-cell office:value-type="percentage" office:value="-1.6237687174398188E-3" table:formula="of:=[.BB4]/[.BA4]" table:style-name="ce55">
            <text:p>0%</text:p>
          </table:table-cell>
          <table:table-cell office:value-type="float" office:value="1" table:formula="of:=IF([.BC4]&lt;&gt;0;1;0)" table:style-name="ce50">
            <text:p>1</text:p>
          </table:table-cell>
          <table:table-cell office:value-type="string" table:style-name="ce18">
            <text:p>Mismatch from the report.</text:p>
          </table:table-cell>
          <table:table-cell table:number-columns-repeated="16327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58-59</text:p>
          </table:table-cell>
          <table:table-cell office:value-type="float" office:value="768420" table:style-name="ce7">
            <text:p>768420</text:p>
          </table:table-cell>
          <table:table-cell office:value-type="float" office:value="223870" table:style-name="ce7">
            <text:p>223870</text:p>
          </table:table-cell>
          <table:table-cell office:value-type="float" office:value="1501000" table:style-name="ce7">
            <text:p>1501000</text:p>
          </table:table-cell>
          <table:table-cell office:value-type="float" office:value="475680" table:style-name="ce7">
            <text:p>475680</text:p>
          </table:table-cell>
          <table:table-cell office:value-type="float" office:value="109520" table:style-name="ce7">
            <text:p>109520</text:p>
          </table:table-cell>
          <table:table-cell office:value-type="float" office:value="739630" table:style-name="ce7">
            <text:p>73963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58-59</text:p>
          </table:table-cell>
          <table:table-cell office:value-type="float" office:value="768420" table:style-name="ce20">
            <text:p>768420</text:p>
          </table:table-cell>
          <table:table-cell office:value-type="float" office:value="223870" table:style-name="ce20">
            <text:p>223870</text:p>
          </table:table-cell>
          <table:table-cell office:value-type="float" office:value="1501000" table:style-name="ce20">
            <text:p>1501000</text:p>
          </table:table-cell>
          <table:table-cell office:value-type="float" office:value="475680" table:style-name="ce20">
            <text:p>475680</text:p>
          </table:table-cell>
          <table:table-cell office:value-type="float" office:value="109520" table:style-name="ce20">
            <text:p>109520</text:p>
          </table:table-cell>
          <table:table-cell office:value-type="float" office:value="739630" table:style-name="ce20">
            <text:p>73963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58-59</text:p>
          </table:table-cell>
          <table:table-cell office:value-type="float" office:value="0" table:formula="of:=[.L5]-[.C5]" table:style-name="ce20">
            <text:p>0</text:p>
          </table:table-cell>
          <table:table-cell office:value-type="float" office:value="0" table:formula="of:=[.M5]-[.D5]" table:style-name="ce20">
            <text:p>0</text:p>
          </table:table-cell>
          <table:table-cell office:value-type="float" office:value="0" table:formula="of:=[.N5]-[.E5]" table:style-name="ce20">
            <text:p>0</text:p>
          </table:table-cell>
          <table:table-cell office:value-type="float" office:value="0" table:formula="of:=[.O5]-[.F5]" table:style-name="ce20">
            <text:p>0</text:p>
          </table:table-cell>
          <table:table-cell office:value-type="float" office:value="0" table:formula="of:=[.P5]-[.G5]" table:style-name="ce20">
            <text:p>0</text:p>
          </table:table-cell>
          <table:table-cell office:value-type="float" office:value="0" table:formula="of:=[.Q5]-[.H5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6">
            <text:p>1958-59</text:p>
          </table:table-cell>
          <table:table-cell office:value-type="float" office:value="954430" table:style-name="ce7">
            <text:p>954430</text:p>
          </table:table-cell>
          <table:table-cell office:value-type="float" office:value="1551740" table:style-name="ce7">
            <text:p>1551740</text:p>
          </table:table-cell>
          <table:table-cell office:value-type="float" office:value="3248" table:style-name="ce7">
            <text:p>3248</text:p>
          </table:table-cell>
          <table:table-cell office:value-type="float" office:value="22510" table:style-name="ce7">
            <text:p>2251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58-59</text:p>
          </table:table-cell>
          <table:table-cell office:value-type="float" office:value="954430" table:style-name="ce20">
            <text:p>954430</text:p>
          </table:table-cell>
          <table:table-cell office:value-type="float" office:value="1551740" table:style-name="ce20">
            <text:p>1551740</text:p>
          </table:table-cell>
          <table:table-cell office:value-type="float" office:value="3248" table:style-name="ce20">
            <text:p>3248</text:p>
          </table:table-cell>
          <table:table-cell office:value-type="float" office:value="22510" table:style-name="ce20">
            <text:p>2251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58-59</text:p>
          </table:table-cell>
          <table:table-cell office:value-type="float" office:value="0" table:formula="of:=[.AL5]-[.AE5]" table:style-name="ce20">
            <text:p>0</text:p>
          </table:table-cell>
          <table:table-cell office:value-type="float" office:value="0" table:formula="of:=[.AM5]-[.AF5]" table:style-name="ce20">
            <text:p>0</text:p>
          </table:table-cell>
          <table:table-cell office:value-type="float" office:value="0" table:formula="of:=[.AN5]-[.AG5]" table:style-name="ce20">
            <text:p>0</text:p>
          </table:table-cell>
          <table:table-cell office:value-type="float" office:value="0" table:formula="of:=[.AO5]-[.AH5]" table:style-name="ce20">
            <text:p>0</text:p>
          </table:table-cell>
          <table:table-cell table:number-columns-repeated="2" table:style-name="ce1"/>
          <table:table-cell office:value-type="string" table:style-name="ce6">
            <text:p>1958-59</text:p>
          </table:table-cell>
          <table:table-cell office:value-type="float" office:value="2240630" table:style-name="ce18">
            <text:p>2240630</text:p>
          </table:table-cell>
          <table:table-cell office:value-type="float" office:value="2240630" table:style-name="ce46">
            <text:p>2240630</text:p>
          </table:table-cell>
          <table:table-cell office:value-type="float" office:value="0" table:formula="of:=[.AZ5]-[.BA5]" table:style-name="ce54">
            <text:p>0</text:p>
          </table:table-cell>
          <table:table-cell office:value-type="percentage" office:value="0" table:formula="of:=[.BB5]/[.BA5]" table:style-name="ce55">
            <text:p>0%</text:p>
          </table:table-cell>
          <table:table-cell office:value-type="float" office:value="0" table:formula="of:=IF([.BC5]&lt;&gt;0;1;0)" table:style-name="ce50">
            <text:p>0</text:p>
          </table:table-cell>
          <table:table-cell table:number-columns-repeated="16328" table:style-name="ce1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59-60</text:p>
          </table:table-cell>
          <table:table-cell office:value-type="float" office:value="768960" table:style-name="ce7">
            <text:p>768960</text:p>
          </table:table-cell>
          <table:table-cell office:value-type="float" office:value="239760" table:style-name="ce7">
            <text:p>239760</text:p>
          </table:table-cell>
          <table:table-cell office:value-type="float" office:value="1542380" table:style-name="ce7">
            <text:p>1542380</text:p>
          </table:table-cell>
          <table:table-cell office:value-type="float" office:value="492540" table:style-name="ce7">
            <text:p>492540</text:p>
          </table:table-cell>
          <table:table-cell office:value-type="float" office:value="116730" table:style-name="ce7">
            <text:p>116730</text:p>
          </table:table-cell>
          <table:table-cell office:value-type="float" office:value="763610" table:style-name="ce7">
            <text:p>76361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59-60</text:p>
          </table:table-cell>
          <table:table-cell office:value-type="float" office:value="768960" table:style-name="ce20">
            <text:p>768960</text:p>
          </table:table-cell>
          <table:table-cell office:value-type="float" office:value="239760" table:style-name="ce20">
            <text:p>239760</text:p>
          </table:table-cell>
          <table:table-cell office:value-type="float" office:value="1542380" table:style-name="ce20">
            <text:p>1542380</text:p>
          </table:table-cell>
          <table:table-cell office:value-type="float" office:value="492540" table:style-name="ce20">
            <text:p>492540</text:p>
          </table:table-cell>
          <table:table-cell office:value-type="float" office:value="116730" table:style-name="ce20">
            <text:p>116730</text:p>
          </table:table-cell>
          <table:table-cell office:value-type="float" office:value="763610" table:style-name="ce20">
            <text:p>76361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59-60</text:p>
          </table:table-cell>
          <table:table-cell office:value-type="float" office:value="0" table:formula="of:=[.L6]-[.C6]" table:style-name="ce20">
            <text:p>0</text:p>
          </table:table-cell>
          <table:table-cell office:value-type="float" office:value="0" table:formula="of:=[.M6]-[.D6]" table:style-name="ce20">
            <text:p>0</text:p>
          </table:table-cell>
          <table:table-cell office:value-type="float" office:value="0" table:formula="of:=[.N6]-[.E6]" table:style-name="ce20">
            <text:p>0</text:p>
          </table:table-cell>
          <table:table-cell office:value-type="float" office:value="0" table:formula="of:=[.O6]-[.F6]" table:style-name="ce20">
            <text:p>0</text:p>
          </table:table-cell>
          <table:table-cell office:value-type="float" office:value="0" table:formula="of:=[.P6]-[.G6]" table:style-name="ce20">
            <text:p>0</text:p>
          </table:table-cell>
          <table:table-cell office:value-type="float" office:value="0" table:formula="of:=[.Q6]-[.H6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6">
            <text:p>1959-60</text:p>
          </table:table-cell>
          <table:table-cell office:value-type="float" office:value="1037940" table:style-name="ce7">
            <text:p>1037940</text:p>
          </table:table-cell>
          <table:table-cell office:value-type="float" office:value="1672940" table:style-name="ce7">
            <text:p>1672940</text:p>
          </table:table-cell>
          <table:table-cell office:value-type="float" office:value="3365" table:style-name="ce7">
            <text:p>3365</text:p>
          </table:table-cell>
          <table:table-cell office:value-type="float" office:value="22610" table:style-name="ce7">
            <text:p>2261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59-60</text:p>
          </table:table-cell>
          <table:table-cell office:value-type="float" office:value="1037940" table:style-name="ce20">
            <text:p>1037940</text:p>
          </table:table-cell>
          <table:table-cell office:value-type="float" office:value="1672940" table:style-name="ce20">
            <text:p>1672940</text:p>
          </table:table-cell>
          <table:table-cell office:value-type="float" office:value="3365" table:style-name="ce20">
            <text:p>3365</text:p>
          </table:table-cell>
          <table:table-cell office:value-type="float" office:value="22610" table:style-name="ce20">
            <text:p>2261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59-60</text:p>
          </table:table-cell>
          <table:table-cell office:value-type="float" office:value="0" table:formula="of:=[.AL6]-[.AE6]" table:style-name="ce20">
            <text:p>0</text:p>
          </table:table-cell>
          <table:table-cell office:value-type="float" office:value="0" table:formula="of:=[.AM6]-[.AF6]" table:style-name="ce20">
            <text:p>0</text:p>
          </table:table-cell>
          <table:table-cell office:value-type="float" office:value="0" table:formula="of:=[.AN6]-[.AG6]" table:style-name="ce20">
            <text:p>0</text:p>
          </table:table-cell>
          <table:table-cell office:value-type="float" office:value="0" table:formula="of:=[.AO6]-[.AH6]" table:style-name="ce20">
            <text:p>0</text:p>
          </table:table-cell>
          <table:table-cell table:number-columns-repeated="2" table:style-name="ce1"/>
          <table:table-cell office:value-type="string" table:style-name="ce6">
            <text:p>1959-60</text:p>
          </table:table-cell>
          <table:table-cell office:value-type="float" office:value="2305990" table:style-name="ce18">
            <text:p>2305990</text:p>
          </table:table-cell>
          <table:table-cell office:value-type="float" office:value="2305990" table:style-name="ce46">
            <text:p>2305990</text:p>
          </table:table-cell>
          <table:table-cell office:value-type="float" office:value="0" table:formula="of:=[.AZ6]-[.BA6]" table:style-name="ce54">
            <text:p>0</text:p>
          </table:table-cell>
          <table:table-cell office:value-type="percentage" office:value="0" table:formula="of:=[.BB6]/[.BA6]" table:style-name="ce55">
            <text:p>0%</text:p>
          </table:table-cell>
          <table:table-cell office:value-type="float" office:value="0" table:formula="of:=IF([.BC6]&lt;&gt;0;1;0)" table:style-name="ce50">
            <text:p>0</text:p>
          </table:table-cell>
          <table:table-cell table:number-columns-repeated="16328" table:style-name="ce1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60-61</text:p>
          </table:table-cell>
          <table:table-cell office:value-type="float" office:value="778913" table:style-name="ce8">
            <text:p>778913</text:p>
          </table:table-cell>
          <table:table-cell office:value-type="float" office:value="242206" table:style-name="ce8">
            <text:p>242206</text:p>
          </table:table-cell>
          <table:table-cell office:value-type="float" office:value="1565154" table:style-name="ce8">
            <text:p>1565154</text:p>
          </table:table-cell>
          <table:table-cell office:value-type="float" office:value="500768" table:style-name="ce8">
            <text:p>500768</text:p>
          </table:table-cell>
          <table:table-cell office:value-type="float" office:value="122868" table:style-name="ce8">
            <text:p>122868</text:p>
          </table:table-cell>
          <table:table-cell office:value-type="float" office:value="783806" table:style-name="ce8">
            <text:p>783806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60-61</text:p>
          </table:table-cell>
          <table:table-cell office:value-type="float" office:value="778913" table:style-name="ce20">
            <text:p>778913</text:p>
          </table:table-cell>
          <table:table-cell office:value-type="float" office:value="242206" table:style-name="ce20">
            <text:p>242206</text:p>
          </table:table-cell>
          <table:table-cell office:value-type="float" office:value="1565154" table:style-name="ce20">
            <text:p>1565154</text:p>
          </table:table-cell>
          <table:table-cell office:value-type="float" office:value="500768" table:style-name="ce20">
            <text:p>500768</text:p>
          </table:table-cell>
          <table:table-cell office:value-type="float" office:value="122868" table:style-name="ce20">
            <text:p>122868</text:p>
          </table:table-cell>
          <table:table-cell office:value-type="float" office:value="783806" table:style-name="ce20">
            <text:p>783806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60-61</text:p>
          </table:table-cell>
          <table:table-cell office:value-type="float" office:value="0" table:formula="of:=[.L7]-[.C7]" table:style-name="ce20">
            <text:p>0</text:p>
          </table:table-cell>
          <table:table-cell office:value-type="float" office:value="0" table:formula="of:=[.M7]-[.D7]" table:style-name="ce20">
            <text:p>0</text:p>
          </table:table-cell>
          <table:table-cell office:value-type="float" office:value="0" table:formula="of:=[.N7]-[.E7]" table:style-name="ce20">
            <text:p>0</text:p>
          </table:table-cell>
          <table:table-cell office:value-type="float" office:value="0" table:formula="of:=[.O7]-[.F7]" table:style-name="ce20">
            <text:p>0</text:p>
          </table:table-cell>
          <table:table-cell office:value-type="float" office:value="0" table:formula="of:=[.P7]-[.G7]" table:style-name="ce20">
            <text:p>0</text:p>
          </table:table-cell>
          <table:table-cell office:value-type="float" office:value="0" table:formula="of:=[.Q7]-[.H7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6">
            <text:p>1960-61</text:p>
          </table:table-cell>
          <table:table-cell office:value-type="float" office:value="1067531" table:style-name="ce23">
            <text:p>1067531</text:p>
          </table:table-cell>
          <table:table-cell office:value-type="float" office:value="1682998" table:style-name="ce18">
            <text:p>1682998</text:p>
          </table:table-cell>
          <table:table-cell office:value-type="float" office:value="3283" table:style-name="ce18">
            <text:p>3283</text:p>
          </table:table-cell>
          <table:table-cell office:value-type="float" office:value="22449" table:style-name="ce18">
            <text:p>22449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60-61</text:p>
          </table:table-cell>
          <table:table-cell office:value-type="float" office:value="1067531" table:style-name="ce20">
            <text:p>1067531</text:p>
          </table:table-cell>
          <table:table-cell office:value-type="float" office:value="1682998" table:style-name="ce20">
            <text:p>1682998</text:p>
          </table:table-cell>
          <table:table-cell office:value-type="float" office:value="3283" table:style-name="ce20">
            <text:p>3283</text:p>
          </table:table-cell>
          <table:table-cell office:value-type="float" office:value="22449" table:style-name="ce20">
            <text:p>22449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60-61</text:p>
          </table:table-cell>
          <table:table-cell office:value-type="float" office:value="0" table:formula="of:=[.AL7]-[.AE7]" table:style-name="ce20">
            <text:p>0</text:p>
          </table:table-cell>
          <table:table-cell office:value-type="float" office:value="0" table:formula="of:=[.AM7]-[.AF7]" table:style-name="ce20">
            <text:p>0</text:p>
          </table:table-cell>
          <table:table-cell office:value-type="float" office:value="0" table:formula="of:=[.AN7]-[.AG7]" table:style-name="ce20">
            <text:p>0</text:p>
          </table:table-cell>
          <table:table-cell office:value-type="float" office:value="0" table:formula="of:=[.AO7]-[.AH7]" table:style-name="ce20">
            <text:p>0</text:p>
          </table:table-cell>
          <table:table-cell table:number-columns-repeated="2" table:style-name="ce1"/>
          <table:table-cell office:value-type="string" table:style-name="ce6">
            <text:p>1960-61</text:p>
          </table:table-cell>
          <table:table-cell office:value-type="float" office:value="2348960" table:style-name="ce18">
            <text:p>2348960</text:p>
          </table:table-cell>
          <table:table-cell office:value-type="float" office:value="2348889" table:style-name="ce48">
            <text:p>2348889</text:p>
          </table:table-cell>
          <table:table-cell office:value-type="float" office:value="71" table:formula="of:=[.AZ7]-[.BA7]" table:style-name="ce54">
            <text:p>71</text:p>
          </table:table-cell>
          <table:table-cell office:value-type="percentage" office:value="3.0227056280650127E-5" table:formula="of:=[.BB7]/[.BA7]" table:style-name="ce55">
            <text:p>0%</text:p>
          </table:table-cell>
          <table:table-cell office:value-type="float" office:value="1" table:formula="of:=IF([.BC7]&lt;&gt;0;1;0)" table:style-name="ce50">
            <text:p>1</text:p>
          </table:table-cell>
          <table:table-cell office:value-type="string" table:style-name="ce18">
            <text:p>Mismatch from the report.</text:p>
          </table:table-cell>
          <table:table-cell table:number-columns-repeated="16327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61-62</text:p>
          </table:table-cell>
          <table:table-cell office:value-type="float" office:value="752692" table:style-name="ce8">
            <text:p>752692</text:p>
          </table:table-cell>
          <table:table-cell office:value-type="float" office:value="236680" table:style-name="ce8">
            <text:p>236680</text:p>
          </table:table-cell>
          <table:table-cell office:value-type="float" office:value="1539530" table:style-name="ce8">
            <text:p>1539530</text:p>
          </table:table-cell>
          <table:table-cell office:value-type="float" office:value="504830" table:style-name="ce8">
            <text:p>504830</text:p>
          </table:table-cell>
          <table:table-cell office:value-type="float" office:value="133079" table:style-name="ce8">
            <text:p>133079</text:p>
          </table:table-cell>
          <table:table-cell office:value-type="float" office:value="801674" table:style-name="ce8">
            <text:p>801674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61-62</text:p>
          </table:table-cell>
          <table:table-cell office:value-type="float" office:value="752692" table:style-name="ce20">
            <text:p>752692</text:p>
          </table:table-cell>
          <table:table-cell office:value-type="float" office:value="236680" table:style-name="ce20">
            <text:p>236680</text:p>
          </table:table-cell>
          <table:table-cell office:value-type="float" office:value="1539530" table:style-name="ce20">
            <text:p>1539530</text:p>
          </table:table-cell>
          <table:table-cell office:value-type="float" office:value="504830" table:style-name="ce20">
            <text:p>504830</text:p>
          </table:table-cell>
          <table:table-cell office:value-type="float" office:value="133079" table:style-name="ce20">
            <text:p>133079</text:p>
          </table:table-cell>
          <table:table-cell office:value-type="float" office:value="801674" table:style-name="ce20">
            <text:p>801674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61-62</text:p>
          </table:table-cell>
          <table:table-cell office:value-type="float" office:value="0" table:formula="of:=[.L8]-[.C8]" table:style-name="ce20">
            <text:p>0</text:p>
          </table:table-cell>
          <table:table-cell office:value-type="float" office:value="0" table:formula="of:=[.M8]-[.D8]" table:style-name="ce20">
            <text:p>0</text:p>
          </table:table-cell>
          <table:table-cell office:value-type="float" office:value="0" table:formula="of:=[.N8]-[.E8]" table:style-name="ce20">
            <text:p>0</text:p>
          </table:table-cell>
          <table:table-cell office:value-type="float" office:value="0" table:formula="of:=[.O8]-[.F8]" table:style-name="ce20">
            <text:p>0</text:p>
          </table:table-cell>
          <table:table-cell office:value-type="float" office:value="0" table:formula="of:=[.P8]-[.G8]" table:style-name="ce20">
            <text:p>0</text:p>
          </table:table-cell>
          <table:table-cell office:value-type="float" office:value="0" table:formula="of:=[.Q8]-[.H8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6">
            <text:p>1961-62</text:p>
          </table:table-cell>
          <table:table-cell office:value-type="float" office:value="1003864" table:style-name="ce23">
            <text:p>1003864</text:p>
          </table:table-cell>
          <table:table-cell office:value-type="float" office:value="1644550" table:style-name="ce18">
            <text:p>1644550</text:p>
          </table:table-cell>
          <table:table-cell office:value-type="float" office:value="3247" table:style-name="ce18">
            <text:p>3247</text:p>
          </table:table-cell>
          <table:table-cell office:value-type="float" office:value="24982" table:style-name="ce18">
            <text:p>24982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61-62</text:p>
          </table:table-cell>
          <table:table-cell office:value-type="float" office:value="1003864" table:style-name="ce20">
            <text:p>1003864</text:p>
          </table:table-cell>
          <table:table-cell office:value-type="float" office:value="1644550" table:style-name="ce20">
            <text:p>1644550</text:p>
          </table:table-cell>
          <table:table-cell office:value-type="float" office:value="3247" table:style-name="ce20">
            <text:p>3247</text:p>
          </table:table-cell>
          <table:table-cell office:value-type="float" office:value="24982" table:style-name="ce20">
            <text:p>24982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61-62</text:p>
          </table:table-cell>
          <table:table-cell office:value-type="float" office:value="0" table:formula="of:=[.AL8]-[.AE8]" table:style-name="ce20">
            <text:p>0</text:p>
          </table:table-cell>
          <table:table-cell office:value-type="float" office:value="0" table:formula="of:=[.AM8]-[.AF8]" table:style-name="ce20">
            <text:p>0</text:p>
          </table:table-cell>
          <table:table-cell office:value-type="float" office:value="0" table:formula="of:=[.AN8]-[.AG8]" table:style-name="ce20">
            <text:p>0</text:p>
          </table:table-cell>
          <table:table-cell office:value-type="float" office:value="0" table:formula="of:=[.AO8]-[.AH8]" table:style-name="ce20">
            <text:p>0</text:p>
          </table:table-cell>
          <table:table-cell table:number-columns-repeated="2" table:style-name="ce1"/>
          <table:table-cell office:value-type="string" table:style-name="ce6">
            <text:p>1961-62</text:p>
          </table:table-cell>
          <table:table-cell office:value-type="float" office:value="2341204" table:style-name="ce18">
            <text:p>2341204</text:p>
          </table:table-cell>
          <table:table-cell office:value-type="float" office:value="2311381" table:style-name="ce48">
            <text:p>2311381</text:p>
          </table:table-cell>
          <table:table-cell office:value-type="float" office:value="29823" table:formula="of:=[.AZ8]-[.BA8]" table:style-name="ce54">
            <text:p>29823</text:p>
          </table:table-cell>
          <table:table-cell office:value-type="percentage" office:value="1.2902675932699975E-2" table:formula="of:=[.BB8]/[.BA8]" table:style-name="ce56">
            <text:p>1%</text:p>
          </table:table-cell>
          <table:table-cell office:value-type="float" office:value="1" table:formula="of:=IF([.BC8]&lt;&gt;0;1;0)" table:style-name="ce50">
            <text:p>1</text:p>
          </table:table-cell>
          <table:table-cell office:value-type="string" table:style-name="ce18">
            <text:p>Mismatch from the report.</text:p>
          </table:table-cell>
          <table:table-cell table:number-columns-repeated="16327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62-63</text:p>
          </table:table-cell>
          <table:table-cell office:value-type="float" office:value="802665" table:style-name="ce8">
            <text:p>802665</text:p>
          </table:table-cell>
          <table:table-cell office:value-type="float" office:value="221621" table:style-name="ce8">
            <text:p>221621</text:p>
          </table:table-cell>
          <table:table-cell office:value-type="float" office:value="1601878" table:style-name="ce8">
            <text:p>1601878</text:p>
          </table:table-cell>
          <table:table-cell office:value-type="float" office:value="539269" table:style-name="ce8">
            <text:p>539269</text:p>
          </table:table-cell>
          <table:table-cell office:value-type="float" office:value="137912" table:style-name="ce8">
            <text:p>137912</text:p>
          </table:table-cell>
          <table:table-cell office:value-type="float" office:value="844780" table:style-name="ce8">
            <text:p>84478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62-63</text:p>
          </table:table-cell>
          <table:table-cell office:value-type="float" office:value="802665" table:style-name="ce20">
            <text:p>802665</text:p>
          </table:table-cell>
          <table:table-cell office:value-type="float" office:value="221621" table:style-name="ce20">
            <text:p>221621</text:p>
          </table:table-cell>
          <table:table-cell office:value-type="float" office:value="1601878" table:style-name="ce20">
            <text:p>1601878</text:p>
          </table:table-cell>
          <table:table-cell office:value-type="float" office:value="539269" table:style-name="ce20">
            <text:p>539269</text:p>
          </table:table-cell>
          <table:table-cell office:value-type="float" office:value="137912" table:style-name="ce20">
            <text:p>137912</text:p>
          </table:table-cell>
          <table:table-cell office:value-type="float" office:value="844780" table:style-name="ce20">
            <text:p>84478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62-63</text:p>
          </table:table-cell>
          <table:table-cell office:value-type="float" office:value="0" table:formula="of:=[.L9]-[.C9]" table:style-name="ce20">
            <text:p>0</text:p>
          </table:table-cell>
          <table:table-cell office:value-type="float" office:value="0" table:formula="of:=[.M9]-[.D9]" table:style-name="ce20">
            <text:p>0</text:p>
          </table:table-cell>
          <table:table-cell office:value-type="float" office:value="0" table:formula="of:=[.N9]-[.E9]" table:style-name="ce20">
            <text:p>0</text:p>
          </table:table-cell>
          <table:table-cell office:value-type="float" office:value="0" table:formula="of:=[.O9]-[.F9]" table:style-name="ce20">
            <text:p>0</text:p>
          </table:table-cell>
          <table:table-cell office:value-type="float" office:value="0" table:formula="of:=[.P9]-[.G9]" table:style-name="ce20">
            <text:p>0</text:p>
          </table:table-cell>
          <table:table-cell office:value-type="float" office:value="0" table:formula="of:=[.Q9]-[.H9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6">
            <text:p>1962-63</text:p>
          </table:table-cell>
          <table:table-cell office:value-type="float" office:value="1093211" table:style-name="ce23">
            <text:p>1093211</text:p>
          </table:table-cell>
          <table:table-cell office:value-type="float" office:value="1539951" table:style-name="ce18">
            <text:p>1539951</text:p>
          </table:table-cell>
          <table:table-cell office:value-type="float" office:value="3305" table:style-name="ce18">
            <text:p>3305</text:p>
          </table:table-cell>
          <table:table-cell office:value-type="float" office:value="29063" table:style-name="ce18">
            <text:p>29063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62-63</text:p>
          </table:table-cell>
          <table:table-cell office:value-type="float" office:value="1093211" table:style-name="ce20">
            <text:p>1093211</text:p>
          </table:table-cell>
          <table:table-cell office:value-type="float" office:value="1539951" table:style-name="ce20">
            <text:p>1539951</text:p>
          </table:table-cell>
          <table:table-cell office:value-type="float" office:value="3305" table:style-name="ce20">
            <text:p>3305</text:p>
          </table:table-cell>
          <table:table-cell office:value-type="float" office:value="29063" table:style-name="ce20">
            <text:p>29063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62-63</text:p>
          </table:table-cell>
          <table:table-cell office:value-type="float" office:value="0" table:formula="of:=[.AL9]-[.AE9]" table:style-name="ce20">
            <text:p>0</text:p>
          </table:table-cell>
          <table:table-cell office:value-type="float" office:value="0" table:formula="of:=[.AM9]-[.AF9]" table:style-name="ce20">
            <text:p>0</text:p>
          </table:table-cell>
          <table:table-cell office:value-type="float" office:value="0" table:formula="of:=[.AN9]-[.AG9]" table:style-name="ce20">
            <text:p>0</text:p>
          </table:table-cell>
          <table:table-cell office:value-type="float" office:value="0" table:formula="of:=[.AO9]-[.AH9]" table:style-name="ce20">
            <text:p>0</text:p>
          </table:table-cell>
          <table:table-cell table:number-columns-repeated="2" table:style-name="ce1"/>
          <table:table-cell office:value-type="string" table:style-name="ce6">
            <text:p>1962-63</text:p>
          </table:table-cell>
          <table:table-cell office:value-type="float" office:value="2446658" table:style-name="ce18">
            <text:p>2446658</text:p>
          </table:table-cell>
          <table:table-cell office:value-type="float" office:value="2446669" table:style-name="ce48">
            <text:p>2446669</text:p>
          </table:table-cell>
          <table:table-cell office:value-type="float" office:value="-11" table:formula="of:=[.AZ9]-[.BA9]" table:style-name="ce54">
            <text:p>-11</text:p>
          </table:table-cell>
          <table:table-cell office:value-type="percentage" office:value="-4.4959085188883336E-6" table:formula="of:=[.BB9]/[.BA9]" table:style-name="ce55">
            <text:p>0%</text:p>
          </table:table-cell>
          <table:table-cell office:value-type="float" office:value="1" table:formula="of:=IF([.BC9]&lt;&gt;0;1;0)" table:style-name="ce50">
            <text:p>1</text:p>
          </table:table-cell>
          <table:table-cell office:value-type="string" table:style-name="ce18">
            <text:p>Mismatch from the report.</text:p>
          </table:table-cell>
          <table:table-cell table:number-columns-repeated="16327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63-64</text:p>
          </table:table-cell>
          <table:table-cell office:value-type="float" office:value="805089" table:style-name="ce8">
            <text:p>805089</text:p>
          </table:table-cell>
          <table:table-cell office:value-type="float" office:value="209910" table:style-name="ce8">
            <text:p>209910</text:p>
          </table:table-cell>
          <table:table-cell office:value-type="float" office:value="1604490" table:style-name="ce8">
            <text:p>1604490</text:p>
          </table:table-cell>
          <table:table-cell office:value-type="float" office:value="544997" table:style-name="ce8">
            <text:p>544997</text:p>
          </table:table-cell>
          <table:table-cell office:value-type="float" office:value="142909" table:style-name="ce8">
            <text:p>142909</text:p>
          </table:table-cell>
          <table:table-cell office:value-type="float" office:value="857193" table:style-name="ce8">
            <text:p>857193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63-64</text:p>
          </table:table-cell>
          <table:table-cell office:value-type="float" office:value="805089" table:style-name="ce20">
            <text:p>805089</text:p>
          </table:table-cell>
          <table:table-cell office:value-type="float" office:value="209910" table:style-name="ce20">
            <text:p>209910</text:p>
          </table:table-cell>
          <table:table-cell office:value-type="float" office:value="1604490" table:style-name="ce20">
            <text:p>1604490</text:p>
          </table:table-cell>
          <table:table-cell office:value-type="float" office:value="544997" table:style-name="ce20">
            <text:p>544997</text:p>
          </table:table-cell>
          <table:table-cell office:value-type="float" office:value="142909" table:style-name="ce20">
            <text:p>142909</text:p>
          </table:table-cell>
          <table:table-cell office:value-type="float" office:value="857193" table:style-name="ce20">
            <text:p>857193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63-64</text:p>
          </table:table-cell>
          <table:table-cell office:value-type="float" office:value="0" table:formula="of:=[.L10]-[.C10]" table:style-name="ce20">
            <text:p>0</text:p>
          </table:table-cell>
          <table:table-cell office:value-type="float" office:value="0" table:formula="of:=[.M10]-[.D10]" table:style-name="ce20">
            <text:p>0</text:p>
          </table:table-cell>
          <table:table-cell office:value-type="float" office:value="0" table:formula="of:=[.N10]-[.E10]" table:style-name="ce20">
            <text:p>0</text:p>
          </table:table-cell>
          <table:table-cell office:value-type="float" office:value="0" table:formula="of:=[.O10]-[.F10]" table:style-name="ce20">
            <text:p>0</text:p>
          </table:table-cell>
          <table:table-cell office:value-type="float" office:value="0" table:formula="of:=[.P10]-[.G10]" table:style-name="ce20">
            <text:p>0</text:p>
          </table:table-cell>
          <table:table-cell office:value-type="float" office:value="0" table:formula="of:=[.Q10]-[.H10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6">
            <text:p>1963-64</text:p>
          </table:table-cell>
          <table:table-cell office:value-type="float" office:value="1128001" table:style-name="ce23">
            <text:p>1128001</text:p>
          </table:table-cell>
          <table:table-cell office:value-type="float" office:value="2523537" table:style-name="ce18">
            <text:p>2523537</text:p>
          </table:table-cell>
          <table:table-cell office:value-type="float" office:value="3262" table:style-name="ce18">
            <text:p>3262</text:p>
          </table:table-cell>
          <table:table-cell office:value-type="float" office:value="33790" table:style-name="ce18">
            <text:p>3379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63-64</text:p>
          </table:table-cell>
          <table:table-cell office:value-type="float" office:value="1128001" table:style-name="ce20">
            <text:p>1128001</text:p>
          </table:table-cell>
          <table:table-cell office:value-type="float" office:value="2523537" table:style-name="ce20">
            <text:p>2523537</text:p>
          </table:table-cell>
          <table:table-cell office:value-type="float" office:value="3262" table:style-name="ce20">
            <text:p>3262</text:p>
          </table:table-cell>
          <table:table-cell office:value-type="float" office:value="33790" table:style-name="ce20">
            <text:p>3379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63-64</text:p>
          </table:table-cell>
          <table:table-cell office:value-type="float" office:value="0" table:formula="of:=[.AL10]-[.AE10]" table:style-name="ce20">
            <text:p>0</text:p>
          </table:table-cell>
          <table:table-cell office:value-type="float" office:value="0" table:formula="of:=[.AM10]-[.AF10]" table:style-name="ce20">
            <text:p>0</text:p>
          </table:table-cell>
          <table:table-cell office:value-type="float" office:value="0" table:formula="of:=[.AN10]-[.AG10]" table:style-name="ce20">
            <text:p>0</text:p>
          </table:table-cell>
          <table:table-cell office:value-type="float" office:value="0" table:formula="of:=[.AO10]-[.AH10]" table:style-name="ce20">
            <text:p>0</text:p>
          </table:table-cell>
          <table:table-cell table:number-columns-repeated="2" table:style-name="ce1"/>
          <table:table-cell office:value-type="string" table:style-name="ce6">
            <text:p>1963-64</text:p>
          </table:table-cell>
          <table:table-cell office:value-type="float" office:value="2461683" table:style-name="ce18">
            <text:p>2461683</text:p>
          </table:table-cell>
          <table:table-cell office:value-type="float" office:value="2461747" table:style-name="ce48">
            <text:p>2461747</text:p>
          </table:table-cell>
          <table:table-cell office:value-type="float" office:value="-64" table:formula="of:=[.AZ10]-[.BA10]" table:style-name="ce54">
            <text:p>-64</text:p>
          </table:table-cell>
          <table:table-cell office:value-type="percentage" office:value="-2.5997797499093123E-5" table:formula="of:=[.BB10]/[.BA10]" table:style-name="ce55">
            <text:p>0%</text:p>
          </table:table-cell>
          <table:table-cell office:value-type="float" office:value="1" table:formula="of:=IF([.BC10]&lt;&gt;0;1;0)" table:style-name="ce50">
            <text:p>1</text:p>
          </table:table-cell>
          <table:table-cell office:value-type="string" table:style-name="ce18">
            <text:p>Mismatch from the report.</text:p>
          </table:table-cell>
          <table:table-cell table:number-columns-repeated="16327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64-65</text:p>
          </table:table-cell>
          <table:table-cell office:value-type="float" office:value="801121" table:style-name="ce8">
            <text:p>801121</text:p>
          </table:table-cell>
          <table:table-cell office:value-type="float" office:value="209371" table:style-name="ce8">
            <text:p>209371</text:p>
          </table:table-cell>
          <table:table-cell office:value-type="float" office:value="1607921" table:style-name="ce8">
            <text:p>1607921</text:p>
          </table:table-cell>
          <table:table-cell office:value-type="float" office:value="558991" table:style-name="ce8">
            <text:p>558991</text:p>
          </table:table-cell>
          <table:table-cell office:value-type="float" office:value="146952" table:style-name="ce8">
            <text:p>146952</text:p>
          </table:table-cell>
          <table:table-cell office:value-type="float" office:value="868746" table:style-name="ce8">
            <text:p>868746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64-65</text:p>
          </table:table-cell>
          <table:table-cell office:value-type="float" office:value="801121" table:style-name="ce20">
            <text:p>801121</text:p>
          </table:table-cell>
          <table:table-cell office:value-type="float" office:value="209371" table:style-name="ce20">
            <text:p>209371</text:p>
          </table:table-cell>
          <table:table-cell office:value-type="float" office:value="1607921" table:style-name="ce20">
            <text:p>1607921</text:p>
          </table:table-cell>
          <table:table-cell office:value-type="float" office:value="558991" table:style-name="ce20">
            <text:p>558991</text:p>
          </table:table-cell>
          <table:table-cell office:value-type="float" office:value="146952" table:style-name="ce20">
            <text:p>146952</text:p>
          </table:table-cell>
          <table:table-cell office:value-type="float" office:value="868746" table:style-name="ce20">
            <text:p>868746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64-65</text:p>
          </table:table-cell>
          <table:table-cell office:value-type="float" office:value="0" table:formula="of:=[.L11]-[.C11]" table:style-name="ce20">
            <text:p>0</text:p>
          </table:table-cell>
          <table:table-cell office:value-type="float" office:value="0" table:formula="of:=[.M11]-[.D11]" table:style-name="ce20">
            <text:p>0</text:p>
          </table:table-cell>
          <table:table-cell office:value-type="float" office:value="0" table:formula="of:=[.N11]-[.E11]" table:style-name="ce20">
            <text:p>0</text:p>
          </table:table-cell>
          <table:table-cell office:value-type="float" office:value="0" table:formula="of:=[.O11]-[.F11]" table:style-name="ce20">
            <text:p>0</text:p>
          </table:table-cell>
          <table:table-cell office:value-type="float" office:value="0" table:formula="of:=[.P11]-[.G11]" table:style-name="ce20">
            <text:p>0</text:p>
          </table:table-cell>
          <table:table-cell office:value-type="float" office:value="0" table:formula="of:=[.Q11]-[.H11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6">
            <text:p>1964-65</text:p>
          </table:table-cell>
          <table:table-cell office:value-type="float" office:value="1121383" table:style-name="ce23">
            <text:p>1121383</text:p>
          </table:table-cell>
          <table:table-cell office:value-type="float" office:value="2863199" table:style-name="ce18">
            <text:p>2863199</text:p>
          </table:table-cell>
          <table:table-cell office:value-type="float" office:value="3278" table:style-name="ce18">
            <text:p>3278</text:p>
          </table:table-cell>
          <table:table-cell office:value-type="float" office:value="40266" table:style-name="ce18">
            <text:p>40266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64-65</text:p>
          </table:table-cell>
          <table:table-cell office:value-type="float" office:value="1121383" table:style-name="ce20">
            <text:p>1121383</text:p>
          </table:table-cell>
          <table:table-cell office:value-type="float" office:value="2863199" table:style-name="ce20">
            <text:p>2863199</text:p>
          </table:table-cell>
          <table:table-cell office:value-type="float" office:value="3278" table:style-name="ce20">
            <text:p>3278</text:p>
          </table:table-cell>
          <table:table-cell office:value-type="float" office:value="40266" table:style-name="ce20">
            <text:p>40266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64-65</text:p>
          </table:table-cell>
          <table:table-cell office:value-type="float" office:value="0" table:formula="of:=[.AL11]-[.AE11]" table:style-name="ce20">
            <text:p>0</text:p>
          </table:table-cell>
          <table:table-cell office:value-type="float" office:value="0" table:formula="of:=[.AM11]-[.AF11]" table:style-name="ce20">
            <text:p>0</text:p>
          </table:table-cell>
          <table:table-cell office:value-type="float" office:value="0" table:formula="of:=[.AN11]-[.AG11]" table:style-name="ce20">
            <text:p>0</text:p>
          </table:table-cell>
          <table:table-cell office:value-type="float" office:value="0" table:formula="of:=[.AO11]-[.AH11]" table:style-name="ce20">
            <text:p>0</text:p>
          </table:table-cell>
          <table:table-cell table:number-columns-repeated="2" table:style-name="ce1"/>
          <table:table-cell office:value-type="string" table:style-name="ce6">
            <text:p>1964-65</text:p>
          </table:table-cell>
          <table:table-cell office:value-type="float" office:value="2476667" table:style-name="ce18">
            <text:p>2476667</text:p>
          </table:table-cell>
          <table:table-cell office:value-type="float" office:value="2490327" table:style-name="ce48">
            <text:p>2490327</text:p>
          </table:table-cell>
          <table:table-cell office:value-type="float" office:value="-13660" table:formula="of:=[.AZ11]-[.BA11]" table:style-name="ce54">
            <text:p>-13660</text:p>
          </table:table-cell>
          <table:table-cell office:value-type="percentage" office:value="-5.4852234264817432E-3" table:formula="of:=[.BB11]/[.BA11]" table:style-name="ce56">
            <text:p>-1%</text:p>
          </table:table-cell>
          <table:table-cell office:value-type="float" office:value="1" table:formula="of:=IF([.BC11]&lt;&gt;0;1;0)" table:style-name="ce50">
            <text:p>1</text:p>
          </table:table-cell>
          <table:table-cell office:value-type="string" table:style-name="ce18">
            <text:p>Mismatch from the report.</text:p>
          </table:table-cell>
          <table:table-cell table:number-columns-repeated="16327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65-66</text:p>
          </table:table-cell>
          <table:table-cell office:value-type="float" office:value="802329" table:style-name="ce8">
            <text:p>802329</text:p>
          </table:table-cell>
          <table:table-cell office:value-type="float" office:value="229684" table:style-name="ce8">
            <text:p>229684</text:p>
          </table:table-cell>
          <table:table-cell office:value-type="float" office:value="1635326" table:style-name="ce8">
            <text:p>1635326</text:p>
          </table:table-cell>
          <table:table-cell office:value-type="float" office:value="586313" table:style-name="ce8">
            <text:p>586313</text:p>
          </table:table-cell>
          <table:table-cell office:value-type="float" office:value="149634" table:style-name="ce8">
            <text:p>149634</text:p>
          </table:table-cell>
          <table:table-cell office:value-type="float" office:value="916017" table:style-name="ce8">
            <text:p>916017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65-66</text:p>
          </table:table-cell>
          <table:table-cell office:value-type="float" office:value="802329" table:style-name="ce20">
            <text:p>802329</text:p>
          </table:table-cell>
          <table:table-cell office:value-type="float" office:value="229684" table:style-name="ce20">
            <text:p>229684</text:p>
          </table:table-cell>
          <table:table-cell office:value-type="float" office:value="1635326" table:style-name="ce20">
            <text:p>1635326</text:p>
          </table:table-cell>
          <table:table-cell office:value-type="float" office:value="586313" table:style-name="ce20">
            <text:p>586313</text:p>
          </table:table-cell>
          <table:table-cell office:value-type="float" office:value="149634" table:style-name="ce20">
            <text:p>149634</text:p>
          </table:table-cell>
          <table:table-cell office:value-type="float" office:value="916017" table:style-name="ce20">
            <text:p>916017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65-66</text:p>
          </table:table-cell>
          <table:table-cell office:value-type="float" office:value="0" table:formula="of:=[.L12]-[.C12]" table:style-name="ce20">
            <text:p>0</text:p>
          </table:table-cell>
          <table:table-cell office:value-type="float" office:value="0" table:formula="of:=[.M12]-[.D12]" table:style-name="ce20">
            <text:p>0</text:p>
          </table:table-cell>
          <table:table-cell office:value-type="float" office:value="0" table:formula="of:=[.N12]-[.E12]" table:style-name="ce20">
            <text:p>0</text:p>
          </table:table-cell>
          <table:table-cell office:value-type="float" office:value="0" table:formula="of:=[.O12]-[.F12]" table:style-name="ce20">
            <text:p>0</text:p>
          </table:table-cell>
          <table:table-cell office:value-type="float" office:value="0" table:formula="of:=[.P12]-[.G12]" table:style-name="ce20">
            <text:p>0</text:p>
          </table:table-cell>
          <table:table-cell office:value-type="float" office:value="0" table:formula="of:=[.Q12]-[.H12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6">
            <text:p>1965-66</text:p>
          </table:table-cell>
          <table:table-cell office:value-type="float" office:value="997489" table:style-name="ce23">
            <text:p>997489</text:p>
          </table:table-cell>
          <table:table-cell office:value-type="float" office:value="3095658" table:style-name="ce18">
            <text:p>3095658</text:p>
          </table:table-cell>
          <table:table-cell office:value-type="float" office:value="3293" table:style-name="ce18">
            <text:p>3293</text:p>
          </table:table-cell>
          <table:table-cell office:value-type="float" office:value="46953" table:style-name="ce18">
            <text:p>46953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65-66</text:p>
          </table:table-cell>
          <table:table-cell office:value-type="float" office:value="997489" table:style-name="ce20">
            <text:p>997489</text:p>
          </table:table-cell>
          <table:table-cell office:value-type="float" office:value="3095658" table:style-name="ce20">
            <text:p>3095658</text:p>
          </table:table-cell>
          <table:table-cell office:value-type="float" office:value="3293" table:style-name="ce20">
            <text:p>3293</text:p>
          </table:table-cell>
          <table:table-cell office:value-type="float" office:value="46953" table:style-name="ce20">
            <text:p>46953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65-66</text:p>
          </table:table-cell>
          <table:table-cell office:value-type="float" office:value="0" table:formula="of:=[.AL12]-[.AE12]" table:style-name="ce20">
            <text:p>0</text:p>
          </table:table-cell>
          <table:table-cell office:value-type="float" office:value="0" table:formula="of:=[.AM12]-[.AF12]" table:style-name="ce20">
            <text:p>0</text:p>
          </table:table-cell>
          <table:table-cell office:value-type="float" office:value="0" table:formula="of:=[.AN12]-[.AG12]" table:style-name="ce20">
            <text:p>0</text:p>
          </table:table-cell>
          <table:table-cell office:value-type="float" office:value="0" table:formula="of:=[.AO12]-[.AH12]" table:style-name="ce20">
            <text:p>0</text:p>
          </table:table-cell>
          <table:table-cell table:number-columns-repeated="2" table:style-name="ce1"/>
          <table:table-cell office:value-type="string" table:style-name="ce6">
            <text:p>1965-66</text:p>
          </table:table-cell>
          <table:table-cell office:value-type="float" office:value="2551343" table:style-name="ce18">
            <text:p>2551343</text:p>
          </table:table-cell>
          <table:table-cell office:value-type="float" office:value="2523344" table:style-name="ce48">
            <text:p>2523344</text:p>
          </table:table-cell>
          <table:table-cell office:value-type="float" office:value="27999" table:formula="of:=[.AZ12]-[.BA12]" table:style-name="ce54">
            <text:p>27999</text:p>
          </table:table-cell>
          <table:table-cell office:value-type="percentage" office:value="1.1095990083000971E-2" table:formula="of:=[.BB12]/[.BA12]" table:style-name="ce56">
            <text:p>1%</text:p>
          </table:table-cell>
          <table:table-cell office:value-type="float" office:value="1" table:formula="of:=IF([.BC12]&lt;&gt;0;1;0)" table:style-name="ce50">
            <text:p>1</text:p>
          </table:table-cell>
          <table:table-cell office:value-type="string" table:style-name="ce18">
            <text:p>Mismatch from the report.</text:p>
          </table:table-cell>
          <table:table-cell table:number-columns-repeated="16327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66-67</text:p>
          </table:table-cell>
          <table:table-cell office:value-type="float" office:value="799438" table:style-name="ce8">
            <text:p>799438</text:p>
          </table:table-cell>
          <table:table-cell office:value-type="float" office:value="244647" table:style-name="ce8">
            <text:p>244647</text:p>
          </table:table-cell>
          <table:table-cell office:value-type="float" office:value="1676822" table:style-name="ce8">
            <text:p>1676822</text:p>
          </table:table-cell>
          <table:table-cell office:value-type="float" office:value="609583" table:style-name="ce8">
            <text:p>609583</text:p>
          </table:table-cell>
          <table:table-cell office:value-type="float" office:value="153357" table:style-name="ce8">
            <text:p>153357</text:p>
          </table:table-cell>
          <table:table-cell office:value-type="float" office:value="945149" table:style-name="ce8">
            <text:p>945149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66-67</text:p>
          </table:table-cell>
          <table:table-cell office:value-type="float" office:value="799438" table:style-name="ce20">
            <text:p>799438</text:p>
          </table:table-cell>
          <table:table-cell office:value-type="float" office:value="244647" table:style-name="ce20">
            <text:p>244647</text:p>
          </table:table-cell>
          <table:table-cell office:value-type="float" office:value="1676822" table:style-name="ce20">
            <text:p>1676822</text:p>
          </table:table-cell>
          <table:table-cell office:value-type="float" office:value="609583" table:style-name="ce20">
            <text:p>609583</text:p>
          </table:table-cell>
          <table:table-cell office:value-type="float" office:value="153357" table:style-name="ce20">
            <text:p>153357</text:p>
          </table:table-cell>
          <table:table-cell office:value-type="float" office:value="945149" table:style-name="ce20">
            <text:p>945149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66-67</text:p>
          </table:table-cell>
          <table:table-cell office:value-type="float" office:value="0" table:formula="of:=[.L13]-[.C13]" table:style-name="ce20">
            <text:p>0</text:p>
          </table:table-cell>
          <table:table-cell office:value-type="float" office:value="0" table:formula="of:=[.M13]-[.D13]" table:style-name="ce20">
            <text:p>0</text:p>
          </table:table-cell>
          <table:table-cell office:value-type="float" office:value="0" table:formula="of:=[.N13]-[.E13]" table:style-name="ce20">
            <text:p>0</text:p>
          </table:table-cell>
          <table:table-cell office:value-type="float" office:value="0" table:formula="of:=[.O13]-[.F13]" table:style-name="ce20">
            <text:p>0</text:p>
          </table:table-cell>
          <table:table-cell office:value-type="float" office:value="0" table:formula="of:=[.P13]-[.G13]" table:style-name="ce20">
            <text:p>0</text:p>
          </table:table-cell>
          <table:table-cell office:value-type="float" office:value="0" table:formula="of:=[.Q13]-[.H13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6">
            <text:p>1966-67</text:p>
          </table:table-cell>
          <table:table-cell office:value-type="float" office:value="1084062" table:style-name="ce23">
            <text:p>1084062</text:p>
          </table:table-cell>
          <table:table-cell office:value-type="float" office:value="3409668" table:style-name="ce18">
            <text:p>3409668</text:p>
          </table:table-cell>
          <table:table-cell office:value-type="float" office:value="3425" table:style-name="ce18">
            <text:p>3425</text:p>
          </table:table-cell>
          <table:table-cell office:value-type="float" office:value="50795" table:style-name="ce18">
            <text:p>50795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66-67</text:p>
          </table:table-cell>
          <table:table-cell office:value-type="float" office:value="1084062" table:style-name="ce20">
            <text:p>1084062</text:p>
          </table:table-cell>
          <table:table-cell office:value-type="float" office:value="3409668" table:style-name="ce20">
            <text:p>3409668</text:p>
          </table:table-cell>
          <table:table-cell office:value-type="float" office:value="3425" table:style-name="ce20">
            <text:p>3425</text:p>
          </table:table-cell>
          <table:table-cell office:value-type="float" office:value="50795" table:style-name="ce20">
            <text:p>50795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66-67</text:p>
          </table:table-cell>
          <table:table-cell office:value-type="float" office:value="0" table:formula="of:=[.AL13]-[.AE13]" table:style-name="ce20">
            <text:p>0</text:p>
          </table:table-cell>
          <table:table-cell office:value-type="float" office:value="0" table:formula="of:=[.AM13]-[.AF13]" table:style-name="ce20">
            <text:p>0</text:p>
          </table:table-cell>
          <table:table-cell office:value-type="float" office:value="0" table:formula="of:=[.AN13]-[.AG13]" table:style-name="ce20">
            <text:p>0</text:p>
          </table:table-cell>
          <table:table-cell office:value-type="float" office:value="0" table:formula="of:=[.AO13]-[.AH13]" table:style-name="ce20">
            <text:p>0</text:p>
          </table:table-cell>
          <table:table-cell table:number-columns-repeated="2" table:style-name="ce1"/>
          <table:table-cell office:value-type="string" table:style-name="ce6">
            <text:p>1966-67</text:p>
          </table:table-cell>
          <table:table-cell office:value-type="float" office:value="2621971" table:style-name="ce18">
            <text:p>2621971</text:p>
          </table:table-cell>
          <table:table-cell office:value-type="float" office:value="2621971" table:style-name="ce48">
            <text:p>2621971</text:p>
          </table:table-cell>
          <table:table-cell office:value-type="float" office:value="0" table:formula="of:=[.AZ13]-[.BA13]" table:style-name="ce54">
            <text:p>0</text:p>
          </table:table-cell>
          <table:table-cell office:value-type="percentage" office:value="0" table:formula="of:=[.BB13]/[.BA13]" table:style-name="ce55">
            <text:p>0%</text:p>
          </table:table-cell>
          <table:table-cell office:value-type="float" office:value="0" table:formula="of:=IF([.BC13]&lt;&gt;0;1;0)" table:style-name="ce50">
            <text:p>0</text:p>
          </table:table-cell>
          <table:table-cell table:number-columns-repeated="16328" table:style-name="ce1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6">
            <text:p>1967-68</text:p>
          </table:table-cell>
          <table:table-cell office:value-type="float" office:value="809544" table:style-name="ce8">
            <text:p>809544</text:p>
          </table:table-cell>
          <table:table-cell office:value-type="float" office:value="297646" table:style-name="ce8">
            <text:p>297646</text:p>
          </table:table-cell>
          <table:table-cell office:value-type="float" office:value="1762790" table:style-name="ce8">
            <text:p>1762790</text:p>
          </table:table-cell>
          <table:table-cell office:value-type="float" office:value="638721" table:style-name="ce8">
            <text:p>638721</text:p>
          </table:table-cell>
          <table:table-cell office:value-type="float" office:value="162933" table:style-name="ce8">
            <text:p>162933</text:p>
          </table:table-cell>
          <table:table-cell office:value-type="float" office:value="994649" table:style-name="ce8">
            <text:p>994649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67-68</text:p>
          </table:table-cell>
          <table:table-cell office:value-type="float" office:value="809544" table:style-name="ce20">
            <text:p>809544</text:p>
          </table:table-cell>
          <table:table-cell office:value-type="float" office:value="297646" table:style-name="ce20">
            <text:p>297646</text:p>
          </table:table-cell>
          <table:table-cell office:value-type="float" office:value="1762790" table:style-name="ce20">
            <text:p>1762790</text:p>
          </table:table-cell>
          <table:table-cell office:value-type="float" office:value="638721" table:style-name="ce20">
            <text:p>638721</text:p>
          </table:table-cell>
          <table:table-cell office:value-type="float" office:value="162933" table:style-name="ce20">
            <text:p>162933</text:p>
          </table:table-cell>
          <table:table-cell office:value-type="float" office:value="994649" table:style-name="ce20">
            <text:p>994649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67-68</text:p>
          </table:table-cell>
          <table:table-cell office:value-type="float" office:value="0" table:formula="of:=[.L14]-[.C14]" table:style-name="ce20">
            <text:p>0</text:p>
          </table:table-cell>
          <table:table-cell office:value-type="float" office:value="0" table:formula="of:=[.M14]-[.D14]" table:style-name="ce20">
            <text:p>0</text:p>
          </table:table-cell>
          <table:table-cell office:value-type="float" office:value="0" table:formula="of:=[.N14]-[.E14]" table:style-name="ce20">
            <text:p>0</text:p>
          </table:table-cell>
          <table:table-cell office:value-type="float" office:value="0" table:formula="of:=[.O14]-[.F14]" table:style-name="ce20">
            <text:p>0</text:p>
          </table:table-cell>
          <table:table-cell office:value-type="float" office:value="0" table:formula="of:=[.P14]-[.G14]" table:style-name="ce20">
            <text:p>0</text:p>
          </table:table-cell>
          <table:table-cell office:value-type="float" office:value="0" table:formula="of:=[.Q14]-[.H14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6">
            <text:p>1967-68</text:p>
          </table:table-cell>
          <table:table-cell office:value-type="float" office:value="1123887" table:style-name="ce23">
            <text:p>1123887</text:p>
          </table:table-cell>
          <table:table-cell office:value-type="float" office:value="4139952" table:style-name="ce18">
            <text:p>4139952</text:p>
          </table:table-cell>
          <table:table-cell office:value-type="float" office:value="3643" table:style-name="ce18">
            <text:p>3643</text:p>
          </table:table-cell>
          <table:table-cell office:value-type="float" office:value="59978" table:style-name="ce18">
            <text:p>59978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67-68</text:p>
          </table:table-cell>
          <table:table-cell office:value-type="float" office:value="1123887" table:style-name="ce20">
            <text:p>1123887</text:p>
          </table:table-cell>
          <table:table-cell office:value-type="float" office:value="4139952" table:style-name="ce20">
            <text:p>4139952</text:p>
          </table:table-cell>
          <table:table-cell office:value-type="float" office:value="3643" table:style-name="ce20">
            <text:p>3643</text:p>
          </table:table-cell>
          <table:table-cell office:value-type="float" office:value="59978" table:style-name="ce20">
            <text:p>59978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67-68</text:p>
          </table:table-cell>
          <table:table-cell office:value-type="float" office:value="0" table:formula="of:=[.AL14]-[.AE14]" table:style-name="ce20">
            <text:p>0</text:p>
          </table:table-cell>
          <table:table-cell office:value-type="float" office:value="0" table:formula="of:=[.AM14]-[.AF14]" table:style-name="ce20">
            <text:p>0</text:p>
          </table:table-cell>
          <table:table-cell office:value-type="float" office:value="0" table:formula="of:=[.AN14]-[.AG14]" table:style-name="ce20">
            <text:p>0</text:p>
          </table:table-cell>
          <table:table-cell office:value-type="float" office:value="0" table:formula="of:=[.AO14]-[.AH14]" table:style-name="ce20">
            <text:p>0</text:p>
          </table:table-cell>
          <table:table-cell table:number-columns-repeated="2" table:style-name="ce1"/>
          <table:table-cell office:value-type="string" table:style-name="ce6">
            <text:p>1967-68</text:p>
          </table:table-cell>
          <table:table-cell office:value-type="float" office:value="2757439" table:style-name="ce18">
            <text:p>2757439</text:p>
          </table:table-cell>
          <table:table-cell office:value-type="float" office:value="2756439" table:style-name="ce48">
            <text:p>2756439</text:p>
          </table:table-cell>
          <table:table-cell office:value-type="float" office:value="1000" table:formula="of:=[.AZ14]-[.BA14]" table:style-name="ce54">
            <text:p>1000</text:p>
          </table:table-cell>
          <table:table-cell office:value-type="percentage" office:value="3.6278691456622113E-4" table:formula="of:=[.BB14]/[.BA14]" table:style-name="ce55">
            <text:p>0%</text:p>
          </table:table-cell>
          <table:table-cell office:value-type="float" office:value="1" table:formula="of:=IF([.BC14]&lt;&gt;0;1;0)" table:style-name="ce50">
            <text:p>1</text:p>
          </table:table-cell>
          <table:table-cell office:value-type="string" table:style-name="ce18">
            <text:p>Mismatch from the report.</text:p>
          </table:table-cell>
          <table:table-cell table:number-columns-repeated="16327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9">
            <text:p>1968-69</text:p>
          </table:table-cell>
          <table:table-cell office:value-type="float" office:value="873871" table:style-name="ce8">
            <text:p>873871</text:p>
          </table:table-cell>
          <table:table-cell office:value-type="float" office:value="299661" table:style-name="ce8">
            <text:p>299661</text:p>
          </table:table-cell>
          <table:table-cell office:value-type="float" office:value="1820806" table:style-name="ce8">
            <text:p>1820806</text:p>
          </table:table-cell>
          <table:table-cell office:value-type="float" office:value="686063" table:style-name="ce8">
            <text:p>686063</text:p>
          </table:table-cell>
          <table:table-cell office:value-type="float" office:value="166735" table:style-name="ce8">
            <text:p>166735</text:p>
          </table:table-cell>
          <table:table-cell office:value-type="float" office:value="1031823" table:style-name="ce8">
            <text:p>1031823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68-69</text:p>
          </table:table-cell>
          <table:table-cell office:value-type="float" office:value="873871" table:style-name="ce20">
            <text:p>873871</text:p>
          </table:table-cell>
          <table:table-cell office:value-type="float" office:value="299661" table:style-name="ce20">
            <text:p>299661</text:p>
          </table:table-cell>
          <table:table-cell office:value-type="float" office:value="1820806" table:style-name="ce20">
            <text:p>1820806</text:p>
          </table:table-cell>
          <table:table-cell office:value-type="float" office:value="686063" table:style-name="ce20">
            <text:p>686063</text:p>
          </table:table-cell>
          <table:table-cell office:value-type="float" office:value="166735" table:style-name="ce20">
            <text:p>166735</text:p>
          </table:table-cell>
          <table:table-cell office:value-type="float" office:value="1031823" table:style-name="ce20">
            <text:p>1031823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68-69</text:p>
          </table:table-cell>
          <table:table-cell office:value-type="float" office:value="0" table:formula="of:=[.L15]-[.C15]" table:style-name="ce20">
            <text:p>0</text:p>
          </table:table-cell>
          <table:table-cell office:value-type="float" office:value="0" table:formula="of:=[.M15]-[.D15]" table:style-name="ce20">
            <text:p>0</text:p>
          </table:table-cell>
          <table:table-cell office:value-type="float" office:value="0" table:formula="of:=[.N15]-[.E15]" table:style-name="ce20">
            <text:p>0</text:p>
          </table:table-cell>
          <table:table-cell office:value-type="float" office:value="0" table:formula="of:=[.O15]-[.F15]" table:style-name="ce20">
            <text:p>0</text:p>
          </table:table-cell>
          <table:table-cell office:value-type="float" office:value="0" table:formula="of:=[.P15]-[.G15]" table:style-name="ce20">
            <text:p>0</text:p>
          </table:table-cell>
          <table:table-cell office:value-type="float" office:value="0" table:formula="of:=[.Q15]-[.H15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9">
            <text:p>1968-69</text:p>
          </table:table-cell>
          <table:table-cell office:value-type="float" office:value="1251354" table:style-name="ce23">
            <text:p>1251354</text:p>
          </table:table-cell>
          <table:table-cell office:value-type="float" office:value="4081115" table:style-name="ce18">
            <text:p>4081115</text:p>
          </table:table-cell>
          <table:table-cell office:value-type="float" office:value="3834" table:style-name="ce18">
            <text:p>3834</text:p>
          </table:table-cell>
          <table:table-cell office:value-type="float" office:value="66473" table:style-name="ce18">
            <text:p>66473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68-69</text:p>
          </table:table-cell>
          <table:table-cell office:value-type="float" office:value="1251354" table:style-name="ce20">
            <text:p>1251354</text:p>
          </table:table-cell>
          <table:table-cell office:value-type="float" office:value="4081115" table:style-name="ce20">
            <text:p>4081115</text:p>
          </table:table-cell>
          <table:table-cell office:value-type="float" office:value="3834" table:style-name="ce20">
            <text:p>3834</text:p>
          </table:table-cell>
          <table:table-cell office:value-type="float" office:value="66473" table:style-name="ce20">
            <text:p>66473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68-69</text:p>
          </table:table-cell>
          <table:table-cell office:value-type="float" office:value="0" table:formula="of:=[.AL15]-[.AE15]" table:style-name="ce20">
            <text:p>0</text:p>
          </table:table-cell>
          <table:table-cell office:value-type="float" office:value="0" table:formula="of:=[.AM15]-[.AF15]" table:style-name="ce20">
            <text:p>0</text:p>
          </table:table-cell>
          <table:table-cell office:value-type="float" office:value="0" table:formula="of:=[.AN15]-[.AG15]" table:style-name="ce20">
            <text:p>0</text:p>
          </table:table-cell>
          <table:table-cell office:value-type="float" office:value="0" table:formula="of:=[.AO15]-[.AH15]" table:style-name="ce20">
            <text:p>0</text:p>
          </table:table-cell>
          <table:table-cell table:number-columns-repeated="2" table:style-name="ce1"/>
          <table:table-cell office:value-type="string" table:style-name="ce9">
            <text:p>1968-69</text:p>
          </table:table-cell>
          <table:table-cell office:value-type="float" office:value="2852629" table:style-name="ce18">
            <text:p>2852629</text:p>
          </table:table-cell>
          <table:table-cell office:value-type="float" office:value="2840713" table:style-name="ce48">
            <text:p>2840713</text:p>
          </table:table-cell>
          <table:table-cell office:value-type="float" office:value="11916" table:formula="of:=[.AZ15]-[.BA15]" table:style-name="ce54">
            <text:p>11916</text:p>
          </table:table-cell>
          <table:table-cell office:value-type="percentage" office:value="4.1947215364593329E-3" table:formula="of:=[.BB15]/[.BA15]" table:style-name="ce56">
            <text:p>0%</text:p>
          </table:table-cell>
          <table:table-cell office:value-type="float" office:value="1" table:formula="of:=IF([.BC15]&lt;&gt;0;1;0)" table:style-name="ce50">
            <text:p>1</text:p>
          </table:table-cell>
          <table:table-cell office:value-type="string" table:style-name="ce18">
            <text:p>Mismatch from the report.</text:p>
          </table:table-cell>
          <table:table-cell table:number-columns-repeated="16327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9">
            <text:p>1969-70</text:p>
          </table:table-cell>
          <table:table-cell office:value-type="float" office:value="874059" table:style-name="ce8">
            <text:p>874059</text:p>
          </table:table-cell>
          <table:table-cell office:value-type="float" office:value="295585" table:style-name="ce8">
            <text:p>295585</text:p>
          </table:table-cell>
          <table:table-cell office:value-type="float" office:value="1844210" table:style-name="ce8">
            <text:p>1844210</text:p>
          </table:table-cell>
          <table:table-cell office:value-type="float" office:value="707786" table:style-name="ce8">
            <text:p>707786</text:p>
          </table:table-cell>
          <table:table-cell office:value-type="float" office:value="175190" table:style-name="ce8">
            <text:p>175190</text:p>
          </table:table-cell>
          <table:table-cell office:value-type="float" office:value="1071880" table:style-name="ce8">
            <text:p>107188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69-70</text:p>
          </table:table-cell>
          <table:table-cell office:value-type="float" office:value="874059" table:style-name="ce20">
            <text:p>874059</text:p>
          </table:table-cell>
          <table:table-cell office:value-type="float" office:value="295585" table:style-name="ce20">
            <text:p>295585</text:p>
          </table:table-cell>
          <table:table-cell office:value-type="float" office:value="1844210" table:style-name="ce20">
            <text:p>1844210</text:p>
          </table:table-cell>
          <table:table-cell office:value-type="float" office:value="707786" table:style-name="ce20">
            <text:p>707786</text:p>
          </table:table-cell>
          <table:table-cell office:value-type="float" office:value="175190" table:style-name="ce20">
            <text:p>175190</text:p>
          </table:table-cell>
          <table:table-cell office:value-type="float" office:value="1071880" table:style-name="ce20">
            <text:p>107188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69-70</text:p>
          </table:table-cell>
          <table:table-cell office:value-type="float" office:value="0" table:formula="of:=[.L16]-[.C16]" table:style-name="ce20">
            <text:p>0</text:p>
          </table:table-cell>
          <table:table-cell office:value-type="float" office:value="0" table:formula="of:=[.M16]-[.D16]" table:style-name="ce20">
            <text:p>0</text:p>
          </table:table-cell>
          <table:table-cell office:value-type="float" office:value="0" table:formula="of:=[.N16]-[.E16]" table:style-name="ce20">
            <text:p>0</text:p>
          </table:table-cell>
          <table:table-cell office:value-type="float" office:value="0" table:formula="of:=[.O16]-[.F16]" table:style-name="ce20">
            <text:p>0</text:p>
          </table:table-cell>
          <table:table-cell office:value-type="float" office:value="0" table:formula="of:=[.P16]-[.G16]" table:style-name="ce20">
            <text:p>0</text:p>
          </table:table-cell>
          <table:table-cell office:value-type="float" office:value="0" table:formula="of:=[.Q16]-[.H16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9">
            <text:p>1969-70</text:p>
          </table:table-cell>
          <table:table-cell office:value-type="float" office:value="1226413" table:style-name="ce23">
            <text:p>1226413</text:p>
          </table:table-cell>
          <table:table-cell office:value-type="float" office:value="4665764" table:style-name="ce18">
            <text:p>4665764</text:p>
          </table:table-cell>
          <table:table-cell office:value-type="float" office:value="3926" table:style-name="ce18">
            <text:p>3926</text:p>
          </table:table-cell>
          <table:table-cell office:value-type="float" office:value="76897" table:style-name="ce18">
            <text:p>76897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69-70</text:p>
          </table:table-cell>
          <table:table-cell office:value-type="float" office:value="1226413" table:style-name="ce20">
            <text:p>1226413</text:p>
          </table:table-cell>
          <table:table-cell office:value-type="float" office:value="4665764" table:style-name="ce20">
            <text:p>4665764</text:p>
          </table:table-cell>
          <table:table-cell office:value-type="float" office:value="3926" table:style-name="ce20">
            <text:p>3926</text:p>
          </table:table-cell>
          <table:table-cell office:value-type="float" office:value="76897" table:style-name="ce20">
            <text:p>76897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69-70</text:p>
          </table:table-cell>
          <table:table-cell office:value-type="float" office:value="0" table:formula="of:=[.AL16]-[.AE16]" table:style-name="ce20">
            <text:p>0</text:p>
          </table:table-cell>
          <table:table-cell office:value-type="float" office:value="0" table:formula="of:=[.AM16]-[.AF16]" table:style-name="ce20">
            <text:p>0</text:p>
          </table:table-cell>
          <table:table-cell office:value-type="float" office:value="0" table:formula="of:=[.AN16]-[.AG16]" table:style-name="ce20">
            <text:p>0</text:p>
          </table:table-cell>
          <table:table-cell office:value-type="float" office:value="0" table:formula="of:=[.AO16]-[.AH16]" table:style-name="ce20">
            <text:p>0</text:p>
          </table:table-cell>
          <table:table-cell table:number-columns-repeated="2" table:style-name="ce1"/>
          <table:table-cell office:value-type="string" table:style-name="ce9">
            <text:p>1969-70</text:p>
          </table:table-cell>
          <table:table-cell office:value-type="float" office:value="2916090" table:style-name="ce18">
            <text:p>2916090</text:p>
          </table:table-cell>
          <table:table-cell office:value-type="float" office:value="2916158" table:style-name="ce48">
            <text:p>2916158</text:p>
          </table:table-cell>
          <table:table-cell office:value-type="float" office:value="-68" table:formula="of:=[.AZ16]-[.BA16]" table:style-name="ce54">
            <text:p>-68</text:p>
          </table:table-cell>
          <table:table-cell office:value-type="percentage" office:value="-2.331835243495037E-5" table:formula="of:=[.BB16]/[.BA16]" table:style-name="ce55">
            <text:p>0%</text:p>
          </table:table-cell>
          <table:table-cell office:value-type="float" office:value="1" table:formula="of:=IF([.BC16]&lt;&gt;0;1;0)" table:style-name="ce50">
            <text:p>1</text:p>
          </table:table-cell>
          <table:table-cell office:value-type="string" table:style-name="ce18">
            <text:p>Mismatch from the report.</text:p>
          </table:table-cell>
          <table:table-cell table:number-columns-repeated="16327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9">
            <text:p>1970-71</text:p>
          </table:table-cell>
          <table:table-cell office:value-type="float" office:value="874930" table:style-name="ce7">
            <text:p>874930</text:p>
          </table:table-cell>
          <table:table-cell office:value-type="float" office:value="293550" table:style-name="ce7">
            <text:p>293550</text:p>
          </table:table-cell>
          <table:table-cell office:value-type="float" office:value="1844310" table:style-name="ce7">
            <text:p>1844310</text:p>
          </table:table-cell>
          <table:table-cell office:value-type="float" office:value="719140" table:style-name="ce7">
            <text:p>719140</text:p>
          </table:table-cell>
          <table:table-cell office:value-type="float" office:value="179260" table:style-name="ce7">
            <text:p>179260</text:p>
          </table:table-cell>
          <table:table-cell office:value-type="float" office:value="1088240" table:style-name="ce7">
            <text:p>108824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70-71</text:p>
          </table:table-cell>
          <table:table-cell office:value-type="float" office:value="874930" table:style-name="ce20">
            <text:p>874930</text:p>
          </table:table-cell>
          <table:table-cell office:value-type="float" office:value="293550" table:style-name="ce20">
            <text:p>293550</text:p>
          </table:table-cell>
          <table:table-cell office:value-type="float" office:value="1844310" table:style-name="ce20">
            <text:p>1844310</text:p>
          </table:table-cell>
          <table:table-cell office:value-type="float" office:value="719140" table:style-name="ce20">
            <text:p>719140</text:p>
          </table:table-cell>
          <table:table-cell office:value-type="float" office:value="179260" table:style-name="ce20">
            <text:p>179260</text:p>
          </table:table-cell>
          <table:table-cell office:value-type="float" office:value="1088240" table:style-name="ce20">
            <text:p>108824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70-71</text:p>
          </table:table-cell>
          <table:table-cell office:value-type="float" office:value="0" table:formula="of:=[.L17]-[.C17]" table:style-name="ce20">
            <text:p>0</text:p>
          </table:table-cell>
          <table:table-cell office:value-type="float" office:value="0" table:formula="of:=[.M17]-[.D17]" table:style-name="ce20">
            <text:p>0</text:p>
          </table:table-cell>
          <table:table-cell office:value-type="float" office:value="0" table:formula="of:=[.N17]-[.E17]" table:style-name="ce20">
            <text:p>0</text:p>
          </table:table-cell>
          <table:table-cell office:value-type="float" office:value="0" table:formula="of:=[.O17]-[.F17]" table:style-name="ce20">
            <text:p>0</text:p>
          </table:table-cell>
          <table:table-cell office:value-type="float" office:value="0" table:formula="of:=[.P17]-[.G17]" table:style-name="ce20">
            <text:p>0</text:p>
          </table:table-cell>
          <table:table-cell office:value-type="float" office:value="0" table:formula="of:=[.Q17]-[.H17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9">
            <text:p>1970-71</text:p>
          </table:table-cell>
          <table:table-cell office:value-type="float" office:value="1298010" table:style-name="ce7">
            <text:p>1298010</text:p>
          </table:table-cell>
          <table:table-cell office:value-type="float" office:value="4617190" table:style-name="ce7">
            <text:p>4617190</text:p>
          </table:table-cell>
          <table:table-cell office:value-type="float" office:value="3981" table:style-name="ce7">
            <text:p>3981</text:p>
          </table:table-cell>
          <table:table-cell office:value-type="float" office:value="78730" table:style-name="ce7">
            <text:p>7873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70-71</text:p>
          </table:table-cell>
          <table:table-cell office:value-type="float" office:value="1298010" table:style-name="ce20">
            <text:p>1298010</text:p>
          </table:table-cell>
          <table:table-cell office:value-type="float" office:value="4617190" table:style-name="ce20">
            <text:p>4617190</text:p>
          </table:table-cell>
          <table:table-cell office:value-type="float" office:value="3981" table:style-name="ce20">
            <text:p>3981</text:p>
          </table:table-cell>
          <table:table-cell office:value-type="float" office:value="78730" table:style-name="ce20">
            <text:p>7873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70-71</text:p>
          </table:table-cell>
          <table:table-cell office:value-type="float" office:value="0" table:formula="of:=[.AL17]-[.AE17]" table:style-name="ce20">
            <text:p>0</text:p>
          </table:table-cell>
          <table:table-cell office:value-type="float" office:value="0" table:formula="of:=[.AM17]-[.AF17]" table:style-name="ce20">
            <text:p>0</text:p>
          </table:table-cell>
          <table:table-cell office:value-type="float" office:value="0" table:formula="of:=[.AN17]-[.AG17]" table:style-name="ce20">
            <text:p>0</text:p>
          </table:table-cell>
          <table:table-cell office:value-type="float" office:value="0" table:formula="of:=[.AO17]-[.AH17]" table:style-name="ce20">
            <text:p>0</text:p>
          </table:table-cell>
          <table:table-cell table:number-columns-repeated="2" table:style-name="ce1"/>
          <table:table-cell office:value-type="string" table:style-name="ce9">
            <text:p>1970-71</text:p>
          </table:table-cell>
          <table:table-cell office:value-type="float" office:value="2932550" table:style-name="ce18">
            <text:p>2932550</text:p>
          </table:table-cell>
          <table:table-cell office:value-type="float" office:value="2933000" table:style-name="ce48">
            <text:p>2933000</text:p>
          </table:table-cell>
          <table:table-cell office:value-type="float" office:value="-450" table:formula="of:=[.AZ17]-[.BA17]" table:style-name="ce54">
            <text:p>-450</text:p>
          </table:table-cell>
          <table:table-cell office:value-type="percentage" office:value="-1.5342652574156155E-4" table:formula="of:=[.BB17]/[.BA17]" table:style-name="ce55">
            <text:p>0%</text:p>
          </table:table-cell>
          <table:table-cell office:value-type="float" office:value="1" table:formula="of:=IF([.BC17]&lt;&gt;0;1;0)" table:style-name="ce50">
            <text:p>1</text:p>
          </table:table-cell>
          <table:table-cell office:value-type="string" table:style-name="ce18">
            <text:p>Possibly error due to rounding off (Reports do not give the last digit for area)</text:p>
          </table:table-cell>
          <table:table-cell table:number-columns-repeated="16327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9">
            <text:p>1971-72</text:p>
          </table:table-cell>
          <table:table-cell office:value-type="float" office:value="875160" table:style-name="ce7">
            <text:p>875160</text:p>
          </table:table-cell>
          <table:table-cell office:value-type="float" office:value="303260" table:style-name="ce7">
            <text:p>303260</text:p>
          </table:table-cell>
          <table:table-cell office:value-type="float" office:value="1846990" table:style-name="ce7">
            <text:p>1846990</text:p>
          </table:table-cell>
          <table:table-cell office:value-type="float" office:value="730260" table:style-name="ce7">
            <text:p>730260</text:p>
          </table:table-cell>
          <table:table-cell office:value-type="float" office:value="188610" table:style-name="ce7">
            <text:p>188610</text:p>
          </table:table-cell>
          <table:table-cell office:value-type="float" office:value="1111360" table:style-name="ce7">
            <text:p>111136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71-72</text:p>
          </table:table-cell>
          <table:table-cell office:value-type="float" office:value="875160" table:style-name="ce20">
            <text:p>875160</text:p>
          </table:table-cell>
          <table:table-cell office:value-type="float" office:value="303260" table:style-name="ce20">
            <text:p>303260</text:p>
          </table:table-cell>
          <table:table-cell office:value-type="float" office:value="1846990" table:style-name="ce20">
            <text:p>1846990</text:p>
          </table:table-cell>
          <table:table-cell office:value-type="float" office:value="730260" table:style-name="ce20">
            <text:p>730260</text:p>
          </table:table-cell>
          <table:table-cell office:value-type="float" office:value="188610" table:style-name="ce20">
            <text:p>188610</text:p>
          </table:table-cell>
          <table:table-cell office:value-type="float" office:value="1111360" table:style-name="ce20">
            <text:p>111136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71-72</text:p>
          </table:table-cell>
          <table:table-cell office:value-type="float" office:value="0" table:formula="of:=[.L18]-[.C18]" table:style-name="ce20">
            <text:p>0</text:p>
          </table:table-cell>
          <table:table-cell office:value-type="float" office:value="0" table:formula="of:=[.M18]-[.D18]" table:style-name="ce20">
            <text:p>0</text:p>
          </table:table-cell>
          <table:table-cell office:value-type="float" office:value="0" table:formula="of:=[.N18]-[.E18]" table:style-name="ce20">
            <text:p>0</text:p>
          </table:table-cell>
          <table:table-cell office:value-type="float" office:value="0" table:formula="of:=[.O18]-[.F18]" table:style-name="ce20">
            <text:p>0</text:p>
          </table:table-cell>
          <table:table-cell office:value-type="float" office:value="0" table:formula="of:=[.P18]-[.G18]" table:style-name="ce20">
            <text:p>0</text:p>
          </table:table-cell>
          <table:table-cell office:value-type="float" office:value="0" table:formula="of:=[.Q18]-[.H18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9">
            <text:p>1971-72</text:p>
          </table:table-cell>
          <table:table-cell office:value-type="float" office:value="1351740" table:style-name="ce7">
            <text:p>1351740</text:p>
          </table:table-cell>
          <table:table-cell office:value-type="float" office:value="5429280" table:style-name="ce7">
            <text:p>5429280</text:p>
          </table:table-cell>
          <table:table-cell office:value-type="float" office:value="4054" table:style-name="ce7">
            <text:p>4054</text:p>
          </table:table-cell>
          <table:table-cell office:value-type="float" office:value="88930" table:style-name="ce7">
            <text:p>8893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71-72</text:p>
          </table:table-cell>
          <table:table-cell office:value-type="float" office:value="1351740" table:style-name="ce20">
            <text:p>1351740</text:p>
          </table:table-cell>
          <table:table-cell office:value-type="float" office:value="5429280" table:style-name="ce20">
            <text:p>5429280</text:p>
          </table:table-cell>
          <table:table-cell office:value-type="float" office:value="4054" table:style-name="ce20">
            <text:p>4054</text:p>
          </table:table-cell>
          <table:table-cell office:value-type="float" office:value="88930" table:style-name="ce20">
            <text:p>8893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71-72</text:p>
          </table:table-cell>
          <table:table-cell office:value-type="float" office:value="0" table:formula="of:=[.AL18]-[.AE18]" table:style-name="ce20">
            <text:p>0</text:p>
          </table:table-cell>
          <table:table-cell office:value-type="float" office:value="0" table:formula="of:=[.AM18]-[.AF18]" table:style-name="ce20">
            <text:p>0</text:p>
          </table:table-cell>
          <table:table-cell office:value-type="float" office:value="0" table:formula="of:=[.AN18]-[.AG18]" table:style-name="ce20">
            <text:p>0</text:p>
          </table:table-cell>
          <table:table-cell office:value-type="float" office:value="0" table:formula="of:=[.AO18]-[.AH18]" table:style-name="ce20">
            <text:p>0</text:p>
          </table:table-cell>
          <table:table-cell table:number-columns-repeated="2" table:style-name="ce1"/>
          <table:table-cell office:value-type="string" table:style-name="ce9">
            <text:p>1971-72</text:p>
          </table:table-cell>
          <table:table-cell office:value-type="float" office:value="2958350" table:style-name="ce18">
            <text:p>2958350</text:p>
          </table:table-cell>
          <table:table-cell office:value-type="float" office:value="2958000" table:style-name="ce48">
            <text:p>2958000</text:p>
          </table:table-cell>
          <table:table-cell office:value-type="float" office:value="350" table:formula="of:=[.AZ18]-[.BA18]" table:style-name="ce54">
            <text:p>350</text:p>
          </table:table-cell>
          <table:table-cell office:value-type="percentage" office:value="1.1832319134550372E-4" table:formula="of:=[.BB18]/[.BA18]" table:style-name="ce55">
            <text:p>0%</text:p>
          </table:table-cell>
          <table:table-cell office:value-type="float" office:value="1" table:formula="of:=IF([.BC18]&lt;&gt;0;1;0)" table:style-name="ce50">
            <text:p>1</text:p>
          </table:table-cell>
          <table:table-cell office:value-type="string" table:style-name="ce18">
            <text:p>Possibly error due to rounding off (Reports do not give the last digit for area)</text:p>
          </table:table-cell>
          <table:table-cell table:number-columns-repeated="16327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9">
            <text:p>1972-73</text:p>
          </table:table-cell>
          <table:table-cell office:value-type="float" office:value="873700" table:style-name="ce7">
            <text:p>873700</text:p>
          </table:table-cell>
          <table:table-cell office:value-type="float" office:value="304830" table:style-name="ce7">
            <text:p>304830</text:p>
          </table:table-cell>
          <table:table-cell office:value-type="float" office:value="1849900" table:style-name="ce7">
            <text:p>1849900</text:p>
          </table:table-cell>
          <table:table-cell office:value-type="float" office:value="745430" table:style-name="ce7">
            <text:p>745430</text:p>
          </table:table-cell>
          <table:table-cell office:value-type="float" office:value="195600" table:style-name="ce7">
            <text:p>195600</text:p>
          </table:table-cell>
          <table:table-cell office:value-type="float" office:value="1136580" table:style-name="ce7">
            <text:p>113658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72-73</text:p>
          </table:table-cell>
          <table:table-cell office:value-type="float" office:value="873700" table:style-name="ce20">
            <text:p>873700</text:p>
          </table:table-cell>
          <table:table-cell office:value-type="float" office:value="304830" table:style-name="ce20">
            <text:p>304830</text:p>
          </table:table-cell>
          <table:table-cell office:value-type="float" office:value="1849900" table:style-name="ce20">
            <text:p>1849900</text:p>
          </table:table-cell>
          <table:table-cell office:value-type="float" office:value="745430" table:style-name="ce20">
            <text:p>745430</text:p>
          </table:table-cell>
          <table:table-cell office:value-type="float" office:value="195600" table:style-name="ce20">
            <text:p>195600</text:p>
          </table:table-cell>
          <table:table-cell office:value-type="float" office:value="1136580" table:style-name="ce20">
            <text:p>113658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72-73</text:p>
          </table:table-cell>
          <table:table-cell office:value-type="float" office:value="0" table:formula="of:=[.L19]-[.C19]" table:style-name="ce20">
            <text:p>0</text:p>
          </table:table-cell>
          <table:table-cell office:value-type="float" office:value="0" table:formula="of:=[.M19]-[.D19]" table:style-name="ce20">
            <text:p>0</text:p>
          </table:table-cell>
          <table:table-cell office:value-type="float" office:value="0" table:formula="of:=[.N19]-[.E19]" table:style-name="ce20">
            <text:p>0</text:p>
          </table:table-cell>
          <table:table-cell office:value-type="float" office:value="0" table:formula="of:=[.O19]-[.F19]" table:style-name="ce20">
            <text:p>0</text:p>
          </table:table-cell>
          <table:table-cell office:value-type="float" office:value="0" table:formula="of:=[.P19]-[.G19]" table:style-name="ce20">
            <text:p>0</text:p>
          </table:table-cell>
          <table:table-cell office:value-type="float" office:value="0" table:formula="of:=[.Q19]-[.H19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9">
            <text:p>1972-73</text:p>
          </table:table-cell>
          <table:table-cell office:value-type="float" office:value="1376370" table:style-name="ce7">
            <text:p>1376370</text:p>
          </table:table-cell>
          <table:table-cell office:value-type="float" office:value="5692360" table:style-name="ce7">
            <text:p>5692360</text:p>
          </table:table-cell>
          <table:table-cell office:value-type="float" office:value="3921" table:style-name="ce7">
            <text:p>3921</text:p>
          </table:table-cell>
          <table:table-cell office:value-type="float" office:value="91950" table:style-name="ce7">
            <text:p>9195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72-73</text:p>
          </table:table-cell>
          <table:table-cell office:value-type="float" office:value="1376370" table:style-name="ce20">
            <text:p>1376370</text:p>
          </table:table-cell>
          <table:table-cell office:value-type="float" office:value="5692360" table:style-name="ce20">
            <text:p>5692360</text:p>
          </table:table-cell>
          <table:table-cell office:value-type="float" office:value="3921" table:style-name="ce20">
            <text:p>3921</text:p>
          </table:table-cell>
          <table:table-cell office:value-type="float" office:value="91950" table:style-name="ce20">
            <text:p>9195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72-73</text:p>
          </table:table-cell>
          <table:table-cell office:value-type="float" office:value="0" table:formula="of:=[.AL19]-[.AE19]" table:style-name="ce20">
            <text:p>0</text:p>
          </table:table-cell>
          <table:table-cell office:value-type="float" office:value="0" table:formula="of:=[.AM19]-[.AF19]" table:style-name="ce20">
            <text:p>0</text:p>
          </table:table-cell>
          <table:table-cell office:value-type="float" office:value="0" table:formula="of:=[.AN19]-[.AG19]" table:style-name="ce20">
            <text:p>0</text:p>
          </table:table-cell>
          <table:table-cell office:value-type="float" office:value="0" table:formula="of:=[.AO19]-[.AH19]" table:style-name="ce20">
            <text:p>0</text:p>
          </table:table-cell>
          <table:table-cell table:number-columns-repeated="2" table:style-name="ce1"/>
          <table:table-cell office:value-type="string" table:style-name="ce9">
            <text:p>1972-73</text:p>
          </table:table-cell>
          <table:table-cell office:value-type="float" office:value="2986480" table:style-name="ce18">
            <text:p>2986480</text:p>
          </table:table-cell>
          <table:table-cell office:value-type="float" office:value="2986000" table:style-name="ce48">
            <text:p>2986000</text:p>
          </table:table-cell>
          <table:table-cell office:value-type="float" office:value="480" table:formula="of:=[.AZ19]-[.BA19]" table:style-name="ce54">
            <text:p>480</text:p>
          </table:table-cell>
          <table:table-cell office:value-type="percentage" office:value="1.607501674480911E-4" table:formula="of:=[.BB19]/[.BA19]" table:style-name="ce55">
            <text:p>0%</text:p>
          </table:table-cell>
          <table:table-cell office:value-type="float" office:value="1" table:formula="of:=IF([.BC19]&lt;&gt;0;1;0)" table:style-name="ce50">
            <text:p>1</text:p>
          </table:table-cell>
          <table:table-cell office:value-type="string" table:style-name="ce18">
            <text:p>Possibly error due to rounding off (Reports do not give the last digit for area)</text:p>
          </table:table-cell>
          <table:table-cell table:number-columns-repeated="16327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9">
            <text:p>1973-74</text:p>
          </table:table-cell>
          <table:table-cell office:value-type="float" office:value="874675" table:style-name="ce8">
            <text:p>874675</text:p>
          </table:table-cell>
          <table:table-cell office:value-type="float" office:value="306446" table:style-name="ce8">
            <text:p>306446</text:p>
          </table:table-cell>
          <table:table-cell office:value-type="float" office:value="1864504" table:style-name="ce8">
            <text:p>1864504</text:p>
          </table:table-cell>
          <table:table-cell office:value-type="float" office:value="744828" table:style-name="ce8">
            <text:p>744828</text:p>
          </table:table-cell>
          <table:table-cell office:value-type="float" office:value="199604" table:style-name="ce8">
            <text:p>199604</text:p>
          </table:table-cell>
          <table:table-cell office:value-type="float" office:value="1140177" table:style-name="ce8">
            <text:p>1140177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73-74</text:p>
          </table:table-cell>
          <table:table-cell office:value-type="float" office:value="874675" table:style-name="ce20">
            <text:p>874675</text:p>
          </table:table-cell>
          <table:table-cell office:value-type="float" office:value="306446" table:style-name="ce20">
            <text:p>306446</text:p>
          </table:table-cell>
          <table:table-cell office:value-type="float" office:value="1864504" table:style-name="ce20">
            <text:p>1864504</text:p>
          </table:table-cell>
          <table:table-cell office:value-type="float" office:value="744828" table:style-name="ce20">
            <text:p>744828</text:p>
          </table:table-cell>
          <table:table-cell office:value-type="float" office:value="199604" table:style-name="ce20">
            <text:p>199604</text:p>
          </table:table-cell>
          <table:table-cell office:value-type="float" office:value="1140177" table:style-name="ce20">
            <text:p>1140177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73-74</text:p>
          </table:table-cell>
          <table:table-cell office:value-type="float" office:value="0" table:formula="of:=[.L20]-[.C20]" table:style-name="ce20">
            <text:p>0</text:p>
          </table:table-cell>
          <table:table-cell office:value-type="float" office:value="0" table:formula="of:=[.M20]-[.D20]" table:style-name="ce20">
            <text:p>0</text:p>
          </table:table-cell>
          <table:table-cell office:value-type="float" office:value="0" table:formula="of:=[.N20]-[.E20]" table:style-name="ce20">
            <text:p>0</text:p>
          </table:table-cell>
          <table:table-cell office:value-type="float" office:value="0" table:formula="of:=[.O20]-[.F20]" table:style-name="ce20">
            <text:p>0</text:p>
          </table:table-cell>
          <table:table-cell office:value-type="float" office:value="0" table:formula="of:=[.P20]-[.G20]" table:style-name="ce20">
            <text:p>0</text:p>
          </table:table-cell>
          <table:table-cell office:value-type="float" office:value="0" table:formula="of:=[.Q20]-[.H20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9">
            <text:p>1973-74</text:p>
          </table:table-cell>
          <table:table-cell office:value-type="float" office:value="1257069" table:style-name="ce24">
            <text:p>1257069</text:p>
          </table:table-cell>
          <table:table-cell office:value-type="float" office:value="5659523" table:style-name="ce18">
            <text:p>5659523</text:p>
          </table:table-cell>
          <table:table-cell office:value-type="float" office:value="3703" table:style-name="ce18">
            <text:p>3703</text:p>
          </table:table-cell>
          <table:table-cell office:value-type="float" office:value="118016" table:style-name="ce18">
            <text:p>118016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73-74</text:p>
          </table:table-cell>
          <table:table-cell office:value-type="float" office:value="1257069" table:style-name="ce20">
            <text:p>1257069</text:p>
          </table:table-cell>
          <table:table-cell office:value-type="float" office:value="5659523" table:style-name="ce20">
            <text:p>5659523</text:p>
          </table:table-cell>
          <table:table-cell office:value-type="float" office:value="3703" table:style-name="ce20">
            <text:p>3703</text:p>
          </table:table-cell>
          <table:table-cell office:value-type="float" office:value="118016" table:style-name="ce20">
            <text:p>118016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73-74</text:p>
          </table:table-cell>
          <table:table-cell office:value-type="float" office:value="0" table:formula="of:=[.AL20]-[.AE20]" table:style-name="ce20">
            <text:p>0</text:p>
          </table:table-cell>
          <table:table-cell office:value-type="float" office:value="0" table:formula="of:=[.AM20]-[.AF20]" table:style-name="ce20">
            <text:p>0</text:p>
          </table:table-cell>
          <table:table-cell office:value-type="float" office:value="0" table:formula="of:=[.AN20]-[.AG20]" table:style-name="ce20">
            <text:p>0</text:p>
          </table:table-cell>
          <table:table-cell office:value-type="float" office:value="0" table:formula="of:=[.AO20]-[.AH20]" table:style-name="ce20">
            <text:p>0</text:p>
          </table:table-cell>
          <table:table-cell table:number-columns-repeated="2" table:style-name="ce1"/>
          <table:table-cell office:value-type="string" table:style-name="ce9">
            <text:p>1973-74</text:p>
          </table:table-cell>
          <table:table-cell office:value-type="float" office:value="3004681" table:style-name="ce18">
            <text:p>3004681</text:p>
          </table:table-cell>
          <table:table-cell office:value-type="float" office:value="2999581" table:style-name="ce48">
            <text:p>2999581</text:p>
          </table:table-cell>
          <table:table-cell office:value-type="float" office:value="5100" table:formula="of:=[.AZ20]-[.BA20]" table:style-name="ce54">
            <text:p>5100</text:p>
          </table:table-cell>
          <table:table-cell office:value-type="percentage" office:value="1.7002374664994878E-3" table:formula="of:=[.BB20]/[.BA20]" table:style-name="ce55">
            <text:p>0%</text:p>
          </table:table-cell>
          <table:table-cell office:value-type="float" office:value="1" table:formula="of:=IF([.BC20]&lt;&gt;0;1;0)" table:style-name="ce50">
            <text:p>1</text:p>
          </table:table-cell>
          <table:table-cell office:value-type="string" table:style-name="ce18">
            <text:p>Mismatch from the report.</text:p>
          </table:table-cell>
          <table:table-cell table:number-columns-repeated="16327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9">
            <text:p>1974-75</text:p>
          </table:table-cell>
          <table:table-cell office:value-type="float" office:value="881466" table:style-name="ce8">
            <text:p>881466</text:p>
          </table:table-cell>
          <table:table-cell office:value-type="float" office:value="317880" table:style-name="ce8">
            <text:p>317880</text:p>
          </table:table-cell>
          <table:table-cell office:value-type="float" office:value="1885876" table:style-name="ce8">
            <text:p>1885876</text:p>
          </table:table-cell>
          <table:table-cell office:value-type="float" office:value="748165" table:style-name="ce8">
            <text:p>748165</text:p>
          </table:table-cell>
          <table:table-cell office:value-type="float" office:value="202318" table:style-name="ce8">
            <text:p>202318</text:p>
          </table:table-cell>
          <table:table-cell office:value-type="float" office:value="1142199" table:style-name="ce8">
            <text:p>1142199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74-75</text:p>
          </table:table-cell>
          <table:table-cell office:value-type="float" office:value="881466" table:style-name="ce20">
            <text:p>881466</text:p>
          </table:table-cell>
          <table:table-cell office:value-type="float" office:value="317880" table:style-name="ce20">
            <text:p>317880</text:p>
          </table:table-cell>
          <table:table-cell office:value-type="float" office:value="1885876" table:style-name="ce20">
            <text:p>1885876</text:p>
          </table:table-cell>
          <table:table-cell office:value-type="float" office:value="748165" table:style-name="ce20">
            <text:p>748165</text:p>
          </table:table-cell>
          <table:table-cell office:value-type="float" office:value="202318" table:style-name="ce20">
            <text:p>202318</text:p>
          </table:table-cell>
          <table:table-cell office:value-type="float" office:value="1142199" table:style-name="ce20">
            <text:p>1142199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74-75</text:p>
          </table:table-cell>
          <table:table-cell office:value-type="float" office:value="0" table:formula="of:=[.L21]-[.C21]" table:style-name="ce20">
            <text:p>0</text:p>
          </table:table-cell>
          <table:table-cell office:value-type="float" office:value="0" table:formula="of:=[.M21]-[.D21]" table:style-name="ce20">
            <text:p>0</text:p>
          </table:table-cell>
          <table:table-cell office:value-type="float" office:value="0" table:formula="of:=[.N21]-[.E21]" table:style-name="ce20">
            <text:p>0</text:p>
          </table:table-cell>
          <table:table-cell office:value-type="float" office:value="0" table:formula="of:=[.O21]-[.F21]" table:style-name="ce20">
            <text:p>0</text:p>
          </table:table-cell>
          <table:table-cell office:value-type="float" office:value="0" table:formula="of:=[.P21]-[.G21]" table:style-name="ce20">
            <text:p>0</text:p>
          </table:table-cell>
          <table:table-cell office:value-type="float" office:value="0" table:formula="of:=[.Q21]-[.H21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9">
            <text:p>1974-75</text:p>
          </table:table-cell>
          <table:table-cell office:value-type="float" office:value="1333931" table:style-name="ce24">
            <text:p>1333931</text:p>
          </table:table-cell>
          <table:table-cell office:value-type="float" office:value="5625116" table:style-name="ce18">
            <text:p>5625116</text:p>
          </table:table-cell>
          <table:table-cell office:value-type="float" office:value="3719" table:style-name="ce18">
            <text:p>3719</text:p>
          </table:table-cell>
          <table:table-cell office:value-type="float" office:value="121558" table:style-name="ce18">
            <text:p>121558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74-75</text:p>
          </table:table-cell>
          <table:table-cell office:value-type="float" office:value="1333931" table:style-name="ce20">
            <text:p>1333931</text:p>
          </table:table-cell>
          <table:table-cell office:value-type="float" office:value="5625116" table:style-name="ce20">
            <text:p>5625116</text:p>
          </table:table-cell>
          <table:table-cell office:value-type="float" office:value="3719" table:style-name="ce20">
            <text:p>3719</text:p>
          </table:table-cell>
          <table:table-cell office:value-type="float" office:value="121558" table:style-name="ce20">
            <text:p>121558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74-75</text:p>
          </table:table-cell>
          <table:table-cell office:value-type="float" office:value="0" table:formula="of:=[.AL21]-[.AE21]" table:style-name="ce20">
            <text:p>0</text:p>
          </table:table-cell>
          <table:table-cell office:value-type="float" office:value="0" table:formula="of:=[.AM21]-[.AF21]" table:style-name="ce20">
            <text:p>0</text:p>
          </table:table-cell>
          <table:table-cell office:value-type="float" office:value="0" table:formula="of:=[.AN21]-[.AG21]" table:style-name="ce20">
            <text:p>0</text:p>
          </table:table-cell>
          <table:table-cell office:value-type="float" office:value="0" table:formula="of:=[.AO21]-[.AH21]" table:style-name="ce20">
            <text:p>0</text:p>
          </table:table-cell>
          <table:table-cell table:number-columns-repeated="2" table:style-name="ce1"/>
          <table:table-cell office:value-type="string" table:style-name="ce9">
            <text:p>1974-75</text:p>
          </table:table-cell>
          <table:table-cell office:value-type="float" office:value="3028075" table:style-name="ce18">
            <text:p>3028075</text:p>
          </table:table-cell>
          <table:table-cell office:value-type="float" office:value="3028075" table:style-name="ce48">
            <text:p>3028075</text:p>
          </table:table-cell>
          <table:table-cell office:value-type="float" office:value="0" table:formula="of:=[.AZ21]-[.BA21]" table:style-name="ce54">
            <text:p>0</text:p>
          </table:table-cell>
          <table:table-cell office:value-type="percentage" office:value="0" table:formula="of:=[.BB21]/[.BA21]" table:style-name="ce55">
            <text:p>0%</text:p>
          </table:table-cell>
          <table:table-cell office:value-type="float" office:value="0" table:formula="of:=IF([.BC21]&lt;&gt;0;1;0)" table:style-name="ce50">
            <text:p>0</text:p>
          </table:table-cell>
          <table:table-cell table:number-columns-repeated="16328" table:style-name="ce1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9">
            <text:p>1975-76</text:p>
          </table:table-cell>
          <table:table-cell office:value-type="float" office:value="876022" table:style-name="ce8">
            <text:p>876022</text:p>
          </table:table-cell>
          <table:table-cell office:value-type="float" office:value="326865" table:style-name="ce8">
            <text:p>326865</text:p>
          </table:table-cell>
          <table:table-cell office:value-type="float" office:value="1909205" table:style-name="ce8">
            <text:p>1909205</text:p>
          </table:table-cell>
          <table:table-cell office:value-type="float" office:value="692945" table:style-name="ce8">
            <text:p>692945</text:p>
          </table:table-cell>
          <table:table-cell office:value-type="float" office:value="206686" table:style-name="ce8">
            <text:p>206686</text:p>
          </table:table-cell>
          <table:table-cell office:value-type="float" office:value="1072074" table:style-name="ce8">
            <text:p>1072074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75-76</text:p>
          </table:table-cell>
          <table:table-cell office:value-type="float" office:value="876022" table:style-name="ce20">
            <text:p>876022</text:p>
          </table:table-cell>
          <table:table-cell office:value-type="float" office:value="326865" table:style-name="ce20">
            <text:p>326865</text:p>
          </table:table-cell>
          <table:table-cell office:value-type="float" office:value="1909205" table:style-name="ce20">
            <text:p>1909205</text:p>
          </table:table-cell>
          <table:table-cell office:value-type="float" office:value="692945" table:style-name="ce20">
            <text:p>692945</text:p>
          </table:table-cell>
          <table:table-cell office:value-type="float" office:value="206686" table:style-name="ce20">
            <text:p>206686</text:p>
          </table:table-cell>
          <table:table-cell office:value-type="float" office:value="1072074" table:style-name="ce20">
            <text:p>1072074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75-76</text:p>
          </table:table-cell>
          <table:table-cell office:value-type="float" office:value="0" table:formula="of:=[.L22]-[.C22]" table:style-name="ce20">
            <text:p>0</text:p>
          </table:table-cell>
          <table:table-cell office:value-type="float" office:value="0" table:formula="of:=[.M22]-[.D22]" table:style-name="ce20">
            <text:p>0</text:p>
          </table:table-cell>
          <table:table-cell office:value-type="float" office:value="0" table:formula="of:=[.N22]-[.E22]" table:style-name="ce20">
            <text:p>0</text:p>
          </table:table-cell>
          <table:table-cell office:value-type="float" office:value="0" table:formula="of:=[.O22]-[.F22]" table:style-name="ce20">
            <text:p>0</text:p>
          </table:table-cell>
          <table:table-cell office:value-type="float" office:value="0" table:formula="of:=[.P22]-[.G22]" table:style-name="ce20">
            <text:p>0</text:p>
          </table:table-cell>
          <table:table-cell office:value-type="float" office:value="0" table:formula="of:=[.Q22]-[.H22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9">
            <text:p>1975-76</text:p>
          </table:table-cell>
          <table:table-cell office:value-type="float" office:value="1331191" table:style-name="ce24">
            <text:p>1331191</text:p>
          </table:table-cell>
          <table:table-cell office:value-type="float" office:value="5390217" table:style-name="ce18">
            <text:p>5390217</text:p>
          </table:table-cell>
          <table:table-cell office:value-type="float" office:value="3439" table:style-name="ce18">
            <text:p>3439</text:p>
          </table:table-cell>
          <table:table-cell office:value-type="float" office:value="126265" table:style-name="ce18">
            <text:p>126265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75-76</text:p>
          </table:table-cell>
          <table:table-cell office:value-type="float" office:value="1331191" table:style-name="ce20">
            <text:p>1331191</text:p>
          </table:table-cell>
          <table:table-cell office:value-type="float" office:value="5390217" table:style-name="ce20">
            <text:p>5390217</text:p>
          </table:table-cell>
          <table:table-cell office:value-type="float" office:value="3439" table:style-name="ce20">
            <text:p>3439</text:p>
          </table:table-cell>
          <table:table-cell office:value-type="float" office:value="126265" table:style-name="ce20">
            <text:p>126265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75-76</text:p>
          </table:table-cell>
          <table:table-cell office:value-type="float" office:value="0" table:formula="of:=[.AL22]-[.AE22]" table:style-name="ce20">
            <text:p>0</text:p>
          </table:table-cell>
          <table:table-cell office:value-type="float" office:value="0" table:formula="of:=[.AM22]-[.AF22]" table:style-name="ce20">
            <text:p>0</text:p>
          </table:table-cell>
          <table:table-cell office:value-type="float" office:value="0" table:formula="of:=[.AN22]-[.AG22]" table:style-name="ce20">
            <text:p>0</text:p>
          </table:table-cell>
          <table:table-cell office:value-type="float" office:value="0" table:formula="of:=[.AO22]-[.AH22]" table:style-name="ce20">
            <text:p>0</text:p>
          </table:table-cell>
          <table:table-cell table:number-columns-repeated="2" table:style-name="ce1"/>
          <table:table-cell office:value-type="string" table:style-name="ce9">
            <text:p>1975-76</text:p>
          </table:table-cell>
          <table:table-cell office:value-type="float" office:value="2981279" table:style-name="ce18">
            <text:p>2981279</text:p>
          </table:table-cell>
          <table:table-cell office:value-type="float" office:value="2981279" table:style-name="ce48">
            <text:p>2981279</text:p>
          </table:table-cell>
          <table:table-cell office:value-type="float" office:value="0" table:formula="of:=[.AZ22]-[.BA22]" table:style-name="ce54">
            <text:p>0</text:p>
          </table:table-cell>
          <table:table-cell office:value-type="percentage" office:value="0" table:formula="of:=[.BB22]/[.BA22]" table:style-name="ce55">
            <text:p>0%</text:p>
          </table:table-cell>
          <table:table-cell office:value-type="float" office:value="0" table:formula="of:=IF([.BC22]&lt;&gt;0;1;0)" table:style-name="ce50">
            <text:p>0</text:p>
          </table:table-cell>
          <table:table-cell table:number-columns-repeated="16328" table:style-name="ce1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9">
            <text:p>1976-77</text:p>
          </table:table-cell>
          <table:table-cell office:value-type="float" office:value="854374" table:style-name="ce8">
            <text:p>854374</text:p>
          </table:table-cell>
          <table:table-cell office:value-type="float" office:value="323278" table:style-name="ce8">
            <text:p>323278</text:p>
          </table:table-cell>
          <table:table-cell office:value-type="float" office:value="1868891" table:style-name="ce8">
            <text:p>1868891</text:p>
          </table:table-cell>
          <table:table-cell office:value-type="float" office:value="694985" table:style-name="ce8">
            <text:p>694985</text:p>
          </table:table-cell>
          <table:table-cell office:value-type="float" office:value="209723" table:style-name="ce8">
            <text:p>209723</text:p>
          </table:table-cell>
          <table:table-cell office:value-type="float" office:value="1064559" table:style-name="ce8">
            <text:p>1064559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76-77</text:p>
          </table:table-cell>
          <table:table-cell office:value-type="float" office:value="854374" table:style-name="ce20">
            <text:p>854374</text:p>
          </table:table-cell>
          <table:table-cell office:value-type="float" office:value="323278" table:style-name="ce20">
            <text:p>323278</text:p>
          </table:table-cell>
          <table:table-cell office:value-type="float" office:value="1868891" table:style-name="ce20">
            <text:p>1868891</text:p>
          </table:table-cell>
          <table:table-cell office:value-type="float" office:value="694985" table:style-name="ce20">
            <text:p>694985</text:p>
          </table:table-cell>
          <table:table-cell office:value-type="float" office:value="209723" table:style-name="ce20">
            <text:p>209723</text:p>
          </table:table-cell>
          <table:table-cell office:value-type="float" office:value="1064559" table:style-name="ce20">
            <text:p>1064559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76-77</text:p>
          </table:table-cell>
          <table:table-cell office:value-type="float" office:value="0" table:formula="of:=[.L23]-[.C23]" table:style-name="ce20">
            <text:p>0</text:p>
          </table:table-cell>
          <table:table-cell office:value-type="float" office:value="0" table:formula="of:=[.M23]-[.D23]" table:style-name="ce20">
            <text:p>0</text:p>
          </table:table-cell>
          <table:table-cell office:value-type="float" office:value="0" table:formula="of:=[.N23]-[.E23]" table:style-name="ce20">
            <text:p>0</text:p>
          </table:table-cell>
          <table:table-cell office:value-type="float" office:value="0" table:formula="of:=[.O23]-[.F23]" table:style-name="ce20">
            <text:p>0</text:p>
          </table:table-cell>
          <table:table-cell office:value-type="float" office:value="0" table:formula="of:=[.P23]-[.G23]" table:style-name="ce20">
            <text:p>0</text:p>
          </table:table-cell>
          <table:table-cell office:value-type="float" office:value="0" table:formula="of:=[.Q23]-[.H23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9">
            <text:p>1976-77</text:p>
          </table:table-cell>
          <table:table-cell office:value-type="float" office:value="1254003" table:style-name="ce24">
            <text:p>1254003</text:p>
          </table:table-cell>
          <table:table-cell office:value-type="float" office:value="5125524" table:style-name="ce18">
            <text:p>5125524</text:p>
          </table:table-cell>
          <table:table-cell office:value-type="float" office:value="3348" table:style-name="ce18">
            <text:p>3348</text:p>
          </table:table-cell>
          <table:table-cell office:value-type="float" office:value="139349" table:style-name="ce18">
            <text:p>139349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76-77</text:p>
          </table:table-cell>
          <table:table-cell office:value-type="float" office:value="1254003" table:style-name="ce20">
            <text:p>1254003</text:p>
          </table:table-cell>
          <table:table-cell office:value-type="float" office:value="5125524" table:style-name="ce20">
            <text:p>5125524</text:p>
          </table:table-cell>
          <table:table-cell office:value-type="float" office:value="3348" table:style-name="ce20">
            <text:p>3348</text:p>
          </table:table-cell>
          <table:table-cell office:value-type="float" office:value="139349" table:style-name="ce20">
            <text:p>139349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76-77</text:p>
          </table:table-cell>
          <table:table-cell office:value-type="float" office:value="0" table:formula="of:=[.AL23]-[.AE23]" table:style-name="ce20">
            <text:p>0</text:p>
          </table:table-cell>
          <table:table-cell office:value-type="float" office:value="0" table:formula="of:=[.AM23]-[.AF23]" table:style-name="ce20">
            <text:p>0</text:p>
          </table:table-cell>
          <table:table-cell office:value-type="float" office:value="0" table:formula="of:=[.AN23]-[.AG23]" table:style-name="ce20">
            <text:p>0</text:p>
          </table:table-cell>
          <table:table-cell office:value-type="float" office:value="0" table:formula="of:=[.AO23]-[.AH23]" table:style-name="ce20">
            <text:p>0</text:p>
          </table:table-cell>
          <table:table-cell table:number-columns-repeated="2" table:style-name="ce1"/>
          <table:table-cell office:value-type="string" table:style-name="ce9">
            <text:p>1976-77</text:p>
          </table:table-cell>
          <table:table-cell office:value-type="float" office:value="2933450" table:style-name="ce18">
            <text:p>2933450</text:p>
          </table:table-cell>
          <table:table-cell office:value-type="float" office:value="2933450" table:style-name="ce48">
            <text:p>2933450</text:p>
          </table:table-cell>
          <table:table-cell office:value-type="float" office:value="0" table:formula="of:=[.AZ23]-[.BA23]" table:style-name="ce54">
            <text:p>0</text:p>
          </table:table-cell>
          <table:table-cell office:value-type="percentage" office:value="0" table:formula="of:=[.BB23]/[.BA23]" table:style-name="ce55">
            <text:p>0%</text:p>
          </table:table-cell>
          <table:table-cell office:value-type="float" office:value="0" table:formula="of:=IF([.BC23]&lt;&gt;0;1;0)" table:style-name="ce50">
            <text:p>0</text:p>
          </table:table-cell>
          <table:table-cell table:number-columns-repeated="16328" table:style-name="ce1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9">
            <text:p>1977-78</text:p>
          </table:table-cell>
          <table:table-cell office:value-type="float" office:value="840374" table:style-name="ce8">
            <text:p>840374</text:p>
          </table:table-cell>
          <table:table-cell office:value-type="float" office:value="289722" table:style-name="ce8">
            <text:p>289722</text:p>
          </table:table-cell>
          <table:table-cell office:value-type="float" office:value="1837616" table:style-name="ce8">
            <text:p>1837616</text:p>
          </table:table-cell>
          <table:table-cell office:value-type="float" office:value="673479" table:style-name="ce8">
            <text:p>673479</text:p>
          </table:table-cell>
          <table:table-cell office:value-type="float" office:value="212271" table:style-name="ce8">
            <text:p>212271</text:p>
          </table:table-cell>
          <table:table-cell office:value-type="float" office:value="1086188" table:style-name="ce8">
            <text:p>1086188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77-78</text:p>
          </table:table-cell>
          <table:table-cell office:value-type="float" office:value="840374" table:style-name="ce20">
            <text:p>840374</text:p>
          </table:table-cell>
          <table:table-cell office:value-type="float" office:value="289722" table:style-name="ce20">
            <text:p>289722</text:p>
          </table:table-cell>
          <table:table-cell office:value-type="float" office:value="1837616" table:style-name="ce20">
            <text:p>1837616</text:p>
          </table:table-cell>
          <table:table-cell office:value-type="float" office:value="673479" table:style-name="ce20">
            <text:p>673479</text:p>
          </table:table-cell>
          <table:table-cell office:value-type="float" office:value="212271" table:style-name="ce20">
            <text:p>212271</text:p>
          </table:table-cell>
          <table:table-cell office:value-type="float" office:value="1086188" table:style-name="ce20">
            <text:p>1086188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77-78</text:p>
          </table:table-cell>
          <table:table-cell office:value-type="float" office:value="0" table:formula="of:=[.L24]-[.C24]" table:style-name="ce20">
            <text:p>0</text:p>
          </table:table-cell>
          <table:table-cell office:value-type="float" office:value="0" table:formula="of:=[.M24]-[.D24]" table:style-name="ce20">
            <text:p>0</text:p>
          </table:table-cell>
          <table:table-cell office:value-type="float" office:value="0" table:formula="of:=[.N24]-[.E24]" table:style-name="ce20">
            <text:p>0</text:p>
          </table:table-cell>
          <table:table-cell office:value-type="float" office:value="0" table:formula="of:=[.O24]-[.F24]" table:style-name="ce20">
            <text:p>0</text:p>
          </table:table-cell>
          <table:table-cell office:value-type="float" office:value="0" table:formula="of:=[.P24]-[.G24]" table:style-name="ce20">
            <text:p>0</text:p>
          </table:table-cell>
          <table:table-cell office:value-type="float" office:value="0" table:formula="of:=[.Q24]-[.H24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9">
            <text:p>1977-78</text:p>
          </table:table-cell>
          <table:table-cell office:value-type="float" office:value="1294635" table:style-name="ce24">
            <text:p>1294635</text:p>
          </table:table-cell>
          <table:table-cell office:value-type="float" office:value="4188566" table:style-name="ce18">
            <text:p>4188566</text:p>
          </table:table-cell>
          <table:table-cell office:value-type="float" office:value="3053" table:style-name="ce18">
            <text:p>3053</text:p>
          </table:table-cell>
          <table:table-cell office:value-type="float" office:value="135907" table:style-name="ce18">
            <text:p>135907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77-78</text:p>
          </table:table-cell>
          <table:table-cell office:value-type="float" office:value="1294635" table:style-name="ce20">
            <text:p>1294635</text:p>
          </table:table-cell>
          <table:table-cell office:value-type="float" office:value="4188566" table:style-name="ce20">
            <text:p>4188566</text:p>
          </table:table-cell>
          <table:table-cell office:value-type="float" office:value="3053" table:style-name="ce20">
            <text:p>3053</text:p>
          </table:table-cell>
          <table:table-cell office:value-type="float" office:value="135907" table:style-name="ce20">
            <text:p>135907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77-78</text:p>
          </table:table-cell>
          <table:table-cell office:value-type="float" office:value="0" table:formula="of:=[.AL24]-[.AE24]" table:style-name="ce20">
            <text:p>0</text:p>
          </table:table-cell>
          <table:table-cell office:value-type="float" office:value="0" table:formula="of:=[.AM24]-[.AF24]" table:style-name="ce20">
            <text:p>0</text:p>
          </table:table-cell>
          <table:table-cell office:value-type="float" office:value="0" table:formula="of:=[.AN24]-[.AG24]" table:style-name="ce20">
            <text:p>0</text:p>
          </table:table-cell>
          <table:table-cell office:value-type="float" office:value="0" table:formula="of:=[.AO24]-[.AH24]" table:style-name="ce20">
            <text:p>0</text:p>
          </table:table-cell>
          <table:table-cell table:number-columns-repeated="2" table:style-name="ce1"/>
          <table:table-cell office:value-type="string" table:style-name="ce9">
            <text:p>1977-78</text:p>
          </table:table-cell>
          <table:table-cell office:value-type="float" office:value="2923804" table:style-name="ce18">
            <text:p>2923804</text:p>
          </table:table-cell>
          <table:table-cell office:value-type="float" office:value="2923804" table:style-name="ce48">
            <text:p>2923804</text:p>
          </table:table-cell>
          <table:table-cell office:value-type="float" office:value="0" table:formula="of:=[.AZ24]-[.BA24]" table:style-name="ce54">
            <text:p>0</text:p>
          </table:table-cell>
          <table:table-cell office:value-type="percentage" office:value="0" table:formula="of:=[.BB24]/[.BA24]" table:style-name="ce55">
            <text:p>0%</text:p>
          </table:table-cell>
          <table:table-cell office:value-type="float" office:value="0" table:formula="of:=IF([.BC24]&lt;&gt;0;1;0)" table:style-name="ce50">
            <text:p>0</text:p>
          </table:table-cell>
          <table:table-cell table:number-columns-repeated="16328" table:style-name="ce1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12">
            <text:p>1978-79</text:p>
          </table:table-cell>
          <table:table-cell office:value-type="float" office:value="799238" table:style-name="ce8">
            <text:p>799238</text:p>
          </table:table-cell>
          <table:table-cell office:value-type="float" office:value="273483" table:style-name="ce8">
            <text:p>273483</text:p>
          </table:table-cell>
          <table:table-cell office:value-type="float" office:value="1804045" table:style-name="ce8">
            <text:p>1804045</text:p>
          </table:table-cell>
          <table:table-cell office:value-type="float" office:value="660628" table:style-name="ce8">
            <text:p>660628</text:p>
          </table:table-cell>
          <table:table-cell office:value-type="float" office:value="214415" table:style-name="ce8">
            <text:p>214415</text:p>
          </table:table-cell>
          <table:table-cell office:value-type="float" office:value="1081665" table:style-name="ce8">
            <text:p>1081665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78-79</text:p>
          </table:table-cell>
          <table:table-cell office:value-type="float" office:value="799238" table:style-name="ce20">
            <text:p>799238</text:p>
          </table:table-cell>
          <table:table-cell office:value-type="float" office:value="273483" table:style-name="ce20">
            <text:p>273483</text:p>
          </table:table-cell>
          <table:table-cell office:value-type="float" office:value="1804045" table:style-name="ce20">
            <text:p>1804045</text:p>
          </table:table-cell>
          <table:table-cell office:value-type="float" office:value="660628" table:style-name="ce20">
            <text:p>660628</text:p>
          </table:table-cell>
          <table:table-cell office:value-type="float" office:value="214415" table:style-name="ce20">
            <text:p>214415</text:p>
          </table:table-cell>
          <table:table-cell office:value-type="float" office:value="1081665" table:style-name="ce20">
            <text:p>1081665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78-79</text:p>
          </table:table-cell>
          <table:table-cell office:value-type="float" office:value="0" table:formula="of:=[.L25]-[.C25]" table:style-name="ce20">
            <text:p>0</text:p>
          </table:table-cell>
          <table:table-cell office:value-type="float" office:value="0" table:formula="of:=[.M25]-[.D25]" table:style-name="ce20">
            <text:p>0</text:p>
          </table:table-cell>
          <table:table-cell office:value-type="float" office:value="0" table:formula="of:=[.N25]-[.E25]" table:style-name="ce20">
            <text:p>0</text:p>
          </table:table-cell>
          <table:table-cell office:value-type="float" office:value="0" table:formula="of:=[.O25]-[.F25]" table:style-name="ce20">
            <text:p>0</text:p>
          </table:table-cell>
          <table:table-cell office:value-type="float" office:value="0" table:formula="of:=[.P25]-[.G25]" table:style-name="ce20">
            <text:p>0</text:p>
          </table:table-cell>
          <table:table-cell office:value-type="float" office:value="0" table:formula="of:=[.Q25]-[.H25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12">
            <text:p>1978-79</text:p>
          </table:table-cell>
          <table:table-cell office:value-type="float" office:value="1273316" table:style-name="ce24">
            <text:p>1273316</text:p>
          </table:table-cell>
          <table:table-cell office:value-type="float" office:value="4044046" table:style-name="ce18">
            <text:p>4044046</text:p>
          </table:table-cell>
          <table:table-cell office:value-type="float" office:value="3211" table:style-name="ce18">
            <text:p>3211</text:p>
          </table:table-cell>
          <table:table-cell office:value-type="float" office:value="123677" table:style-name="ce18">
            <text:p>123677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78-79</text:p>
          </table:table-cell>
          <table:table-cell office:value-type="float" office:value="1273316" table:style-name="ce20">
            <text:p>1273316</text:p>
          </table:table-cell>
          <table:table-cell office:value-type="float" office:value="4044046" table:style-name="ce20">
            <text:p>4044046</text:p>
          </table:table-cell>
          <table:table-cell office:value-type="float" office:value="3211" table:style-name="ce20">
            <text:p>3211</text:p>
          </table:table-cell>
          <table:table-cell office:value-type="float" office:value="123677" table:style-name="ce20">
            <text:p>123677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78-79</text:p>
          </table:table-cell>
          <table:table-cell office:value-type="float" office:value="0" table:formula="of:=[.AL25]-[.AE25]" table:style-name="ce20">
            <text:p>0</text:p>
          </table:table-cell>
          <table:table-cell office:value-type="float" office:value="0" table:formula="of:=[.AM25]-[.AF25]" table:style-name="ce20">
            <text:p>0</text:p>
          </table:table-cell>
          <table:table-cell office:value-type="float" office:value="0" table:formula="of:=[.AN25]-[.AG25]" table:style-name="ce20">
            <text:p>0</text:p>
          </table:table-cell>
          <table:table-cell office:value-type="float" office:value="0" table:formula="of:=[.AO25]-[.AH25]" table:style-name="ce20">
            <text:p>0</text:p>
          </table:table-cell>
          <table:table-cell table:number-columns-repeated="2" table:style-name="ce1"/>
          <table:table-cell office:value-type="string" table:style-name="ce12">
            <text:p>1978-79</text:p>
          </table:table-cell>
          <table:table-cell office:value-type="float" office:value="2885710" table:style-name="ce18">
            <text:p>2885710</text:p>
          </table:table-cell>
          <table:table-cell office:value-type="float" office:value="2885710" table:style-name="ce48">
            <text:p>2885710</text:p>
          </table:table-cell>
          <table:table-cell office:value-type="float" office:value="0" table:formula="of:=[.AZ25]-[.BA25]" table:style-name="ce54">
            <text:p>0</text:p>
          </table:table-cell>
          <table:table-cell office:value-type="percentage" office:value="0" table:formula="of:=[.BB25]/[.BA25]" table:style-name="ce55">
            <text:p>0%</text:p>
          </table:table-cell>
          <table:table-cell office:value-type="float" office:value="0" table:formula="of:=IF([.BC25]&lt;&gt;0;1;0)" table:style-name="ce50">
            <text:p>0</text:p>
          </table:table-cell>
          <table:table-cell table:number-columns-repeated="16328" table:style-name="ce1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79-80</text:p>
          </table:table-cell>
          <table:table-cell office:value-type="float" office:value="793266" table:style-name="ce8">
            <text:p>793266</text:p>
          </table:table-cell>
          <table:table-cell office:value-type="float" office:value="243763" table:style-name="ce8">
            <text:p>243763</text:p>
          </table:table-cell>
          <table:table-cell office:value-type="float" office:value="1756849" table:style-name="ce8">
            <text:p>1756849</text:p>
          </table:table-cell>
          <table:table-cell office:value-type="float" office:value="662657" table:style-name="ce8">
            <text:p>662657</text:p>
          </table:table-cell>
          <table:table-cell office:value-type="float" office:value="215474" table:style-name="ce8">
            <text:p>215474</text:p>
          </table:table-cell>
          <table:table-cell office:value-type="float" office:value="1097206" table:style-name="ce8">
            <text:p>1097206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79-80</text:p>
          </table:table-cell>
          <table:table-cell office:value-type="float" office:value="793266" table:style-name="ce20">
            <text:p>793266</text:p>
          </table:table-cell>
          <table:table-cell office:value-type="float" office:value="243763" table:style-name="ce20">
            <text:p>243763</text:p>
          </table:table-cell>
          <table:table-cell office:value-type="float" office:value="1756849" table:style-name="ce20">
            <text:p>1756849</text:p>
          </table:table-cell>
          <table:table-cell office:value-type="float" office:value="662657" table:style-name="ce20">
            <text:p>662657</text:p>
          </table:table-cell>
          <table:table-cell office:value-type="float" office:value="215474" table:style-name="ce20">
            <text:p>215474</text:p>
          </table:table-cell>
          <table:table-cell office:value-type="float" office:value="1097206" table:style-name="ce20">
            <text:p>1097206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79-80</text:p>
          </table:table-cell>
          <table:table-cell office:value-type="float" office:value="0" table:formula="of:=[.L26]-[.C26]" table:style-name="ce20">
            <text:p>0</text:p>
          </table:table-cell>
          <table:table-cell office:value-type="float" office:value="0" table:formula="of:=[.M26]-[.D26]" table:style-name="ce20">
            <text:p>0</text:p>
          </table:table-cell>
          <table:table-cell office:value-type="float" office:value="0" table:formula="of:=[.N26]-[.E26]" table:style-name="ce20">
            <text:p>0</text:p>
          </table:table-cell>
          <table:table-cell office:value-type="float" office:value="0" table:formula="of:=[.O26]-[.F26]" table:style-name="ce20">
            <text:p>0</text:p>
          </table:table-cell>
          <table:table-cell office:value-type="float" office:value="0" table:formula="of:=[.P26]-[.G26]" table:style-name="ce20">
            <text:p>0</text:p>
          </table:table-cell>
          <table:table-cell office:value-type="float" office:value="0" table:formula="of:=[.Q26]-[.H26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5">
            <text:p>1979-80</text:p>
          </table:table-cell>
          <table:table-cell office:value-type="float" office:value="1299695" table:style-name="ce24">
            <text:p>1299695</text:p>
          </table:table-cell>
          <table:table-cell office:value-type="float" office:value="4088916" table:style-name="ce18">
            <text:p>4088916</text:p>
          </table:table-cell>
          <table:table-cell office:value-type="float" office:value="3032" table:style-name="ce18">
            <text:p>3032</text:p>
          </table:table-cell>
          <table:table-cell office:value-type="float" office:value="136619" table:style-name="ce18">
            <text:p>136619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79-80</text:p>
          </table:table-cell>
          <table:table-cell office:value-type="float" office:value="1299695" table:style-name="ce20">
            <text:p>1299695</text:p>
          </table:table-cell>
          <table:table-cell office:value-type="float" office:value="4088916" table:style-name="ce20">
            <text:p>4088916</text:p>
          </table:table-cell>
          <table:table-cell office:value-type="float" office:value="3032" table:style-name="ce20">
            <text:p>3032</text:p>
          </table:table-cell>
          <table:table-cell office:value-type="float" office:value="136619" table:style-name="ce20">
            <text:p>136619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79-80</text:p>
          </table:table-cell>
          <table:table-cell office:value-type="float" office:value="0" table:formula="of:=[.AL26]-[.AE26]" table:style-name="ce20">
            <text:p>0</text:p>
          </table:table-cell>
          <table:table-cell office:value-type="float" office:value="0" table:formula="of:=[.AM26]-[.AF26]" table:style-name="ce20">
            <text:p>0</text:p>
          </table:table-cell>
          <table:table-cell office:value-type="float" office:value="0" table:formula="of:=[.AN26]-[.AG26]" table:style-name="ce20">
            <text:p>0</text:p>
          </table:table-cell>
          <table:table-cell office:value-type="float" office:value="0" table:formula="of:=[.AO26]-[.AH26]" table:style-name="ce20">
            <text:p>0</text:p>
          </table:table-cell>
          <table:table-cell table:number-columns-repeated="2" table:style-name="ce1"/>
          <table:table-cell office:value-type="string" table:style-name="ce5">
            <text:p>1979-80</text:p>
          </table:table-cell>
          <table:table-cell office:value-type="float" office:value="2854055" table:style-name="ce18">
            <text:p>2854055</text:p>
          </table:table-cell>
          <table:table-cell office:value-type="float" office:value="2854055" table:style-name="ce48">
            <text:p>2854055</text:p>
          </table:table-cell>
          <table:table-cell office:value-type="float" office:value="0" table:formula="of:=[.AZ26]-[.BA26]" table:style-name="ce54">
            <text:p>0</text:p>
          </table:table-cell>
          <table:table-cell office:value-type="percentage" office:value="0" table:formula="of:=[.BB26]/[.BA26]" table:style-name="ce55">
            <text:p>0%</text:p>
          </table:table-cell>
          <table:table-cell office:value-type="float" office:value="0" table:formula="of:=IF([.BC26]&lt;&gt;0;1;0)" table:style-name="ce50">
            <text:p>0</text:p>
          </table:table-cell>
          <table:table-cell table:number-columns-repeated="16328" table:style-name="ce1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80-81</text:p>
          </table:table-cell>
          <table:table-cell office:value-type="float" office:value="801699" table:style-name="ce8">
            <text:p>801699</text:p>
          </table:table-cell>
          <table:table-cell office:value-type="float" office:value="244990" table:style-name="ce8">
            <text:p>244990</text:p>
          </table:table-cell>
          <table:table-cell office:value-type="float" office:value="1778001" table:style-name="ce8">
            <text:p>1778001</text:p>
          </table:table-cell>
          <table:table-cell office:value-type="float" office:value="651370" table:style-name="ce8">
            <text:p>651370</text:p>
          </table:table-cell>
          <table:table-cell office:value-type="float" office:value="237769" table:style-name="ce8">
            <text:p>237769</text:p>
          </table:table-cell>
          <table:table-cell office:value-type="float" office:value="1106839" table:style-name="ce8">
            <text:p>1106839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80-81</text:p>
          </table:table-cell>
          <table:table-cell office:value-type="float" office:value="801699" table:style-name="ce20">
            <text:p>801699</text:p>
          </table:table-cell>
          <table:table-cell office:value-type="float" office:value="244990" table:style-name="ce20">
            <text:p>244990</text:p>
          </table:table-cell>
          <table:table-cell office:value-type="float" office:value="1778001" table:style-name="ce20">
            <text:p>1778001</text:p>
          </table:table-cell>
          <table:table-cell office:value-type="float" office:value="651370" table:style-name="ce20">
            <text:p>651370</text:p>
          </table:table-cell>
          <table:table-cell office:value-type="float" office:value="237769" table:style-name="ce20">
            <text:p>237769</text:p>
          </table:table-cell>
          <table:table-cell office:value-type="float" office:value="1106839" table:style-name="ce20">
            <text:p>1106839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80-81</text:p>
          </table:table-cell>
          <table:table-cell office:value-type="float" office:value="0" table:formula="of:=[.L27]-[.C27]" table:style-name="ce20">
            <text:p>0</text:p>
          </table:table-cell>
          <table:table-cell office:value-type="float" office:value="0" table:formula="of:=[.M27]-[.D27]" table:style-name="ce20">
            <text:p>0</text:p>
          </table:table-cell>
          <table:table-cell office:value-type="float" office:value="0" table:formula="of:=[.N27]-[.E27]" table:style-name="ce20">
            <text:p>0</text:p>
          </table:table-cell>
          <table:table-cell office:value-type="float" office:value="0" table:formula="of:=[.O27]-[.F27]" table:style-name="ce20">
            <text:p>0</text:p>
          </table:table-cell>
          <table:table-cell office:value-type="float" office:value="0" table:formula="of:=[.P27]-[.G27]" table:style-name="ce20">
            <text:p>0</text:p>
          </table:table-cell>
          <table:table-cell office:value-type="float" office:value="0" table:formula="of:=[.Q27]-[.H27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5">
            <text:p>1980-81</text:p>
          </table:table-cell>
          <table:table-cell office:value-type="float" office:value="1271962" table:style-name="ce24">
            <text:p>1271962</text:p>
          </table:table-cell>
          <table:table-cell office:value-type="float" office:value="4060911" table:style-name="ce18">
            <text:p>4060911</text:p>
          </table:table-cell>
          <table:table-cell office:value-type="float" office:value="3008" table:style-name="ce18">
            <text:p>3008</text:p>
          </table:table-cell>
          <table:table-cell office:value-type="float" office:value="140333" table:style-name="ce18">
            <text:p>140333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80-81</text:p>
          </table:table-cell>
          <table:table-cell office:value-type="float" office:value="1271962" table:style-name="ce20">
            <text:p>1271962</text:p>
          </table:table-cell>
          <table:table-cell office:value-type="float" office:value="4060911" table:style-name="ce20">
            <text:p>4060911</text:p>
          </table:table-cell>
          <table:table-cell office:value-type="float" office:value="3008" table:style-name="ce20">
            <text:p>3008</text:p>
          </table:table-cell>
          <table:table-cell office:value-type="float" office:value="140333" table:style-name="ce20">
            <text:p>140333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80-81</text:p>
          </table:table-cell>
          <table:table-cell office:value-type="float" office:value="0" table:formula="of:=[.AL27]-[.AE27]" table:style-name="ce20">
            <text:p>0</text:p>
          </table:table-cell>
          <table:table-cell office:value-type="float" office:value="0" table:formula="of:=[.AM27]-[.AF27]" table:style-name="ce20">
            <text:p>0</text:p>
          </table:table-cell>
          <table:table-cell office:value-type="float" office:value="0" table:formula="of:=[.AN27]-[.AG27]" table:style-name="ce20">
            <text:p>0</text:p>
          </table:table-cell>
          <table:table-cell office:value-type="float" office:value="0" table:formula="of:=[.AO27]-[.AH27]" table:style-name="ce20">
            <text:p>0</text:p>
          </table:table-cell>
          <table:table-cell table:number-columns-repeated="2" table:style-name="ce1"/>
          <table:table-cell office:value-type="string" table:style-name="ce5">
            <text:p>1980-81</text:p>
          </table:table-cell>
          <table:table-cell office:value-type="float" office:value="2884840" table:style-name="ce18">
            <text:p>2884840</text:p>
          </table:table-cell>
          <table:table-cell office:value-type="float" office:value="2884840" table:style-name="ce48">
            <text:p>2884840</text:p>
          </table:table-cell>
          <table:table-cell office:value-type="float" office:value="0" table:formula="of:=[.AZ27]-[.BA27]" table:style-name="ce54">
            <text:p>0</text:p>
          </table:table-cell>
          <table:table-cell office:value-type="percentage" office:value="0" table:formula="of:=[.BB27]/[.BA27]" table:style-name="ce55">
            <text:p>0%</text:p>
          </table:table-cell>
          <table:table-cell office:value-type="float" office:value="0" table:formula="of:=IF([.BC27]&lt;&gt;0;1;0)" table:style-name="ce50">
            <text:p>0</text:p>
          </table:table-cell>
          <table:table-cell table:number-columns-repeated="16328" table:style-name="ce1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81-82</text:p>
          </table:table-cell>
          <table:table-cell office:value-type="float" office:value="806851" table:style-name="ce8">
            <text:p>806851</text:p>
          </table:table-cell>
          <table:table-cell office:value-type="float" office:value="248069" table:style-name="ce8">
            <text:p>248069</text:p>
          </table:table-cell>
          <table:table-cell office:value-type="float" office:value="1781932" table:style-name="ce8">
            <text:p>1781932</text:p>
          </table:table-cell>
          <table:table-cell office:value-type="float" office:value="666618" table:style-name="ce8">
            <text:p>666618</text:p>
          </table:table-cell>
          <table:table-cell office:value-type="float" office:value="237769" table:style-name="ce8">
            <text:p>237769</text:p>
          </table:table-cell>
          <table:table-cell office:value-type="float" office:value="1123325" table:style-name="ce8">
            <text:p>1123325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81-82</text:p>
          </table:table-cell>
          <table:table-cell office:value-type="float" office:value="806851" table:style-name="ce20">
            <text:p>806851</text:p>
          </table:table-cell>
          <table:table-cell office:value-type="float" office:value="248069" table:style-name="ce20">
            <text:p>248069</text:p>
          </table:table-cell>
          <table:table-cell office:value-type="float" office:value="1781932" table:style-name="ce20">
            <text:p>1781932</text:p>
          </table:table-cell>
          <table:table-cell office:value-type="float" office:value="666618" table:style-name="ce20">
            <text:p>666618</text:p>
          </table:table-cell>
          <table:table-cell office:value-type="float" office:value="237769" table:style-name="ce20">
            <text:p>237769</text:p>
          </table:table-cell>
          <table:table-cell office:value-type="float" office:value="1123325" table:style-name="ce20">
            <text:p>1123325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81-82</text:p>
          </table:table-cell>
          <table:table-cell office:value-type="float" office:value="0" table:formula="of:=[.L28]-[.C28]" table:style-name="ce20">
            <text:p>0</text:p>
          </table:table-cell>
          <table:table-cell office:value-type="float" office:value="0" table:formula="of:=[.M28]-[.D28]" table:style-name="ce20">
            <text:p>0</text:p>
          </table:table-cell>
          <table:table-cell office:value-type="float" office:value="0" table:formula="of:=[.N28]-[.E28]" table:style-name="ce20">
            <text:p>0</text:p>
          </table:table-cell>
          <table:table-cell office:value-type="float" office:value="0" table:formula="of:=[.O28]-[.F28]" table:style-name="ce20">
            <text:p>0</text:p>
          </table:table-cell>
          <table:table-cell office:value-type="float" office:value="0" table:formula="of:=[.P28]-[.G28]" table:style-name="ce20">
            <text:p>0</text:p>
          </table:table-cell>
          <table:table-cell office:value-type="float" office:value="0" table:formula="of:=[.Q28]-[.H28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5">
            <text:p>1981-82</text:p>
          </table:table-cell>
          <table:table-cell office:value-type="float" office:value="1339393" table:style-name="ce24">
            <text:p>1339393</text:p>
          </table:table-cell>
          <table:table-cell office:value-type="float" office:value="3745142" table:style-name="ce18">
            <text:p>3745142</text:p>
          </table:table-cell>
          <table:table-cell office:value-type="float" office:value="3006" table:style-name="ce18">
            <text:p>3006</text:p>
          </table:table-cell>
          <table:table-cell office:value-type="float" office:value="139455" table:style-name="ce18">
            <text:p>139455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81-82</text:p>
          </table:table-cell>
          <table:table-cell office:value-type="float" office:value="1339393" table:style-name="ce20">
            <text:p>1339393</text:p>
          </table:table-cell>
          <table:table-cell office:value-type="float" office:value="3745142" table:style-name="ce20">
            <text:p>3745142</text:p>
          </table:table-cell>
          <table:table-cell office:value-type="float" office:value="3006" table:style-name="ce20">
            <text:p>3006</text:p>
          </table:table-cell>
          <table:table-cell office:value-type="float" office:value="139455" table:style-name="ce20">
            <text:p>139455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81-82</text:p>
          </table:table-cell>
          <table:table-cell office:value-type="float" office:value="0" table:formula="of:=[.AL28]-[.AE28]" table:style-name="ce20">
            <text:p>0</text:p>
          </table:table-cell>
          <table:table-cell office:value-type="float" office:value="0" table:formula="of:=[.AM28]-[.AF28]" table:style-name="ce20">
            <text:p>0</text:p>
          </table:table-cell>
          <table:table-cell office:value-type="float" office:value="0" table:formula="of:=[.AN28]-[.AG28]" table:style-name="ce20">
            <text:p>0</text:p>
          </table:table-cell>
          <table:table-cell office:value-type="float" office:value="0" table:formula="of:=[.AO28]-[.AH28]" table:style-name="ce20">
            <text:p>0</text:p>
          </table:table-cell>
          <table:table-cell table:number-columns-repeated="2" table:style-name="ce1"/>
          <table:table-cell office:value-type="string" table:style-name="ce5">
            <text:p>1981-82</text:p>
          </table:table-cell>
          <table:table-cell office:value-type="float" office:value="2905257" table:style-name="ce18">
            <text:p>2905257</text:p>
          </table:table-cell>
          <table:table-cell office:value-type="float" office:value="2905257" table:style-name="ce48">
            <text:p>2905257</text:p>
          </table:table-cell>
          <table:table-cell office:value-type="float" office:value="0" table:formula="of:=[.AZ28]-[.BA28]" table:style-name="ce54">
            <text:p>0</text:p>
          </table:table-cell>
          <table:table-cell office:value-type="percentage" office:value="0" table:formula="of:=[.BB28]/[.BA28]" table:style-name="ce55">
            <text:p>0%</text:p>
          </table:table-cell>
          <table:table-cell office:value-type="float" office:value="0" table:formula="of:=IF([.BC28]&lt;&gt;0;1;0)" table:style-name="ce50">
            <text:p>0</text:p>
          </table:table-cell>
          <table:table-cell table:number-columns-repeated="16328" table:style-name="ce1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82-83</text:p>
          </table:table-cell>
          <table:table-cell office:value-type="float" office:value="778490" table:style-name="ce8">
            <text:p>778490</text:p>
          </table:table-cell>
          <table:table-cell office:value-type="float" office:value="227617" table:style-name="ce8">
            <text:p>227617</text:p>
          </table:table-cell>
          <table:table-cell office:value-type="float" office:value="1714378" table:style-name="ce8">
            <text:p>1714378</text:p>
          </table:table-cell>
          <table:table-cell office:value-type="float" office:value="674378" table:style-name="ce8">
            <text:p>674378</text:p>
          </table:table-cell>
          <table:table-cell office:value-type="float" office:value="256283" table:style-name="ce8">
            <text:p>256283</text:p>
          </table:table-cell>
          <table:table-cell office:value-type="float" office:value="1147695" table:style-name="ce8">
            <text:p>1147695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82-83</text:p>
          </table:table-cell>
          <table:table-cell office:value-type="float" office:value="778490" table:style-name="ce20">
            <text:p>778490</text:p>
          </table:table-cell>
          <table:table-cell office:value-type="float" office:value="227617" table:style-name="ce20">
            <text:p>227617</text:p>
          </table:table-cell>
          <table:table-cell office:value-type="float" office:value="1714378" table:style-name="ce20">
            <text:p>1714378</text:p>
          </table:table-cell>
          <table:table-cell office:value-type="float" office:value="674378" table:style-name="ce20">
            <text:p>674378</text:p>
          </table:table-cell>
          <table:table-cell office:value-type="float" office:value="256283" table:style-name="ce20">
            <text:p>256283</text:p>
          </table:table-cell>
          <table:table-cell office:value-type="float" office:value="1147695" table:style-name="ce20">
            <text:p>1147695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82-83</text:p>
          </table:table-cell>
          <table:table-cell office:value-type="float" office:value="0" table:formula="of:=[.L29]-[.C29]" table:style-name="ce20">
            <text:p>0</text:p>
          </table:table-cell>
          <table:table-cell office:value-type="float" office:value="0" table:formula="of:=[.M29]-[.D29]" table:style-name="ce20">
            <text:p>0</text:p>
          </table:table-cell>
          <table:table-cell office:value-type="float" office:value="0" table:formula="of:=[.N29]-[.E29]" table:style-name="ce20">
            <text:p>0</text:p>
          </table:table-cell>
          <table:table-cell office:value-type="float" office:value="0" table:formula="of:=[.O29]-[.F29]" table:style-name="ce20">
            <text:p>0</text:p>
          </table:table-cell>
          <table:table-cell office:value-type="float" office:value="0" table:formula="of:=[.P29]-[.G29]" table:style-name="ce20">
            <text:p>0</text:p>
          </table:table-cell>
          <table:table-cell office:value-type="float" office:value="0" table:formula="of:=[.Q29]-[.H29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5">
            <text:p>1982-83</text:p>
          </table:table-cell>
          <table:table-cell office:value-type="float" office:value="1306197" table:style-name="ce24">
            <text:p>1306197</text:p>
          </table:table-cell>
          <table:table-cell office:value-type="float" office:value="3848718" table:style-name="ce18">
            <text:p>3848718</text:p>
          </table:table-cell>
          <table:table-cell office:value-type="float" office:value="3184" table:style-name="ce18">
            <text:p>3184</text:p>
          </table:table-cell>
          <table:table-cell office:value-type="float" office:value="152662" table:style-name="ce18">
            <text:p>152662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82-83</text:p>
          </table:table-cell>
          <table:table-cell office:value-type="float" office:value="1306197" table:style-name="ce20">
            <text:p>1306197</text:p>
          </table:table-cell>
          <table:table-cell office:value-type="float" office:value="3848718" table:style-name="ce20">
            <text:p>3848718</text:p>
          </table:table-cell>
          <table:table-cell office:value-type="float" office:value="3184" table:style-name="ce20">
            <text:p>3184</text:p>
          </table:table-cell>
          <table:table-cell office:value-type="float" office:value="152662" table:style-name="ce20">
            <text:p>152662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82-83</text:p>
          </table:table-cell>
          <table:table-cell office:value-type="float" office:value="0" table:formula="of:=[.AL29]-[.AE29]" table:style-name="ce20">
            <text:p>0</text:p>
          </table:table-cell>
          <table:table-cell office:value-type="float" office:value="0" table:formula="of:=[.AM29]-[.AF29]" table:style-name="ce20">
            <text:p>0</text:p>
          </table:table-cell>
          <table:table-cell office:value-type="float" office:value="0" table:formula="of:=[.AN29]-[.AG29]" table:style-name="ce20">
            <text:p>0</text:p>
          </table:table-cell>
          <table:table-cell office:value-type="float" office:value="0" table:formula="of:=[.AO29]-[.AH29]" table:style-name="ce20">
            <text:p>0</text:p>
          </table:table-cell>
          <table:table-cell table:number-columns-repeated="2" table:style-name="ce1"/>
          <table:table-cell office:value-type="string" table:style-name="ce5">
            <text:p>1982-83</text:p>
          </table:table-cell>
          <table:table-cell office:value-type="float" office:value="2862073" table:style-name="ce18">
            <text:p>2862073</text:p>
          </table:table-cell>
          <table:table-cell office:value-type="float" office:value="2862073" table:style-name="ce47">
            <text:p>2862073</text:p>
          </table:table-cell>
          <table:table-cell office:value-type="float" office:value="0" table:formula="of:=[.AZ29]-[.BA29]" table:style-name="ce54">
            <text:p>0</text:p>
          </table:table-cell>
          <table:table-cell office:value-type="percentage" office:value="0" table:formula="of:=[.BB29]/[.BA29]" table:style-name="ce55">
            <text:p>0%</text:p>
          </table:table-cell>
          <table:table-cell office:value-type="float" office:value="0" table:formula="of:=IF([.BC29]&lt;&gt;0;1;0)" table:style-name="ce50">
            <text:p>0</text:p>
          </table:table-cell>
          <table:table-cell table:number-columns-repeated="16328" table:style-name="ce1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83-84</text:p>
          </table:table-cell>
          <table:table-cell office:value-type="float" office:value="740086" table:style-name="ce8">
            <text:p>740086</text:p>
          </table:table-cell>
          <table:table-cell office:value-type="float" office:value="233010" table:style-name="ce8">
            <text:p>233010</text:p>
          </table:table-cell>
          <table:table-cell office:value-type="float" office:value="1690125" table:style-name="ce8">
            <text:p>1690125</text:p>
          </table:table-cell>
          <table:table-cell office:value-type="float" office:value="682281" table:style-name="ce8">
            <text:p>682281</text:p>
          </table:table-cell>
          <table:table-cell office:value-type="float" office:value="271200" table:style-name="ce8">
            <text:p>271200</text:p>
          </table:table-cell>
          <table:table-cell office:value-type="float" office:value="1171577" table:style-name="ce8">
            <text:p>1171577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83-84</text:p>
          </table:table-cell>
          <table:table-cell office:value-type="float" office:value="740086" table:style-name="ce20">
            <text:p>740086</text:p>
          </table:table-cell>
          <table:table-cell office:value-type="float" office:value="233010" table:style-name="ce20">
            <text:p>233010</text:p>
          </table:table-cell>
          <table:table-cell office:value-type="float" office:value="1690125" table:style-name="ce20">
            <text:p>1690125</text:p>
          </table:table-cell>
          <table:table-cell office:value-type="float" office:value="682281" table:style-name="ce20">
            <text:p>682281</text:p>
          </table:table-cell>
          <table:table-cell office:value-type="float" office:value="271200" table:style-name="ce20">
            <text:p>271200</text:p>
          </table:table-cell>
          <table:table-cell office:value-type="float" office:value="1171577" table:style-name="ce20">
            <text:p>1171577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83-84</text:p>
          </table:table-cell>
          <table:table-cell office:value-type="float" office:value="0" table:formula="of:=[.L30]-[.C30]" table:style-name="ce20">
            <text:p>0</text:p>
          </table:table-cell>
          <table:table-cell office:value-type="float" office:value="0" table:formula="of:=[.M30]-[.D30]" table:style-name="ce20">
            <text:p>0</text:p>
          </table:table-cell>
          <table:table-cell office:value-type="float" office:value="0" table:formula="of:=[.N30]-[.E30]" table:style-name="ce20">
            <text:p>0</text:p>
          </table:table-cell>
          <table:table-cell office:value-type="float" office:value="0" table:formula="of:=[.O30]-[.F30]" table:style-name="ce20">
            <text:p>0</text:p>
          </table:table-cell>
          <table:table-cell office:value-type="float" office:value="0" table:formula="of:=[.P30]-[.G30]" table:style-name="ce20">
            <text:p>0</text:p>
          </table:table-cell>
          <table:table-cell office:value-type="float" office:value="0" table:formula="of:=[.Q30]-[.H30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5">
            <text:p>1983-84</text:p>
          </table:table-cell>
          <table:table-cell office:value-type="float" office:value="1207916" table:style-name="ce24">
            <text:p>1207916</text:p>
          </table:table-cell>
          <table:table-cell office:value-type="float" office:value="3903169" table:style-name="ce18">
            <text:p>3903169</text:p>
          </table:table-cell>
          <table:table-cell office:value-type="float" office:value="2602" table:style-name="ce18">
            <text:p>2602</text:p>
          </table:table-cell>
          <table:table-cell office:value-type="float" office:value="162212" table:style-name="ce18">
            <text:p>162212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83-84</text:p>
          </table:table-cell>
          <table:table-cell office:value-type="float" office:value="1207916" table:style-name="ce20">
            <text:p>1207916</text:p>
          </table:table-cell>
          <table:table-cell office:value-type="float" office:value="3903169" table:style-name="ce20">
            <text:p>3903169</text:p>
          </table:table-cell>
          <table:table-cell office:value-type="float" office:value="2602" table:style-name="ce20">
            <text:p>2602</text:p>
          </table:table-cell>
          <table:table-cell office:value-type="float" office:value="162212" table:style-name="ce20">
            <text:p>162212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83-84</text:p>
          </table:table-cell>
          <table:table-cell office:value-type="float" office:value="0" table:formula="of:=[.AL30]-[.AE30]" table:style-name="ce20">
            <text:p>0</text:p>
          </table:table-cell>
          <table:table-cell office:value-type="float" office:value="0" table:formula="of:=[.AM30]-[.AF30]" table:style-name="ce20">
            <text:p>0</text:p>
          </table:table-cell>
          <table:table-cell office:value-type="float" office:value="0" table:formula="of:=[.AN30]-[.AG30]" table:style-name="ce20">
            <text:p>0</text:p>
          </table:table-cell>
          <table:table-cell office:value-type="float" office:value="0" table:formula="of:=[.AO30]-[.AH30]" table:style-name="ce20">
            <text:p>0</text:p>
          </table:table-cell>
          <table:table-cell table:number-columns-repeated="2" table:style-name="ce1"/>
          <table:table-cell office:value-type="string" table:style-name="ce5">
            <text:p>1983-84</text:p>
          </table:table-cell>
          <table:table-cell office:value-type="float" office:value="2861702" table:style-name="ce18">
            <text:p>2861702</text:p>
          </table:table-cell>
          <table:table-cell office:value-type="float" office:value="2861702" table:style-name="ce47">
            <text:p>2861702</text:p>
          </table:table-cell>
          <table:table-cell office:value-type="float" office:value="0" table:formula="of:=[.AZ30]-[.BA30]" table:style-name="ce54">
            <text:p>0</text:p>
          </table:table-cell>
          <table:table-cell office:value-type="percentage" office:value="0" table:formula="of:=[.BB30]/[.BA30]" table:style-name="ce55">
            <text:p>0%</text:p>
          </table:table-cell>
          <table:table-cell office:value-type="float" office:value="0" table:formula="of:=IF([.BC30]&lt;&gt;0;1;0)" table:style-name="ce50">
            <text:p>0</text:p>
          </table:table-cell>
          <table:table-cell table:number-columns-repeated="16328" table:style-name="ce1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84-85</text:p>
          </table:table-cell>
          <table:table-cell office:value-type="float" office:value="730379" table:style-name="ce8">
            <text:p>730379</text:p>
          </table:table-cell>
          <table:table-cell office:value-type="float" office:value="216742" table:style-name="ce8">
            <text:p>216742</text:p>
          </table:table-cell>
          <table:table-cell office:value-type="float" office:value="1650794" table:style-name="ce8">
            <text:p>1650794</text:p>
          </table:table-cell>
          <table:table-cell office:value-type="float" office:value="687483" table:style-name="ce8">
            <text:p>687483</text:p>
          </table:table-cell>
          <table:table-cell office:value-type="float" office:value="311976" table:style-name="ce8">
            <text:p>311976</text:p>
          </table:table-cell>
          <table:table-cell office:value-type="float" office:value="1223849" table:style-name="ce8">
            <text:p>1223849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84-85</text:p>
          </table:table-cell>
          <table:table-cell office:value-type="float" office:value="730379" table:style-name="ce20">
            <text:p>730379</text:p>
          </table:table-cell>
          <table:table-cell office:value-type="float" office:value="216742" table:style-name="ce20">
            <text:p>216742</text:p>
          </table:table-cell>
          <table:table-cell office:value-type="float" office:value="1650794" table:style-name="ce20">
            <text:p>1650794</text:p>
          </table:table-cell>
          <table:table-cell office:value-type="float" office:value="687483" table:style-name="ce20">
            <text:p>687483</text:p>
          </table:table-cell>
          <table:table-cell office:value-type="float" office:value="311976" table:style-name="ce20">
            <text:p>311976</text:p>
          </table:table-cell>
          <table:table-cell office:value-type="float" office:value="1223849" table:style-name="ce20">
            <text:p>1223849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84-85</text:p>
          </table:table-cell>
          <table:table-cell office:value-type="float" office:value="0" table:formula="of:=[.L31]-[.C31]" table:style-name="ce20">
            <text:p>0</text:p>
          </table:table-cell>
          <table:table-cell office:value-type="float" office:value="0" table:formula="of:=[.M31]-[.D31]" table:style-name="ce20">
            <text:p>0</text:p>
          </table:table-cell>
          <table:table-cell office:value-type="float" office:value="0" table:formula="of:=[.N31]-[.E31]" table:style-name="ce20">
            <text:p>0</text:p>
          </table:table-cell>
          <table:table-cell office:value-type="float" office:value="0" table:formula="of:=[.O31]-[.F31]" table:style-name="ce20">
            <text:p>0</text:p>
          </table:table-cell>
          <table:table-cell office:value-type="float" office:value="0" table:formula="of:=[.P31]-[.G31]" table:style-name="ce20">
            <text:p>0</text:p>
          </table:table-cell>
          <table:table-cell office:value-type="float" office:value="0" table:formula="of:=[.Q31]-[.H31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5">
            <text:p>1984-85</text:p>
          </table:table-cell>
          <table:table-cell office:value-type="float" office:value="1255902" table:style-name="ce25">
            <text:p>1255902</text:p>
          </table:table-cell>
          <table:table-cell office:value-type="float" office:value="3694270" table:style-name="ce18">
            <text:p>3694270</text:p>
          </table:table-cell>
          <table:table-cell office:value-type="float" office:value="3453" table:style-name="ce18">
            <text:p>3453</text:p>
          </table:table-cell>
          <table:table-cell office:value-type="float" office:value="188900" table:style-name="ce18">
            <text:p>18890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84-85</text:p>
          </table:table-cell>
          <table:table-cell office:value-type="float" office:value="1255902" table:style-name="ce20">
            <text:p>1255902</text:p>
          </table:table-cell>
          <table:table-cell office:value-type="float" office:value="3694270" table:style-name="ce20">
            <text:p>3694270</text:p>
          </table:table-cell>
          <table:table-cell office:value-type="float" office:value="3453" table:style-name="ce20">
            <text:p>3453</text:p>
          </table:table-cell>
          <table:table-cell office:value-type="float" office:value="188900" table:style-name="ce20">
            <text:p>18890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84-85</text:p>
          </table:table-cell>
          <table:table-cell office:value-type="float" office:value="0" table:formula="of:=[.AL31]-[.AE31]" table:style-name="ce20">
            <text:p>0</text:p>
          </table:table-cell>
          <table:table-cell office:value-type="float" office:value="0" table:formula="of:=[.AM31]-[.AF31]" table:style-name="ce20">
            <text:p>0</text:p>
          </table:table-cell>
          <table:table-cell office:value-type="float" office:value="0" table:formula="of:=[.AN31]-[.AG31]" table:style-name="ce20">
            <text:p>0</text:p>
          </table:table-cell>
          <table:table-cell office:value-type="float" office:value="0" table:formula="of:=[.AO31]-[.AH31]" table:style-name="ce20">
            <text:p>0</text:p>
          </table:table-cell>
          <table:table-cell table:number-columns-repeated="2" table:style-name="ce1"/>
          <table:table-cell office:value-type="string" table:style-name="ce5">
            <text:p>1984-85</text:p>
          </table:table-cell>
          <table:table-cell office:value-type="float" office:value="2874643" table:style-name="ce18">
            <text:p>2874643</text:p>
          </table:table-cell>
          <table:table-cell office:value-type="float" office:value="2874643" table:style-name="ce47">
            <text:p>2874643</text:p>
          </table:table-cell>
          <table:table-cell office:value-type="float" office:value="0" table:formula="of:=[.AZ31]-[.BA31]" table:style-name="ce54">
            <text:p>0</text:p>
          </table:table-cell>
          <table:table-cell office:value-type="percentage" office:value="0" table:formula="of:=[.BB31]/[.BA31]" table:style-name="ce55">
            <text:p>0%</text:p>
          </table:table-cell>
          <table:table-cell office:value-type="float" office:value="0" table:formula="of:=IF([.BC31]&lt;&gt;0;1;0)" table:style-name="ce50">
            <text:p>0</text:p>
          </table:table-cell>
          <table:table-cell table:number-columns-repeated="16328" table:style-name="ce1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85-86</text:p>
          </table:table-cell>
          <table:table-cell office:value-type="float" office:value="678281" table:style-name="ce8">
            <text:p>678281</text:p>
          </table:table-cell>
          <table:table-cell office:value-type="float" office:value="202919" table:style-name="ce8">
            <text:p>202919</text:p>
          </table:table-cell>
          <table:table-cell office:value-type="float" office:value="1606208" table:style-name="ce8">
            <text:p>1606208</text:p>
          </table:table-cell>
          <table:table-cell office:value-type="float" office:value="704682" table:style-name="ce8">
            <text:p>704682</text:p>
          </table:table-cell>
          <table:table-cell office:value-type="float" office:value="330315" table:style-name="ce8">
            <text:p>330315</text:p>
          </table:table-cell>
          <table:table-cell office:value-type="float" office:value="1260344" table:style-name="ce8">
            <text:p>1260344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85-86</text:p>
          </table:table-cell>
          <table:table-cell office:value-type="float" office:value="678281" table:style-name="ce20">
            <text:p>678281</text:p>
          </table:table-cell>
          <table:table-cell office:value-type="float" office:value="202919" table:style-name="ce20">
            <text:p>202919</text:p>
          </table:table-cell>
          <table:table-cell office:value-type="float" office:value="1606208" table:style-name="ce20">
            <text:p>1606208</text:p>
          </table:table-cell>
          <table:table-cell office:value-type="float" office:value="704682" table:style-name="ce20">
            <text:p>704682</text:p>
          </table:table-cell>
          <table:table-cell office:value-type="float" office:value="330315" table:style-name="ce20">
            <text:p>330315</text:p>
          </table:table-cell>
          <table:table-cell office:value-type="float" office:value="1260344" table:style-name="ce20">
            <text:p>1260344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85-86</text:p>
          </table:table-cell>
          <table:table-cell office:value-type="float" office:value="0" table:formula="of:=[.L32]-[.C32]" table:style-name="ce20">
            <text:p>0</text:p>
          </table:table-cell>
          <table:table-cell office:value-type="float" office:value="0" table:formula="of:=[.M32]-[.D32]" table:style-name="ce20">
            <text:p>0</text:p>
          </table:table-cell>
          <table:table-cell office:value-type="float" office:value="0" table:formula="of:=[.N32]-[.E32]" table:style-name="ce20">
            <text:p>0</text:p>
          </table:table-cell>
          <table:table-cell office:value-type="float" office:value="0" table:formula="of:=[.O32]-[.F32]" table:style-name="ce20">
            <text:p>0</text:p>
          </table:table-cell>
          <table:table-cell office:value-type="float" office:value="0" table:formula="of:=[.P32]-[.G32]" table:style-name="ce20">
            <text:p>0</text:p>
          </table:table-cell>
          <table:table-cell office:value-type="float" office:value="0" table:formula="of:=[.Q32]-[.H32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5">
            <text:p>1985-86</text:p>
          </table:table-cell>
          <table:table-cell office:value-type="float" office:value="1173051" table:style-name="ce25">
            <text:p>1173051</text:p>
          </table:table-cell>
          <table:table-cell office:value-type="float" office:value="3276877" table:style-name="ce18">
            <text:p>3276877</text:p>
          </table:table-cell>
          <table:table-cell office:value-type="float" office:value="3377" table:style-name="ce18">
            <text:p>3377</text:p>
          </table:table-cell>
          <table:table-cell office:value-type="float" office:value="184700" table:style-name="ce18">
            <text:p>18470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85-86</text:p>
          </table:table-cell>
          <table:table-cell office:value-type="float" office:value="1173051" table:style-name="ce20">
            <text:p>1173051</text:p>
          </table:table-cell>
          <table:table-cell office:value-type="float" office:value="3276877" table:style-name="ce20">
            <text:p>3276877</text:p>
          </table:table-cell>
          <table:table-cell office:value-type="float" office:value="3377" table:style-name="ce20">
            <text:p>3377</text:p>
          </table:table-cell>
          <table:table-cell office:value-type="float" office:value="184700" table:style-name="ce20">
            <text:p>18470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85-86</text:p>
          </table:table-cell>
          <table:table-cell office:value-type="float" office:value="0" table:formula="of:=[.AL32]-[.AE32]" table:style-name="ce20">
            <text:p>0</text:p>
          </table:table-cell>
          <table:table-cell office:value-type="float" office:value="0" table:formula="of:=[.AM32]-[.AF32]" table:style-name="ce20">
            <text:p>0</text:p>
          </table:table-cell>
          <table:table-cell office:value-type="float" office:value="0" table:formula="of:=[.AN32]-[.AG32]" table:style-name="ce20">
            <text:p>0</text:p>
          </table:table-cell>
          <table:table-cell office:value-type="float" office:value="0" table:formula="of:=[.AO32]-[.AH32]" table:style-name="ce20">
            <text:p>0</text:p>
          </table:table-cell>
          <table:table-cell table:number-columns-repeated="2" table:style-name="ce1"/>
          <table:table-cell office:value-type="string" table:style-name="ce5">
            <text:p>1985-86</text:p>
          </table:table-cell>
          <table:table-cell office:value-type="float" office:value="2866552" table:style-name="ce18">
            <text:p>2866552</text:p>
          </table:table-cell>
          <table:table-cell office:value-type="float" office:value="2866552" table:style-name="ce47">
            <text:p>2866552</text:p>
          </table:table-cell>
          <table:table-cell office:value-type="float" office:value="0" table:formula="of:=[.AZ32]-[.BA32]" table:style-name="ce54">
            <text:p>0</text:p>
          </table:table-cell>
          <table:table-cell office:value-type="percentage" office:value="0" table:formula="of:=[.BB32]/[.BA32]" table:style-name="ce55">
            <text:p>0%</text:p>
          </table:table-cell>
          <table:table-cell office:value-type="float" office:value="0" table:formula="of:=IF([.BC32]&lt;&gt;0;1;0)" table:style-name="ce50">
            <text:p>0</text:p>
          </table:table-cell>
          <table:table-cell table:number-columns-repeated="16328" table:style-name="ce1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86-87</text:p>
          </table:table-cell>
          <table:table-cell office:value-type="float" office:value="663803" table:style-name="ce8">
            <text:p>663803</text:p>
          </table:table-cell>
          <table:table-cell office:value-type="float" office:value="192878" table:style-name="ce8">
            <text:p>192878</text:p>
          </table:table-cell>
          <table:table-cell office:value-type="float" office:value="1590931" table:style-name="ce8">
            <text:p>1590931</text:p>
          </table:table-cell>
          <table:table-cell office:value-type="float" office:value="706107" table:style-name="ce8">
            <text:p>706107</text:p>
          </table:table-cell>
          <table:table-cell office:value-type="float" office:value="347814" table:style-name="ce8">
            <text:p>347814</text:p>
          </table:table-cell>
          <table:table-cell office:value-type="float" office:value="1279383" table:style-name="ce8">
            <text:p>1279383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86-87</text:p>
          </table:table-cell>
          <table:table-cell office:value-type="float" office:value="663803" table:style-name="ce20">
            <text:p>663803</text:p>
          </table:table-cell>
          <table:table-cell office:value-type="float" office:value="192878" table:style-name="ce20">
            <text:p>192878</text:p>
          </table:table-cell>
          <table:table-cell office:value-type="float" office:value="1590931" table:style-name="ce20">
            <text:p>1590931</text:p>
          </table:table-cell>
          <table:table-cell office:value-type="float" office:value="706107" table:style-name="ce20">
            <text:p>706107</text:p>
          </table:table-cell>
          <table:table-cell office:value-type="float" office:value="347814" table:style-name="ce20">
            <text:p>347814</text:p>
          </table:table-cell>
          <table:table-cell office:value-type="float" office:value="1279383" table:style-name="ce20">
            <text:p>1279383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86-87</text:p>
          </table:table-cell>
          <table:table-cell office:value-type="float" office:value="0" table:formula="of:=[.L33]-[.C33]" table:style-name="ce20">
            <text:p>0</text:p>
          </table:table-cell>
          <table:table-cell office:value-type="float" office:value="0" table:formula="of:=[.M33]-[.D33]" table:style-name="ce20">
            <text:p>0</text:p>
          </table:table-cell>
          <table:table-cell office:value-type="float" office:value="0" table:formula="of:=[.N33]-[.E33]" table:style-name="ce20">
            <text:p>0</text:p>
          </table:table-cell>
          <table:table-cell office:value-type="float" office:value="0" table:formula="of:=[.O33]-[.F33]" table:style-name="ce20">
            <text:p>0</text:p>
          </table:table-cell>
          <table:table-cell office:value-type="float" office:value="0" table:formula="of:=[.P33]-[.G33]" table:style-name="ce20">
            <text:p>0</text:p>
          </table:table-cell>
          <table:table-cell office:value-type="float" office:value="0" table:formula="of:=[.Q33]-[.H33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5">
            <text:p>1986-87</text:p>
          </table:table-cell>
          <table:table-cell office:value-type="float" office:value="1133786" table:style-name="ce25">
            <text:p>1133786</text:p>
          </table:table-cell>
          <table:table-cell office:value-type="float" office:value="3292302" table:style-name="ce18">
            <text:p>3292302</text:p>
          </table:table-cell>
          <table:table-cell office:value-type="float" office:value="3173" table:style-name="ce18">
            <text:p>3173</text:p>
          </table:table-cell>
          <table:table-cell office:value-type="float" office:value="202129" table:style-name="ce18">
            <text:p>202129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86-87</text:p>
          </table:table-cell>
          <table:table-cell office:value-type="float" office:value="1133786" table:style-name="ce20">
            <text:p>1133786</text:p>
          </table:table-cell>
          <table:table-cell office:value-type="float" office:value="3292302" table:style-name="ce20">
            <text:p>3292302</text:p>
          </table:table-cell>
          <table:table-cell office:value-type="float" office:value="3173" table:style-name="ce20">
            <text:p>3173</text:p>
          </table:table-cell>
          <table:table-cell office:value-type="float" office:value="202129" table:style-name="ce20">
            <text:p>202129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86-87</text:p>
          </table:table-cell>
          <table:table-cell office:value-type="float" office:value="0" table:formula="of:=[.AL33]-[.AE33]" table:style-name="ce20">
            <text:p>0</text:p>
          </table:table-cell>
          <table:table-cell office:value-type="float" office:value="0" table:formula="of:=[.AM33]-[.AF33]" table:style-name="ce20">
            <text:p>0</text:p>
          </table:table-cell>
          <table:table-cell office:value-type="float" office:value="0" table:formula="of:=[.AN33]-[.AG33]" table:style-name="ce20">
            <text:p>0</text:p>
          </table:table-cell>
          <table:table-cell office:value-type="float" office:value="0" table:formula="of:=[.AO33]-[.AH33]" table:style-name="ce20">
            <text:p>0</text:p>
          </table:table-cell>
          <table:table-cell table:number-columns-repeated="2" table:style-name="ce1"/>
          <table:table-cell office:value-type="string" table:style-name="ce5">
            <text:p>1986-87</text:p>
          </table:table-cell>
          <table:table-cell office:value-type="float" office:value="2870314" table:style-name="ce18">
            <text:p>2870314</text:p>
          </table:table-cell>
          <table:table-cell office:value-type="float" office:value="2870314" table:style-name="ce47">
            <text:p>2870314</text:p>
          </table:table-cell>
          <table:table-cell office:value-type="float" office:value="0" table:formula="of:=[.AZ33]-[.BA33]" table:style-name="ce54">
            <text:p>0</text:p>
          </table:table-cell>
          <table:table-cell office:value-type="percentage" office:value="0" table:formula="of:=[.BB33]/[.BA33]" table:style-name="ce55">
            <text:p>0%</text:p>
          </table:table-cell>
          <table:table-cell office:value-type="float" office:value="0" table:formula="of:=IF([.BC33]&lt;&gt;0;1;0)" table:style-name="ce50">
            <text:p>0</text:p>
          </table:table-cell>
          <table:table-cell table:number-columns-repeated="16328" table:style-name="ce1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87-88</text:p>
          </table:table-cell>
          <table:table-cell office:value-type="float" office:value="604082" table:style-name="ce8">
            <text:p>604082</text:p>
          </table:table-cell>
          <table:table-cell office:value-type="float" office:value="172908" table:style-name="ce8">
            <text:p>172908</text:p>
          </table:table-cell>
          <table:table-cell office:value-type="float" office:value="1536014" table:style-name="ce8">
            <text:p>1536014</text:p>
          </table:table-cell>
          <table:table-cell office:value-type="float" office:value="775365" table:style-name="ce8">
            <text:p>775365</text:p>
          </table:table-cell>
          <table:table-cell office:value-type="float" office:value="358957" table:style-name="ce8">
            <text:p>358957</text:p>
          </table:table-cell>
          <table:table-cell office:value-type="float" office:value="1363441" table:style-name="ce8">
            <text:p>1363441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87-88</text:p>
          </table:table-cell>
          <table:table-cell office:value-type="float" office:value="604082" table:style-name="ce20">
            <text:p>604082</text:p>
          </table:table-cell>
          <table:table-cell office:value-type="float" office:value="172908" table:style-name="ce20">
            <text:p>172908</text:p>
          </table:table-cell>
          <table:table-cell office:value-type="float" office:value="1536014" table:style-name="ce20">
            <text:p>1536014</text:p>
          </table:table-cell>
          <table:table-cell office:value-type="float" office:value="775365" table:style-name="ce20">
            <text:p>775365</text:p>
          </table:table-cell>
          <table:table-cell office:value-type="float" office:value="358957" table:style-name="ce20">
            <text:p>358957</text:p>
          </table:table-cell>
          <table:table-cell office:value-type="float" office:value="1363441" table:style-name="ce20">
            <text:p>1363441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87-88</text:p>
          </table:table-cell>
          <table:table-cell office:value-type="float" office:value="0" table:formula="of:=[.L34]-[.C34]" table:style-name="ce20">
            <text:p>0</text:p>
          </table:table-cell>
          <table:table-cell office:value-type="float" office:value="0" table:formula="of:=[.M34]-[.D34]" table:style-name="ce20">
            <text:p>0</text:p>
          </table:table-cell>
          <table:table-cell office:value-type="float" office:value="0" table:formula="of:=[.N34]-[.E34]" table:style-name="ce20">
            <text:p>0</text:p>
          </table:table-cell>
          <table:table-cell office:value-type="float" office:value="0" table:formula="of:=[.O34]-[.F34]" table:style-name="ce20">
            <text:p>0</text:p>
          </table:table-cell>
          <table:table-cell office:value-type="float" office:value="0" table:formula="of:=[.P34]-[.G34]" table:style-name="ce20">
            <text:p>0</text:p>
          </table:table-cell>
          <table:table-cell office:value-type="float" office:value="0" table:formula="of:=[.Q34]-[.H34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5">
            <text:p>1987-88</text:p>
          </table:table-cell>
          <table:table-cell office:value-type="float" office:value="1032605" table:style-name="ce25">
            <text:p>1032605</text:p>
          </table:table-cell>
          <table:table-cell office:value-type="float" office:value="3236352" table:style-name="ce18">
            <text:p>3236352</text:p>
          </table:table-cell>
          <table:table-cell office:value-type="float" office:value="3346" table:style-name="ce18">
            <text:p>3346</text:p>
          </table:table-cell>
          <table:table-cell office:value-type="float" office:value="216562" table:style-name="ce18">
            <text:p>216562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87-88</text:p>
          </table:table-cell>
          <table:table-cell office:value-type="float" office:value="1032605" table:style-name="ce20">
            <text:p>1032605</text:p>
          </table:table-cell>
          <table:table-cell office:value-type="float" office:value="3236352" table:style-name="ce20">
            <text:p>3236352</text:p>
          </table:table-cell>
          <table:table-cell office:value-type="float" office:value="3346" table:style-name="ce20">
            <text:p>3346</text:p>
          </table:table-cell>
          <table:table-cell office:value-type="float" office:value="216562" table:style-name="ce20">
            <text:p>216562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87-88</text:p>
          </table:table-cell>
          <table:table-cell office:value-type="float" office:value="0" table:formula="of:=[.AL34]-[.AE34]" table:style-name="ce20">
            <text:p>0</text:p>
          </table:table-cell>
          <table:table-cell office:value-type="float" office:value="0" table:formula="of:=[.AM34]-[.AF34]" table:style-name="ce20">
            <text:p>0</text:p>
          </table:table-cell>
          <table:table-cell office:value-type="float" office:value="0" table:formula="of:=[.AN34]-[.AG34]" table:style-name="ce20">
            <text:p>0</text:p>
          </table:table-cell>
          <table:table-cell office:value-type="float" office:value="0" table:formula="of:=[.AO34]-[.AH34]" table:style-name="ce20">
            <text:p>0</text:p>
          </table:table-cell>
          <table:table-cell table:number-columns-repeated="2" table:style-name="ce1"/>
          <table:table-cell office:value-type="string" table:style-name="ce5">
            <text:p>1987-88</text:p>
          </table:table-cell>
          <table:table-cell office:value-type="float" office:value="2899455" table:style-name="ce18">
            <text:p>2899455</text:p>
          </table:table-cell>
          <table:table-cell office:value-type="float" office:value="2899855" table:style-name="ce47">
            <text:p>2899855</text:p>
          </table:table-cell>
          <table:table-cell office:value-type="float" office:value="-400" table:formula="of:=[.AZ34]-[.BA34]" table:style-name="ce54">
            <text:p>-400</text:p>
          </table:table-cell>
          <table:table-cell office:value-type="percentage" office:value="-1.3793793137932759E-4" table:formula="of:=[.BB34]/[.BA34]" table:style-name="ce55">
            <text:p>0%</text:p>
          </table:table-cell>
          <table:table-cell office:value-type="float" office:value="1" table:formula="of:=IF([.BC34]&lt;&gt;0;1;0)" table:style-name="ce50">
            <text:p>1</text:p>
          </table:table-cell>
          <table:table-cell office:value-type="string" table:style-name="ce18">
            <text:p>Mismatch from the report.</text:p>
          </table:table-cell>
          <table:table-cell table:number-columns-repeated="16327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88-89</text:p>
          </table:table-cell>
          <table:table-cell office:value-type="float" office:value="577557" table:style-name="ce8">
            <text:p>577557</text:p>
          </table:table-cell>
          <table:table-cell office:value-type="float" office:value="169475" table:style-name="ce8">
            <text:p>169475</text:p>
          </table:table-cell>
          <table:table-cell office:value-type="float" office:value="1537351" table:style-name="ce8">
            <text:p>1537351</text:p>
          </table:table-cell>
          <table:table-cell office:value-type="float" office:value="816880" table:style-name="ce8">
            <text:p>816880</text:p>
          </table:table-cell>
          <table:table-cell office:value-type="float" office:value="379666" table:style-name="ce8">
            <text:p>379666</text:p>
          </table:table-cell>
          <table:table-cell office:value-type="float" office:value="1426122" table:style-name="ce8">
            <text:p>1426122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88-89</text:p>
          </table:table-cell>
          <table:table-cell office:value-type="float" office:value="577557" table:style-name="ce20">
            <text:p>577557</text:p>
          </table:table-cell>
          <table:table-cell office:value-type="float" office:value="169475" table:style-name="ce20">
            <text:p>169475</text:p>
          </table:table-cell>
          <table:table-cell office:value-type="float" office:value="1537351" table:style-name="ce20">
            <text:p>1537351</text:p>
          </table:table-cell>
          <table:table-cell office:value-type="float" office:value="816880" table:style-name="ce20">
            <text:p>816880</text:p>
          </table:table-cell>
          <table:table-cell office:value-type="float" office:value="379666" table:style-name="ce20">
            <text:p>379666</text:p>
          </table:table-cell>
          <table:table-cell office:value-type="float" office:value="1426122" table:style-name="ce20">
            <text:p>1426122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88-89</text:p>
          </table:table-cell>
          <table:table-cell office:value-type="float" office:value="0" table:formula="of:=[.L35]-[.C35]" table:style-name="ce20">
            <text:p>0</text:p>
          </table:table-cell>
          <table:table-cell office:value-type="float" office:value="0" table:formula="of:=[.M35]-[.D35]" table:style-name="ce20">
            <text:p>0</text:p>
          </table:table-cell>
          <table:table-cell office:value-type="float" office:value="0" table:formula="of:=[.N35]-[.E35]" table:style-name="ce20">
            <text:p>0</text:p>
          </table:table-cell>
          <table:table-cell office:value-type="float" office:value="0" table:formula="of:=[.O35]-[.F35]" table:style-name="ce20">
            <text:p>0</text:p>
          </table:table-cell>
          <table:table-cell office:value-type="float" office:value="0" table:formula="of:=[.P35]-[.G35]" table:style-name="ce20">
            <text:p>0</text:p>
          </table:table-cell>
          <table:table-cell office:value-type="float" office:value="0" table:formula="of:=[.Q35]-[.H35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5">
            <text:p>1988-89</text:p>
          </table:table-cell>
          <table:table-cell office:value-type="float" office:value="1012558" table:style-name="ce25">
            <text:p>1012558</text:p>
          </table:table-cell>
          <table:table-cell office:value-type="float" office:value="3165265" table:style-name="ce18">
            <text:p>3165265</text:p>
          </table:table-cell>
          <table:table-cell office:value-type="float" office:value="4215" table:style-name="ce18">
            <text:p>4215</text:p>
          </table:table-cell>
          <table:table-cell office:value-type="float" office:value="238414" table:style-name="ce18">
            <text:p>238414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88-89</text:p>
          </table:table-cell>
          <table:table-cell office:value-type="float" office:value="1012558" table:style-name="ce20">
            <text:p>1012558</text:p>
          </table:table-cell>
          <table:table-cell office:value-type="float" office:value="3165265" table:style-name="ce20">
            <text:p>3165265</text:p>
          </table:table-cell>
          <table:table-cell office:value-type="float" office:value="4215" table:style-name="ce20">
            <text:p>4215</text:p>
          </table:table-cell>
          <table:table-cell office:value-type="float" office:value="238414" table:style-name="ce20">
            <text:p>238414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88-89</text:p>
          </table:table-cell>
          <table:table-cell office:value-type="float" office:value="0" table:formula="of:=[.AL35]-[.AE35]" table:style-name="ce20">
            <text:p>0</text:p>
          </table:table-cell>
          <table:table-cell office:value-type="float" office:value="0" table:formula="of:=[.AM35]-[.AF35]" table:style-name="ce20">
            <text:p>0</text:p>
          </table:table-cell>
          <table:table-cell office:value-type="float" office:value="0" table:formula="of:=[.AN35]-[.AG35]" table:style-name="ce20">
            <text:p>0</text:p>
          </table:table-cell>
          <table:table-cell office:value-type="float" office:value="0" table:formula="of:=[.AO35]-[.AH35]" table:style-name="ce20">
            <text:p>0</text:p>
          </table:table-cell>
          <table:table-cell table:number-columns-repeated="2" table:style-name="ce1"/>
          <table:table-cell office:value-type="string" table:style-name="ce5">
            <text:p>1988-89</text:p>
          </table:table-cell>
          <table:table-cell office:value-type="float" office:value="2963473" table:style-name="ce18">
            <text:p>2963473</text:p>
          </table:table-cell>
          <table:table-cell office:value-type="float" office:value="2963473" table:style-name="ce47">
            <text:p>2963473</text:p>
          </table:table-cell>
          <table:table-cell office:value-type="float" office:value="0" table:formula="of:=[.AZ35]-[.BA35]" table:style-name="ce54">
            <text:p>0</text:p>
          </table:table-cell>
          <table:table-cell office:value-type="percentage" office:value="0" table:formula="of:=[.BB35]/[.BA35]" table:style-name="ce55">
            <text:p>0%</text:p>
          </table:table-cell>
          <table:table-cell office:value-type="float" office:value="0" table:formula="of:=IF([.BC35]&lt;&gt;0;1;0)" table:style-name="ce50">
            <text:p>0</text:p>
          </table:table-cell>
          <table:table-cell table:number-columns-repeated="16328" table:style-name="ce1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89-90</text:p>
          </table:table-cell>
          <table:table-cell office:value-type="float" office:value="583388" table:style-name="ce8">
            <text:p>583388</text:p>
          </table:table-cell>
          <table:table-cell office:value-type="float" office:value="160145" table:style-name="ce8">
            <text:p>160145</text:p>
          </table:table-cell>
          <table:table-cell office:value-type="float" office:value="1550342" table:style-name="ce8">
            <text:p>1550342</text:p>
          </table:table-cell>
          <table:table-cell office:value-type="float" office:value="832174" table:style-name="ce8">
            <text:p>832174</text:p>
          </table:table-cell>
          <table:table-cell office:value-type="float" office:value="396474" table:style-name="ce8">
            <text:p>396474</text:p>
          </table:table-cell>
          <table:table-cell office:value-type="float" office:value="1468677" table:style-name="ce8">
            <text:p>1468677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89-90</text:p>
          </table:table-cell>
          <table:table-cell office:value-type="float" office:value="583388" table:style-name="ce20">
            <text:p>583388</text:p>
          </table:table-cell>
          <table:table-cell office:value-type="float" office:value="160145" table:style-name="ce20">
            <text:p>160145</text:p>
          </table:table-cell>
          <table:table-cell office:value-type="float" office:value="1550342" table:style-name="ce20">
            <text:p>1550342</text:p>
          </table:table-cell>
          <table:table-cell office:value-type="float" office:value="832174" table:style-name="ce20">
            <text:p>832174</text:p>
          </table:table-cell>
          <table:table-cell office:value-type="float" office:value="396474" table:style-name="ce20">
            <text:p>396474</text:p>
          </table:table-cell>
          <table:table-cell office:value-type="float" office:value="1468677" table:style-name="ce20">
            <text:p>1468677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89-90</text:p>
          </table:table-cell>
          <table:table-cell office:value-type="float" office:value="0" table:formula="of:=[.L36]-[.C36]" table:style-name="ce20">
            <text:p>0</text:p>
          </table:table-cell>
          <table:table-cell office:value-type="float" office:value="0" table:formula="of:=[.M36]-[.D36]" table:style-name="ce20">
            <text:p>0</text:p>
          </table:table-cell>
          <table:table-cell office:value-type="float" office:value="0" table:formula="of:=[.N36]-[.E36]" table:style-name="ce20">
            <text:p>0</text:p>
          </table:table-cell>
          <table:table-cell office:value-type="float" office:value="0" table:formula="of:=[.O36]-[.F36]" table:style-name="ce20">
            <text:p>0</text:p>
          </table:table-cell>
          <table:table-cell office:value-type="float" office:value="0" table:formula="of:=[.P36]-[.G36]" table:style-name="ce20">
            <text:p>0</text:p>
          </table:table-cell>
          <table:table-cell office:value-type="float" office:value="0" table:formula="of:=[.Q36]-[.H36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5">
            <text:p>1989-90</text:p>
          </table:table-cell>
          <table:table-cell office:value-type="float" office:value="1141231" table:style-name="ce25">
            <text:p>1141231</text:p>
          </table:table-cell>
          <table:table-cell office:value-type="float" office:value="3053972" table:style-name="ce18">
            <text:p>3053972</text:p>
          </table:table-cell>
          <table:table-cell office:value-type="float" office:value="4358" table:style-name="ce18">
            <text:p>4358</text:p>
          </table:table-cell>
          <table:table-cell office:value-type="float" office:value="275397" table:style-name="ce18">
            <text:p>275397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89-90</text:p>
          </table:table-cell>
          <table:table-cell office:value-type="float" office:value="1141231" table:style-name="ce20">
            <text:p>1141231</text:p>
          </table:table-cell>
          <table:table-cell office:value-type="float" office:value="3053972" table:style-name="ce20">
            <text:p>3053972</text:p>
          </table:table-cell>
          <table:table-cell office:value-type="float" office:value="4358" table:style-name="ce20">
            <text:p>4358</text:p>
          </table:table-cell>
          <table:table-cell office:value-type="float" office:value="275397" table:style-name="ce20">
            <text:p>275397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89-90</text:p>
          </table:table-cell>
          <table:table-cell office:value-type="float" office:value="0" table:formula="of:=[.AL36]-[.AE36]" table:style-name="ce20">
            <text:p>0</text:p>
          </table:table-cell>
          <table:table-cell office:value-type="float" office:value="0" table:formula="of:=[.AM36]-[.AF36]" table:style-name="ce20">
            <text:p>0</text:p>
          </table:table-cell>
          <table:table-cell office:value-type="float" office:value="0" table:formula="of:=[.AN36]-[.AG36]" table:style-name="ce20">
            <text:p>0</text:p>
          </table:table-cell>
          <table:table-cell office:value-type="float" office:value="0" table:formula="of:=[.AO36]-[.AH36]" table:style-name="ce20">
            <text:p>0</text:p>
          </table:table-cell>
          <table:table-cell table:number-columns-repeated="2" table:style-name="ce1"/>
          <table:table-cell office:value-type="string" table:style-name="ce5">
            <text:p>1989-90</text:p>
          </table:table-cell>
          <table:table-cell office:value-type="float" office:value="3019019" table:style-name="ce18">
            <text:p>3019019</text:p>
          </table:table-cell>
          <table:table-cell office:value-type="float" office:value="3019019" table:style-name="ce47">
            <text:p>3019019</text:p>
          </table:table-cell>
          <table:table-cell office:value-type="float" office:value="0" table:formula="of:=[.AZ36]-[.BA36]" table:style-name="ce54">
            <text:p>0</text:p>
          </table:table-cell>
          <table:table-cell office:value-type="percentage" office:value="0" table:formula="of:=[.BB36]/[.BA36]" table:style-name="ce55">
            <text:p>0%</text:p>
          </table:table-cell>
          <table:table-cell office:value-type="float" office:value="0" table:formula="of:=IF([.BC36]&lt;&gt;0;1;0)" table:style-name="ce50">
            <text:p>0</text:p>
          </table:table-cell>
          <table:table-cell table:number-columns-repeated="16328" table:style-name="ce1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90-91</text:p>
          </table:table-cell>
          <table:table-cell office:value-type="float" office:value="559450" table:style-name="ce8">
            <text:p>559450</text:p>
          </table:table-cell>
          <table:table-cell office:value-type="float" office:value="146493" table:style-name="ce8">
            <text:p>146493</text:p>
          </table:table-cell>
          <table:table-cell office:value-type="float" office:value="1496182" table:style-name="ce8">
            <text:p>1496182</text:p>
          </table:table-cell>
          <table:table-cell office:value-type="float" office:value="870022" table:style-name="ce8">
            <text:p>870022</text:p>
          </table:table-cell>
          <table:table-cell office:value-type="float" office:value="411615" table:style-name="ce8">
            <text:p>411615</text:p>
          </table:table-cell>
          <table:table-cell office:value-type="float" office:value="1523798" table:style-name="ce8">
            <text:p>1523798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90-91</text:p>
          </table:table-cell>
          <table:table-cell office:value-type="float" office:value="559450" table:style-name="ce20">
            <text:p>559450</text:p>
          </table:table-cell>
          <table:table-cell office:value-type="float" office:value="146493" table:style-name="ce20">
            <text:p>146493</text:p>
          </table:table-cell>
          <table:table-cell office:value-type="float" office:value="1496182" table:style-name="ce20">
            <text:p>1496182</text:p>
          </table:table-cell>
          <table:table-cell office:value-type="float" office:value="870022" table:style-name="ce20">
            <text:p>870022</text:p>
          </table:table-cell>
          <table:table-cell office:value-type="float" office:value="411615" table:style-name="ce20">
            <text:p>411615</text:p>
          </table:table-cell>
          <table:table-cell office:value-type="float" office:value="1523798" table:style-name="ce20">
            <text:p>1523798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90-91</text:p>
          </table:table-cell>
          <table:table-cell office:value-type="float" office:value="0" table:formula="of:=[.L37]-[.C37]" table:style-name="ce20">
            <text:p>0</text:p>
          </table:table-cell>
          <table:table-cell office:value-type="float" office:value="0" table:formula="of:=[.M37]-[.D37]" table:style-name="ce20">
            <text:p>0</text:p>
          </table:table-cell>
          <table:table-cell office:value-type="float" office:value="0" table:formula="of:=[.N37]-[.E37]" table:style-name="ce20">
            <text:p>0</text:p>
          </table:table-cell>
          <table:table-cell office:value-type="float" office:value="0" table:formula="of:=[.O37]-[.F37]" table:style-name="ce20">
            <text:p>0</text:p>
          </table:table-cell>
          <table:table-cell office:value-type="float" office:value="0" table:formula="of:=[.P37]-[.G37]" table:style-name="ce20">
            <text:p>0</text:p>
          </table:table-cell>
          <table:table-cell office:value-type="float" office:value="0" table:formula="of:=[.Q37]-[.H37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5">
            <text:p>1990-91</text:p>
          </table:table-cell>
          <table:table-cell office:value-type="float" office:value="1086578" table:style-name="ce25">
            <text:p>1086578</text:p>
          </table:table-cell>
          <table:table-cell office:value-type="float" office:value="2803001" table:style-name="ce18">
            <text:p>2803001</text:p>
          </table:table-cell>
          <table:table-cell office:value-type="float" office:value="4232" table:style-name="ce18">
            <text:p>4232</text:p>
          </table:table-cell>
          <table:table-cell office:value-type="float" office:value="307521" table:style-name="ce18">
            <text:p>307521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90-91</text:p>
          </table:table-cell>
          <table:table-cell office:value-type="float" office:value="1086578" table:style-name="ce20">
            <text:p>1086578</text:p>
          </table:table-cell>
          <table:table-cell office:value-type="float" office:value="2803001" table:style-name="ce20">
            <text:p>2803001</text:p>
          </table:table-cell>
          <table:table-cell office:value-type="float" office:value="4232" table:style-name="ce20">
            <text:p>4232</text:p>
          </table:table-cell>
          <table:table-cell office:value-type="float" office:value="307521" table:style-name="ce20">
            <text:p>307521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90-91</text:p>
          </table:table-cell>
          <table:table-cell office:value-type="float" office:value="0" table:formula="of:=[.AL37]-[.AE37]" table:style-name="ce20">
            <text:p>0</text:p>
          </table:table-cell>
          <table:table-cell office:value-type="float" office:value="0" table:formula="of:=[.AM37]-[.AF37]" table:style-name="ce20">
            <text:p>0</text:p>
          </table:table-cell>
          <table:table-cell office:value-type="float" office:value="0" table:formula="of:=[.AN37]-[.AG37]" table:style-name="ce20">
            <text:p>0</text:p>
          </table:table-cell>
          <table:table-cell office:value-type="float" office:value="0" table:formula="of:=[.AO37]-[.AH37]" table:style-name="ce20">
            <text:p>0</text:p>
          </table:table-cell>
          <table:table-cell table:number-columns-repeated="2" table:style-name="ce1"/>
          <table:table-cell office:value-type="string" table:style-name="ce5">
            <text:p>1990-91</text:p>
          </table:table-cell>
          <table:table-cell office:value-type="float" office:value="3019980" table:style-name="ce18">
            <text:p>3019980</text:p>
          </table:table-cell>
          <table:table-cell office:value-type="float" office:value="3019980" table:style-name="ce47">
            <text:p>3019980</text:p>
          </table:table-cell>
          <table:table-cell office:value-type="float" office:value="0" table:formula="of:=[.AZ37]-[.BA37]" table:style-name="ce54">
            <text:p>0</text:p>
          </table:table-cell>
          <table:table-cell office:value-type="percentage" office:value="0" table:formula="of:=[.BB37]/[.BA37]" table:style-name="ce55">
            <text:p>0%</text:p>
          </table:table-cell>
          <table:table-cell office:value-type="float" office:value="0" table:formula="of:=IF([.BC37]&lt;&gt;0;1;0)" table:style-name="ce50">
            <text:p>0</text:p>
          </table:table-cell>
          <table:table-cell table:number-columns-repeated="16328" table:style-name="ce1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91-92</text:p>
          </table:table-cell>
          <table:table-cell office:value-type="float" office:value="541327" table:style-name="ce8">
            <text:p>541327</text:p>
          </table:table-cell>
          <table:table-cell office:value-type="float" office:value="141881" table:style-name="ce8">
            <text:p>141881</text:p>
          </table:table-cell>
          <table:table-cell office:value-type="float" office:value="1480258" table:style-name="ce8">
            <text:p>1480258</text:p>
          </table:table-cell>
          <table:table-cell office:value-type="float" office:value="863061" table:style-name="ce8">
            <text:p>863061</text:p>
          </table:table-cell>
          <table:table-cell office:value-type="float" office:value="425768" table:style-name="ce8">
            <text:p>425768</text:p>
          </table:table-cell>
          <table:table-cell office:value-type="float" office:value="1540858" table:style-name="ce8">
            <text:p>1540858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91-92</text:p>
          </table:table-cell>
          <table:table-cell office:value-type="float" office:value="541327" table:style-name="ce20">
            <text:p>541327</text:p>
          </table:table-cell>
          <table:table-cell office:value-type="float" office:value="141881" table:style-name="ce20">
            <text:p>141881</text:p>
          </table:table-cell>
          <table:table-cell office:value-type="float" office:value="1480258" table:style-name="ce20">
            <text:p>1480258</text:p>
          </table:table-cell>
          <table:table-cell office:value-type="float" office:value="863061" table:style-name="ce20">
            <text:p>863061</text:p>
          </table:table-cell>
          <table:table-cell office:value-type="float" office:value="425768" table:style-name="ce20">
            <text:p>425768</text:p>
          </table:table-cell>
          <table:table-cell office:value-type="float" office:value="1540858" table:style-name="ce20">
            <text:p>1540858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91-92</text:p>
          </table:table-cell>
          <table:table-cell office:value-type="float" office:value="0" table:formula="of:=[.L38]-[.C38]" table:style-name="ce20">
            <text:p>0</text:p>
          </table:table-cell>
          <table:table-cell office:value-type="float" office:value="0" table:formula="of:=[.M38]-[.D38]" table:style-name="ce20">
            <text:p>0</text:p>
          </table:table-cell>
          <table:table-cell office:value-type="float" office:value="0" table:formula="of:=[.N38]-[.E38]" table:style-name="ce20">
            <text:p>0</text:p>
          </table:table-cell>
          <table:table-cell office:value-type="float" office:value="0" table:formula="of:=[.O38]-[.F38]" table:style-name="ce20">
            <text:p>0</text:p>
          </table:table-cell>
          <table:table-cell office:value-type="float" office:value="0" table:formula="of:=[.P38]-[.G38]" table:style-name="ce20">
            <text:p>0</text:p>
          </table:table-cell>
          <table:table-cell office:value-type="float" office:value="0" table:formula="of:=[.Q38]-[.H38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5">
            <text:p>1991-92</text:p>
          </table:table-cell>
          <table:table-cell office:value-type="float" office:value="1060350" table:style-name="ce25">
            <text:p>1060350</text:p>
          </table:table-cell>
          <table:table-cell office:value-type="float" office:value="2657865" table:style-name="ce18">
            <text:p>2657865</text:p>
          </table:table-cell>
          <table:table-cell office:value-type="float" office:value="4641" table:style-name="ce18">
            <text:p>4641</text:p>
          </table:table-cell>
          <table:table-cell office:value-type="float" office:value="343109" table:style-name="ce18">
            <text:p>343109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91-92</text:p>
          </table:table-cell>
          <table:table-cell office:value-type="float" office:value="1060350" table:style-name="ce20">
            <text:p>1060350</text:p>
          </table:table-cell>
          <table:table-cell office:value-type="float" office:value="2657865" table:style-name="ce20">
            <text:p>2657865</text:p>
          </table:table-cell>
          <table:table-cell office:value-type="float" office:value="4641" table:style-name="ce20">
            <text:p>4641</text:p>
          </table:table-cell>
          <table:table-cell office:value-type="float" office:value="343109" table:style-name="ce20">
            <text:p>343109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91-92</text:p>
          </table:table-cell>
          <table:table-cell office:value-type="float" office:value="0" table:formula="of:=[.AL38]-[.AE38]" table:style-name="ce20">
            <text:p>0</text:p>
          </table:table-cell>
          <table:table-cell office:value-type="float" office:value="0" table:formula="of:=[.AM38]-[.AF38]" table:style-name="ce20">
            <text:p>0</text:p>
          </table:table-cell>
          <table:table-cell office:value-type="float" office:value="0" table:formula="of:=[.AN38]-[.AG38]" table:style-name="ce20">
            <text:p>0</text:p>
          </table:table-cell>
          <table:table-cell office:value-type="float" office:value="0" table:formula="of:=[.AO38]-[.AH38]" table:style-name="ce20">
            <text:p>0</text:p>
          </table:table-cell>
          <table:table-cell table:number-columns-repeated="2" table:style-name="ce1"/>
          <table:table-cell office:value-type="string" table:style-name="ce5">
            <text:p>1991-92</text:p>
          </table:table-cell>
          <table:table-cell office:value-type="float" office:value="3021116" table:style-name="ce18">
            <text:p>3021116</text:p>
          </table:table-cell>
          <table:table-cell office:value-type="float" office:value="3021116" table:style-name="ce47">
            <text:p>3021116</text:p>
          </table:table-cell>
          <table:table-cell office:value-type="float" office:value="0" table:formula="of:=[.AZ38]-[.BA38]" table:style-name="ce54">
            <text:p>0</text:p>
          </table:table-cell>
          <table:table-cell office:value-type="percentage" office:value="0" table:formula="of:=[.BB38]/[.BA38]" table:style-name="ce55">
            <text:p>0%</text:p>
          </table:table-cell>
          <table:table-cell office:value-type="float" office:value="0" table:formula="of:=IF([.BC38]&lt;&gt;0;1;0)" table:style-name="ce50">
            <text:p>0</text:p>
          </table:table-cell>
          <table:table-cell table:number-columns-repeated="16328" table:style-name="ce1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92-93</text:p>
          </table:table-cell>
          <table:table-cell office:value-type="float" office:value="537608" table:style-name="ce8">
            <text:p>537608</text:p>
          </table:table-cell>
          <table:table-cell office:value-type="float" office:value="135033" table:style-name="ce8">
            <text:p>135033</text:p>
          </table:table-cell>
          <table:table-cell office:value-type="float" office:value="1469961" table:style-name="ce8">
            <text:p>1469961</text:p>
          </table:table-cell>
          <table:table-cell office:value-type="float" office:value="877012" table:style-name="ce8">
            <text:p>877012</text:p>
          </table:table-cell>
          <table:table-cell office:value-type="float" office:value="444096" table:style-name="ce8">
            <text:p>444096</text:p>
          </table:table-cell>
          <table:table-cell office:value-type="float" office:value="1576510" table:style-name="ce8">
            <text:p>157651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92-93</text:p>
          </table:table-cell>
          <table:table-cell office:value-type="float" office:value="537608" table:style-name="ce20">
            <text:p>537608</text:p>
          </table:table-cell>
          <table:table-cell office:value-type="float" office:value="135033" table:style-name="ce20">
            <text:p>135033</text:p>
          </table:table-cell>
          <table:table-cell office:value-type="float" office:value="1469961" table:style-name="ce20">
            <text:p>1469961</text:p>
          </table:table-cell>
          <table:table-cell office:value-type="float" office:value="877012" table:style-name="ce20">
            <text:p>877012</text:p>
          </table:table-cell>
          <table:table-cell office:value-type="float" office:value="444096" table:style-name="ce20">
            <text:p>444096</text:p>
          </table:table-cell>
          <table:table-cell office:value-type="float" office:value="1576510" table:style-name="ce20">
            <text:p>157651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92-93</text:p>
          </table:table-cell>
          <table:table-cell office:value-type="float" office:value="0" table:formula="of:=[.L39]-[.C39]" table:style-name="ce20">
            <text:p>0</text:p>
          </table:table-cell>
          <table:table-cell office:value-type="float" office:value="0" table:formula="of:=[.M39]-[.D39]" table:style-name="ce20">
            <text:p>0</text:p>
          </table:table-cell>
          <table:table-cell office:value-type="float" office:value="0" table:formula="of:=[.N39]-[.E39]" table:style-name="ce20">
            <text:p>0</text:p>
          </table:table-cell>
          <table:table-cell office:value-type="float" office:value="0" table:formula="of:=[.O39]-[.F39]" table:style-name="ce20">
            <text:p>0</text:p>
          </table:table-cell>
          <table:table-cell office:value-type="float" office:value="0" table:formula="of:=[.P39]-[.G39]" table:style-name="ce20">
            <text:p>0</text:p>
          </table:table-cell>
          <table:table-cell office:value-type="float" office:value="0" table:formula="of:=[.Q39]-[.H39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5">
            <text:p>1992-93</text:p>
          </table:table-cell>
          <table:table-cell office:value-type="float" office:value="1084878" table:style-name="ce25">
            <text:p>1084878</text:p>
          </table:table-cell>
          <table:table-cell office:value-type="float" office:value="2629127" table:style-name="ce18">
            <text:p>2629127</text:p>
          </table:table-cell>
          <table:table-cell office:value-type="float" office:value="5124" table:style-name="ce18">
            <text:p>5124</text:p>
          </table:table-cell>
          <table:table-cell office:value-type="float" office:value="368646" table:style-name="ce18">
            <text:p>368646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92-93</text:p>
          </table:table-cell>
          <table:table-cell office:value-type="float" office:value="1084878" table:style-name="ce20">
            <text:p>1084878</text:p>
          </table:table-cell>
          <table:table-cell office:value-type="float" office:value="2629127" table:style-name="ce20">
            <text:p>2629127</text:p>
          </table:table-cell>
          <table:table-cell office:value-type="float" office:value="5124" table:style-name="ce20">
            <text:p>5124</text:p>
          </table:table-cell>
          <table:table-cell office:value-type="float" office:value="368646" table:style-name="ce20">
            <text:p>368646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92-93</text:p>
          </table:table-cell>
          <table:table-cell office:value-type="float" office:value="0" table:formula="of:=[.AL39]-[.AE39]" table:style-name="ce20">
            <text:p>0</text:p>
          </table:table-cell>
          <table:table-cell office:value-type="float" office:value="0" table:formula="of:=[.AM39]-[.AF39]" table:style-name="ce20">
            <text:p>0</text:p>
          </table:table-cell>
          <table:table-cell office:value-type="float" office:value="0" table:formula="of:=[.AN39]-[.AG39]" table:style-name="ce20">
            <text:p>0</text:p>
          </table:table-cell>
          <table:table-cell office:value-type="float" office:value="0" table:formula="of:=[.AO39]-[.AH39]" table:style-name="ce20">
            <text:p>0</text:p>
          </table:table-cell>
          <table:table-cell table:number-columns-repeated="2" table:style-name="ce1"/>
          <table:table-cell office:value-type="string" table:style-name="ce5">
            <text:p>1992-93</text:p>
          </table:table-cell>
          <table:table-cell office:value-type="float" office:value="3046471" table:style-name="ce18">
            <text:p>3046471</text:p>
          </table:table-cell>
          <table:table-cell office:value-type="float" office:value="3046471" table:style-name="ce47">
            <text:p>3046471</text:p>
          </table:table-cell>
          <table:table-cell office:value-type="float" office:value="0" table:formula="of:=[.AZ39]-[.BA39]" table:style-name="ce54">
            <text:p>0</text:p>
          </table:table-cell>
          <table:table-cell office:value-type="percentage" office:value="0" table:formula="of:=[.BB39]/[.BA39]" table:style-name="ce55">
            <text:p>0%</text:p>
          </table:table-cell>
          <table:table-cell office:value-type="float" office:value="0" table:formula="of:=IF([.BC39]&lt;&gt;0;1;0)" table:style-name="ce50">
            <text:p>0</text:p>
          </table:table-cell>
          <table:table-cell table:number-columns-repeated="16328" table:style-name="ce1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93-94</text:p>
          </table:table-cell>
          <table:table-cell office:value-type="float" office:value="507832" table:style-name="ce8">
            <text:p>507832</text:p>
          </table:table-cell>
          <table:table-cell office:value-type="float" office:value="130987" table:style-name="ce8">
            <text:p>130987</text:p>
          </table:table-cell>
          <table:table-cell office:value-type="float" office:value="1455302" table:style-name="ce8">
            <text:p>1455302</text:p>
          </table:table-cell>
          <table:table-cell office:value-type="float" office:value="882293" table:style-name="ce8">
            <text:p>882293</text:p>
          </table:table-cell>
          <table:table-cell office:value-type="float" office:value="437100" table:style-name="ce8">
            <text:p>437100</text:p>
          </table:table-cell>
          <table:table-cell office:value-type="float" office:value="1587399" table:style-name="ce8">
            <text:p>1587399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93-94</text:p>
          </table:table-cell>
          <table:table-cell office:value-type="float" office:value="507832" table:style-name="ce20">
            <text:p>507832</text:p>
          </table:table-cell>
          <table:table-cell office:value-type="float" office:value="130987" table:style-name="ce20">
            <text:p>130987</text:p>
          </table:table-cell>
          <table:table-cell office:value-type="float" office:value="1455302" table:style-name="ce20">
            <text:p>1455302</text:p>
          </table:table-cell>
          <table:table-cell office:value-type="float" office:value="882293" table:style-name="ce20">
            <text:p>882293</text:p>
          </table:table-cell>
          <table:table-cell office:value-type="float" office:value="437100" table:style-name="ce20">
            <text:p>437100</text:p>
          </table:table-cell>
          <table:table-cell office:value-type="float" office:value="1587399" table:style-name="ce20">
            <text:p>1587399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93-94</text:p>
          </table:table-cell>
          <table:table-cell office:value-type="float" office:value="0" table:formula="of:=[.L40]-[.C40]" table:style-name="ce20">
            <text:p>0</text:p>
          </table:table-cell>
          <table:table-cell office:value-type="float" office:value="0" table:formula="of:=[.M40]-[.D40]" table:style-name="ce20">
            <text:p>0</text:p>
          </table:table-cell>
          <table:table-cell office:value-type="float" office:value="0" table:formula="of:=[.N40]-[.E40]" table:style-name="ce20">
            <text:p>0</text:p>
          </table:table-cell>
          <table:table-cell office:value-type="float" office:value="0" table:formula="of:=[.O40]-[.F40]" table:style-name="ce20">
            <text:p>0</text:p>
          </table:table-cell>
          <table:table-cell office:value-type="float" office:value="0" table:formula="of:=[.P40]-[.G40]" table:style-name="ce20">
            <text:p>0</text:p>
          </table:table-cell>
          <table:table-cell office:value-type="float" office:value="0" table:formula="of:=[.Q40]-[.H40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5">
            <text:p>1993-94</text:p>
          </table:table-cell>
          <table:table-cell office:value-type="float" office:value="1003938" table:style-name="ce25">
            <text:p>1003938</text:p>
          </table:table-cell>
          <table:table-cell office:value-type="float" office:value="2602212" table:style-name="ce18">
            <text:p>2602212</text:p>
          </table:table-cell>
          <table:table-cell office:value-type="float" office:value="5192" table:style-name="ce18">
            <text:p>5192</text:p>
          </table:table-cell>
          <table:table-cell office:value-type="float" office:value="408311" table:style-name="ce18">
            <text:p>408311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93-94</text:p>
          </table:table-cell>
          <table:table-cell office:value-type="float" office:value="1003938" table:style-name="ce20">
            <text:p>1003938</text:p>
          </table:table-cell>
          <table:table-cell office:value-type="float" office:value="2602212" table:style-name="ce20">
            <text:p>2602212</text:p>
          </table:table-cell>
          <table:table-cell office:value-type="float" office:value="5192" table:style-name="ce20">
            <text:p>5192</text:p>
          </table:table-cell>
          <table:table-cell office:value-type="float" office:value="408311" table:style-name="ce20">
            <text:p>408311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93-94</text:p>
          </table:table-cell>
          <table:table-cell office:value-type="float" office:value="0" table:formula="of:=[.AL40]-[.AE40]" table:style-name="ce20">
            <text:p>0</text:p>
          </table:table-cell>
          <table:table-cell office:value-type="float" office:value="0" table:formula="of:=[.AM40]-[.AF40]" table:style-name="ce20">
            <text:p>0</text:p>
          </table:table-cell>
          <table:table-cell office:value-type="float" office:value="0" table:formula="of:=[.AN40]-[.AG40]" table:style-name="ce20">
            <text:p>0</text:p>
          </table:table-cell>
          <table:table-cell office:value-type="float" office:value="0" table:formula="of:=[.AO40]-[.AH40]" table:style-name="ce20">
            <text:p>0</text:p>
          </table:table-cell>
          <table:table-cell table:number-columns-repeated="2" table:style-name="ce1"/>
          <table:table-cell office:value-type="string" table:style-name="ce5">
            <text:p>1993-94</text:p>
          </table:table-cell>
          <table:table-cell office:value-type="float" office:value="3042701" table:style-name="ce18">
            <text:p>3042701</text:p>
          </table:table-cell>
          <table:table-cell office:value-type="float" office:value="3042701" table:style-name="ce47">
            <text:p>3042701</text:p>
          </table:table-cell>
          <table:table-cell office:value-type="float" office:value="0" table:formula="of:=[.AZ40]-[.BA40]" table:style-name="ce54">
            <text:p>0</text:p>
          </table:table-cell>
          <table:table-cell office:value-type="percentage" office:value="0" table:formula="of:=[.BB40]/[.BA40]" table:style-name="ce55">
            <text:p>0%</text:p>
          </table:table-cell>
          <table:table-cell office:value-type="float" office:value="0" table:formula="of:=IF([.BC40]&lt;&gt;0;1;0)" table:style-name="ce50">
            <text:p>0</text:p>
          </table:table-cell>
          <table:table-cell table:number-columns-repeated="16328" table:style-name="ce1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94-95</text:p>
          </table:table-cell>
          <table:table-cell office:value-type="float" office:value="503290" table:style-name="ce8">
            <text:p>503290</text:p>
          </table:table-cell>
          <table:table-cell office:value-type="float" office:value="114289" table:style-name="ce8">
            <text:p>114289</text:p>
          </table:table-cell>
          <table:table-cell office:value-type="float" office:value="1434688" table:style-name="ce8">
            <text:p>1434688</text:p>
          </table:table-cell>
          <table:table-cell office:value-type="float" office:value="910963" table:style-name="ce8">
            <text:p>910963</text:p>
          </table:table-cell>
          <table:table-cell office:value-type="float" office:value="443300" table:style-name="ce8">
            <text:p>443300</text:p>
          </table:table-cell>
          <table:table-cell office:value-type="float" office:value="1613622" table:style-name="ce8">
            <text:p>1613622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94-95</text:p>
          </table:table-cell>
          <table:table-cell office:value-type="float" office:value="503290" table:style-name="ce20">
            <text:p>503290</text:p>
          </table:table-cell>
          <table:table-cell office:value-type="float" office:value="114289" table:style-name="ce20">
            <text:p>114289</text:p>
          </table:table-cell>
          <table:table-cell office:value-type="float" office:value="1434688" table:style-name="ce20">
            <text:p>1434688</text:p>
          </table:table-cell>
          <table:table-cell office:value-type="float" office:value="910963" table:style-name="ce20">
            <text:p>910963</text:p>
          </table:table-cell>
          <table:table-cell office:value-type="float" office:value="443300" table:style-name="ce20">
            <text:p>443300</text:p>
          </table:table-cell>
          <table:table-cell office:value-type="float" office:value="1613622" table:style-name="ce20">
            <text:p>1613622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94-95</text:p>
          </table:table-cell>
          <table:table-cell office:value-type="float" office:value="0" table:formula="of:=[.L41]-[.C41]" table:style-name="ce20">
            <text:p>0</text:p>
          </table:table-cell>
          <table:table-cell office:value-type="float" office:value="0" table:formula="of:=[.M41]-[.D41]" table:style-name="ce20">
            <text:p>0</text:p>
          </table:table-cell>
          <table:table-cell office:value-type="float" office:value="0" table:formula="of:=[.N41]-[.E41]" table:style-name="ce20">
            <text:p>0</text:p>
          </table:table-cell>
          <table:table-cell office:value-type="float" office:value="0" table:formula="of:=[.O41]-[.F41]" table:style-name="ce20">
            <text:p>0</text:p>
          </table:table-cell>
          <table:table-cell office:value-type="float" office:value="0" table:formula="of:=[.P41]-[.G41]" table:style-name="ce20">
            <text:p>0</text:p>
          </table:table-cell>
          <table:table-cell office:value-type="float" office:value="0" table:formula="of:=[.Q41]-[.H41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5">
            <text:p>1994-95</text:p>
          </table:table-cell>
          <table:table-cell office:value-type="float" office:value="975065" table:style-name="ce25">
            <text:p>975065</text:p>
          </table:table-cell>
          <table:table-cell office:value-type="float" office:value="2344238" table:style-name="ce18">
            <text:p>2344238</text:p>
          </table:table-cell>
          <table:table-cell office:value-type="float" office:value="5336" table:style-name="ce18">
            <text:p>5336</text:p>
          </table:table-cell>
          <table:table-cell office:value-type="float" office:value="442830" table:style-name="ce18">
            <text:p>44283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94-95</text:p>
          </table:table-cell>
          <table:table-cell office:value-type="float" office:value="975065" table:style-name="ce20">
            <text:p>975065</text:p>
          </table:table-cell>
          <table:table-cell office:value-type="float" office:value="2344238" table:style-name="ce20">
            <text:p>2344238</text:p>
          </table:table-cell>
          <table:table-cell office:value-type="float" office:value="5336" table:style-name="ce20">
            <text:p>5336</text:p>
          </table:table-cell>
          <table:table-cell office:value-type="float" office:value="442830" table:style-name="ce20">
            <text:p>44283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94-95</text:p>
          </table:table-cell>
          <table:table-cell office:value-type="float" office:value="0" table:formula="of:=[.AL41]-[.AE41]" table:style-name="ce20">
            <text:p>0</text:p>
          </table:table-cell>
          <table:table-cell office:value-type="float" office:value="0" table:formula="of:=[.AM41]-[.AF41]" table:style-name="ce20">
            <text:p>0</text:p>
          </table:table-cell>
          <table:table-cell office:value-type="float" office:value="0" table:formula="of:=[.AN41]-[.AG41]" table:style-name="ce20">
            <text:p>0</text:p>
          </table:table-cell>
          <table:table-cell office:value-type="float" office:value="0" table:formula="of:=[.AO41]-[.AH41]" table:style-name="ce20">
            <text:p>0</text:p>
          </table:table-cell>
          <table:table-cell table:number-columns-repeated="2" table:style-name="ce1"/>
          <table:table-cell office:value-type="string" table:style-name="ce5">
            <text:p>1994-95</text:p>
          </table:table-cell>
          <table:table-cell office:value-type="float" office:value="3048310" table:style-name="ce18">
            <text:p>3048310</text:p>
          </table:table-cell>
          <table:table-cell office:value-type="float" office:value="3048310" table:style-name="ce47">
            <text:p>3048310</text:p>
          </table:table-cell>
          <table:table-cell office:value-type="float" office:value="0" table:formula="of:=[.AZ41]-[.BA41]" table:style-name="ce54">
            <text:p>0</text:p>
          </table:table-cell>
          <table:table-cell office:value-type="percentage" office:value="0" table:formula="of:=[.BB41]/[.BA41]" table:style-name="ce55">
            <text:p>0%</text:p>
          </table:table-cell>
          <table:table-cell office:value-type="float" office:value="0" table:formula="of:=IF([.BC41]&lt;&gt;0;1;0)" table:style-name="ce50">
            <text:p>0</text:p>
          </table:table-cell>
          <table:table-cell table:number-columns-repeated="16328" table:style-name="ce1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95-96</text:p>
          </table:table-cell>
          <table:table-cell office:value-type="float" office:value="471150" table:style-name="ce8">
            <text:p>471150</text:p>
          </table:table-cell>
          <table:table-cell office:value-type="float" office:value="113601" table:style-name="ce8">
            <text:p>113601</text:p>
          </table:table-cell>
          <table:table-cell office:value-type="float" office:value="1441390" table:style-name="ce8">
            <text:p>1441390</text:p>
          </table:table-cell>
          <table:table-cell office:value-type="float" office:value="914370" table:style-name="ce8">
            <text:p>914370</text:p>
          </table:table-cell>
          <table:table-cell office:value-type="float" office:value="448988" table:style-name="ce8">
            <text:p>448988</text:p>
          </table:table-cell>
          <table:table-cell office:value-type="float" office:value="1625832" table:style-name="ce8">
            <text:p>1625832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95-96</text:p>
          </table:table-cell>
          <table:table-cell office:value-type="float" office:value="471150" table:style-name="ce20">
            <text:p>471150</text:p>
          </table:table-cell>
          <table:table-cell office:value-type="float" office:value="113601" table:style-name="ce20">
            <text:p>113601</text:p>
          </table:table-cell>
          <table:table-cell office:value-type="float" office:value="1441390" table:style-name="ce20">
            <text:p>1441390</text:p>
          </table:table-cell>
          <table:table-cell office:value-type="float" office:value="914370" table:style-name="ce20">
            <text:p>914370</text:p>
          </table:table-cell>
          <table:table-cell office:value-type="float" office:value="448988" table:style-name="ce20">
            <text:p>448988</text:p>
          </table:table-cell>
          <table:table-cell office:value-type="float" office:value="1625832" table:style-name="ce20">
            <text:p>1625832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95-96</text:p>
          </table:table-cell>
          <table:table-cell office:value-type="float" office:value="0" table:formula="of:=[.L42]-[.C42]" table:style-name="ce20">
            <text:p>0</text:p>
          </table:table-cell>
          <table:table-cell office:value-type="float" office:value="0" table:formula="of:=[.M42]-[.D42]" table:style-name="ce20">
            <text:p>0</text:p>
          </table:table-cell>
          <table:table-cell office:value-type="float" office:value="0" table:formula="of:=[.N42]-[.E42]" table:style-name="ce20">
            <text:p>0</text:p>
          </table:table-cell>
          <table:table-cell office:value-type="float" office:value="0" table:formula="of:=[.O42]-[.F42]" table:style-name="ce20">
            <text:p>0</text:p>
          </table:table-cell>
          <table:table-cell office:value-type="float" office:value="0" table:formula="of:=[.P42]-[.G42]" table:style-name="ce20">
            <text:p>0</text:p>
          </table:table-cell>
          <table:table-cell office:value-type="float" office:value="0" table:formula="of:=[.Q42]-[.H42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5">
            <text:p>1995-96</text:p>
          </table:table-cell>
          <table:table-cell office:value-type="float" office:value="953026" table:style-name="ce25">
            <text:p>953026</text:p>
          </table:table-cell>
          <table:table-cell office:value-type="float" office:value="2500113" table:style-name="ce18">
            <text:p>2500113</text:p>
          </table:table-cell>
          <table:table-cell office:value-type="float" office:value="5155" table:style-name="ce18">
            <text:p>5155</text:p>
          </table:table-cell>
          <table:table-cell office:value-type="float" office:value="474555" table:style-name="ce18">
            <text:p>474555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95-96</text:p>
          </table:table-cell>
          <table:table-cell office:value-type="float" office:value="953026" table:style-name="ce20">
            <text:p>953026</text:p>
          </table:table-cell>
          <table:table-cell office:value-type="float" office:value="2500113" table:style-name="ce20">
            <text:p>2500113</text:p>
          </table:table-cell>
          <table:table-cell office:value-type="float" office:value="5155" table:style-name="ce20">
            <text:p>5155</text:p>
          </table:table-cell>
          <table:table-cell office:value-type="float" office:value="474555" table:style-name="ce20">
            <text:p>474555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95-96</text:p>
          </table:table-cell>
          <table:table-cell office:value-type="float" office:value="0" table:formula="of:=[.AL42]-[.AE42]" table:style-name="ce20">
            <text:p>0</text:p>
          </table:table-cell>
          <table:table-cell office:value-type="float" office:value="0" table:formula="of:=[.AM42]-[.AF42]" table:style-name="ce20">
            <text:p>0</text:p>
          </table:table-cell>
          <table:table-cell office:value-type="float" office:value="0" table:formula="of:=[.AN42]-[.AG42]" table:style-name="ce20">
            <text:p>0</text:p>
          </table:table-cell>
          <table:table-cell office:value-type="float" office:value="0" table:formula="of:=[.AO42]-[.AH42]" table:style-name="ce20">
            <text:p>0</text:p>
          </table:table-cell>
          <table:table-cell table:number-columns-repeated="2" table:style-name="ce1"/>
          <table:table-cell office:value-type="string" table:style-name="ce5">
            <text:p>1995-96</text:p>
          </table:table-cell>
          <table:table-cell office:value-type="float" office:value="3067222" table:style-name="ce18">
            <text:p>3067222</text:p>
          </table:table-cell>
          <table:table-cell office:value-type="float" office:value="3067225" table:style-name="ce47">
            <text:p>3067225</text:p>
          </table:table-cell>
          <table:table-cell office:value-type="float" office:value="-3" table:formula="of:=[.AZ42]-[.BA42]" table:style-name="ce54">
            <text:p>-3</text:p>
          </table:table-cell>
          <table:table-cell office:value-type="percentage" office:value="-9.7808279470857213E-7" table:formula="of:=[.BB42]/[.BA42]" table:style-name="ce55">
            <text:p>0%</text:p>
          </table:table-cell>
          <table:table-cell office:value-type="float" office:value="1" table:formula="of:=IF([.BC42]&lt;&gt;0;1;0)" table:style-name="ce50">
            <text:p>1</text:p>
          </table:table-cell>
          <table:table-cell office:value-type="string" table:style-name="ce18">
            <text:p>Mismatch from the report.</text:p>
          </table:table-cell>
          <table:table-cell table:number-columns-repeated="16327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96-97</text:p>
          </table:table-cell>
          <table:table-cell office:value-type="float" office:value="430826" table:style-name="ce8">
            <text:p>430826</text:p>
          </table:table-cell>
          <table:table-cell office:value-type="float" office:value="120387" table:style-name="ce8">
            <text:p>120387</text:p>
          </table:table-cell>
          <table:table-cell office:value-type="float" office:value="1398549" table:style-name="ce8">
            <text:p>1398549</text:p>
          </table:table-cell>
          <table:table-cell office:value-type="float" office:value="902104" table:style-name="ce8">
            <text:p>902104</text:p>
          </table:table-cell>
          <table:table-cell office:value-type="float" office:value="455566" table:style-name="ce8">
            <text:p>455566</text:p>
          </table:table-cell>
          <table:table-cell office:value-type="float" office:value="1622675" table:style-name="ce8">
            <text:p>1622675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96-97</text:p>
          </table:table-cell>
          <table:table-cell office:value-type="float" office:value="430826" table:style-name="ce20">
            <text:p>430826</text:p>
          </table:table-cell>
          <table:table-cell office:value-type="float" office:value="120387" table:style-name="ce20">
            <text:p>120387</text:p>
          </table:table-cell>
          <table:table-cell office:value-type="float" office:value="1398549" table:style-name="ce20">
            <text:p>1398549</text:p>
          </table:table-cell>
          <table:table-cell office:value-type="float" office:value="902104" table:style-name="ce20">
            <text:p>902104</text:p>
          </table:table-cell>
          <table:table-cell office:value-type="float" office:value="455566" table:style-name="ce20">
            <text:p>455566</text:p>
          </table:table-cell>
          <table:table-cell office:value-type="float" office:value="1622675" table:style-name="ce20">
            <text:p>1622675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96-97</text:p>
          </table:table-cell>
          <table:table-cell office:value-type="float" office:value="0" table:formula="of:=[.L43]-[.C43]" table:style-name="ce20">
            <text:p>0</text:p>
          </table:table-cell>
          <table:table-cell office:value-type="float" office:value="0" table:formula="of:=[.M43]-[.D43]" table:style-name="ce20">
            <text:p>0</text:p>
          </table:table-cell>
          <table:table-cell office:value-type="float" office:value="0" table:formula="of:=[.N43]-[.E43]" table:style-name="ce20">
            <text:p>0</text:p>
          </table:table-cell>
          <table:table-cell office:value-type="float" office:value="0" table:formula="of:=[.O43]-[.F43]" table:style-name="ce20">
            <text:p>0</text:p>
          </table:table-cell>
          <table:table-cell office:value-type="float" office:value="0" table:formula="of:=[.P43]-[.G43]" table:style-name="ce20">
            <text:p>0</text:p>
          </table:table-cell>
          <table:table-cell office:value-type="float" office:value="0" table:formula="of:=[.Q43]-[.H43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5">
            <text:p>1996-97</text:p>
          </table:table-cell>
          <table:table-cell office:value-type="float" office:value="871361" table:style-name="ce25">
            <text:p>871361</text:p>
          </table:table-cell>
          <table:table-cell office:value-type="float" office:value="2691118" table:style-name="ce18">
            <text:p>2691118</text:p>
          </table:table-cell>
          <table:table-cell office:value-type="float" office:value="5276" table:style-name="ce18">
            <text:p>5276</text:p>
          </table:table-cell>
          <table:table-cell office:value-type="float" office:value="512756" table:style-name="ce18">
            <text:p>512756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96-97</text:p>
          </table:table-cell>
          <table:table-cell office:value-type="float" office:value="871361" table:style-name="ce20">
            <text:p>871361</text:p>
          </table:table-cell>
          <table:table-cell office:value-type="float" office:value="2691118" table:style-name="ce20">
            <text:p>2691118</text:p>
          </table:table-cell>
          <table:table-cell office:value-type="float" office:value="5276" table:style-name="ce20">
            <text:p>5276</text:p>
          </table:table-cell>
          <table:table-cell office:value-type="float" office:value="512756" table:style-name="ce20">
            <text:p>512756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96-97</text:p>
          </table:table-cell>
          <table:table-cell office:value-type="float" office:value="0" table:formula="of:=[.AL43]-[.AE43]" table:style-name="ce20">
            <text:p>0</text:p>
          </table:table-cell>
          <table:table-cell office:value-type="float" office:value="0" table:formula="of:=[.AM43]-[.AF43]" table:style-name="ce20">
            <text:p>0</text:p>
          </table:table-cell>
          <table:table-cell office:value-type="float" office:value="0" table:formula="of:=[.AN43]-[.AG43]" table:style-name="ce20">
            <text:p>0</text:p>
          </table:table-cell>
          <table:table-cell office:value-type="float" office:value="0" table:formula="of:=[.AO43]-[.AH43]" table:style-name="ce20">
            <text:p>0</text:p>
          </table:table-cell>
          <table:table-cell table:number-columns-repeated="2" table:style-name="ce1"/>
          <table:table-cell office:value-type="string" table:style-name="ce5">
            <text:p>1996-97</text:p>
          </table:table-cell>
          <table:table-cell office:value-type="float" office:value="3021224" table:style-name="ce18">
            <text:p>3021224</text:p>
          </table:table-cell>
          <table:table-cell office:value-type="float" office:value="3021224" table:style-name="ce47">
            <text:p>3021224</text:p>
          </table:table-cell>
          <table:table-cell office:value-type="float" office:value="0" table:formula="of:=[.AZ43]-[.BA43]" table:style-name="ce54">
            <text:p>0</text:p>
          </table:table-cell>
          <table:table-cell office:value-type="percentage" office:value="0" table:formula="of:=[.BB43]/[.BA43]" table:style-name="ce55">
            <text:p>0%</text:p>
          </table:table-cell>
          <table:table-cell office:value-type="float" office:value="0" table:formula="of:=IF([.BC43]&lt;&gt;0;1;0)" table:style-name="ce50">
            <text:p>0</text:p>
          </table:table-cell>
          <table:table-cell table:number-columns-repeated="16328" table:style-name="ce1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97-98</text:p>
          </table:table-cell>
          <table:table-cell office:value-type="float" office:value="387122" table:style-name="ce8">
            <text:p>387122</text:p>
          </table:table-cell>
          <table:table-cell office:value-type="float" office:value="121389" table:style-name="ce8">
            <text:p>121389</text:p>
          </table:table-cell>
          <table:table-cell office:value-type="float" office:value="1345891" table:style-name="ce8">
            <text:p>1345891</text:p>
          </table:table-cell>
          <table:table-cell office:value-type="float" office:value="884344" table:style-name="ce8">
            <text:p>884344</text:p>
          </table:table-cell>
          <table:table-cell office:value-type="float" office:value="465282" table:style-name="ce8">
            <text:p>465282</text:p>
          </table:table-cell>
          <table:table-cell office:value-type="float" office:value="1623111" table:style-name="ce8">
            <text:p>1623111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97-98</text:p>
          </table:table-cell>
          <table:table-cell office:value-type="float" office:value="387122" table:style-name="ce20">
            <text:p>387122</text:p>
          </table:table-cell>
          <table:table-cell office:value-type="float" office:value="121389" table:style-name="ce20">
            <text:p>121389</text:p>
          </table:table-cell>
          <table:table-cell office:value-type="float" office:value="1345891" table:style-name="ce20">
            <text:p>1345891</text:p>
          </table:table-cell>
          <table:table-cell office:value-type="float" office:value="884344" table:style-name="ce20">
            <text:p>884344</text:p>
          </table:table-cell>
          <table:table-cell office:value-type="float" office:value="465282" table:style-name="ce20">
            <text:p>465282</text:p>
          </table:table-cell>
          <table:table-cell office:value-type="float" office:value="1623111" table:style-name="ce20">
            <text:p>1623111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97-98</text:p>
          </table:table-cell>
          <table:table-cell office:value-type="float" office:value="0" table:formula="of:=[.L44]-[.C44]" table:style-name="ce20">
            <text:p>0</text:p>
          </table:table-cell>
          <table:table-cell office:value-type="float" office:value="0" table:formula="of:=[.M44]-[.D44]" table:style-name="ce20">
            <text:p>0</text:p>
          </table:table-cell>
          <table:table-cell office:value-type="float" office:value="0" table:formula="of:=[.N44]-[.E44]" table:style-name="ce20">
            <text:p>0</text:p>
          </table:table-cell>
          <table:table-cell office:value-type="float" office:value="0" table:formula="of:=[.O44]-[.F44]" table:style-name="ce20">
            <text:p>0</text:p>
          </table:table-cell>
          <table:table-cell office:value-type="float" office:value="0" table:formula="of:=[.P44]-[.G44]" table:style-name="ce20">
            <text:p>0</text:p>
          </table:table-cell>
          <table:table-cell office:value-type="float" office:value="0" table:formula="of:=[.Q44]-[.H44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5">
            <text:p>1997-98</text:p>
          </table:table-cell>
          <table:table-cell office:value-type="float" office:value="764610" table:style-name="ce25">
            <text:p>764610</text:p>
          </table:table-cell>
          <table:table-cell office:value-type="float" office:value="2741696" table:style-name="ce18">
            <text:p>2741696</text:p>
          </table:table-cell>
          <table:table-cell office:value-type="float" office:value="5210" table:style-name="ce18">
            <text:p>5210</text:p>
          </table:table-cell>
          <table:table-cell office:value-type="float" office:value="541935" table:style-name="ce18">
            <text:p>541935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97-98</text:p>
          </table:table-cell>
          <table:table-cell office:value-type="float" office:value="764610" table:style-name="ce20">
            <text:p>764610</text:p>
          </table:table-cell>
          <table:table-cell office:value-type="float" office:value="2741696" table:style-name="ce20">
            <text:p>2741696</text:p>
          </table:table-cell>
          <table:table-cell office:value-type="float" office:value="5210" table:style-name="ce20">
            <text:p>5210</text:p>
          </table:table-cell>
          <table:table-cell office:value-type="float" office:value="541935" table:style-name="ce20">
            <text:p>541935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97-98</text:p>
          </table:table-cell>
          <table:table-cell office:value-type="float" office:value="0" table:formula="of:=[.AL44]-[.AE44]" table:style-name="ce20">
            <text:p>0</text:p>
          </table:table-cell>
          <table:table-cell office:value-type="float" office:value="0" table:formula="of:=[.AM44]-[.AF44]" table:style-name="ce20">
            <text:p>0</text:p>
          </table:table-cell>
          <table:table-cell office:value-type="float" office:value="0" table:formula="of:=[.AN44]-[.AG44]" table:style-name="ce20">
            <text:p>0</text:p>
          </table:table-cell>
          <table:table-cell office:value-type="float" office:value="0" table:formula="of:=[.AO44]-[.AH44]" table:style-name="ce20">
            <text:p>0</text:p>
          </table:table-cell>
          <table:table-cell table:number-columns-repeated="2" table:style-name="ce1"/>
          <table:table-cell office:value-type="string" table:style-name="ce5">
            <text:p>1997-98</text:p>
          </table:table-cell>
          <table:table-cell office:value-type="float" office:value="2969002" table:style-name="ce18">
            <text:p>2969002</text:p>
          </table:table-cell>
          <table:table-cell office:value-type="float" office:value="2969002" table:style-name="ce47">
            <text:p>2969002</text:p>
          </table:table-cell>
          <table:table-cell office:value-type="float" office:value="0" table:formula="of:=[.AZ44]-[.BA44]" table:style-name="ce54">
            <text:p>0</text:p>
          </table:table-cell>
          <table:table-cell office:value-type="percentage" office:value="0" table:formula="of:=[.BB44]/[.BA44]" table:style-name="ce55">
            <text:p>0%</text:p>
          </table:table-cell>
          <table:table-cell office:value-type="float" office:value="0" table:formula="of:=IF([.BC44]&lt;&gt;0;1;0)" table:style-name="ce50">
            <text:p>0</text:p>
          </table:table-cell>
          <table:table-cell table:number-columns-repeated="16328" table:style-name="ce1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98-99</text:p>
          </table:table-cell>
          <table:table-cell office:value-type="float" office:value="352631" table:style-name="ce8">
            <text:p>352631</text:p>
          </table:table-cell>
          <table:table-cell office:value-type="float" office:value="112774" table:style-name="ce8">
            <text:p>112774</text:p>
          </table:table-cell>
          <table:table-cell office:value-type="float" office:value="1295298" table:style-name="ce8">
            <text:p>1295298</text:p>
          </table:table-cell>
          <table:table-cell office:value-type="float" office:value="882288" table:style-name="ce8">
            <text:p>882288</text:p>
          </table:table-cell>
          <table:table-cell office:value-type="float" office:value="469924" table:style-name="ce8">
            <text:p>469924</text:p>
          </table:table-cell>
          <table:table-cell office:value-type="float" office:value="1621207" table:style-name="ce8">
            <text:p>1621207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98-99</text:p>
          </table:table-cell>
          <table:table-cell office:value-type="float" office:value="352631" table:style-name="ce20">
            <text:p>352631</text:p>
          </table:table-cell>
          <table:table-cell office:value-type="float" office:value="112774" table:style-name="ce20">
            <text:p>112774</text:p>
          </table:table-cell>
          <table:table-cell office:value-type="float" office:value="1295298" table:style-name="ce20">
            <text:p>1295298</text:p>
          </table:table-cell>
          <table:table-cell office:value-type="float" office:value="882288" table:style-name="ce20">
            <text:p>882288</text:p>
          </table:table-cell>
          <table:table-cell office:value-type="float" office:value="469924" table:style-name="ce20">
            <text:p>469924</text:p>
          </table:table-cell>
          <table:table-cell office:value-type="float" office:value="1621207" table:style-name="ce20">
            <text:p>1621207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98-99</text:p>
          </table:table-cell>
          <table:table-cell office:value-type="float" office:value="0" table:formula="of:=[.L45]-[.C45]" table:style-name="ce20">
            <text:p>0</text:p>
          </table:table-cell>
          <table:table-cell office:value-type="float" office:value="0" table:formula="of:=[.M45]-[.D45]" table:style-name="ce20">
            <text:p>0</text:p>
          </table:table-cell>
          <table:table-cell office:value-type="float" office:value="0" table:formula="of:=[.N45]-[.E45]" table:style-name="ce20">
            <text:p>0</text:p>
          </table:table-cell>
          <table:table-cell office:value-type="float" office:value="0" table:formula="of:=[.O45]-[.F45]" table:style-name="ce20">
            <text:p>0</text:p>
          </table:table-cell>
          <table:table-cell office:value-type="float" office:value="0" table:formula="of:=[.P45]-[.G45]" table:style-name="ce20">
            <text:p>0</text:p>
          </table:table-cell>
          <table:table-cell office:value-type="float" office:value="0" table:formula="of:=[.Q45]-[.H45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5">
            <text:p>1998-99</text:p>
          </table:table-cell>
          <table:table-cell office:value-type="float" office:value="726743" table:style-name="ce25">
            <text:p>726743</text:p>
          </table:table-cell>
          <table:table-cell office:value-type="float" office:value="2630155" table:style-name="ce18">
            <text:p>2630155</text:p>
          </table:table-cell>
          <table:table-cell office:value-type="float" office:value="5132" table:style-name="ce18">
            <text:p>5132</text:p>
          </table:table-cell>
          <table:table-cell office:value-type="float" office:value="559099" table:style-name="ce18">
            <text:p>559099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98-99</text:p>
          </table:table-cell>
          <table:table-cell office:value-type="float" office:value="726743" table:style-name="ce20">
            <text:p>726743</text:p>
          </table:table-cell>
          <table:table-cell office:value-type="float" office:value="2630155" table:style-name="ce20">
            <text:p>2630155</text:p>
          </table:table-cell>
          <table:table-cell office:value-type="float" office:value="5132" table:style-name="ce20">
            <text:p>5132</text:p>
          </table:table-cell>
          <table:table-cell office:value-type="float" office:value="559099" table:style-name="ce20">
            <text:p>559099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98-99</text:p>
          </table:table-cell>
          <table:table-cell office:value-type="float" office:value="0" table:formula="of:=[.AL45]-[.AE45]" table:style-name="ce20">
            <text:p>0</text:p>
          </table:table-cell>
          <table:table-cell office:value-type="float" office:value="0" table:formula="of:=[.AM45]-[.AF45]" table:style-name="ce20">
            <text:p>0</text:p>
          </table:table-cell>
          <table:table-cell office:value-type="float" office:value="0" table:formula="of:=[.AN45]-[.AG45]" table:style-name="ce20">
            <text:p>0</text:p>
          </table:table-cell>
          <table:table-cell office:value-type="float" office:value="0" table:formula="of:=[.AO45]-[.AH45]" table:style-name="ce20">
            <text:p>0</text:p>
          </table:table-cell>
          <table:table-cell table:number-columns-repeated="2" table:style-name="ce1"/>
          <table:table-cell office:value-type="string" table:style-name="ce5">
            <text:p>1998-99</text:p>
          </table:table-cell>
          <table:table-cell office:value-type="float" office:value="2916505" table:style-name="ce18">
            <text:p>2916505</text:p>
          </table:table-cell>
          <table:table-cell office:value-type="float" office:value="2916505" table:style-name="ce47">
            <text:p>2916505</text:p>
          </table:table-cell>
          <table:table-cell office:value-type="float" office:value="0" table:formula="of:=[.AZ45]-[.BA45]" table:style-name="ce54">
            <text:p>0</text:p>
          </table:table-cell>
          <table:table-cell office:value-type="percentage" office:value="0" table:formula="of:=[.BB45]/[.BA45]" table:style-name="ce55">
            <text:p>0%</text:p>
          </table:table-cell>
          <table:table-cell office:value-type="float" office:value="0" table:formula="of:=IF([.BC45]&lt;&gt;0;1;0)" table:style-name="ce50">
            <text:p>0</text:p>
          </table:table-cell>
          <table:table-cell table:number-columns-repeated="16328" table:style-name="ce1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1999-00</text:p>
          </table:table-cell>
          <table:table-cell office:value-type="float" office:value="349774" table:style-name="ce8">
            <text:p>349774</text:p>
          </table:table-cell>
          <table:table-cell office:value-type="float" office:value="111922" table:style-name="ce8">
            <text:p>111922</text:p>
          </table:table-cell>
          <table:table-cell office:value-type="float" office:value="1336000" table:style-name="ce8">
            <text:p>1336000</text:p>
          </table:table-cell>
          <table:table-cell office:value-type="float" office:value="925035" table:style-name="ce8">
            <text:p>925035</text:p>
          </table:table-cell>
          <table:table-cell office:value-type="float" office:value="472900" table:style-name="ce8">
            <text:p>472900</text:p>
          </table:table-cell>
          <table:table-cell office:value-type="float" office:value="1665704" table:style-name="ce8">
            <text:p>1665704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99-00</text:p>
          </table:table-cell>
          <table:table-cell office:value-type="float" office:value="349774" table:style-name="ce20">
            <text:p>349774</text:p>
          </table:table-cell>
          <table:table-cell office:value-type="float" office:value="111922" table:style-name="ce20">
            <text:p>111922</text:p>
          </table:table-cell>
          <table:table-cell office:value-type="float" office:value="1336000" table:style-name="ce20">
            <text:p>1336000</text:p>
          </table:table-cell>
          <table:table-cell office:value-type="float" office:value="925035" table:style-name="ce20">
            <text:p>925035</text:p>
          </table:table-cell>
          <table:table-cell office:value-type="float" office:value="472900" table:style-name="ce20">
            <text:p>472900</text:p>
          </table:table-cell>
          <table:table-cell office:value-type="float" office:value="1665704" table:style-name="ce20">
            <text:p>1665704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99-00</text:p>
          </table:table-cell>
          <table:table-cell office:value-type="float" office:value="0" table:formula="of:=[.L46]-[.C46]" table:style-name="ce20">
            <text:p>0</text:p>
          </table:table-cell>
          <table:table-cell office:value-type="float" office:value="0" table:formula="of:=[.M46]-[.D46]" table:style-name="ce20">
            <text:p>0</text:p>
          </table:table-cell>
          <table:table-cell office:value-type="float" office:value="0" table:formula="of:=[.N46]-[.E46]" table:style-name="ce20">
            <text:p>0</text:p>
          </table:table-cell>
          <table:table-cell office:value-type="float" office:value="0" table:formula="of:=[.O46]-[.F46]" table:style-name="ce20">
            <text:p>0</text:p>
          </table:table-cell>
          <table:table-cell office:value-type="float" office:value="0" table:formula="of:=[.P46]-[.G46]" table:style-name="ce20">
            <text:p>0</text:p>
          </table:table-cell>
          <table:table-cell office:value-type="float" office:value="0" table:formula="of:=[.Q46]-[.H46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5">
            <text:p>1999-00</text:p>
          </table:table-cell>
          <table:table-cell office:value-type="float" office:value="770686" table:style-name="ce25">
            <text:p>770686</text:p>
          </table:table-cell>
          <table:table-cell office:value-type="float" office:value="2531752" table:style-name="ce18">
            <text:p>2531752</text:p>
          </table:table-cell>
          <table:table-cell office:value-type="float" office:value="5680" table:style-name="ce18">
            <text:p>5680</text:p>
          </table:table-cell>
          <table:table-cell office:value-type="float" office:value="572820" table:style-name="ce18">
            <text:p>57282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99-00</text:p>
          </table:table-cell>
          <table:table-cell office:value-type="float" office:value="770686" table:style-name="ce20">
            <text:p>770686</text:p>
          </table:table-cell>
          <table:table-cell office:value-type="float" office:value="2531752" table:style-name="ce20">
            <text:p>2531752</text:p>
          </table:table-cell>
          <table:table-cell office:value-type="float" office:value="5680" table:style-name="ce20">
            <text:p>5680</text:p>
          </table:table-cell>
          <table:table-cell office:value-type="float" office:value="572820" table:style-name="ce20">
            <text:p>57282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1999-00</text:p>
          </table:table-cell>
          <table:table-cell office:value-type="float" office:value="0" table:formula="of:=[.AL46]-[.AE46]" table:style-name="ce20">
            <text:p>0</text:p>
          </table:table-cell>
          <table:table-cell office:value-type="float" office:value="0" table:formula="of:=[.AM46]-[.AF46]" table:style-name="ce20">
            <text:p>0</text:p>
          </table:table-cell>
          <table:table-cell office:value-type="float" office:value="0" table:formula="of:=[.AN46]-[.AG46]" table:style-name="ce20">
            <text:p>0</text:p>
          </table:table-cell>
          <table:table-cell office:value-type="float" office:value="0" table:formula="of:=[.AO46]-[.AH46]" table:style-name="ce20">
            <text:p>0</text:p>
          </table:table-cell>
          <table:table-cell table:number-columns-repeated="2" table:style-name="ce1"/>
          <table:table-cell office:value-type="string" table:style-name="ce5">
            <text:p>1999-00</text:p>
          </table:table-cell>
          <table:table-cell office:value-type="float" office:value="3001704" table:style-name="ce18">
            <text:p>3001704</text:p>
          </table:table-cell>
          <table:table-cell office:value-type="float" office:value="3001704" table:style-name="ce47">
            <text:p>3001704</text:p>
          </table:table-cell>
          <table:table-cell office:value-type="float" office:value="0" table:formula="of:=[.AZ46]-[.BA46]" table:style-name="ce54">
            <text:p>0</text:p>
          </table:table-cell>
          <table:table-cell office:value-type="percentage" office:value="0" table:formula="of:=[.BB46]/[.BA46]" table:style-name="ce55">
            <text:p>0%</text:p>
          </table:table-cell>
          <table:table-cell office:value-type="float" office:value="0" table:formula="of:=IF([.BC46]&lt;&gt;0;1;0)" table:style-name="ce50">
            <text:p>0</text:p>
          </table:table-cell>
          <table:table-cell table:number-columns-repeated="16328" table:style-name="ce1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00-01</text:p>
          </table:table-cell>
          <table:table-cell office:value-type="float" office:value="347455" table:style-name="ce8">
            <text:p>347455</text:p>
          </table:table-cell>
          <table:table-cell office:value-type="float" office:value="114609" table:style-name="ce8">
            <text:p>114609</text:p>
          </table:table-cell>
          <table:table-cell office:value-type="float" office:value="1349076" table:style-name="ce8">
            <text:p>1349076</text:p>
          </table:table-cell>
          <table:table-cell office:value-type="float" office:value="925783" table:style-name="ce8">
            <text:p>925783</text:p>
          </table:table-cell>
          <table:table-cell office:value-type="float" office:value="474364" table:style-name="ce8">
            <text:p>474364</text:p>
          </table:table-cell>
          <table:table-cell office:value-type="float" office:value="1672606" table:style-name="ce8">
            <text:p>1672606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00-01</text:p>
          </table:table-cell>
          <table:table-cell office:value-type="float" office:value="347455" table:style-name="ce20">
            <text:p>347455</text:p>
          </table:table-cell>
          <table:table-cell office:value-type="float" office:value="114609" table:style-name="ce20">
            <text:p>114609</text:p>
          </table:table-cell>
          <table:table-cell office:value-type="float" office:value="1349076" table:style-name="ce20">
            <text:p>1349076</text:p>
          </table:table-cell>
          <table:table-cell office:value-type="float" office:value="925783" table:style-name="ce20">
            <text:p>925783</text:p>
          </table:table-cell>
          <table:table-cell office:value-type="float" office:value="474364" table:style-name="ce20">
            <text:p>474364</text:p>
          </table:table-cell>
          <table:table-cell office:value-type="float" office:value="1672606" table:style-name="ce20">
            <text:p>1672606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00-01</text:p>
          </table:table-cell>
          <table:table-cell office:value-type="float" office:value="0" table:formula="of:=[.L47]-[.C47]" table:style-name="ce20">
            <text:p>0</text:p>
          </table:table-cell>
          <table:table-cell office:value-type="float" office:value="0" table:formula="of:=[.M47]-[.D47]" table:style-name="ce20">
            <text:p>0</text:p>
          </table:table-cell>
          <table:table-cell office:value-type="float" office:value="0" table:formula="of:=[.N47]-[.E47]" table:style-name="ce20">
            <text:p>0</text:p>
          </table:table-cell>
          <table:table-cell office:value-type="float" office:value="0" table:formula="of:=[.O47]-[.F47]" table:style-name="ce20">
            <text:p>0</text:p>
          </table:table-cell>
          <table:table-cell office:value-type="float" office:value="0" table:formula="of:=[.P47]-[.G47]" table:style-name="ce20">
            <text:p>0</text:p>
          </table:table-cell>
          <table:table-cell office:value-type="float" office:value="0" table:formula="of:=[.Q47]-[.H47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5">
            <text:p>2000-01</text:p>
          </table:table-cell>
          <table:table-cell office:value-type="float" office:value="751328" table:style-name="ce25">
            <text:p>751328</text:p>
          </table:table-cell>
          <table:table-cell office:value-type="float" office:value="2586903" table:style-name="ce18">
            <text:p>2586903</text:p>
          </table:table-cell>
          <table:table-cell office:value-type="float" office:value="5536" table:style-name="ce18">
            <text:p>5536</text:p>
          </table:table-cell>
          <table:table-cell office:value-type="float" office:value="579866" table:style-name="ce18">
            <text:p>579866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00-01</text:p>
          </table:table-cell>
          <table:table-cell office:value-type="float" office:value="751328" table:style-name="ce20">
            <text:p>751328</text:p>
          </table:table-cell>
          <table:table-cell office:value-type="float" office:value="2586903" table:style-name="ce20">
            <text:p>2586903</text:p>
          </table:table-cell>
          <table:table-cell office:value-type="float" office:value="5536" table:style-name="ce20">
            <text:p>5536</text:p>
          </table:table-cell>
          <table:table-cell office:value-type="float" office:value="579866" table:style-name="ce20">
            <text:p>579866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00-01</text:p>
          </table:table-cell>
          <table:table-cell office:value-type="float" office:value="0" table:formula="of:=[.AL47]-[.AE47]" table:style-name="ce20">
            <text:p>0</text:p>
          </table:table-cell>
          <table:table-cell office:value-type="float" office:value="0" table:formula="of:=[.AM47]-[.AF47]" table:style-name="ce20">
            <text:p>0</text:p>
          </table:table-cell>
          <table:table-cell office:value-type="float" office:value="0" table:formula="of:=[.AN47]-[.AG47]" table:style-name="ce20">
            <text:p>0</text:p>
          </table:table-cell>
          <table:table-cell office:value-type="float" office:value="0" table:formula="of:=[.AO47]-[.AH47]" table:style-name="ce20">
            <text:p>0</text:p>
          </table:table-cell>
          <table:table-cell table:number-columns-repeated="2" table:style-name="ce1"/>
          <table:table-cell office:value-type="string" table:style-name="ce5">
            <text:p>2000-01</text:p>
          </table:table-cell>
          <table:table-cell office:value-type="float" office:value="3021682" table:style-name="ce18">
            <text:p>3021682</text:p>
          </table:table-cell>
          <table:table-cell office:value-type="float" office:value="3021672" table:style-name="ce47">
            <text:p>3021672</text:p>
          </table:table-cell>
          <table:table-cell office:value-type="float" office:value="10" table:formula="of:=[.AZ47]-[.BA47]" table:style-name="ce54">
            <text:p>10</text:p>
          </table:table-cell>
          <table:table-cell office:value-type="percentage" office:value="3.3094260396230962E-6" table:formula="of:=[.BB47]/[.BA47]" table:style-name="ce55">
            <text:p>0%</text:p>
          </table:table-cell>
          <table:table-cell office:value-type="float" office:value="1" table:formula="of:=IF([.BC47]&lt;&gt;0;1;0)" table:style-name="ce50">
            <text:p>1</text:p>
          </table:table-cell>
          <table:table-cell office:value-type="string" table:style-name="ce18">
            <text:p>Mismatch from the report.</text:p>
          </table:table-cell>
          <table:table-cell table:number-columns-repeated="16327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01-02</text:p>
          </table:table-cell>
          <table:table-cell office:value-type="float" office:value="322368" table:style-name="ce8">
            <text:p>322368</text:p>
          </table:table-cell>
          <table:table-cell office:value-type="float" office:value="111189" table:style-name="ce8">
            <text:p>111189</text:p>
          </table:table-cell>
          <table:table-cell office:value-type="float" office:value="1335409" table:style-name="ce8">
            <text:p>1335409</text:p>
          </table:table-cell>
          <table:table-cell office:value-type="float" office:value="905718" table:style-name="ce8">
            <text:p>905718</text:p>
          </table:table-cell>
          <table:table-cell office:value-type="float" office:value="475039" table:style-name="ce8">
            <text:p>475039</text:p>
          </table:table-cell>
          <table:table-cell office:value-type="float" office:value="1656843" table:style-name="ce8">
            <text:p>1656843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01-02</text:p>
          </table:table-cell>
          <table:table-cell office:value-type="float" office:value="322368" table:style-name="ce20">
            <text:p>322368</text:p>
          </table:table-cell>
          <table:table-cell office:value-type="float" office:value="111189" table:style-name="ce20">
            <text:p>111189</text:p>
          </table:table-cell>
          <table:table-cell office:value-type="float" office:value="1335409" table:style-name="ce20">
            <text:p>1335409</text:p>
          </table:table-cell>
          <table:table-cell office:value-type="float" office:value="905718" table:style-name="ce20">
            <text:p>905718</text:p>
          </table:table-cell>
          <table:table-cell office:value-type="float" office:value="475039" table:style-name="ce20">
            <text:p>475039</text:p>
          </table:table-cell>
          <table:table-cell office:value-type="float" office:value="1656843" table:style-name="ce20">
            <text:p>1656843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01-02</text:p>
          </table:table-cell>
          <table:table-cell office:value-type="float" office:value="0" table:formula="of:=[.L48]-[.C48]" table:style-name="ce20">
            <text:p>0</text:p>
          </table:table-cell>
          <table:table-cell office:value-type="float" office:value="0" table:formula="of:=[.M48]-[.D48]" table:style-name="ce20">
            <text:p>0</text:p>
          </table:table-cell>
          <table:table-cell office:value-type="float" office:value="0" table:formula="of:=[.N48]-[.E48]" table:style-name="ce20">
            <text:p>0</text:p>
          </table:table-cell>
          <table:table-cell office:value-type="float" office:value="0" table:formula="of:=[.O48]-[.F48]" table:style-name="ce20">
            <text:p>0</text:p>
          </table:table-cell>
          <table:table-cell office:value-type="float" office:value="0" table:formula="of:=[.P48]-[.G48]" table:style-name="ce20">
            <text:p>0</text:p>
          </table:table-cell>
          <table:table-cell office:value-type="float" office:value="0" table:formula="of:=[.Q48]-[.H48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5">
            <text:p>2001-02</text:p>
          </table:table-cell>
          <table:table-cell office:value-type="float" office:value="703504" table:style-name="ce25">
            <text:p>703504</text:p>
          </table:table-cell>
          <table:table-cell office:value-type="float" office:value="2455880" table:style-name="ce18">
            <text:p>2455880</text:p>
          </table:table-cell>
          <table:table-cell office:value-type="float" office:value="5479" table:style-name="ce18">
            <text:p>5479</text:p>
          </table:table-cell>
          <table:table-cell office:value-type="float" office:value="580350" table:style-name="ce18">
            <text:p>58035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01-02</text:p>
          </table:table-cell>
          <table:table-cell office:value-type="float" office:value="703504" table:style-name="ce20">
            <text:p>703504</text:p>
          </table:table-cell>
          <table:table-cell office:value-type="float" office:value="2455880" table:style-name="ce20">
            <text:p>2455880</text:p>
          </table:table-cell>
          <table:table-cell office:value-type="float" office:value="5479" table:style-name="ce20">
            <text:p>5479</text:p>
          </table:table-cell>
          <table:table-cell office:value-type="float" office:value="580350" table:style-name="ce20">
            <text:p>58035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01-02</text:p>
          </table:table-cell>
          <table:table-cell office:value-type="float" office:value="0" table:formula="of:=[.AL48]-[.AE48]" table:style-name="ce20">
            <text:p>0</text:p>
          </table:table-cell>
          <table:table-cell office:value-type="float" office:value="0" table:formula="of:=[.AM48]-[.AF48]" table:style-name="ce20">
            <text:p>0</text:p>
          </table:table-cell>
          <table:table-cell office:value-type="float" office:value="0" table:formula="of:=[.AN48]-[.AG48]" table:style-name="ce20">
            <text:p>0</text:p>
          </table:table-cell>
          <table:table-cell office:value-type="float" office:value="0" table:formula="of:=[.AO48]-[.AH48]" table:style-name="ce20">
            <text:p>0</text:p>
          </table:table-cell>
          <table:table-cell table:number-columns-repeated="2" table:style-name="ce1"/>
          <table:table-cell office:value-type="string" table:style-name="ce5">
            <text:p>2001-02</text:p>
          </table:table-cell>
          <table:table-cell office:value-type="float" office:value="2992252" table:style-name="ce18">
            <text:p>2992252</text:p>
          </table:table-cell>
          <table:table-cell office:value-type="float" office:value="2992252" table:style-name="ce47">
            <text:p>2992252</text:p>
          </table:table-cell>
          <table:table-cell office:value-type="float" office:value="0" table:formula="of:=[.AZ48]-[.BA48]" table:style-name="ce54">
            <text:p>0</text:p>
          </table:table-cell>
          <table:table-cell office:value-type="percentage" office:value="0" table:formula="of:=[.BB48]/[.BA48]" table:style-name="ce55">
            <text:p>0%</text:p>
          </table:table-cell>
          <table:table-cell office:value-type="float" office:value="0" table:formula="of:=IF([.BC48]&lt;&gt;0;1;0)" table:style-name="ce50">
            <text:p>0</text:p>
          </table:table-cell>
          <table:table-cell table:number-columns-repeated="16328" table:style-name="ce1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02-03</text:p>
          </table:table-cell>
          <table:table-cell office:value-type="float" office:value="310521" table:style-name="ce8">
            <text:p>310521</text:p>
          </table:table-cell>
          <table:table-cell office:value-type="float" office:value="104179" table:style-name="ce8">
            <text:p>104179</text:p>
          </table:table-cell>
          <table:table-cell office:value-type="float" office:value="1321696" table:style-name="ce8">
            <text:p>1321696</text:p>
          </table:table-cell>
          <table:table-cell office:value-type="float" office:value="899198" table:style-name="ce8">
            <text:p>899198</text:p>
          </table:table-cell>
          <table:table-cell office:value-type="float" office:value="476047" table:style-name="ce8">
            <text:p>476047</text:p>
          </table:table-cell>
          <table:table-cell office:value-type="float" office:value="1648688" table:style-name="ce8">
            <text:p>1648688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02-03</text:p>
          </table:table-cell>
          <table:table-cell office:value-type="float" office:value="310521" table:style-name="ce20">
            <text:p>310521</text:p>
          </table:table-cell>
          <table:table-cell office:value-type="float" office:value="104179" table:style-name="ce20">
            <text:p>104179</text:p>
          </table:table-cell>
          <table:table-cell office:value-type="float" office:value="1321696" table:style-name="ce20">
            <text:p>1321696</text:p>
          </table:table-cell>
          <table:table-cell office:value-type="float" office:value="899198" table:style-name="ce20">
            <text:p>899198</text:p>
          </table:table-cell>
          <table:table-cell office:value-type="float" office:value="476047" table:style-name="ce20">
            <text:p>476047</text:p>
          </table:table-cell>
          <table:table-cell office:value-type="float" office:value="1648688" table:style-name="ce20">
            <text:p>1648688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02-03</text:p>
          </table:table-cell>
          <table:table-cell office:value-type="float" office:value="0" table:formula="of:=[.L49]-[.C49]" table:style-name="ce20">
            <text:p>0</text:p>
          </table:table-cell>
          <table:table-cell office:value-type="float" office:value="0" table:formula="of:=[.M49]-[.D49]" table:style-name="ce20">
            <text:p>0</text:p>
          </table:table-cell>
          <table:table-cell office:value-type="float" office:value="0" table:formula="of:=[.N49]-[.E49]" table:style-name="ce20">
            <text:p>0</text:p>
          </table:table-cell>
          <table:table-cell office:value-type="float" office:value="0" table:formula="of:=[.O49]-[.F49]" table:style-name="ce20">
            <text:p>0</text:p>
          </table:table-cell>
          <table:table-cell office:value-type="float" office:value="0" table:formula="of:=[.P49]-[.G49]" table:style-name="ce20">
            <text:p>0</text:p>
          </table:table-cell>
          <table:table-cell office:value-type="float" office:value="0" table:formula="of:=[.Q49]-[.H49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5">
            <text:p>2002-03</text:p>
          </table:table-cell>
          <table:table-cell office:value-type="float" office:value="688859" table:style-name="ce25">
            <text:p>688859</text:p>
          </table:table-cell>
          <table:table-cell office:value-type="float" office:value="2413217" table:style-name="ce18">
            <text:p>2413217</text:p>
          </table:table-cell>
          <table:table-cell office:value-type="float" office:value="5709" table:style-name="ce18">
            <text:p>5709</text:p>
          </table:table-cell>
          <table:table-cell office:value-type="float" office:value="594917" table:style-name="ce18">
            <text:p>594917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02-03</text:p>
          </table:table-cell>
          <table:table-cell office:value-type="float" office:value="688859" table:style-name="ce20">
            <text:p>688859</text:p>
          </table:table-cell>
          <table:table-cell office:value-type="float" office:value="2413217" table:style-name="ce20">
            <text:p>2413217</text:p>
          </table:table-cell>
          <table:table-cell office:value-type="float" office:value="5709" table:style-name="ce20">
            <text:p>5709</text:p>
          </table:table-cell>
          <table:table-cell office:value-type="float" office:value="594917" table:style-name="ce20">
            <text:p>594917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02-03</text:p>
          </table:table-cell>
          <table:table-cell office:value-type="float" office:value="0" table:formula="of:=[.AL49]-[.AE49]" table:style-name="ce20">
            <text:p>0</text:p>
          </table:table-cell>
          <table:table-cell office:value-type="float" office:value="0" table:formula="of:=[.AM49]-[.AF49]" table:style-name="ce20">
            <text:p>0</text:p>
          </table:table-cell>
          <table:table-cell office:value-type="float" office:value="0" table:formula="of:=[.AN49]-[.AG49]" table:style-name="ce20">
            <text:p>0</text:p>
          </table:table-cell>
          <table:table-cell office:value-type="float" office:value="0" table:formula="of:=[.AO49]-[.AH49]" table:style-name="ce20">
            <text:p>0</text:p>
          </table:table-cell>
          <table:table-cell table:number-columns-repeated="2" table:style-name="ce1"/>
          <table:table-cell office:value-type="string" table:style-name="ce5">
            <text:p>2002-03</text:p>
          </table:table-cell>
          <table:table-cell office:value-type="float" office:value="2970384" table:style-name="ce18">
            <text:p>2970384</text:p>
          </table:table-cell>
          <table:table-cell office:value-type="float" office:value="2970384" table:style-name="ce47">
            <text:p>2970384</text:p>
          </table:table-cell>
          <table:table-cell office:value-type="float" office:value="0" table:formula="of:=[.AZ49]-[.BA49]" table:style-name="ce54">
            <text:p>0</text:p>
          </table:table-cell>
          <table:table-cell office:value-type="percentage" office:value="0" table:formula="of:=[.BB49]/[.BA49]" table:style-name="ce55">
            <text:p>0%</text:p>
          </table:table-cell>
          <table:table-cell office:value-type="float" office:value="0" table:formula="of:=IF([.BC49]&lt;&gt;0;1;0)" table:style-name="ce50">
            <text:p>0</text:p>
          </table:table-cell>
          <table:table-cell table:number-columns-repeated="16328" table:style-name="ce1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03-04</text:p>
          </table:table-cell>
          <table:table-cell office:value-type="float" office:value="287340" table:style-name="ce8">
            <text:p>287340</text:p>
          </table:table-cell>
          <table:table-cell office:value-type="float" office:value="94297" table:style-name="ce8">
            <text:p>94297</text:p>
          </table:table-cell>
          <table:table-cell office:value-type="float" office:value="1297542" table:style-name="ce8">
            <text:p>1297542</text:p>
          </table:table-cell>
          <table:table-cell office:value-type="float" office:value="898498" table:style-name="ce8">
            <text:p>898498</text:p>
          </table:table-cell>
          <table:table-cell office:value-type="float" office:value="478402" table:style-name="ce8">
            <text:p>478402</text:p>
          </table:table-cell>
          <table:table-cell office:value-type="float" office:value="1656912" table:style-name="ce8">
            <text:p>1656912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03-04</text:p>
          </table:table-cell>
          <table:table-cell office:value-type="float" office:value="287340" table:style-name="ce20">
            <text:p>287340</text:p>
          </table:table-cell>
          <table:table-cell office:value-type="float" office:value="94297" table:style-name="ce20">
            <text:p>94297</text:p>
          </table:table-cell>
          <table:table-cell office:value-type="float" office:value="1297542" table:style-name="ce20">
            <text:p>1297542</text:p>
          </table:table-cell>
          <table:table-cell office:value-type="float" office:value="898498" table:style-name="ce20">
            <text:p>898498</text:p>
          </table:table-cell>
          <table:table-cell office:value-type="float" office:value="478402" table:style-name="ce20">
            <text:p>478402</text:p>
          </table:table-cell>
          <table:table-cell office:value-type="float" office:value="1656912" table:style-name="ce20">
            <text:p>1656912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03-04</text:p>
          </table:table-cell>
          <table:table-cell office:value-type="float" office:value="0" table:formula="of:=[.L50]-[.C50]" table:style-name="ce20">
            <text:p>0</text:p>
          </table:table-cell>
          <table:table-cell office:value-type="float" office:value="0" table:formula="of:=[.M50]-[.D50]" table:style-name="ce20">
            <text:p>0</text:p>
          </table:table-cell>
          <table:table-cell office:value-type="float" office:value="0" table:formula="of:=[.N50]-[.E50]" table:style-name="ce20">
            <text:p>0</text:p>
          </table:table-cell>
          <table:table-cell office:value-type="float" office:value="0" table:formula="of:=[.O50]-[.F50]" table:style-name="ce20">
            <text:p>0</text:p>
          </table:table-cell>
          <table:table-cell office:value-type="float" office:value="0" table:formula="of:=[.P50]-[.G50]" table:style-name="ce20">
            <text:p>0</text:p>
          </table:table-cell>
          <table:table-cell office:value-type="float" office:value="0" table:formula="of:=[.Q50]-[.H50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5">
            <text:p>2003-04</text:p>
          </table:table-cell>
          <table:table-cell office:value-type="float" office:value="570045" table:style-name="ce25">
            <text:p>570045</text:p>
          </table:table-cell>
          <table:table-cell office:value-type="float" office:value="2540790" table:style-name="ce18">
            <text:p>2540790</text:p>
          </table:table-cell>
          <table:table-cell office:value-type="float" office:value="5876" table:style-name="ce18">
            <text:p>5876</text:p>
          </table:table-cell>
          <table:table-cell office:value-type="float" office:value="655134" table:style-name="ce18">
            <text:p>655134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03-04</text:p>
          </table:table-cell>
          <table:table-cell office:value-type="float" office:value="570045" table:style-name="ce20">
            <text:p>570045</text:p>
          </table:table-cell>
          <table:table-cell office:value-type="float" office:value="2540790" table:style-name="ce20">
            <text:p>2540790</text:p>
          </table:table-cell>
          <table:table-cell office:value-type="float" office:value="5876" table:style-name="ce20">
            <text:p>5876</text:p>
          </table:table-cell>
          <table:table-cell office:value-type="float" office:value="655134" table:style-name="ce20">
            <text:p>655134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03-04</text:p>
          </table:table-cell>
          <table:table-cell office:value-type="float" office:value="0" table:formula="of:=[.AL50]-[.AE50]" table:style-name="ce20">
            <text:p>0</text:p>
          </table:table-cell>
          <table:table-cell office:value-type="float" office:value="0" table:formula="of:=[.AM50]-[.AF50]" table:style-name="ce20">
            <text:p>0</text:p>
          </table:table-cell>
          <table:table-cell office:value-type="float" office:value="0" table:formula="of:=[.AN50]-[.AG50]" table:style-name="ce20">
            <text:p>0</text:p>
          </table:table-cell>
          <table:table-cell office:value-type="float" office:value="0" table:formula="of:=[.AO50]-[.AH50]" table:style-name="ce20">
            <text:p>0</text:p>
          </table:table-cell>
          <table:table-cell table:number-columns-repeated="2" table:style-name="ce1"/>
          <table:table-cell office:value-type="string" table:style-name="ce5">
            <text:p>2003-04</text:p>
          </table:table-cell>
          <table:table-cell office:value-type="float" office:value="2954454" table:style-name="ce18">
            <text:p>2954454</text:p>
          </table:table-cell>
          <table:table-cell office:value-type="float" office:value="2954454" table:style-name="ce47">
            <text:p>2954454</text:p>
          </table:table-cell>
          <table:table-cell office:value-type="float" office:value="0" table:formula="of:=[.AZ50]-[.BA50]" table:style-name="ce54">
            <text:p>0</text:p>
          </table:table-cell>
          <table:table-cell office:value-type="percentage" office:value="0" table:formula="of:=[.BB50]/[.BA50]" table:style-name="ce55">
            <text:p>0%</text:p>
          </table:table-cell>
          <table:table-cell office:value-type="float" office:value="0" table:formula="of:=IF([.BC50]&lt;&gt;0;1;0)" table:style-name="ce50">
            <text:p>0</text:p>
          </table:table-cell>
          <table:table-cell table:number-columns-repeated="16328" table:style-name="ce1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04-05</text:p>
          </table:table-cell>
          <table:table-cell office:value-type="float" office:value="289974" table:style-name="ce8">
            <text:p>289974</text:p>
          </table:table-cell>
          <table:table-cell office:value-type="float" office:value="88486" table:style-name="ce8">
            <text:p>88486</text:p>
          </table:table-cell>
          <table:table-cell office:value-type="float" office:value="1342974" table:style-name="ce8">
            <text:p>1342974</text:p>
          </table:table-cell>
          <table:table-cell office:value-type="float" office:value="899267" table:style-name="ce8">
            <text:p>899267</text:p>
          </table:table-cell>
          <table:table-cell office:value-type="float" office:value="480661" table:style-name="ce8">
            <text:p>480661</text:p>
          </table:table-cell>
          <table:table-cell office:value-type="float" office:value="1653319" table:style-name="ce8">
            <text:p>1653319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04-05</text:p>
          </table:table-cell>
          <table:table-cell office:value-type="float" office:value="289974" table:style-name="ce20">
            <text:p>289974</text:p>
          </table:table-cell>
          <table:table-cell office:value-type="float" office:value="88486" table:style-name="ce20">
            <text:p>88486</text:p>
          </table:table-cell>
          <table:table-cell office:value-type="float" office:value="1342974" table:style-name="ce20">
            <text:p>1342974</text:p>
          </table:table-cell>
          <table:table-cell office:value-type="float" office:value="899267" table:style-name="ce20">
            <text:p>899267</text:p>
          </table:table-cell>
          <table:table-cell office:value-type="float" office:value="480661" table:style-name="ce20">
            <text:p>480661</text:p>
          </table:table-cell>
          <table:table-cell office:value-type="float" office:value="1653319" table:style-name="ce20">
            <text:p>1653319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04-05</text:p>
          </table:table-cell>
          <table:table-cell office:value-type="float" office:value="0" table:formula="of:=[.L51]-[.C51]" table:style-name="ce20">
            <text:p>0</text:p>
          </table:table-cell>
          <table:table-cell office:value-type="float" office:value="0" table:formula="of:=[.M51]-[.D51]" table:style-name="ce20">
            <text:p>0</text:p>
          </table:table-cell>
          <table:table-cell office:value-type="float" office:value="0" table:formula="of:=[.N51]-[.E51]" table:style-name="ce20">
            <text:p>0</text:p>
          </table:table-cell>
          <table:table-cell office:value-type="float" office:value="0" table:formula="of:=[.O51]-[.F51]" table:style-name="ce20">
            <text:p>0</text:p>
          </table:table-cell>
          <table:table-cell office:value-type="float" office:value="0" table:formula="of:=[.P51]-[.G51]" table:style-name="ce20">
            <text:p>0</text:p>
          </table:table-cell>
          <table:table-cell office:value-type="float" office:value="0" table:formula="of:=[.Q51]-[.H51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5">
            <text:p>2004-05</text:p>
          </table:table-cell>
          <table:table-cell office:value-type="float" office:value="667105" table:style-name="ce25">
            <text:p>667105</text:p>
          </table:table-cell>
          <table:table-cell office:value-type="float" office:value="2400043" table:style-name="ce18">
            <text:p>2400043</text:p>
          </table:table-cell>
          <table:table-cell office:value-type="float" office:value="6001" table:style-name="ce18">
            <text:p>6001</text:p>
          </table:table-cell>
          <table:table-cell office:value-type="float" office:value="690778" table:style-name="ce18">
            <text:p>690778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04-05</text:p>
          </table:table-cell>
          <table:table-cell office:value-type="float" office:value="667105" table:style-name="ce20">
            <text:p>667105</text:p>
          </table:table-cell>
          <table:table-cell office:value-type="float" office:value="2400043" table:style-name="ce20">
            <text:p>2400043</text:p>
          </table:table-cell>
          <table:table-cell office:value-type="float" office:value="6001" table:style-name="ce20">
            <text:p>6001</text:p>
          </table:table-cell>
          <table:table-cell office:value-type="float" office:value="690778" table:style-name="ce20">
            <text:p>690778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04-05</text:p>
          </table:table-cell>
          <table:table-cell office:value-type="float" office:value="0" table:formula="of:=[.AL51]-[.AE51]" table:style-name="ce20">
            <text:p>0</text:p>
          </table:table-cell>
          <table:table-cell office:value-type="float" office:value="0" table:formula="of:=[.AM51]-[.AF51]" table:style-name="ce20">
            <text:p>0</text:p>
          </table:table-cell>
          <table:table-cell office:value-type="float" office:value="0" table:formula="of:=[.AN51]-[.AG51]" table:style-name="ce20">
            <text:p>0</text:p>
          </table:table-cell>
          <table:table-cell office:value-type="float" office:value="0" table:formula="of:=[.AO51]-[.AH51]" table:style-name="ce20">
            <text:p>0</text:p>
          </table:table-cell>
          <table:table-cell table:number-columns-repeated="2" table:style-name="ce1"/>
          <table:table-cell office:value-type="string" table:style-name="ce5">
            <text:p>2004-05</text:p>
          </table:table-cell>
          <table:table-cell office:value-type="float" office:value="2996293" table:style-name="ce18">
            <text:p>2996293</text:p>
          </table:table-cell>
          <table:table-cell office:value-type="float" office:value="2996293" table:style-name="ce47">
            <text:p>2996293</text:p>
          </table:table-cell>
          <table:table-cell office:value-type="float" office:value="0" table:formula="of:=[.AZ51]-[.BA51]" table:style-name="ce54">
            <text:p>0</text:p>
          </table:table-cell>
          <table:table-cell office:value-type="percentage" office:value="0" table:formula="of:=[.BB51]/[.BA51]" table:style-name="ce55">
            <text:p>0%</text:p>
          </table:table-cell>
          <table:table-cell office:value-type="float" office:value="0" table:formula="of:=IF([.BC51]&lt;&gt;0;1;0)" table:style-name="ce50">
            <text:p>0</text:p>
          </table:table-cell>
          <table:table-cell table:number-columns-repeated="16328" table:style-name="ce1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05-06</text:p>
          </table:table-cell>
          <table:table-cell office:value-type="float" office:value="275742" table:style-name="ce8">
            <text:p>275742</text:p>
          </table:table-cell>
          <table:table-cell office:value-type="float" office:value="90539" table:style-name="ce8">
            <text:p>90539</text:p>
          </table:table-cell>
          <table:table-cell office:value-type="float" office:value="1318644" table:style-name="ce8">
            <text:p>1318644</text:p>
          </table:table-cell>
          <table:table-cell office:value-type="float" office:value="897833" table:style-name="ce8">
            <text:p>897833</text:p>
          </table:table-cell>
          <table:table-cell office:value-type="float" office:value="494400" table:style-name="ce8">
            <text:p>494400</text:p>
          </table:table-cell>
          <table:table-cell office:value-type="float" office:value="1667083" table:style-name="ce8">
            <text:p>1667083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05-06</text:p>
          </table:table-cell>
          <table:table-cell office:value-type="float" office:value="275742" table:style-name="ce20">
            <text:p>275742</text:p>
          </table:table-cell>
          <table:table-cell office:value-type="float" office:value="90539" table:style-name="ce20">
            <text:p>90539</text:p>
          </table:table-cell>
          <table:table-cell office:value-type="float" office:value="1318644" table:style-name="ce20">
            <text:p>1318644</text:p>
          </table:table-cell>
          <table:table-cell office:value-type="float" office:value="897833" table:style-name="ce20">
            <text:p>897833</text:p>
          </table:table-cell>
          <table:table-cell office:value-type="float" office:value="494400" table:style-name="ce20">
            <text:p>494400</text:p>
          </table:table-cell>
          <table:table-cell office:value-type="float" office:value="1667083" table:style-name="ce20">
            <text:p>1667083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05-06</text:p>
          </table:table-cell>
          <table:table-cell office:value-type="float" office:value="0" table:formula="of:=[.L52]-[.C52]" table:style-name="ce20">
            <text:p>0</text:p>
          </table:table-cell>
          <table:table-cell office:value-type="float" office:value="0" table:formula="of:=[.M52]-[.D52]" table:style-name="ce20">
            <text:p>0</text:p>
          </table:table-cell>
          <table:table-cell office:value-type="float" office:value="0" table:formula="of:=[.N52]-[.E52]" table:style-name="ce20">
            <text:p>0</text:p>
          </table:table-cell>
          <table:table-cell office:value-type="float" office:value="0" table:formula="of:=[.O52]-[.F52]" table:style-name="ce20">
            <text:p>0</text:p>
          </table:table-cell>
          <table:table-cell office:value-type="float" office:value="0" table:formula="of:=[.P52]-[.G52]" table:style-name="ce20">
            <text:p>0</text:p>
          </table:table-cell>
          <table:table-cell office:value-type="float" office:value="0" table:formula="of:=[.Q52]-[.H52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5">
            <text:p>2005-06</text:p>
          </table:table-cell>
          <table:table-cell office:value-type="float" office:value="629987" table:style-name="ce25">
            <text:p>629987</text:p>
          </table:table-cell>
          <table:table-cell office:value-type="float" office:value="2568284" table:style-name="ce18">
            <text:p>2568284</text:p>
          </table:table-cell>
          <table:table-cell office:value-type="float" office:value="6326" table:style-name="ce18">
            <text:p>6326</text:p>
          </table:table-cell>
          <table:table-cell office:value-type="float" office:value="739225" table:style-name="ce18">
            <text:p>739225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05-06</text:p>
          </table:table-cell>
          <table:table-cell office:value-type="float" office:value="629987" table:style-name="ce20">
            <text:p>629987</text:p>
          </table:table-cell>
          <table:table-cell office:value-type="float" office:value="2568284" table:style-name="ce20">
            <text:p>2568284</text:p>
          </table:table-cell>
          <table:table-cell office:value-type="float" office:value="6326" table:style-name="ce20">
            <text:p>6326</text:p>
          </table:table-cell>
          <table:table-cell office:value-type="float" office:value="739225" table:style-name="ce20">
            <text:p>739225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05-06</text:p>
          </table:table-cell>
          <table:table-cell office:value-type="float" office:value="0" table:formula="of:=[.AL52]-[.AE52]" table:style-name="ce20">
            <text:p>0</text:p>
          </table:table-cell>
          <table:table-cell office:value-type="float" office:value="0" table:formula="of:=[.AM52]-[.AF52]" table:style-name="ce20">
            <text:p>0</text:p>
          </table:table-cell>
          <table:table-cell office:value-type="float" office:value="0" table:formula="of:=[.AN52]-[.AG52]" table:style-name="ce20">
            <text:p>0</text:p>
          </table:table-cell>
          <table:table-cell office:value-type="float" office:value="0" table:formula="of:=[.AO52]-[.AH52]" table:style-name="ce20">
            <text:p>0</text:p>
          </table:table-cell>
          <table:table-cell table:number-columns-repeated="2" table:style-name="ce1"/>
          <table:table-cell office:value-type="string" table:style-name="ce5">
            <text:p>2005-06</text:p>
          </table:table-cell>
          <table:table-cell office:value-type="float" office:value="2985727" table:style-name="ce18">
            <text:p>2985727</text:p>
          </table:table-cell>
          <table:table-cell office:value-type="float" office:value="2985727" table:style-name="ce47">
            <text:p>2985727</text:p>
          </table:table-cell>
          <table:table-cell office:value-type="float" office:value="0" table:formula="of:=[.AZ52]-[.BA52]" table:style-name="ce54">
            <text:p>0</text:p>
          </table:table-cell>
          <table:table-cell office:value-type="percentage" office:value="0" table:formula="of:=[.BB52]/[.BA52]" table:style-name="ce55">
            <text:p>0%</text:p>
          </table:table-cell>
          <table:table-cell office:value-type="float" office:value="0" table:formula="of:=IF([.BC52]&lt;&gt;0;1;0)" table:style-name="ce50">
            <text:p>0</text:p>
          </table:table-cell>
          <table:table-cell table:number-columns-repeated="16328" table:style-name="ce1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06-07</text:p>
          </table:table-cell>
          <table:table-cell office:value-type="float" office:value="263529" table:style-name="ce8">
            <text:p>263529</text:p>
          </table:table-cell>
          <table:table-cell office:value-type="float" office:value="87128" table:style-name="ce8">
            <text:p>87128</text:p>
          </table:table-cell>
          <table:table-cell office:value-type="float" office:value="1240582" table:style-name="ce8">
            <text:p>1240582</text:p>
          </table:table-cell>
          <table:table-cell office:value-type="float" office:value="872943" table:style-name="ce8">
            <text:p>872943</text:p>
          </table:table-cell>
          <table:table-cell office:value-type="float" office:value="502240" table:style-name="ce8">
            <text:p>502240</text:p>
          </table:table-cell>
          <table:table-cell office:value-type="float" office:value="1676959" table:style-name="ce8">
            <text:p>1676959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06-07</text:p>
          </table:table-cell>
          <table:table-cell office:value-type="float" office:value="263529" table:style-name="ce20">
            <text:p>263529</text:p>
          </table:table-cell>
          <table:table-cell office:value-type="float" office:value="87128" table:style-name="ce20">
            <text:p>87128</text:p>
          </table:table-cell>
          <table:table-cell office:value-type="float" office:value="1240582" table:style-name="ce20">
            <text:p>1240582</text:p>
          </table:table-cell>
          <table:table-cell office:value-type="float" office:value="872943" table:style-name="ce20">
            <text:p>872943</text:p>
          </table:table-cell>
          <table:table-cell office:value-type="float" office:value="502240" table:style-name="ce20">
            <text:p>502240</text:p>
          </table:table-cell>
          <table:table-cell office:value-type="float" office:value="1676959" table:style-name="ce20">
            <text:p>1676959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06-07</text:p>
          </table:table-cell>
          <table:table-cell office:value-type="float" office:value="0" table:formula="of:=[.L53]-[.C53]" table:style-name="ce20">
            <text:p>0</text:p>
          </table:table-cell>
          <table:table-cell office:value-type="float" office:value="0" table:formula="of:=[.M53]-[.D53]" table:style-name="ce20">
            <text:p>0</text:p>
          </table:table-cell>
          <table:table-cell office:value-type="float" office:value="0" table:formula="of:=[.N53]-[.E53]" table:style-name="ce20">
            <text:p>0</text:p>
          </table:table-cell>
          <table:table-cell office:value-type="float" office:value="0" table:formula="of:=[.O53]-[.F53]" table:style-name="ce20">
            <text:p>0</text:p>
          </table:table-cell>
          <table:table-cell office:value-type="float" office:value="0" table:formula="of:=[.P53]-[.G53]" table:style-name="ce20">
            <text:p>0</text:p>
          </table:table-cell>
          <table:table-cell office:value-type="float" office:value="0" table:formula="of:=[.Q53]-[.H53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5">
            <text:p>2006-07</text:p>
          </table:table-cell>
          <table:table-cell office:value-type="float" office:value="641575" table:style-name="ce25">
            <text:p>641575</text:p>
          </table:table-cell>
          <table:table-cell office:value-type="float" office:value="2518999" table:style-name="ce18">
            <text:p>2518999</text:p>
          </table:table-cell>
          <table:table-cell office:value-type="float" office:value="6054" table:style-name="ce18">
            <text:p>6054</text:p>
          </table:table-cell>
          <table:table-cell office:value-type="float" office:value="780405" table:style-name="ce18">
            <text:p>780405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06-07</text:p>
          </table:table-cell>
          <table:table-cell office:value-type="float" office:value="641575" table:style-name="ce20">
            <text:p>641575</text:p>
          </table:table-cell>
          <table:table-cell office:value-type="float" office:value="2518999" table:style-name="ce20">
            <text:p>2518999</text:p>
          </table:table-cell>
          <table:table-cell office:value-type="float" office:value="6054" table:style-name="ce20">
            <text:p>6054</text:p>
          </table:table-cell>
          <table:table-cell office:value-type="float" office:value="780405" table:style-name="ce20">
            <text:p>780405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06-07</text:p>
          </table:table-cell>
          <table:table-cell office:value-type="float" office:value="0" table:formula="of:=[.AL53]-[.AE53]" table:style-name="ce20">
            <text:p>0</text:p>
          </table:table-cell>
          <table:table-cell office:value-type="float" office:value="0" table:formula="of:=[.AM53]-[.AF53]" table:style-name="ce20">
            <text:p>0</text:p>
          </table:table-cell>
          <table:table-cell office:value-type="float" office:value="0" table:formula="of:=[.AN53]-[.AG53]" table:style-name="ce20">
            <text:p>0</text:p>
          </table:table-cell>
          <table:table-cell office:value-type="float" office:value="0" table:formula="of:=[.AO53]-[.AH53]" table:style-name="ce20">
            <text:p>0</text:p>
          </table:table-cell>
          <table:table-cell table:number-columns-repeated="2" table:style-name="ce1"/>
          <table:table-cell office:value-type="string" table:style-name="ce5">
            <text:p>2006-07</text:p>
          </table:table-cell>
          <table:table-cell office:value-type="float" office:value="2917541" table:style-name="ce18">
            <text:p>2917541</text:p>
          </table:table-cell>
          <table:table-cell office:value-type="float" office:value="2917541" table:style-name="ce47">
            <text:p>2917541</text:p>
          </table:table-cell>
          <table:table-cell office:value-type="float" office:value="0" table:formula="of:=[.AZ53]-[.BA53]" table:style-name="ce54">
            <text:p>0</text:p>
          </table:table-cell>
          <table:table-cell office:value-type="percentage" office:value="0" table:formula="of:=[.BB53]/[.BA53]" table:style-name="ce55">
            <text:p>0%</text:p>
          </table:table-cell>
          <table:table-cell office:value-type="float" office:value="0" table:formula="of:=IF([.BC53]&lt;&gt;0;1;0)" table:style-name="ce50">
            <text:p>0</text:p>
          </table:table-cell>
          <table:table-cell table:number-columns-repeated="16328" table:style-name="ce1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07-08</text:p>
          </table:table-cell>
          <table:table-cell office:value-type="float" office:value="228938" table:style-name="ce8">
            <text:p>228938</text:p>
          </table:table-cell>
          <table:table-cell office:value-type="float" office:value="83990" table:style-name="ce8">
            <text:p>83990</text:p>
          </table:table-cell>
          <table:table-cell office:value-type="float" office:value="1126495" table:style-name="ce8">
            <text:p>1126495</text:p>
          </table:table-cell>
          <table:table-cell office:value-type="float" office:value="818812" table:style-name="ce8">
            <text:p>818812</text:p>
          </table:table-cell>
          <table:table-cell office:value-type="float" office:value="512045" table:style-name="ce8">
            <text:p>512045</text:p>
          </table:table-cell>
          <table:table-cell office:value-type="float" office:value="1634599" table:style-name="ce8">
            <text:p>1634599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07-08</text:p>
          </table:table-cell>
          <table:table-cell office:value-type="float" office:value="228938" table:style-name="ce20">
            <text:p>228938</text:p>
          </table:table-cell>
          <table:table-cell office:value-type="float" office:value="83990" table:style-name="ce20">
            <text:p>83990</text:p>
          </table:table-cell>
          <table:table-cell office:value-type="float" office:value="1126495" table:style-name="ce20">
            <text:p>1126495</text:p>
          </table:table-cell>
          <table:table-cell office:value-type="float" office:value="818812" table:style-name="ce20">
            <text:p>818812</text:p>
          </table:table-cell>
          <table:table-cell office:value-type="float" office:value="512045" table:style-name="ce20">
            <text:p>512045</text:p>
          </table:table-cell>
          <table:table-cell office:value-type="float" office:value="1634599" table:style-name="ce20">
            <text:p>1634599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07-08</text:p>
          </table:table-cell>
          <table:table-cell office:value-type="float" office:value="0" table:formula="of:=[.L54]-[.C54]" table:style-name="ce20">
            <text:p>0</text:p>
          </table:table-cell>
          <table:table-cell office:value-type="float" office:value="0" table:formula="of:=[.M54]-[.D54]" table:style-name="ce20">
            <text:p>0</text:p>
          </table:table-cell>
          <table:table-cell office:value-type="float" office:value="0" table:formula="of:=[.N54]-[.E54]" table:style-name="ce20">
            <text:p>0</text:p>
          </table:table-cell>
          <table:table-cell office:value-type="float" office:value="0" table:formula="of:=[.O54]-[.F54]" table:style-name="ce20">
            <text:p>0</text:p>
          </table:table-cell>
          <table:table-cell office:value-type="float" office:value="0" table:formula="of:=[.P54]-[.G54]" table:style-name="ce20">
            <text:p>0</text:p>
          </table:table-cell>
          <table:table-cell office:value-type="float" office:value="0" table:formula="of:=[.Q54]-[.H54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5">
            <text:p>2007-08</text:p>
          </table:table-cell>
          <table:table-cell office:value-type="float" office:value="528488" table:style-name="ce25">
            <text:p>528488</text:p>
          </table:table-cell>
          <table:table-cell office:value-type="float" office:value="2556455" table:style-name="ce18">
            <text:p>2556455</text:p>
          </table:table-cell>
          <table:table-cell office:value-type="float" office:value="5641" table:style-name="ce18">
            <text:p>5641</text:p>
          </table:table-cell>
          <table:table-cell office:value-type="float" office:value="753135" table:style-name="ce18">
            <text:p>753135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07-08</text:p>
          </table:table-cell>
          <table:table-cell office:value-type="float" office:value="528488" table:style-name="ce20">
            <text:p>528488</text:p>
          </table:table-cell>
          <table:table-cell office:value-type="float" office:value="2556455" table:style-name="ce20">
            <text:p>2556455</text:p>
          </table:table-cell>
          <table:table-cell office:value-type="float" office:value="5641" table:style-name="ce20">
            <text:p>5641</text:p>
          </table:table-cell>
          <table:table-cell office:value-type="float" office:value="753135" table:style-name="ce20">
            <text:p>753135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07-08</text:p>
          </table:table-cell>
          <table:table-cell office:value-type="float" office:value="0" table:formula="of:=[.AL54]-[.AE54]" table:style-name="ce20">
            <text:p>0</text:p>
          </table:table-cell>
          <table:table-cell office:value-type="float" office:value="0" table:formula="of:=[.AM54]-[.AF54]" table:style-name="ce20">
            <text:p>0</text:p>
          </table:table-cell>
          <table:table-cell office:value-type="float" office:value="0" table:formula="of:=[.AN54]-[.AG54]" table:style-name="ce20">
            <text:p>0</text:p>
          </table:table-cell>
          <table:table-cell office:value-type="float" office:value="0" table:formula="of:=[.AO54]-[.AH54]" table:style-name="ce20">
            <text:p>0</text:p>
          </table:table-cell>
          <table:table-cell table:number-columns-repeated="2" table:style-name="ce1"/>
          <table:table-cell office:value-type="string" table:style-name="ce5">
            <text:p>2007-08</text:p>
          </table:table-cell>
          <table:table-cell office:value-type="float" office:value="2761094" table:style-name="ce18">
            <text:p>2761094</text:p>
          </table:table-cell>
          <table:table-cell office:value-type="float" office:value="2761094" table:style-name="ce47">
            <text:p>2761094</text:p>
          </table:table-cell>
          <table:table-cell office:value-type="float" office:value="0" table:formula="of:=[.AZ54]-[.BA54]" table:style-name="ce54">
            <text:p>0</text:p>
          </table:table-cell>
          <table:table-cell office:value-type="percentage" office:value="0" table:formula="of:=[.BB54]/[.BA54]" table:style-name="ce55">
            <text:p>0%</text:p>
          </table:table-cell>
          <table:table-cell office:value-type="float" office:value="0" table:formula="of:=IF([.BC54]&lt;&gt;0;1;0)" table:style-name="ce50">
            <text:p>0</text:p>
          </table:table-cell>
          <table:table-cell table:number-columns-repeated="16328" table:style-name="ce1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08-09</text:p>
          </table:table-cell>
          <table:table-cell office:value-type="float" office:value="234265" table:style-name="ce18">
            <text:p>234265</text:p>
          </table:table-cell>
          <table:table-cell office:value-type="float" office:value="87241" table:style-name="ce18">
            <text:p>87241</text:p>
          </table:table-cell>
          <table:table-cell office:value-type="float" office:value="1081873" table:style-name="ce18">
            <text:p>1081873</text:p>
          </table:table-cell>
          <table:table-cell office:value-type="float" office:value="787769" table:style-name="ce18">
            <text:p>787769</text:p>
          </table:table-cell>
          <table:table-cell office:value-type="float" office:value="517475" table:style-name="ce18">
            <text:p>517475</text:p>
          </table:table-cell>
          <table:table-cell office:value-type="float" office:value="1613070" table:style-name="ce18">
            <text:p>161307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08-09</text:p>
          </table:table-cell>
          <table:table-cell office:value-type="float" office:value="234265" table:style-name="ce20">
            <text:p>234265</text:p>
          </table:table-cell>
          <table:table-cell office:value-type="float" office:value="87241" table:style-name="ce20">
            <text:p>87241</text:p>
          </table:table-cell>
          <table:table-cell office:value-type="float" office:value="1081873" table:style-name="ce20">
            <text:p>1081873</text:p>
          </table:table-cell>
          <table:table-cell office:value-type="float" office:value="787769" table:style-name="ce20">
            <text:p>787769</text:p>
          </table:table-cell>
          <table:table-cell office:value-type="float" office:value="517475" table:style-name="ce20">
            <text:p>517475</text:p>
          </table:table-cell>
          <table:table-cell office:value-type="float" office:value="1613070" table:style-name="ce20">
            <text:p>161307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08-09</text:p>
          </table:table-cell>
          <table:table-cell office:value-type="float" office:value="0" table:formula="of:=[.L55]-[.C55]" table:style-name="ce20">
            <text:p>0</text:p>
          </table:table-cell>
          <table:table-cell office:value-type="float" office:value="0" table:formula="of:=[.M55]-[.D55]" table:style-name="ce20">
            <text:p>0</text:p>
          </table:table-cell>
          <table:table-cell office:value-type="float" office:value="0" table:formula="of:=[.N55]-[.E55]" table:style-name="ce20">
            <text:p>0</text:p>
          </table:table-cell>
          <table:table-cell office:value-type="float" office:value="0" table:formula="of:=[.O55]-[.F55]" table:style-name="ce20">
            <text:p>0</text:p>
          </table:table-cell>
          <table:table-cell office:value-type="float" office:value="0" table:formula="of:=[.P55]-[.G55]" table:style-name="ce20">
            <text:p>0</text:p>
          </table:table-cell>
          <table:table-cell office:value-type="float" office:value="0" table:formula="of:=[.Q55]-[.H55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5">
            <text:p>2008-09</text:p>
          </table:table-cell>
          <table:table-cell office:value-type="float" office:value="590241" table:style-name="ce19">
            <text:p>590241</text:p>
          </table:table-cell>
          <table:table-cell office:value-type="float" office:value="2712114" table:style-name="ce19">
            <text:p>2712114</text:p>
          </table:table-cell>
          <table:table-cell office:value-type="float" office:value="5802" table:style-name="ce19">
            <text:p>5802</text:p>
          </table:table-cell>
          <table:table-cell office:value-type="float" office:value="783485" table:style-name="ce19">
            <text:p>783485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08-09</text:p>
          </table:table-cell>
          <table:table-cell office:value-type="float" office:value="590241" table:style-name="ce20">
            <text:p>590241</text:p>
          </table:table-cell>
          <table:table-cell office:value-type="float" office:value="2712114" table:style-name="ce20">
            <text:p>2712114</text:p>
          </table:table-cell>
          <table:table-cell office:value-type="float" office:value="5802" table:style-name="ce20">
            <text:p>5802</text:p>
          </table:table-cell>
          <table:table-cell office:value-type="float" office:value="783485" table:style-name="ce20">
            <text:p>783485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08-09</text:p>
          </table:table-cell>
          <table:table-cell office:value-type="float" office:value="0" table:formula="of:=[.AL55]-[.AE55]" table:style-name="ce20">
            <text:p>0</text:p>
          </table:table-cell>
          <table:table-cell office:value-type="float" office:value="0" table:formula="of:=[.AM55]-[.AF55]" table:style-name="ce20">
            <text:p>0</text:p>
          </table:table-cell>
          <table:table-cell office:value-type="float" office:value="0" table:formula="of:=[.AN55]-[.AG55]" table:style-name="ce20">
            <text:p>0</text:p>
          </table:table-cell>
          <table:table-cell office:value-type="float" office:value="0" table:formula="of:=[.AO55]-[.AH55]" table:style-name="ce20">
            <text:p>0</text:p>
          </table:table-cell>
          <table:table-cell table:number-columns-repeated="2" table:style-name="ce1"/>
          <table:table-cell office:value-type="string" table:style-name="ce5">
            <text:p>2008-09</text:p>
          </table:table-cell>
          <table:table-cell office:value-type="float" office:value="2694943" table:style-name="ce18">
            <text:p>2694943</text:p>
          </table:table-cell>
          <table:table-cell office:value-type="float" office:value="2694943" table:style-name="ce46">
            <text:p>2694943</text:p>
          </table:table-cell>
          <table:table-cell office:value-type="float" office:value="0" table:formula="of:=[.AZ55]-[.BA55]" table:style-name="ce54">
            <text:p>0</text:p>
          </table:table-cell>
          <table:table-cell office:value-type="percentage" office:value="0" table:formula="of:=[.BB55]/[.BA55]" table:style-name="ce55">
            <text:p>0%</text:p>
          </table:table-cell>
          <table:table-cell office:value-type="float" office:value="0" table:formula="of:=IF([.BC55]&lt;&gt;0;1;0)" table:style-name="ce50">
            <text:p>0</text:p>
          </table:table-cell>
          <table:table-cell table:number-columns-repeated="16328" table:style-name="ce1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09-10</text:p>
          </table:table-cell>
          <table:table-cell office:value-type="float" office:value="234013" table:style-name="ce18">
            <text:p>234013</text:p>
          </table:table-cell>
          <table:table-cell office:value-type="float" office:value="74925" table:style-name="ce18">
            <text:p>74925</text:p>
          </table:table-cell>
          <table:table-cell office:value-type="float" office:value="1067468" table:style-name="ce18">
            <text:p>1067468</text:p>
          </table:table-cell>
          <table:table-cell office:value-type="float" office:value="778618" table:style-name="ce18">
            <text:p>778618</text:p>
          </table:table-cell>
          <table:table-cell office:value-type="float" office:value="525408" table:style-name="ce18">
            <text:p>525408</text:p>
          </table:table-cell>
          <table:table-cell office:value-type="float" office:value="1601210" table:style-name="ce18">
            <text:p>160121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09-10</text:p>
          </table:table-cell>
          <table:table-cell office:value-type="float" office:value="234013" table:style-name="ce20">
            <text:p>234013</text:p>
          </table:table-cell>
          <table:table-cell office:value-type="float" office:value="74925" table:style-name="ce20">
            <text:p>74925</text:p>
          </table:table-cell>
          <table:table-cell office:value-type="float" office:value="1067468" table:style-name="ce20">
            <text:p>1067468</text:p>
          </table:table-cell>
          <table:table-cell office:value-type="float" office:value="778618" table:style-name="ce20">
            <text:p>778618</text:p>
          </table:table-cell>
          <table:table-cell office:value-type="float" office:value="525408" table:style-name="ce20">
            <text:p>525408</text:p>
          </table:table-cell>
          <table:table-cell office:value-type="float" office:value="1601210" table:style-name="ce20">
            <text:p>160121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09-10</text:p>
          </table:table-cell>
          <table:table-cell office:value-type="float" office:value="0" table:formula="of:=[.L56]-[.C56]" table:style-name="ce20">
            <text:p>0</text:p>
          </table:table-cell>
          <table:table-cell office:value-type="float" office:value="0" table:formula="of:=[.M56]-[.D56]" table:style-name="ce20">
            <text:p>0</text:p>
          </table:table-cell>
          <table:table-cell office:value-type="float" office:value="0" table:formula="of:=[.N56]-[.E56]" table:style-name="ce20">
            <text:p>0</text:p>
          </table:table-cell>
          <table:table-cell office:value-type="float" office:value="0" table:formula="of:=[.O56]-[.F56]" table:style-name="ce20">
            <text:p>0</text:p>
          </table:table-cell>
          <table:table-cell office:value-type="float" office:value="0" table:formula="of:=[.P56]-[.G56]" table:style-name="ce20">
            <text:p>0</text:p>
          </table:table-cell>
          <table:table-cell office:value-type="float" office:value="0" table:formula="of:=[.Q56]-[.H56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5">
            <text:p>2009-10</text:p>
          </table:table-cell>
          <table:table-cell office:value-type="float" office:value="598339" table:style-name="ce19">
            <text:p>598339</text:p>
          </table:table-cell>
          <table:table-cell office:value-type="float" office:value="2525384" table:style-name="ce19">
            <text:p>2525384</text:p>
          </table:table-cell>
          <table:table-cell office:value-type="float" office:value="5667" table:style-name="ce19">
            <text:p>5667</text:p>
          </table:table-cell>
          <table:table-cell office:value-type="float" office:value="745510" table:style-name="ce19">
            <text:p>74551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09-10</text:p>
          </table:table-cell>
          <table:table-cell office:value-type="float" office:value="598339" table:style-name="ce20">
            <text:p>598339</text:p>
          </table:table-cell>
          <table:table-cell office:value-type="float" office:value="2525384" table:style-name="ce20">
            <text:p>2525384</text:p>
          </table:table-cell>
          <table:table-cell office:value-type="float" office:value="5667" table:style-name="ce20">
            <text:p>5667</text:p>
          </table:table-cell>
          <table:table-cell office:value-type="float" office:value="745510" table:style-name="ce20">
            <text:p>74551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09-10</text:p>
          </table:table-cell>
          <table:table-cell office:value-type="float" office:value="0" table:formula="of:=[.AL56]-[.AE56]" table:style-name="ce20">
            <text:p>0</text:p>
          </table:table-cell>
          <table:table-cell office:value-type="float" office:value="0" table:formula="of:=[.AM56]-[.AF56]" table:style-name="ce20">
            <text:p>0</text:p>
          </table:table-cell>
          <table:table-cell office:value-type="float" office:value="0" table:formula="of:=[.AN56]-[.AG56]" table:style-name="ce20">
            <text:p>0</text:p>
          </table:table-cell>
          <table:table-cell office:value-type="float" office:value="0" table:formula="of:=[.AO56]-[.AH56]" table:style-name="ce20">
            <text:p>0</text:p>
          </table:table-cell>
          <table:table-cell table:number-columns-repeated="2" table:style-name="ce1"/>
          <table:table-cell office:value-type="string" table:style-name="ce5">
            <text:p>2009-10</text:p>
          </table:table-cell>
          <table:table-cell office:value-type="float" office:value="2668678" table:style-name="ce18">
            <text:p>2668678</text:p>
          </table:table-cell>
          <table:table-cell office:value-type="float" office:value="2668678" table:style-name="ce46">
            <text:p>2668678</text:p>
          </table:table-cell>
          <table:table-cell office:value-type="float" office:value="0" table:formula="of:=[.AZ56]-[.BA56]" table:style-name="ce54">
            <text:p>0</text:p>
          </table:table-cell>
          <table:table-cell office:value-type="percentage" office:value="0" table:formula="of:=[.BB56]/[.BA56]" table:style-name="ce55">
            <text:p>0%</text:p>
          </table:table-cell>
          <table:table-cell office:value-type="float" office:value="0" table:formula="of:=IF([.BC56]&lt;&gt;0;1;0)" table:style-name="ce50">
            <text:p>0</text:p>
          </table:table-cell>
          <table:table-cell table:number-columns-repeated="16328" table:style-name="ce1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10-11</text:p>
          </table:table-cell>
          <table:table-cell office:value-type="float" office:value="213187" table:style-name="ce18">
            <text:p>213187</text:p>
          </table:table-cell>
          <table:table-cell office:value-type="float" office:value="72284" table:style-name="ce18">
            <text:p>72284</text:p>
          </table:table-cell>
          <table:table-cell office:value-type="float" office:value="1041540" table:style-name="ce18">
            <text:p>1041540</text:p>
          </table:table-cell>
          <table:table-cell office:value-type="float" office:value="770473" table:style-name="ce18">
            <text:p>770473</text:p>
          </table:table-cell>
          <table:table-cell office:value-type="float" office:value="534230" table:style-name="ce18">
            <text:p>534230</text:p>
          </table:table-cell>
          <table:table-cell office:value-type="float" office:value="1605921" table:style-name="ce18">
            <text:p>1605921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10-11</text:p>
          </table:table-cell>
          <table:table-cell office:value-type="float" office:value="213187" table:style-name="ce20">
            <text:p>213187</text:p>
          </table:table-cell>
          <table:table-cell office:value-type="float" office:value="72284" table:style-name="ce20">
            <text:p>72284</text:p>
          </table:table-cell>
          <table:table-cell office:value-type="float" office:value="1041540" table:style-name="ce20">
            <text:p>1041540</text:p>
          </table:table-cell>
          <table:table-cell office:value-type="float" office:value="770473" table:style-name="ce20">
            <text:p>770473</text:p>
          </table:table-cell>
          <table:table-cell office:value-type="float" office:value="534230" table:style-name="ce20">
            <text:p>534230</text:p>
          </table:table-cell>
          <table:table-cell office:value-type="float" office:value="1605921" table:style-name="ce20">
            <text:p>1605921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10-11</text:p>
          </table:table-cell>
          <table:table-cell office:value-type="float" office:value="0" table:formula="of:=[.L57]-[.C57]" table:style-name="ce20">
            <text:p>0</text:p>
          </table:table-cell>
          <table:table-cell office:value-type="float" office:value="0" table:formula="of:=[.M57]-[.D57]" table:style-name="ce20">
            <text:p>0</text:p>
          </table:table-cell>
          <table:table-cell office:value-type="float" office:value="0" table:formula="of:=[.N57]-[.E57]" table:style-name="ce20">
            <text:p>0</text:p>
          </table:table-cell>
          <table:table-cell office:value-type="float" office:value="0" table:formula="of:=[.O57]-[.F57]" table:style-name="ce20">
            <text:p>0</text:p>
          </table:table-cell>
          <table:table-cell office:value-type="float" office:value="0" table:formula="of:=[.P57]-[.G57]" table:style-name="ce20">
            <text:p>0</text:p>
          </table:table-cell>
          <table:table-cell office:value-type="float" office:value="0" table:formula="of:=[.Q57]-[.H57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5">
            <text:p>2010-11</text:p>
          </table:table-cell>
          <table:table-cell office:value-type="float" office:value="522738" table:style-name="ce19">
            <text:p>522738</text:p>
          </table:table-cell>
          <table:table-cell office:value-type="float" office:value="2408962" table:style-name="ce19">
            <text:p>2408962</text:p>
          </table:table-cell>
          <table:table-cell office:value-type="float" office:value="5287" table:style-name="ce19">
            <text:p>5287</text:p>
          </table:table-cell>
          <table:table-cell office:value-type="float" office:value="770580" table:style-name="ce19">
            <text:p>77058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10-11</text:p>
          </table:table-cell>
          <table:table-cell office:value-type="float" office:value="522738" table:style-name="ce20">
            <text:p>522738</text:p>
          </table:table-cell>
          <table:table-cell office:value-type="float" office:value="2408962" table:style-name="ce20">
            <text:p>2408962</text:p>
          </table:table-cell>
          <table:table-cell office:value-type="float" office:value="5287" table:style-name="ce20">
            <text:p>5287</text:p>
          </table:table-cell>
          <table:table-cell office:value-type="float" office:value="770580" table:style-name="ce20">
            <text:p>77058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10-11</text:p>
          </table:table-cell>
          <table:table-cell office:value-type="float" office:value="0" table:formula="of:=[.AL57]-[.AE57]" table:style-name="ce20">
            <text:p>0</text:p>
          </table:table-cell>
          <table:table-cell office:value-type="float" office:value="0" table:formula="of:=[.AM57]-[.AF57]" table:style-name="ce20">
            <text:p>0</text:p>
          </table:table-cell>
          <table:table-cell office:value-type="float" office:value="0" table:formula="of:=[.AN57]-[.AG57]" table:style-name="ce20">
            <text:p>0</text:p>
          </table:table-cell>
          <table:table-cell office:value-type="float" office:value="0" table:formula="of:=[.AO57]-[.AH57]" table:style-name="ce20">
            <text:p>0</text:p>
          </table:table-cell>
          <table:table-cell table:number-columns-repeated="2" table:style-name="ce1"/>
          <table:table-cell office:value-type="string" table:style-name="ce5">
            <text:p>2010-11</text:p>
          </table:table-cell>
          <table:table-cell office:value-type="float" office:value="2647461" table:style-name="ce18">
            <text:p>2647461</text:p>
          </table:table-cell>
          <table:table-cell office:value-type="float" office:value="2647461" table:style-name="ce46">
            <text:p>2647461</text:p>
          </table:table-cell>
          <table:table-cell office:value-type="float" office:value="0" table:formula="of:=[.AZ57]-[.BA57]" table:style-name="ce54">
            <text:p>0</text:p>
          </table:table-cell>
          <table:table-cell office:value-type="percentage" office:value="0" table:formula="of:=[.BB57]/[.BA57]" table:style-name="ce55">
            <text:p>0%</text:p>
          </table:table-cell>
          <table:table-cell office:value-type="float" office:value="0" table:formula="of:=IF([.BC57]&lt;&gt;0;1;0)" table:style-name="ce50">
            <text:p>0</text:p>
          </table:table-cell>
          <table:table-cell table:number-columns-repeated="16328" table:style-name="ce1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11-12</text:p>
          </table:table-cell>
          <table:table-cell office:value-type="float" office:value="208160" table:style-name="ce18">
            <text:p>208160</text:p>
          </table:table-cell>
          <table:table-cell office:value-type="float" office:value="74498" table:style-name="ce18">
            <text:p>74498</text:p>
          </table:table-cell>
          <table:table-cell office:value-type="float" office:value="995669" table:style-name="ce18">
            <text:p>995669</text:p>
          </table:table-cell>
          <table:table-cell office:value-type="float" office:value="820867" table:style-name="ce18">
            <text:p>820867</text:p>
          </table:table-cell>
          <table:table-cell office:value-type="float" office:value="539565" table:style-name="ce18">
            <text:p>539565</text:p>
          </table:table-cell>
          <table:table-cell office:value-type="float" office:value="1666088" table:style-name="ce18">
            <text:p>1666088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11-12</text:p>
          </table:table-cell>
          <table:table-cell office:value-type="float" office:value="208160" table:style-name="ce20">
            <text:p>208160</text:p>
          </table:table-cell>
          <table:table-cell office:value-type="float" office:value="74498" table:style-name="ce20">
            <text:p>74498</text:p>
          </table:table-cell>
          <table:table-cell office:value-type="float" office:value="995669" table:style-name="ce20">
            <text:p>995669</text:p>
          </table:table-cell>
          <table:table-cell office:value-type="float" office:value="820867" table:style-name="ce20">
            <text:p>820867</text:p>
          </table:table-cell>
          <table:table-cell office:value-type="float" office:value="539565" table:style-name="ce20">
            <text:p>539565</text:p>
          </table:table-cell>
          <table:table-cell office:value-type="float" office:value="1666088" table:style-name="ce20">
            <text:p>1666088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11-12</text:p>
          </table:table-cell>
          <table:table-cell office:value-type="float" office:value="0" table:formula="of:=[.L58]-[.C58]" table:style-name="ce20">
            <text:p>0</text:p>
          </table:table-cell>
          <table:table-cell office:value-type="float" office:value="0" table:formula="of:=[.M58]-[.D58]" table:style-name="ce20">
            <text:p>0</text:p>
          </table:table-cell>
          <table:table-cell office:value-type="float" office:value="0" table:formula="of:=[.N58]-[.E58]" table:style-name="ce20">
            <text:p>0</text:p>
          </table:table-cell>
          <table:table-cell office:value-type="float" office:value="0" table:formula="of:=[.O58]-[.F58]" table:style-name="ce20">
            <text:p>0</text:p>
          </table:table-cell>
          <table:table-cell office:value-type="float" office:value="0" table:formula="of:=[.P58]-[.G58]" table:style-name="ce20">
            <text:p>0</text:p>
          </table:table-cell>
          <table:table-cell office:value-type="float" office:value="0" table:formula="of:=[.Q58]-[.H58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5">
            <text:p>2011-12</text:p>
          </table:table-cell>
          <table:table-cell office:value-type="float" office:value="568993" table:style-name="ce4">
            <text:p>568993</text:p>
          </table:table-cell>
          <table:table-cell office:value-type="float" office:value="2547399" table:style-name="ce4">
            <text:p>2547399</text:p>
          </table:table-cell>
          <table:table-cell office:value-type="float" office:value="5941" table:style-name="ce4">
            <text:p>5941</text:p>
          </table:table-cell>
          <table:table-cell office:value-type="float" office:value="798940" table:style-name="ce4">
            <text:p>79894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11-12</text:p>
          </table:table-cell>
          <table:table-cell office:value-type="float" office:value="568993" table:style-name="ce20">
            <text:p>568993</text:p>
          </table:table-cell>
          <table:table-cell office:value-type="float" office:value="2547399" table:style-name="ce20">
            <text:p>2547399</text:p>
          </table:table-cell>
          <table:table-cell office:value-type="float" office:value="5941" table:style-name="ce20">
            <text:p>5941</text:p>
          </table:table-cell>
          <table:table-cell office:value-type="float" office:value="798940" table:style-name="ce20">
            <text:p>79894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11-12</text:p>
          </table:table-cell>
          <table:table-cell office:value-type="float" office:value="0" table:formula="of:=[.AL58]-[.AE58]" table:style-name="ce20">
            <text:p>0</text:p>
          </table:table-cell>
          <table:table-cell office:value-type="float" office:value="0" table:formula="of:=[.AM58]-[.AF58]" table:style-name="ce20">
            <text:p>0</text:p>
          </table:table-cell>
          <table:table-cell office:value-type="float" office:value="0" table:formula="of:=[.AN58]-[.AG58]" table:style-name="ce20">
            <text:p>0</text:p>
          </table:table-cell>
          <table:table-cell office:value-type="float" office:value="0" table:formula="of:=[.AO58]-[.AH58]" table:style-name="ce20">
            <text:p>0</text:p>
          </table:table-cell>
          <table:table-cell table:number-columns-repeated="2" table:style-name="ce1"/>
          <table:table-cell office:value-type="string" table:style-name="ce5">
            <text:p>2011-12</text:p>
          </table:table-cell>
          <table:table-cell office:value-type="float" office:value="2661757" table:style-name="ce18">
            <text:p>2661757</text:p>
          </table:table-cell>
          <table:table-cell office:value-type="float" office:value="2661757" table:style-name="ce46">
            <text:p>2661757</text:p>
          </table:table-cell>
          <table:table-cell office:value-type="float" office:value="0" table:formula="of:=[.AZ58]-[.BA58]" table:style-name="ce54">
            <text:p>0</text:p>
          </table:table-cell>
          <table:table-cell office:value-type="percentage" office:value="0" table:formula="of:=[.BB58]/[.BA58]" table:style-name="ce55">
            <text:p>0%</text:p>
          </table:table-cell>
          <table:table-cell office:value-type="float" office:value="0" table:formula="of:=IF([.BC58]&lt;&gt;0;1;0)" table:style-name="ce50">
            <text:p>0</text:p>
          </table:table-cell>
          <table:table-cell table:number-columns-repeated="16328" table:style-name="ce1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12-13</text:p>
          </table:table-cell>
          <table:table-cell office:value-type="float" office:value="197277" table:style-name="ce18">
            <text:p>197277</text:p>
          </table:table-cell>
          <table:table-cell office:value-type="float" office:value="69586" table:style-name="ce18">
            <text:p>69586</text:p>
          </table:table-cell>
          <table:table-cell office:value-type="float" office:value="966954" table:style-name="ce18">
            <text:p>966954</text:p>
          </table:table-cell>
          <table:table-cell office:value-type="float" office:value="798162" table:style-name="ce18">
            <text:p>798162</text:p>
          </table:table-cell>
          <table:table-cell office:value-type="float" office:value="539565" table:style-name="ce18">
            <text:p>539565</text:p>
          </table:table-cell>
          <table:table-cell office:value-type="float" office:value="1624780" table:style-name="ce18">
            <text:p>162478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12-13</text:p>
          </table:table-cell>
          <table:table-cell office:value-type="float" office:value="197277" table:style-name="ce20">
            <text:p>197277</text:p>
          </table:table-cell>
          <table:table-cell office:value-type="float" office:value="69586" table:style-name="ce20">
            <text:p>69586</text:p>
          </table:table-cell>
          <table:table-cell office:value-type="float" office:value="966954" table:style-name="ce20">
            <text:p>966954</text:p>
          </table:table-cell>
          <table:table-cell office:value-type="float" office:value="798162" table:style-name="ce20">
            <text:p>798162</text:p>
          </table:table-cell>
          <table:table-cell office:value-type="float" office:value="539565" table:style-name="ce20">
            <text:p>539565</text:p>
          </table:table-cell>
          <table:table-cell office:value-type="float" office:value="1624780" table:style-name="ce20">
            <text:p>162478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12-13</text:p>
          </table:table-cell>
          <table:table-cell office:value-type="float" office:value="0" table:formula="of:=[.L59]-[.C59]" table:style-name="ce20">
            <text:p>0</text:p>
          </table:table-cell>
          <table:table-cell office:value-type="float" office:value="0" table:formula="of:=[.M59]-[.D59]" table:style-name="ce20">
            <text:p>0</text:p>
          </table:table-cell>
          <table:table-cell office:value-type="float" office:value="0" table:formula="of:=[.N59]-[.E59]" table:style-name="ce20">
            <text:p>0</text:p>
          </table:table-cell>
          <table:table-cell office:value-type="float" office:value="0" table:formula="of:=[.O59]-[.F59]" table:style-name="ce20">
            <text:p>0</text:p>
          </table:table-cell>
          <table:table-cell office:value-type="float" office:value="0" table:formula="of:=[.P59]-[.G59]" table:style-name="ce20">
            <text:p>0</text:p>
          </table:table-cell>
          <table:table-cell office:value-type="float" office:value="0" table:formula="of:=[.Q59]-[.H59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5">
            <text:p>2012-13</text:p>
          </table:table-cell>
          <table:table-cell office:value-type="float" office:value="508299" table:style-name="ce8">
            <text:p>508299</text:p>
          </table:table-cell>
          <table:table-cell office:value-type="float" office:value="2458515" table:style-name="ce18">
            <text:p>2458515</text:p>
          </table:table-cell>
          <table:table-cell office:value-type="float" office:value="5799" table:style-name="ce18">
            <text:p>5799</text:p>
          </table:table-cell>
          <table:table-cell office:value-type="float" office:value="800050" table:style-name="ce18">
            <text:p>80005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12-13</text:p>
          </table:table-cell>
          <table:table-cell office:value-type="float" office:value="508299" table:style-name="ce20">
            <text:p>508299</text:p>
          </table:table-cell>
          <table:table-cell office:value-type="float" office:value="2458515" table:style-name="ce20">
            <text:p>2458515</text:p>
          </table:table-cell>
          <table:table-cell office:value-type="float" office:value="5799" table:style-name="ce20">
            <text:p>5799</text:p>
          </table:table-cell>
          <table:table-cell office:value-type="float" office:value="800050" table:style-name="ce20">
            <text:p>80005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12-13</text:p>
          </table:table-cell>
          <table:table-cell office:value-type="float" office:value="0" table:formula="of:=[.AL59]-[.AE59]" table:style-name="ce20">
            <text:p>0</text:p>
          </table:table-cell>
          <table:table-cell office:value-type="float" office:value="0" table:formula="of:=[.AM59]-[.AF59]" table:style-name="ce20">
            <text:p>0</text:p>
          </table:table-cell>
          <table:table-cell office:value-type="float" office:value="0" table:formula="of:=[.AN59]-[.AG59]" table:style-name="ce20">
            <text:p>0</text:p>
          </table:table-cell>
          <table:table-cell office:value-type="float" office:value="0" table:formula="of:=[.AO59]-[.AH59]" table:style-name="ce20">
            <text:p>0</text:p>
          </table:table-cell>
          <table:table-cell table:number-columns-repeated="2" table:style-name="ce1"/>
          <table:table-cell office:value-type="string" table:style-name="ce5">
            <text:p>2012-13</text:p>
          </table:table-cell>
          <table:table-cell office:value-type="float" office:value="2591734" table:style-name="ce18">
            <text:p>2591734</text:p>
          </table:table-cell>
          <table:table-cell office:value-type="float" office:value="2591734" table:style-name="ce46">
            <text:p>2591734</text:p>
          </table:table-cell>
          <table:table-cell office:value-type="float" office:value="0" table:formula="of:=[.AZ59]-[.BA59]" table:style-name="ce54">
            <text:p>0</text:p>
          </table:table-cell>
          <table:table-cell office:value-type="percentage" office:value="0" table:formula="of:=[.BB59]/[.BA59]" table:style-name="ce55">
            <text:p>0%</text:p>
          </table:table-cell>
          <table:table-cell office:value-type="float" office:value="0" table:formula="of:=IF([.BC59]&lt;&gt;0;1;0)" table:style-name="ce50">
            <text:p>0</text:p>
          </table:table-cell>
          <table:table-cell table:number-columns-repeated="16328" table:style-name="ce1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13-14</text:p>
          </table:table-cell>
          <table:table-cell office:value-type="float" office:value="199611" table:style-name="ce18">
            <text:p>199611</text:p>
          </table:table-cell>
          <table:table-cell office:value-type="float" office:value="67589" table:style-name="ce18">
            <text:p>67589</text:p>
          </table:table-cell>
          <table:table-cell office:value-type="float" office:value="970103" table:style-name="ce18">
            <text:p>970103</text:p>
          </table:table-cell>
          <table:table-cell office:value-type="float" office:value="808647" table:style-name="ce18">
            <text:p>808647</text:p>
          </table:table-cell>
          <table:table-cell office:value-type="float" office:value="548225" table:style-name="ce18">
            <text:p>548225</text:p>
          </table:table-cell>
          <table:table-cell office:value-type="float" office:value="1646567" table:style-name="ce18">
            <text:p>1646567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13-14</text:p>
          </table:table-cell>
          <table:table-cell office:value-type="float" office:value="199611" table:style-name="ce20">
            <text:p>199611</text:p>
          </table:table-cell>
          <table:table-cell office:value-type="float" office:value="67589" table:style-name="ce20">
            <text:p>67589</text:p>
          </table:table-cell>
          <table:table-cell office:value-type="float" office:value="970103" table:style-name="ce20">
            <text:p>970103</text:p>
          </table:table-cell>
          <table:table-cell office:value-type="float" office:value="808647" table:style-name="ce20">
            <text:p>808647</text:p>
          </table:table-cell>
          <table:table-cell office:value-type="float" office:value="548225" table:style-name="ce20">
            <text:p>548225</text:p>
          </table:table-cell>
          <table:table-cell office:value-type="float" office:value="1646567" table:style-name="ce20">
            <text:p>1646567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13-14</text:p>
          </table:table-cell>
          <table:table-cell office:value-type="float" office:value="0" table:formula="of:=[.L60]-[.C60]" table:style-name="ce20">
            <text:p>0</text:p>
          </table:table-cell>
          <table:table-cell office:value-type="float" office:value="0" table:formula="of:=[.M60]-[.D60]" table:style-name="ce20">
            <text:p>0</text:p>
          </table:table-cell>
          <table:table-cell office:value-type="float" office:value="0" table:formula="of:=[.N60]-[.E60]" table:style-name="ce20">
            <text:p>0</text:p>
          </table:table-cell>
          <table:table-cell office:value-type="float" office:value="0" table:formula="of:=[.O60]-[.F60]" table:style-name="ce20">
            <text:p>0</text:p>
          </table:table-cell>
          <table:table-cell office:value-type="float" office:value="0" table:formula="of:=[.P60]-[.G60]" table:style-name="ce20">
            <text:p>0</text:p>
          </table:table-cell>
          <table:table-cell office:value-type="float" office:value="0" table:formula="of:=[.Q60]-[.H60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5">
            <text:p>2013-14</text:p>
          </table:table-cell>
          <table:table-cell office:value-type="float" office:value="564325" table:style-name="ce8">
            <text:p>564325</text:p>
          </table:table-cell>
          <table:table-cell office:value-type="float" office:value="2479070" table:style-name="ce18">
            <text:p>2479070</text:p>
          </table:table-cell>
          <table:table-cell office:value-type="float" office:value="5921" table:style-name="ce18">
            <text:p>5921</text:p>
          </table:table-cell>
          <table:table-cell office:value-type="float" office:value="648220" table:style-name="ce18">
            <text:p>64822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13-14</text:p>
          </table:table-cell>
          <table:table-cell office:value-type="float" office:value="564325" table:style-name="ce20">
            <text:p>564325</text:p>
          </table:table-cell>
          <table:table-cell office:value-type="float" office:value="2479070" table:style-name="ce20">
            <text:p>2479070</text:p>
          </table:table-cell>
          <table:table-cell office:value-type="float" office:value="5921" table:style-name="ce20">
            <text:p>5921</text:p>
          </table:table-cell>
          <table:table-cell office:value-type="float" office:value="648220" table:style-name="ce20">
            <text:p>64822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13-14</text:p>
          </table:table-cell>
          <table:table-cell office:value-type="float" office:value="0" table:formula="of:=[.AL60]-[.AE60]" table:style-name="ce20">
            <text:p>0</text:p>
          </table:table-cell>
          <table:table-cell office:value-type="float" office:value="0" table:formula="of:=[.AM60]-[.AF60]" table:style-name="ce20">
            <text:p>0</text:p>
          </table:table-cell>
          <table:table-cell office:value-type="float" office:value="0" table:formula="of:=[.AN60]-[.AG60]" table:style-name="ce20">
            <text:p>0</text:p>
          </table:table-cell>
          <table:table-cell office:value-type="float" office:value="0" table:formula="of:=[.AO60]-[.AH60]" table:style-name="ce20">
            <text:p>0</text:p>
          </table:table-cell>
          <table:table-cell table:number-columns-repeated="2" table:style-name="ce1"/>
          <table:table-cell office:value-type="string" table:style-name="ce5">
            <text:p>2013-14</text:p>
          </table:table-cell>
          <table:table-cell office:value-type="float" office:value="2616670" table:style-name="ce18">
            <text:p>2616670</text:p>
          </table:table-cell>
          <table:table-cell office:value-type="float" office:value="2616670" table:style-name="ce46">
            <text:p>2616670</text:p>
          </table:table-cell>
          <table:table-cell office:value-type="float" office:value="0" table:formula="of:=[.AZ60]-[.BA60]" table:style-name="ce54">
            <text:p>0</text:p>
          </table:table-cell>
          <table:table-cell office:value-type="percentage" office:value="0" table:formula="of:=[.BB60]/[.BA60]" table:style-name="ce55">
            <text:p>0%</text:p>
          </table:table-cell>
          <table:table-cell office:value-type="float" office:value="0" table:formula="of:=IF([.BC60]&lt;&gt;0;1;0)" table:style-name="ce50">
            <text:p>0</text:p>
          </table:table-cell>
          <table:table-cell table:number-columns-repeated="16328" table:style-name="ce1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14-15</text:p>
          </table:table-cell>
          <table:table-cell office:value-type="float" office:value="198159" table:style-name="ce18">
            <text:p>198159</text:p>
          </table:table-cell>
          <table:table-cell office:value-type="float" office:value="75493" table:style-name="ce18">
            <text:p>75493</text:p>
          </table:table-cell>
          <table:table-cell office:value-type="float" office:value="981720" table:style-name="ce18">
            <text:p>981720</text:p>
          </table:table-cell>
          <table:table-cell office:value-type="float" office:value="793856" table:style-name="ce18">
            <text:p>793856</text:p>
          </table:table-cell>
          <table:table-cell office:value-type="float" office:value="549955" table:style-name="ce18">
            <text:p>549955</text:p>
          </table:table-cell>
          <table:table-cell office:value-type="float" office:value="1642904" table:style-name="ce18">
            <text:p>1642904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14-15</text:p>
          </table:table-cell>
          <table:table-cell office:value-type="float" office:value="198159" table:style-name="ce20">
            <text:p>198159</text:p>
          </table:table-cell>
          <table:table-cell office:value-type="float" office:value="75493" table:style-name="ce20">
            <text:p>75493</text:p>
          </table:table-cell>
          <table:table-cell office:value-type="float" office:value="981720" table:style-name="ce20">
            <text:p>981720</text:p>
          </table:table-cell>
          <table:table-cell office:value-type="float" office:value="793856" table:style-name="ce20">
            <text:p>793856</text:p>
          </table:table-cell>
          <table:table-cell office:value-type="float" office:value="549955" table:style-name="ce20">
            <text:p>549955</text:p>
          </table:table-cell>
          <table:table-cell office:value-type="float" office:value="1642904" table:style-name="ce20">
            <text:p>1642904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14-15</text:p>
          </table:table-cell>
          <table:table-cell office:value-type="float" office:value="0" table:formula="of:=[.L61]-[.C61]" table:style-name="ce20">
            <text:p>0</text:p>
          </table:table-cell>
          <table:table-cell office:value-type="float" office:value="0" table:formula="of:=[.M61]-[.D61]" table:style-name="ce20">
            <text:p>0</text:p>
          </table:table-cell>
          <table:table-cell office:value-type="float" office:value="0" table:formula="of:=[.N61]-[.E61]" table:style-name="ce20">
            <text:p>0</text:p>
          </table:table-cell>
          <table:table-cell office:value-type="float" office:value="0" table:formula="of:=[.O61]-[.F61]" table:style-name="ce20">
            <text:p>0</text:p>
          </table:table-cell>
          <table:table-cell office:value-type="float" office:value="0" table:formula="of:=[.P61]-[.G61]" table:style-name="ce20">
            <text:p>0</text:p>
          </table:table-cell>
          <table:table-cell office:value-type="float" office:value="0" table:formula="of:=[.Q61]-[.H61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5">
            <text:p>2014-15</text:p>
          </table:table-cell>
          <table:table-cell office:value-type="float" office:value="562092" table:style-name="ce8">
            <text:p>562092</text:p>
          </table:table-cell>
          <table:table-cell office:value-type="float" office:value="2943919" table:style-name="ce18">
            <text:p>2943919</text:p>
          </table:table-cell>
          <table:table-cell office:value-type="float" office:value="5947" table:style-name="ce18">
            <text:p>5947</text:p>
          </table:table-cell>
          <table:table-cell office:value-type="float" office:value="507700" table:style-name="ce18">
            <text:p>50770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14-15</text:p>
          </table:table-cell>
          <table:table-cell office:value-type="float" office:value="562092" table:style-name="ce20">
            <text:p>562092</text:p>
          </table:table-cell>
          <table:table-cell office:value-type="float" office:value="2943919" table:style-name="ce20">
            <text:p>2943919</text:p>
          </table:table-cell>
          <table:table-cell office:value-type="float" office:value="5947" table:style-name="ce20">
            <text:p>5947</text:p>
          </table:table-cell>
          <table:table-cell office:value-type="float" office:value="507700" table:style-name="ce20">
            <text:p>50770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14-15</text:p>
          </table:table-cell>
          <table:table-cell office:value-type="float" office:value="0" table:formula="of:=[.AL61]-[.AE61]" table:style-name="ce20">
            <text:p>0</text:p>
          </table:table-cell>
          <table:table-cell office:value-type="float" office:value="0" table:formula="of:=[.AM61]-[.AF61]" table:style-name="ce20">
            <text:p>0</text:p>
          </table:table-cell>
          <table:table-cell office:value-type="float" office:value="0" table:formula="of:=[.AN61]-[.AG61]" table:style-name="ce20">
            <text:p>0</text:p>
          </table:table-cell>
          <table:table-cell office:value-type="float" office:value="0" table:formula="of:=[.AO61]-[.AH61]" table:style-name="ce20">
            <text:p>0</text:p>
          </table:table-cell>
          <table:table-cell table:number-columns-repeated="2" table:style-name="ce1"/>
          <table:table-cell office:value-type="string" table:style-name="ce5">
            <text:p>2014-15</text:p>
          </table:table-cell>
          <table:table-cell office:value-type="float" office:value="2624624" table:style-name="ce18">
            <text:p>2624624</text:p>
          </table:table-cell>
          <table:table-cell office:value-type="float" office:value="2624624" table:style-name="ce46">
            <text:p>2624624</text:p>
          </table:table-cell>
          <table:table-cell office:value-type="float" office:value="0" table:formula="of:=[.AZ61]-[.BA61]" table:style-name="ce54">
            <text:p>0</text:p>
          </table:table-cell>
          <table:table-cell office:value-type="percentage" office:value="0" table:formula="of:=[.BB61]/[.BA61]" table:style-name="ce55">
            <text:p>0%</text:p>
          </table:table-cell>
          <table:table-cell office:value-type="float" office:value="0" table:formula="of:=IF([.BC61]&lt;&gt;0;1;0)" table:style-name="ce50">
            <text:p>0</text:p>
          </table:table-cell>
          <table:table-cell table:number-columns-repeated="16328" table:style-name="ce1"/>
        </table:table-row>
        <table:table-row table:style-name="ro2">
          <table:table-cell office:value-type="string" table:style-name="ce5">
            <text:p>KERALA</text:p>
          </table:table-cell>
          <table:table-cell office:value-type="string" table:style-name="ce5">
            <text:p>2015-16</text:p>
          </table:table-cell>
          <table:table-cell office:value-type="float" office:value="196870" table:style-name="ce18">
            <text:p>196870</text:p>
          </table:table-cell>
          <table:table-cell office:value-type="float" office:value="69405" table:style-name="ce18">
            <text:p>69405</text:p>
          </table:table-cell>
          <table:table-cell office:value-type="float" office:value="982301.59" table:style-name="ce20">
            <text:p>982302</text:p>
          </table:table-cell>
          <table:table-cell office:value-type="float" office:value="790223" table:style-name="ce18">
            <text:p>790223</text:p>
          </table:table-cell>
          <table:table-cell office:value-type="float" office:value="550840" table:style-name="ce18">
            <text:p>550840</text:p>
          </table:table-cell>
          <table:table-cell office:value-type="float" office:value="1645275" table:style-name="ce18">
            <text:p>1645275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15-16</text:p>
          </table:table-cell>
          <table:table-cell office:value-type="float" office:value="196870" table:style-name="ce20">
            <text:p>196870</text:p>
          </table:table-cell>
          <table:table-cell office:value-type="float" office:value="69405" table:style-name="ce20">
            <text:p>69405</text:p>
          </table:table-cell>
          <table:table-cell office:value-type="float" office:value="982301.59" table:style-name="ce20">
            <text:p>982302</text:p>
          </table:table-cell>
          <table:table-cell office:value-type="float" office:value="790223" table:style-name="ce20">
            <text:p>790223</text:p>
          </table:table-cell>
          <table:table-cell office:value-type="float" office:value="550840" table:style-name="ce20">
            <text:p>550840</text:p>
          </table:table-cell>
          <table:table-cell office:value-type="float" office:value="1645275" table:style-name="ce20">
            <text:p>1645275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15-16</text:p>
          </table:table-cell>
          <table:table-cell office:value-type="float" office:value="0" table:formula="of:=[.L62]-[.C62]" table:style-name="ce20">
            <text:p>0</text:p>
          </table:table-cell>
          <table:table-cell office:value-type="float" office:value="0" table:formula="of:=[.M62]-[.D62]" table:style-name="ce20">
            <text:p>0</text:p>
          </table:table-cell>
          <table:table-cell office:value-type="float" office:value="0" table:formula="of:=[.N62]-[.E62]" table:style-name="ce20">
            <text:p>0</text:p>
          </table:table-cell>
          <table:table-cell office:value-type="float" office:value="0" table:formula="of:=[.O62]-[.F62]" table:style-name="ce20">
            <text:p>0</text:p>
          </table:table-cell>
          <table:table-cell office:value-type="float" office:value="0" table:formula="of:=[.P62]-[.G62]" table:style-name="ce20">
            <text:p>0</text:p>
          </table:table-cell>
          <table:table-cell office:value-type="float" office:value="0" table:formula="of:=[.Q62]-[.H62]" table:style-name="ce20">
            <text:p>0</text:p>
          </table:table-cell>
          <table:table-cell table:number-columns-repeated="2" table:style-name="ce1"/>
          <table:table-cell office:value-type="string" table:style-name="ce5">
            <text:p>KERALA</text:p>
          </table:table-cell>
          <table:table-cell office:value-type="string" table:style-name="ce5">
            <text:p>2015-16</text:p>
          </table:table-cell>
          <table:table-cell office:value-type="float" office:value="549275" table:style-name="ce8">
            <text:p>549275</text:p>
          </table:table-cell>
          <table:table-cell office:value-type="float" office:value="2662610" table:style-name="ce18">
            <text:p>2662610</text:p>
          </table:table-cell>
          <table:table-cell office:value-type="float" office:value="5873" table:style-name="ce18">
            <text:p>5873</text:p>
          </table:table-cell>
          <table:table-cell office:value-type="float" office:value="438630" table:style-name="ce18">
            <text:p>43863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15-16</text:p>
          </table:table-cell>
          <table:table-cell office:value-type="float" office:value="549275" table:style-name="ce20">
            <text:p>549275</text:p>
          </table:table-cell>
          <table:table-cell office:value-type="float" office:value="2662610" table:style-name="ce20">
            <text:p>2662610</text:p>
          </table:table-cell>
          <table:table-cell office:value-type="float" office:value="5873" table:style-name="ce20">
            <text:p>5873</text:p>
          </table:table-cell>
          <table:table-cell office:value-type="float" office:value="438630" table:style-name="ce20">
            <text:p>43863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15-16</text:p>
          </table:table-cell>
          <table:table-cell office:value-type="float" office:value="0" table:formula="of:=[.AL62]-[.AE62]" table:style-name="ce20">
            <text:p>0</text:p>
          </table:table-cell>
          <table:table-cell office:value-type="float" office:value="0" table:formula="of:=[.AM62]-[.AF62]" table:style-name="ce20">
            <text:p>0</text:p>
          </table:table-cell>
          <table:table-cell office:value-type="float" office:value="0" table:formula="of:=[.AN62]-[.AG62]" table:style-name="ce20">
            <text:p>0</text:p>
          </table:table-cell>
          <table:table-cell office:value-type="float" office:value="0" table:formula="of:=[.AO62]-[.AH62]" table:style-name="ce20">
            <text:p>0</text:p>
          </table:table-cell>
          <table:table-cell table:number-columns-repeated="2" table:style-name="ce1"/>
          <table:table-cell office:value-type="string" table:style-name="ce5">
            <text:p>2015-16</text:p>
          </table:table-cell>
          <table:table-cell office:value-type="float" office:value="2627576.59" table:style-name="ce18">
            <text:p>2627576.59</text:p>
          </table:table-cell>
          <table:table-cell office:value-type="float" office:value="2627577" table:style-name="ce46">
            <text:p>2627577</text:p>
          </table:table-cell>
          <table:table-cell office:value-type="float" office:value="-0.41000000014901161" table:formula="of:=[.AZ62]-[.BA62]" table:style-name="ce54">
            <text:p>0</text:p>
          </table:table-cell>
          <table:table-cell office:value-type="percentage" office:value="-1.5603729220837737E-7" table:formula="of:=[.BB62]/[.BA62]" table:style-name="ce55">
            <text:p>0%</text:p>
          </table:table-cell>
          <table:table-cell office:value-type="float" office:value="1" table:formula="of:=IF([.BC62]&lt;&gt;0;1;0)" table:style-name="ce50">
            <text:p>1</text:p>
          </table:table-cell>
          <table:table-cell office:value-type="string" table:style-name="ce18">
            <text:p>Negligible difference.</text:p>
          </table:table-cell>
          <table:table-cell table:number-columns-repeated="16327"/>
        </table:table-row>
        <table:table-row table:style-name="ro2">
          <table:table-cell office:value-type="string" table:style-name="ce21">
            <text:p>KERALA</text:p>
          </table:table-cell>
          <table:table-cell office:value-type="string" table:style-name="ce21">
            <text:p>2016-17</text:p>
          </table:table-cell>
          <table:table-cell office:value-type="float" office:value="171398" table:style-name="ce4">
            <text:p>171398</text:p>
          </table:table-cell>
          <table:table-cell office:value-type="float" office:value="68664" table:style-name="ce4">
            <text:p>68664</text:p>
          </table:table-cell>
          <table:table-cell office:value-type="float" office:value="945607.50199999998" table:style-name="ce22">
            <text:p>945608</text:p>
          </table:table-cell>
          <table:table-cell office:value-type="float" office:value="781496" table:style-name="ce4">
            <text:p>781496</text:p>
          </table:table-cell>
          <table:table-cell office:value-type="float" office:value="551050" table:style-name="ce4">
            <text:p>551050</text:p>
          </table:table-cell>
          <table:table-cell office:value-type="float" office:value="1638399.696" table:style-name="ce4">
            <text:p>1638399.696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16-17</text:p>
          </table:table-cell>
          <table:table-cell office:value-type="float" office:value="171398" table:style-name="ce20">
            <text:p>171398</text:p>
          </table:table-cell>
          <table:table-cell office:value-type="float" office:value="68664" table:style-name="ce20">
            <text:p>68664</text:p>
          </table:table-cell>
          <table:table-cell office:value-type="float" office:value="945607.50199999998" table:style-name="ce20">
            <text:p>945608</text:p>
          </table:table-cell>
          <table:table-cell office:value-type="float" office:value="781496" table:style-name="ce20">
            <text:p>781496</text:p>
          </table:table-cell>
          <table:table-cell office:value-type="float" office:value="551050" table:style-name="ce20">
            <text:p>551050</text:p>
          </table:table-cell>
          <table:table-cell office:value-type="float" office:value="1638399.696" table:style-name="ce20">
            <text:p>163840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16-17</text:p>
          </table:table-cell>
          <table:table-cell office:value-type="float" office:value="0" table:formula="of:=[.L63]-[.C63]" table:style-name="ce20">
            <text:p>0</text:p>
          </table:table-cell>
          <table:table-cell office:value-type="float" office:value="0" table:formula="of:=[.M63]-[.D63]" table:style-name="ce20">
            <text:p>0</text:p>
          </table:table-cell>
          <table:table-cell office:value-type="float" office:value="0" table:formula="of:=[.N63]-[.E63]" table:style-name="ce20">
            <text:p>0</text:p>
          </table:table-cell>
          <table:table-cell office:value-type="float" office:value="0" table:formula="of:=[.O63]-[.F63]" table:style-name="ce20">
            <text:p>0</text:p>
          </table:table-cell>
          <table:table-cell office:value-type="float" office:value="0" table:formula="of:=[.P63]-[.G63]" table:style-name="ce20">
            <text:p>0</text:p>
          </table:table-cell>
          <table:table-cell office:value-type="float" office:value="0" table:formula="of:=[.Q63]-[.H63]" table:style-name="ce20">
            <text:p>0</text:p>
          </table:table-cell>
          <table:table-cell table:number-columns-repeated="2" table:style-name="ce1"/>
          <table:table-cell office:value-type="string" table:style-name="ce18">
            <text:p>KERALA</text:p>
          </table:table-cell>
          <table:table-cell office:value-type="string" table:style-name="ce18">
            <text:p>2016-17</text:p>
          </table:table-cell>
          <table:table-cell office:value-type="float" office:value="436483" table:style-name="ce18">
            <text:p>436483</text:p>
          </table:table-cell>
          <table:table-cell office:value-type="float" office:value="2529729" table:style-name="ce18">
            <text:p>2529729</text:p>
          </table:table-cell>
          <table:table-cell office:value-type="float" office:value="5384" table:style-name="ce18">
            <text:p>5384</text:p>
          </table:table-cell>
          <table:table-cell office:value-type="float" office:value="540400" table:style-name="ce18">
            <text:p>54040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16-17</text:p>
          </table:table-cell>
          <table:table-cell office:value-type="float" office:value="436483" table:style-name="ce20">
            <text:p>436483</text:p>
          </table:table-cell>
          <table:table-cell office:value-type="float" office:value="2529729" table:style-name="ce20">
            <text:p>2529729</text:p>
          </table:table-cell>
          <table:table-cell office:value-type="float" office:value="5384" table:style-name="ce20">
            <text:p>5384</text:p>
          </table:table-cell>
          <table:table-cell office:value-type="float" office:value="540400" table:style-name="ce20">
            <text:p>540400</text:p>
          </table:table-cell>
          <table:table-cell table:style-name="ce1"/>
          <table:table-cell office:value-type="string" table:style-name="ce18">
            <text:p>KERALA</text:p>
          </table:table-cell>
          <table:table-cell office:value-type="string" table:style-name="ce18">
            <text:p>2016-17</text:p>
          </table:table-cell>
          <table:table-cell office:value-type="float" office:value="0" table:formula="of:=[.AL63]-[.AE63]" table:style-name="ce20">
            <text:p>0</text:p>
          </table:table-cell>
          <table:table-cell office:value-type="float" office:value="0" table:formula="of:=[.AM63]-[.AF63]" table:style-name="ce20">
            <text:p>0</text:p>
          </table:table-cell>
          <table:table-cell office:value-type="float" office:value="0" table:formula="of:=[.AN63]-[.AG63]" table:style-name="ce20">
            <text:p>0</text:p>
          </table:table-cell>
          <table:table-cell office:value-type="float" office:value="0" table:formula="of:=[.AO63]-[.AH63]" table:style-name="ce20">
            <text:p>0</text:p>
          </table:table-cell>
          <table:table-cell table:number-columns-repeated="2" table:style-name="ce1"/>
          <table:table-cell office:value-type="string" table:style-name="ce21">
            <text:p>2016-17</text:p>
          </table:table-cell>
          <table:table-cell office:value-type="float" office:value="2584007.1979999999" table:style-name="ce18">
            <text:p>2584007.198</text:p>
          </table:table-cell>
          <table:table-cell office:value-type="float" office:value="2584007.1979999999" table:style-name="ce46">
            <text:p>2584007</text:p>
          </table:table-cell>
          <table:table-cell office:value-type="float" office:value="0" table:formula="of:=[.AZ63]-[.BA63]" table:style-name="ce54">
            <text:p>0</text:p>
          </table:table-cell>
          <table:table-cell office:value-type="percentage" office:value="0" table:formula="of:=[.BB63]/[.BA63]" table:style-name="ce55">
            <text:p>0%</text:p>
          </table:table-cell>
          <table:table-cell office:value-type="float" office:value="0" table:formula="of:=IF([.BC63]&lt;&gt;0;1;0)" table:style-name="ce50">
            <text:p>0</text:p>
          </table:table-cell>
          <table:table-cell table:number-columns-repeated="16328" table:style-name="ce1"/>
        </table:table-row>
        <table:table-row table:number-rows-repeated="1048512" table:style-name="ro2">
          <table:table-cell table:number-columns-repeated="16384"/>
        </table:table-row>
        <table:table-row table:style-name="ro2">
          <table:table-cell table:number-columns-repeated="54"/>
          <table:table-cell table:style-name="ce57"/>
          <table:table-cell table:style-name="ce57"/>
          <table:table-cell table:number-columns-repeated="16328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Garamond" svg:font-family="Garamond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" style:family="table-cell" style:data-style-name="N13"/>
    <style:style style:name="cf1" style:family="table-cell">
      <style:table-cell-properties fo:background-color="#ED7D31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7</meta:generator>
    <meta:initial-creator>dj</meta:initial-creator>
    <dc:creator>user</dc:creator>
    <meta:creation-date>2018-04-05T19:09:28Z</meta:creation-date>
    <dc:date>2024-03-10T08:21:23Z</dc:date>
  </office:meta>
</office:document-meta>
</file>